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6.4488in" svg:y="0.0394in">
            <draw:object draw:notify-on-update-of-ranges="Sheet1.A1:Sheet1.A1 Sheet1.A2:Sheet1.A1001 Sheet1.B1:Sheet1.B1 Sheet1.B2:Sheet1.B1001 Sheet1.C1:Sheet1.C1 Sheet1.C2:Sheet1.C10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table:style-name="Default" office:value-type="string">
            <text:p>SA</text:p>
          </table:table-cell>
          <table:table-cell table:style-name="Default" office:value-type="string">
            <text:p>GA</text:p>
          </table:table-cell>
          <table:table-cell table:style-name="Default" office:value-type="string">
            <text:p>MIMIC</text:p>
          </table:table-cell>
        </table:table-row>
        <table:table-row table:style-name="ro2">
          <table:table-cell office:value-type="float" office:value="0.0382459012476388">
            <text:p>0.0382459012</text:p>
          </table:table-cell>
          <table:table-cell office:value-type="float" office:value="0.0506725363416859">
            <text:p>0.0506725363</text:p>
          </table:table-cell>
          <table:table-cell office:value-type="float" office:value="0.042921443105771">
            <text:p>0.0429214431</text:p>
          </table:table-cell>
        </table:table-row>
        <table:table-row table:style-name="ro2">
          <table:table-cell office:value-type="float" office:value="0.0372414437068931">
            <text:p>0.0372414437</text:p>
          </table:table-cell>
          <table:table-cell office:value-type="float" office:value="0.0594228656814251">
            <text:p>0.0594228657</text:p>
          </table:table-cell>
          <table:table-cell office:value-type="float" office:value="0.0452237013916765">
            <text:p>0.0452237014</text:p>
          </table:table-cell>
        </table:table-row>
        <table:table-row table:style-name="ro2">
          <table:table-cell office:value-type="float" office:value="0.0375635698680889">
            <text:p>0.0375635699</text:p>
          </table:table-cell>
          <table:table-cell office:value-type="float" office:value="0.0594228656814251">
            <text:p>0.0594228657</text:p>
          </table:table-cell>
          <table:table-cell office:value-type="float" office:value="0.0446009863755992">
            <text:p>0.0446009864</text:p>
          </table:table-cell>
        </table:table-row>
        <table:table-row table:style-name="ro2">
          <table:table-cell office:value-type="float" office:value="0.0376518967674093">
            <text:p>0.0376518968</text:p>
          </table:table-cell>
          <table:table-cell office:value-type="float" office:value="0.0650114291377914">
            <text:p>0.0650114291</text:p>
          </table:table-cell>
          <table:table-cell office:value-type="float" office:value="0.0467700594771695">
            <text:p>0.0467700595</text:p>
          </table:table-cell>
        </table:table-row>
        <table:table-row table:style-name="ro2">
          <table:table-cell office:value-type="float" office:value="0.0377526767119773">
            <text:p>0.0377526767</text:p>
          </table:table-cell>
          <table:table-cell office:value-type="float" office:value="0.0661994792703705">
            <text:p>0.0661994793</text:p>
          </table:table-cell>
          <table:table-cell office:value-type="float" office:value="0.0451854247710594">
            <text:p>0.0451854248</text:p>
          </table:table-cell>
        </table:table-row>
        <table:table-row table:style-name="ro2">
          <table:table-cell office:value-type="float" office:value="0.038466508948829">
            <text:p>0.0384665089</text:p>
          </table:table-cell>
          <table:table-cell office:value-type="float" office:value="0.0740801560169903">
            <text:p>0.074080156</text:p>
          </table:table-cell>
          <table:table-cell office:value-type="float" office:value="0.0482827065850707">
            <text:p>0.0482827066</text:p>
          </table:table-cell>
        </table:table-row>
        <table:table-row table:style-name="ro2">
          <table:table-cell office:value-type="float" office:value="0.0377076801989726">
            <text:p>0.0377076802</text:p>
          </table:table-cell>
          <table:table-cell office:value-type="float" office:value="0.0700238314884655">
            <text:p>0.0700238315</text:p>
          </table:table-cell>
          <table:table-cell office:value-type="float" office:value="0.0468628085657161">
            <text:p>0.0468628086</text:p>
          </table:table-cell>
        </table:table-row>
        <table:table-row table:style-name="ro2">
          <table:table-cell office:value-type="float" office:value="0.0376323357668444">
            <text:p>0.0376323358</text:p>
          </table:table-cell>
          <table:table-cell office:value-type="float" office:value="0.0706036505846047">
            <text:p>0.0706036506</text:p>
          </table:table-cell>
          <table:table-cell office:value-type="float" office:value="0.0552609274683374">
            <text:p>0.0552609275</text:p>
          </table:table-cell>
        </table:table-row>
        <table:table-row table:style-name="ro2">
          <table:table-cell office:value-type="float" office:value="0.0372517080133895">
            <text:p>0.037251708</text:p>
          </table:table-cell>
          <table:table-cell office:value-type="float" office:value="0.0713624962894217">
            <text:p>0.0713624963</text:p>
          </table:table-cell>
          <table:table-cell office:value-type="float" office:value="0.0542628791737196">
            <text:p>0.0542628792</text:p>
          </table:table-cell>
        </table:table-row>
        <table:table-row table:style-name="ro2">
          <table:table-cell office:value-type="float" office:value="0.0375828250344021">
            <text:p>0.037582825</text:p>
          </table:table-cell>
          <table:table-cell office:value-type="float" office:value="0.0785573486216471">
            <text:p>0.0785573486</text:p>
          </table:table-cell>
          <table:table-cell office:value-type="float" office:value="0.0519966207985987">
            <text:p>0.0519966208</text:p>
          </table:table-cell>
        </table:table-row>
        <table:table-row table:style-name="ro2">
          <table:table-cell office:value-type="float" office:value="0.0388256523838621">
            <text:p>0.0388256524</text:p>
          </table:table-cell>
          <table:table-cell office:value-type="float" office:value="0.0836168480894786">
            <text:p>0.0836168481</text:p>
          </table:table-cell>
          <table:table-cell office:value-type="float" office:value="0.0508617092726136">
            <text:p>0.0508617093</text:p>
          </table:table-cell>
        </table:table-row>
        <table:table-row table:style-name="ro2">
          <table:table-cell office:value-type="float" office:value="0.039135669041585">
            <text:p>0.039135669</text:p>
          </table:table-cell>
          <table:table-cell office:value-type="float" office:value="0.0819234282422547">
            <text:p>0.0819234282</text:p>
          </table:table-cell>
          <table:table-cell office:value-type="float" office:value="0.0552694518342174">
            <text:p>0.0552694518</text:p>
          </table:table-cell>
        </table:table-row>
        <table:table-row table:style-name="ro2">
          <table:table-cell office:value-type="float" office:value="0.0390142032107846">
            <text:p>0.0390142032</text:p>
          </table:table-cell>
          <table:table-cell office:value-type="float" office:value="0.0819234282422547">
            <text:p>0.0819234282</text:p>
          </table:table-cell>
          <table:table-cell office:value-type="float" office:value="0.0569129901927284">
            <text:p>0.0569129902</text:p>
          </table:table-cell>
        </table:table-row>
        <table:table-row table:style-name="ro2">
          <table:table-cell office:value-type="float" office:value="0.0396610729530958">
            <text:p>0.039661073</text:p>
          </table:table-cell>
          <table:table-cell office:value-type="float" office:value="0.0830187954488072">
            <text:p>0.0830187954</text:p>
          </table:table-cell>
          <table:table-cell office:value-type="float" office:value="0.0575878778511461">
            <text:p>0.0575878779</text:p>
          </table:table-cell>
        </table:table-row>
        <table:table-row table:style-name="ro2">
          <table:table-cell office:value-type="float" office:value="0.03844231983906">
            <text:p>0.0384423198</text:p>
          </table:table-cell>
          <table:table-cell office:value-type="float" office:value="0.0873126555615002">
            <text:p>0.0873126556</text:p>
          </table:table-cell>
          <table:table-cell office:value-type="float" office:value="0.0547008402153693">
            <text:p>0.0547008402</text:p>
          </table:table-cell>
        </table:table-row>
        <table:table-row table:style-name="ro2">
          <table:table-cell office:value-type="float" office:value="0.0381759606626016">
            <text:p>0.0381759607</text:p>
          </table:table-cell>
          <table:table-cell office:value-type="float" office:value="0.0825172996858417">
            <text:p>0.0825172997</text:p>
          </table:table-cell>
          <table:table-cell office:value-type="float" office:value="0.0573233096495474">
            <text:p>0.0573233096</text:p>
          </table:table-cell>
        </table:table-row>
        <table:table-row table:style-name="ro2">
          <table:table-cell office:value-type="float" office:value="0.0380875285295296">
            <text:p>0.0380875285</text:p>
          </table:table-cell>
          <table:table-cell office:value-type="float" office:value="0.094143844567665">
            <text:p>0.0941438446</text:p>
          </table:table-cell>
          <table:table-cell office:value-type="float" office:value="0.0578436611151028">
            <text:p>0.0578436611</text:p>
          </table:table-cell>
        </table:table-row>
        <table:table-row table:style-name="ro2">
          <table:table-cell office:value-type="float" office:value="0.0403298304808944">
            <text:p>0.0403298305</text:p>
          </table:table-cell>
          <table:table-cell office:value-type="float" office:value="0.0964180710983976">
            <text:p>0.0964180711</text:p>
          </table:table-cell>
          <table:table-cell office:value-type="float" office:value="0.0574402918200715">
            <text:p>0.0574402918</text:p>
          </table:table-cell>
        </table:table-row>
        <table:table-row table:style-name="ro2">
          <table:table-cell office:value-type="float" office:value="0.0405642637431899">
            <text:p>0.0405642637</text:p>
          </table:table-cell>
          <table:table-cell office:value-type="float" office:value="0.094143844567665">
            <text:p>0.0941438446</text:p>
          </table:table-cell>
          <table:table-cell office:value-type="float" office:value="0.0579801624418304">
            <text:p>0.0579801624</text:p>
          </table:table-cell>
        </table:table-row>
        <table:table-row table:style-name="ro2">
          <table:table-cell office:value-type="float" office:value="0.0402837828977262">
            <text:p>0.0402837829</text:p>
          </table:table-cell>
          <table:table-cell office:value-type="float" office:value="0.0774846044973629">
            <text:p>0.0774846045</text:p>
          </table:table-cell>
          <table:table-cell office:value-type="float" office:value="0.0641110952848432">
            <text:p>0.0641110953</text:p>
          </table:table-cell>
        </table:table-row>
        <table:table-row table:style-name="ro2">
          <table:table-cell office:value-type="float" office:value="0.0398211767177236">
            <text:p>0.0398211767</text:p>
          </table:table-cell>
          <table:table-cell office:value-type="float" office:value="0.0930824498377479">
            <text:p>0.0930824498</text:p>
          </table:table-cell>
          <table:table-cell office:value-type="float" office:value="0.058273135682845">
            <text:p>0.0582731357</text:p>
          </table:table-cell>
        </table:table-row>
        <table:table-row table:style-name="ro2">
          <table:table-cell office:value-type="float" office:value="0.0388118052448321">
            <text:p>0.0388118052</text:p>
          </table:table-cell>
          <table:table-cell office:value-type="float" office:value="0.1009380763199">
            <text:p>0.1009380763</text:p>
          </table:table-cell>
          <table:table-cell office:value-type="float" office:value="0.0599176480674097">
            <text:p>0.0599176481</text:p>
          </table:table-cell>
        </table:table-row>
        <table:table-row table:style-name="ro2">
          <table:table-cell office:value-type="float" office:value="0.0383878414228659">
            <text:p>0.0383878414</text:p>
          </table:table-cell>
          <table:table-cell office:value-type="float" office:value="0.1009380763199">
            <text:p>0.1009380763</text:p>
          </table:table-cell>
          <table:table-cell office:value-type="float" office:value="0.0567736385759551">
            <text:p>0.0567736386</text:p>
          </table:table-cell>
        </table:table-row>
        <table:table-row table:style-name="ro2">
          <table:table-cell office:value-type="float" office:value="0.0379300414151841">
            <text:p>0.0379300414</text:p>
          </table:table-cell>
          <table:table-cell office:value-type="float" office:value="0.1009380763199">
            <text:p>0.1009380763</text:p>
          </table:table-cell>
          <table:table-cell office:value-type="float" office:value="0.0584344977876273">
            <text:p>0.0584344978</text:p>
          </table:table-cell>
        </table:table-row>
        <table:table-row table:style-name="ro2">
          <table:table-cell office:value-type="float" office:value="0.0377724390096685">
            <text:p>0.037772439</text:p>
          </table:table-cell>
          <table:table-cell office:value-type="float" office:value="0.0980409331756694">
            <text:p>0.0980409332</text:p>
          </table:table-cell>
          <table:table-cell office:value-type="float" office:value="0.0595069185033858">
            <text:p>0.0595069185</text:p>
          </table:table-cell>
        </table:table-row>
        <table:table-row table:style-name="ro2">
          <table:table-cell office:value-type="float" office:value="0.0372216452049215">
            <text:p>0.0372216452</text:p>
          </table:table-cell>
          <table:table-cell office:value-type="float" office:value="0.0993860327858692">
            <text:p>0.0993860328</text:p>
          </table:table-cell>
          <table:table-cell office:value-type="float" office:value="0.0603760155757175">
            <text:p>0.0603760156</text:p>
          </table:table-cell>
        </table:table-row>
        <table:table-row table:style-name="ro2">
          <table:table-cell office:value-type="float" office:value="0.0381499227264991">
            <text:p>0.0381499227</text:p>
          </table:table-cell>
          <table:table-cell office:value-type="float" office:value="0.0993860327858692">
            <text:p>0.0993860328</text:p>
          </table:table-cell>
          <table:table-cell office:value-type="float" office:value="0.0625447037341389">
            <text:p>0.0625447037</text:p>
          </table:table-cell>
        </table:table-row>
        <table:table-row table:style-name="ro2">
          <table:table-cell office:value-type="float" office:value="0.0380095146222502">
            <text:p>0.0380095146</text:p>
          </table:table-cell>
          <table:table-cell office:value-type="float" office:value="0.109058255280858">
            <text:p>0.1090582553</text:p>
          </table:table-cell>
          <table:table-cell office:value-type="float" office:value="0.0633848904322443">
            <text:p>0.0633848904</text:p>
          </table:table-cell>
        </table:table-row>
        <table:table-row table:style-name="ro2">
          <table:table-cell office:value-type="float" office:value="0.0376902037649005">
            <text:p>0.0376902038</text:p>
          </table:table-cell>
          <table:table-cell office:value-type="float" office:value="0.109058255280858">
            <text:p>0.1090582553</text:p>
          </table:table-cell>
          <table:table-cell office:value-type="float" office:value="0.0604494467030302">
            <text:p>0.0604494467</text:p>
          </table:table-cell>
        </table:table-row>
        <table:table-row table:style-name="ro2">
          <table:table-cell office:value-type="float" office:value="0.0375707125991389">
            <text:p>0.0375707126</text:p>
          </table:table-cell>
          <table:table-cell office:value-type="float" office:value="0.109058255280858">
            <text:p>0.1090582553</text:p>
          </table:table-cell>
          <table:table-cell office:value-type="float" office:value="0.0606032400930106">
            <text:p>0.0606032401</text:p>
          </table:table-cell>
        </table:table-row>
        <table:table-row table:style-name="ro2">
          <table:table-cell office:value-type="float" office:value="0.0370157383744128">
            <text:p>0.0370157384</text:p>
          </table:table-cell>
          <table:table-cell office:value-type="float" office:value="0.109058255280858">
            <text:p>0.1090582553</text:p>
          </table:table-cell>
          <table:table-cell office:value-type="float" office:value="0.0616753072709599">
            <text:p>0.0616753073</text:p>
          </table:table-cell>
        </table:table-row>
        <table:table-row table:style-name="ro2">
          <table:table-cell office:value-type="float" office:value="0.0361228781583467">
            <text:p>0.0361228782</text:p>
          </table:table-cell>
          <table:table-cell office:value-type="float" office:value="0.108545330702626">
            <text:p>0.1085453307</text:p>
          </table:table-cell>
          <table:table-cell office:value-type="float" office:value="0.0621063119100141">
            <text:p>0.0621063119</text:p>
          </table:table-cell>
        </table:table-row>
        <table:table-row table:style-name="ro2">
          <table:table-cell office:value-type="float" office:value="0.0360462965086154">
            <text:p>0.0360462965</text:p>
          </table:table-cell>
          <table:table-cell office:value-type="float" office:value="0.108545330702626">
            <text:p>0.1085453307</text:p>
          </table:table-cell>
          <table:table-cell office:value-type="float" office:value="0.063085707225493">
            <text:p>0.0630857072</text:p>
          </table:table-cell>
        </table:table-row>
        <table:table-row table:style-name="ro2">
          <table:table-cell office:value-type="float" office:value="0.0369812371077366">
            <text:p>0.0369812371</text:p>
          </table:table-cell>
          <table:table-cell office:value-type="float" office:value="0.122624745877386">
            <text:p>0.1226247459</text:p>
          </table:table-cell>
          <table:table-cell office:value-type="float" office:value="0.0637197888014282">
            <text:p>0.0637197888</text:p>
          </table:table-cell>
        </table:table-row>
        <table:table-row table:style-name="ro2">
          <table:table-cell office:value-type="float" office:value="0.0349196738824846">
            <text:p>0.0349196739</text:p>
          </table:table-cell>
          <table:table-cell office:value-type="float" office:value="0.105873978115322">
            <text:p>0.1058739781</text:p>
          </table:table-cell>
          <table:table-cell office:value-type="float" office:value="0.0647378663748107">
            <text:p>0.0647378664</text:p>
          </table:table-cell>
        </table:table-row>
        <table:table-row table:style-name="ro2">
          <table:table-cell office:value-type="float" office:value="0.0348918399485446">
            <text:p>0.0348918399</text:p>
          </table:table-cell>
          <table:table-cell office:value-type="float" office:value="0.10890725080409">
            <text:p>0.1089072508</text:p>
          </table:table-cell>
          <table:table-cell office:value-type="float" office:value="0.0686554214667286">
            <text:p>0.0686554215</text:p>
          </table:table-cell>
        </table:table-row>
        <table:table-row table:style-name="ro2">
          <table:table-cell office:value-type="float" office:value="0.0361473547346289">
            <text:p>0.0361473547</text:p>
          </table:table-cell>
          <table:table-cell office:value-type="float" office:value="0.115942306990509">
            <text:p>0.115942307</text:p>
          </table:table-cell>
          <table:table-cell office:value-type="float" office:value="0.0682492674866971">
            <text:p>0.0682492675</text:p>
          </table:table-cell>
        </table:table-row>
        <table:table-row table:style-name="ro2">
          <table:table-cell office:value-type="float" office:value="0.0383477486821378">
            <text:p>0.0383477487</text:p>
          </table:table-cell>
          <table:table-cell office:value-type="float" office:value="0.123391012041024">
            <text:p>0.123391012</text:p>
          </table:table-cell>
          <table:table-cell office:value-type="float" office:value="0.0671735263106928">
            <text:p>0.0671735263</text:p>
          </table:table-cell>
        </table:table-row>
        <table:table-row table:style-name="ro2">
          <table:table-cell office:value-type="float" office:value="0.0391415626367173">
            <text:p>0.0391415626</text:p>
          </table:table-cell>
          <table:table-cell office:value-type="float" office:value="0.123391012041024">
            <text:p>0.123391012</text:p>
          </table:table-cell>
          <table:table-cell office:value-type="float" office:value="0.0649219012779782">
            <text:p>0.0649219013</text:p>
          </table:table-cell>
        </table:table-row>
        <table:table-row table:style-name="ro2">
          <table:table-cell office:value-type="float" office:value="0.037180567472398">
            <text:p>0.0371805675</text:p>
          </table:table-cell>
          <table:table-cell office:value-type="float" office:value="0.124014192689159">
            <text:p>0.1240141927</text:p>
          </table:table-cell>
          <table:table-cell office:value-type="float" office:value="0.0696493432363252">
            <text:p>0.0696493432</text:p>
          </table:table-cell>
        </table:table-row>
        <table:table-row table:style-name="ro2">
          <table:table-cell office:value-type="float" office:value="0.035132030117262">
            <text:p>0.0351320301</text:p>
          </table:table-cell>
          <table:table-cell office:value-type="float" office:value="0.124014192689159">
            <text:p>0.1240141927</text:p>
          </table:table-cell>
          <table:table-cell office:value-type="float" office:value="0.0663927662411743">
            <text:p>0.0663927662</text:p>
          </table:table-cell>
        </table:table-row>
        <table:table-row table:style-name="ro2">
          <table:table-cell office:value-type="float" office:value="0.035041128751915">
            <text:p>0.0350411288</text:p>
          </table:table-cell>
          <table:table-cell office:value-type="float" office:value="0.124014192689159">
            <text:p>0.1240141927</text:p>
          </table:table-cell>
          <table:table-cell office:value-type="float" office:value="0.0647826345109458">
            <text:p>0.0647826345</text:p>
          </table:table-cell>
        </table:table-row>
        <table:table-row table:style-name="ro2">
          <table:table-cell office:value-type="float" office:value="0.0329361266052114">
            <text:p>0.0329361266</text:p>
          </table:table-cell>
          <table:table-cell office:value-type="float" office:value="0.124014192689159">
            <text:p>0.1240141927</text:p>
          </table:table-cell>
          <table:table-cell office:value-type="float" office:value="0.0658115783083001">
            <text:p>0.0658115783</text:p>
          </table:table-cell>
        </table:table-row>
        <table:table-row table:style-name="ro2">
          <table:table-cell office:value-type="float" office:value="0.0341981814291379">
            <text:p>0.0341981814</text:p>
          </table:table-cell>
          <table:table-cell office:value-type="float" office:value="0.124014192689159">
            <text:p>0.1240141927</text:p>
          </table:table-cell>
          <table:table-cell office:value-type="float" office:value="0.0638971608956287">
            <text:p>0.0638971609</text:p>
          </table:table-cell>
        </table:table-row>
        <table:table-row table:style-name="ro2">
          <table:table-cell office:value-type="float" office:value="0.0345618444154419">
            <text:p>0.0345618444</text:p>
          </table:table-cell>
          <table:table-cell office:value-type="float" office:value="0.124014192689159">
            <text:p>0.1240141927</text:p>
          </table:table-cell>
          <table:table-cell office:value-type="float" office:value="0.0644555571230903">
            <text:p>0.0644555571</text:p>
          </table:table-cell>
        </table:table-row>
        <table:table-row table:style-name="ro2">
          <table:table-cell office:value-type="float" office:value="0.0341758860670685">
            <text:p>0.0341758861</text:p>
          </table:table-cell>
          <table:table-cell office:value-type="float" office:value="0.124014192689159">
            <text:p>0.1240141927</text:p>
          </table:table-cell>
          <table:table-cell office:value-type="float" office:value="0.0636873380422177">
            <text:p>0.063687338</text:p>
          </table:table-cell>
        </table:table-row>
        <table:table-row table:style-name="ro2">
          <table:table-cell office:value-type="float" office:value="0.0339893065394561">
            <text:p>0.0339893065</text:p>
          </table:table-cell>
          <table:table-cell office:value-type="float" office:value="0.128334606784109">
            <text:p>0.1283346068</text:p>
          </table:table-cell>
          <table:table-cell office:value-type="float" office:value="0.0653670612975396">
            <text:p>0.0653670613</text:p>
          </table:table-cell>
        </table:table-row>
        <table:table-row table:style-name="ro2">
          <table:table-cell office:value-type="float" office:value="0.034900759386584">
            <text:p>0.0349007594</text:p>
          </table:table-cell>
          <table:table-cell office:value-type="float" office:value="0.123665220573449">
            <text:p>0.1236652206</text:p>
          </table:table-cell>
          <table:table-cell office:value-type="float" office:value="0.0631724475530547">
            <text:p>0.0631724476</text:p>
          </table:table-cell>
        </table:table-row>
        <table:table-row table:style-name="ro2">
          <table:table-cell office:value-type="float" office:value="0.0357186562564239">
            <text:p>0.0357186563</text:p>
          </table:table-cell>
          <table:table-cell office:value-type="float" office:value="0.113948064893851">
            <text:p>0.1139480649</text:p>
          </table:table-cell>
          <table:table-cell office:value-type="float" office:value="0.0673682406245479">
            <text:p>0.0673682406</text:p>
          </table:table-cell>
        </table:table-row>
        <table:table-row table:style-name="ro2">
          <table:table-cell office:value-type="float" office:value="0.0363136280210705">
            <text:p>0.036313628</text:p>
          </table:table-cell>
          <table:table-cell office:value-type="float" office:value="0.12335395725532">
            <text:p>0.1233539573</text:p>
          </table:table-cell>
          <table:table-cell office:value-type="float" office:value="0.0647088286774228">
            <text:p>0.0647088287</text:p>
          </table:table-cell>
        </table:table-row>
        <table:table-row table:style-name="ro2">
          <table:table-cell office:value-type="float" office:value="0.0371503021099936">
            <text:p>0.0371503021</text:p>
          </table:table-cell>
          <table:table-cell office:value-type="float" office:value="0.12335395725532">
            <text:p>0.1233539573</text:p>
          </table:table-cell>
          <table:table-cell office:value-type="float" office:value="0.0636908022249364">
            <text:p>0.0636908022</text:p>
          </table:table-cell>
        </table:table-row>
        <table:table-row table:style-name="ro2">
          <table:table-cell office:value-type="float" office:value="0.0371037274409697">
            <text:p>0.0371037274</text:p>
          </table:table-cell>
          <table:table-cell office:value-type="float" office:value="0.12335395725532">
            <text:p>0.1233539573</text:p>
          </table:table-cell>
          <table:table-cell office:value-type="float" office:value="0.0643766468006405">
            <text:p>0.0643766468</text:p>
          </table:table-cell>
        </table:table-row>
        <table:table-row table:style-name="ro2">
          <table:table-cell office:value-type="float" office:value="0.036036433771278">
            <text:p>0.0360364338</text:p>
          </table:table-cell>
          <table:table-cell office:value-type="float" office:value="0.12335395725532">
            <text:p>0.1233539573</text:p>
          </table:table-cell>
          <table:table-cell office:value-type="float" office:value="0.063319856537326">
            <text:p>0.0633198565</text:p>
          </table:table-cell>
        </table:table-row>
        <table:table-row table:style-name="ro2">
          <table:table-cell office:value-type="float" office:value="0.036634451443663">
            <text:p>0.0366344514</text:p>
          </table:table-cell>
          <table:table-cell office:value-type="float" office:value="0.12335395725532">
            <text:p>0.1233539573</text:p>
          </table:table-cell>
          <table:table-cell office:value-type="float" office:value="0.0631119604221907">
            <text:p>0.0631119604</text:p>
          </table:table-cell>
        </table:table-row>
        <table:table-row table:style-name="ro2">
          <table:table-cell office:value-type="float" office:value="0.0376696575938799">
            <text:p>0.0376696576</text:p>
          </table:table-cell>
          <table:table-cell office:value-type="float" office:value="0.12335395725532">
            <text:p>0.1233539573</text:p>
          </table:table-cell>
          <table:table-cell office:value-type="float" office:value="0.0674743375288842">
            <text:p>0.0674743375</text:p>
          </table:table-cell>
        </table:table-row>
        <table:table-row table:style-name="ro2">
          <table:table-cell office:value-type="float" office:value="0.0363473330417794">
            <text:p>0.036347333</text:p>
          </table:table-cell>
          <table:table-cell office:value-type="float" office:value="0.0921937218289316">
            <text:p>0.0921937218</text:p>
          </table:table-cell>
          <table:table-cell office:value-type="float" office:value="0.0638637698624802">
            <text:p>0.0638637699</text:p>
          </table:table-cell>
        </table:table-row>
        <table:table-row table:style-name="ro2">
          <table:table-cell office:value-type="float" office:value="0.0364094490534545">
            <text:p>0.0364094491</text:p>
          </table:table-cell>
          <table:table-cell office:value-type="float" office:value="0.116834564027276">
            <text:p>0.116834564</text:p>
          </table:table-cell>
          <table:table-cell office:value-type="float" office:value="0.0690512753212652">
            <text:p>0.0690512753</text:p>
          </table:table-cell>
        </table:table-row>
        <table:table-row table:style-name="ro2">
          <table:table-cell office:value-type="float" office:value="0.0369452832996345">
            <text:p>0.0369452833</text:p>
          </table:table-cell>
          <table:table-cell office:value-type="float" office:value="0.112952764713656">
            <text:p>0.1129527647</text:p>
          </table:table-cell>
          <table:table-cell office:value-type="float" office:value="0.0662175228624783">
            <text:p>0.0662175229</text:p>
          </table:table-cell>
        </table:table-row>
        <table:table-row table:style-name="ro2">
          <table:table-cell office:value-type="float" office:value="0.035645722266513">
            <text:p>0.0356457223</text:p>
          </table:table-cell>
          <table:table-cell office:value-type="float" office:value="0.113822281666923">
            <text:p>0.1138222817</text:p>
          </table:table-cell>
          <table:table-cell office:value-type="float" office:value="0.0672224264662823">
            <text:p>0.0672224265</text:p>
          </table:table-cell>
        </table:table-row>
        <table:table-row table:style-name="ro2">
          <table:table-cell office:value-type="float" office:value="0.0380382522609143">
            <text:p>0.0380382523</text:p>
          </table:table-cell>
          <table:table-cell office:value-type="float" office:value="0.113822281666923">
            <text:p>0.1138222817</text:p>
          </table:table-cell>
          <table:table-cell office:value-type="float" office:value="0.0703002357583452">
            <text:p>0.0703002358</text:p>
          </table:table-cell>
        </table:table-row>
        <table:table-row table:style-name="ro2">
          <table:table-cell office:value-type="float" office:value="0.0378620531642495">
            <text:p>0.0378620532</text:p>
          </table:table-cell>
          <table:table-cell office:value-type="float" office:value="0.115431545722024">
            <text:p>0.1154315457</text:p>
          </table:table-cell>
          <table:table-cell office:value-type="float" office:value="0.0690414172211187">
            <text:p>0.0690414172</text:p>
          </table:table-cell>
        </table:table-row>
        <table:table-row table:style-name="ro2">
          <table:table-cell office:value-type="float" office:value="0.0380888741108362">
            <text:p>0.0380888741</text:p>
          </table:table-cell>
          <table:table-cell office:value-type="float" office:value="0.111569314682337">
            <text:p>0.1115693147</text:p>
          </table:table-cell>
          <table:table-cell office:value-type="float" office:value="0.066794704223118">
            <text:p>0.0667947042</text:p>
          </table:table-cell>
        </table:table-row>
        <table:table-row table:style-name="ro2">
          <table:table-cell office:value-type="float" office:value="0.0374179491391811">
            <text:p>0.0374179491</text:p>
          </table:table-cell>
          <table:table-cell office:value-type="float" office:value="0.118541722398415">
            <text:p>0.1185417224</text:p>
          </table:table-cell>
          <table:table-cell office:value-type="float" office:value="0.0652110539010627">
            <text:p>0.0652110539</text:p>
          </table:table-cell>
        </table:table-row>
        <table:table-row table:style-name="ro2">
          <table:table-cell office:value-type="float" office:value="0.0383357823824939">
            <text:p>0.0383357824</text:p>
          </table:table-cell>
          <table:table-cell office:value-type="float" office:value="0.119185281911421">
            <text:p>0.1191852819</text:p>
          </table:table-cell>
          <table:table-cell office:value-type="float" office:value="0.063743649202205">
            <text:p>0.0637436492</text:p>
          </table:table-cell>
        </table:table-row>
        <table:table-row table:style-name="ro2">
          <table:table-cell office:value-type="float" office:value="0.0379180908749533">
            <text:p>0.0379180909</text:p>
          </table:table-cell>
          <table:table-cell office:value-type="float" office:value="0.124021080358478">
            <text:p>0.1240210804</text:p>
          </table:table-cell>
          <table:table-cell office:value-type="float" office:value="0.064376839560638">
            <text:p>0.0643768396</text:p>
          </table:table-cell>
        </table:table-row>
        <table:table-row table:style-name="ro2">
          <table:table-cell office:value-type="float" office:value="0.0368757944336436">
            <text:p>0.0368757944</text:p>
          </table:table-cell>
          <table:table-cell office:value-type="float" office:value="0.124021080358478">
            <text:p>0.1240210804</text:p>
          </table:table-cell>
          <table:table-cell office:value-type="float" office:value="0.0624277691378919">
            <text:p>0.0624277691</text:p>
          </table:table-cell>
        </table:table-row>
        <table:table-row table:style-name="ro2">
          <table:table-cell office:value-type="float" office:value="0.0369977408462599">
            <text:p>0.0369977408</text:p>
          </table:table-cell>
          <table:table-cell office:value-type="float" office:value="0.132444103200793">
            <text:p>0.1324441032</text:p>
          </table:table-cell>
          <table:table-cell office:value-type="float" office:value="0.0638496487489762">
            <text:p>0.0638496487</text:p>
          </table:table-cell>
        </table:table-row>
        <table:table-row table:style-name="ro2">
          <table:table-cell office:value-type="float" office:value="0.0374236292949735">
            <text:p>0.0374236293</text:p>
          </table:table-cell>
          <table:table-cell office:value-type="float" office:value="0.123410968523309">
            <text:p>0.1234109685</text:p>
          </table:table-cell>
          <table:table-cell office:value-type="float" office:value="0.0647634091080472">
            <text:p>0.0647634091</text:p>
          </table:table-cell>
        </table:table-row>
        <table:table-row table:style-name="ro2">
          <table:table-cell office:value-type="float" office:value="0.0379494099297198">
            <text:p>0.0379494099</text:p>
          </table:table-cell>
          <table:table-cell office:value-type="float" office:value="0.127248586839653">
            <text:p>0.1272485868</text:p>
          </table:table-cell>
          <table:table-cell office:value-type="float" office:value="0.0670624039953537">
            <text:p>0.067062404</text:p>
          </table:table-cell>
        </table:table-row>
        <table:table-row table:style-name="ro2">
          <table:table-cell office:value-type="float" office:value="0.0372525118920558">
            <text:p>0.0372525119</text:p>
          </table:table-cell>
          <table:table-cell office:value-type="float" office:value="0.127248586839653">
            <text:p>0.1272485868</text:p>
          </table:table-cell>
          <table:table-cell office:value-type="float" office:value="0.0636940465851231">
            <text:p>0.0636940466</text:p>
          </table:table-cell>
        </table:table-row>
        <table:table-row table:style-name="ro2">
          <table:table-cell office:value-type="float" office:value="0.0373271831604193">
            <text:p>0.0373271832</text:p>
          </table:table-cell>
          <table:table-cell office:value-type="float" office:value="0.127248586839653">
            <text:p>0.1272485868</text:p>
          </table:table-cell>
          <table:table-cell office:value-type="float" office:value="0.0670238241800354">
            <text:p>0.0670238242</text:p>
          </table:table-cell>
        </table:table-row>
        <table:table-row table:style-name="ro2">
          <table:table-cell office:value-type="float" office:value="0.038333546680838">
            <text:p>0.0383335467</text:p>
          </table:table-cell>
          <table:table-cell office:value-type="float" office:value="0.134211581752773">
            <text:p>0.1342115818</text:p>
          </table:table-cell>
          <table:table-cell office:value-type="float" office:value="0.0636209710164605">
            <text:p>0.063620971</text:p>
          </table:table-cell>
        </table:table-row>
        <table:table-row table:style-name="ro2">
          <table:table-cell office:value-type="float" office:value="0.0368877515696703">
            <text:p>0.0368877516</text:p>
          </table:table-cell>
          <table:table-cell office:value-type="float" office:value="0.134211581752773">
            <text:p>0.1342115818</text:p>
          </table:table-cell>
          <table:table-cell office:value-type="float" office:value="0.0664522637103681">
            <text:p>0.0664522637</text:p>
          </table:table-cell>
        </table:table-row>
        <table:table-row table:style-name="ro2">
          <table:table-cell office:value-type="float" office:value="0.0371529953888529">
            <text:p>0.0371529954</text:p>
          </table:table-cell>
          <table:table-cell office:value-type="float" office:value="0.133324501370856">
            <text:p>0.1333245014</text:p>
          </table:table-cell>
          <table:table-cell office:value-type="float" office:value="0.0665666661546434">
            <text:p>0.0665666662</text:p>
          </table:table-cell>
        </table:table-row>
        <table:table-row table:style-name="ro2">
          <table:table-cell office:value-type="float" office:value="0.0366939378503923">
            <text:p>0.0366939379</text:p>
          </table:table-cell>
          <table:table-cell office:value-type="float" office:value="0.13501510371455">
            <text:p>0.1350151037</text:p>
          </table:table-cell>
          <table:table-cell office:value-type="float" office:value="0.0629547639665831">
            <text:p>0.062954764</text:p>
          </table:table-cell>
        </table:table-row>
        <table:table-row table:style-name="ro2">
          <table:table-cell office:value-type="float" office:value="0.0381236100842112">
            <text:p>0.0381236101</text:p>
          </table:table-cell>
          <table:table-cell office:value-type="float" office:value="0.132796396007075">
            <text:p>0.132796396</text:p>
          </table:table-cell>
          <table:table-cell office:value-type="float" office:value="0.0631379909325172">
            <text:p>0.0631379909</text:p>
          </table:table-cell>
        </table:table-row>
        <table:table-row table:style-name="ro2">
          <table:table-cell office:value-type="float" office:value="0.0379463959456863">
            <text:p>0.0379463959</text:p>
          </table:table-cell>
          <table:table-cell office:value-type="float" office:value="0.137901669311287">
            <text:p>0.1379016693</text:p>
          </table:table-cell>
          <table:table-cell office:value-type="float" office:value="0.0636215889069614">
            <text:p>0.0636215889</text:p>
          </table:table-cell>
        </table:table-row>
        <table:table-row table:style-name="ro2">
          <table:table-cell office:value-type="float" office:value="0.0383074278818814">
            <text:p>0.0383074279</text:p>
          </table:table-cell>
          <table:table-cell office:value-type="float" office:value="0.132913275689874">
            <text:p>0.1329132757</text:p>
          </table:table-cell>
          <table:table-cell office:value-type="float" office:value="0.0630620612380783">
            <text:p>0.0630620612</text:p>
          </table:table-cell>
        </table:table-row>
        <table:table-row table:style-name="ro2">
          <table:table-cell office:value-type="float" office:value="0.0393363148311511">
            <text:p>0.0393363148</text:p>
          </table:table-cell>
          <table:table-cell office:value-type="float" office:value="0.134294424473378">
            <text:p>0.1342944245</text:p>
          </table:table-cell>
          <table:table-cell office:value-type="float" office:value="0.0700412117006632">
            <text:p>0.0700412117</text:p>
          </table:table-cell>
        </table:table-row>
        <table:table-row table:style-name="ro2">
          <table:table-cell office:value-type="float" office:value="0.039196789933701">
            <text:p>0.0391967899</text:p>
          </table:table-cell>
          <table:table-cell office:value-type="float" office:value="0.138361007924228">
            <text:p>0.1383610079</text:p>
          </table:table-cell>
          <table:table-cell office:value-type="float" office:value="0.0690683085011392">
            <text:p>0.0690683085</text:p>
          </table:table-cell>
        </table:table-row>
        <table:table-row table:style-name="ro2">
          <table:table-cell office:value-type="float" office:value="0.0383098376971561">
            <text:p>0.0383098377</text:p>
          </table:table-cell>
          <table:table-cell office:value-type="float" office:value="0.142830909424772">
            <text:p>0.1428309094</text:p>
          </table:table-cell>
          <table:table-cell office:value-type="float" office:value="0.0641958962451971">
            <text:p>0.0641958962</text:p>
          </table:table-cell>
        </table:table-row>
        <table:table-row table:style-name="ro2">
          <table:table-cell office:value-type="float" office:value="0.0387140168069296">
            <text:p>0.0387140168</text:p>
          </table:table-cell>
          <table:table-cell office:value-type="float" office:value="0.142584809926917">
            <text:p>0.1425848099</text:p>
          </table:table-cell>
          <table:table-cell office:value-type="float" office:value="0.0706343292860356">
            <text:p>0.0706343293</text:p>
          </table:table-cell>
        </table:table-row>
        <table:table-row table:style-name="ro2">
          <table:table-cell office:value-type="float" office:value="0.0385997414148828">
            <text:p>0.0385997414</text:p>
          </table:table-cell>
          <table:table-cell office:value-type="float" office:value="0.140558985398438">
            <text:p>0.1405589854</text:p>
          </table:table-cell>
          <table:table-cell office:value-type="float" office:value="0.0690140513560557">
            <text:p>0.0690140514</text:p>
          </table:table-cell>
        </table:table-row>
        <table:table-row table:style-name="ro2">
          <table:table-cell office:value-type="float" office:value="0.0385997414148828">
            <text:p>0.0385997414</text:p>
          </table:table-cell>
          <table:table-cell office:value-type="float" office:value="0.143715759486273">
            <text:p>0.1437157595</text:p>
          </table:table-cell>
          <table:table-cell office:value-type="float" office:value="0.070032055997797">
            <text:p>0.070032056</text:p>
          </table:table-cell>
        </table:table-row>
        <table:table-row table:style-name="ro2">
          <table:table-cell office:value-type="float" office:value="0.0391904624924044">
            <text:p>0.0391904625</text:p>
          </table:table-cell>
          <table:table-cell office:value-type="float" office:value="0.143715759486273">
            <text:p>0.1437157595</text:p>
          </table:table-cell>
          <table:table-cell office:value-type="float" office:value="0.06754427608316">
            <text:p>0.0675442761</text:p>
          </table:table-cell>
        </table:table-row>
        <table:table-row table:style-name="ro2">
          <table:table-cell office:value-type="float" office:value="0.0388585461593629">
            <text:p>0.0388585462</text:p>
          </table:table-cell>
          <table:table-cell office:value-type="float" office:value="0.143715759486273">
            <text:p>0.1437157595</text:p>
          </table:table-cell>
          <table:table-cell office:value-type="float" office:value="0.0650846991112907">
            <text:p>0.0650846991</text:p>
          </table:table-cell>
        </table:table-row>
        <table:table-row table:style-name="ro2">
          <table:table-cell office:value-type="float" office:value="0.0390526004190221">
            <text:p>0.0390526004</text:p>
          </table:table-cell>
          <table:table-cell office:value-type="float" office:value="0.143715759486273">
            <text:p>0.1437157595</text:p>
          </table:table-cell>
          <table:table-cell office:value-type="float" office:value="0.0681415321707659">
            <text:p>0.0681415322</text:p>
          </table:table-cell>
        </table:table-row>
        <table:table-row table:style-name="ro2">
          <table:table-cell office:value-type="float" office:value="0.0389965977668813">
            <text:p>0.0389965978</text:p>
          </table:table-cell>
          <table:table-cell office:value-type="float" office:value="0.137661093047571">
            <text:p>0.137661093</text:p>
          </table:table-cell>
          <table:table-cell office:value-type="float" office:value="0.0725067221618116">
            <text:p>0.0725067222</text:p>
          </table:table-cell>
        </table:table-row>
        <table:table-row table:style-name="ro2">
          <table:table-cell office:value-type="float" office:value="0.0392939016015587">
            <text:p>0.0392939016</text:p>
          </table:table-cell>
          <table:table-cell office:value-type="float" office:value="0.137661093047571">
            <text:p>0.137661093</text:p>
          </table:table-cell>
          <table:table-cell office:value-type="float" office:value="0.0702697593101065">
            <text:p>0.0702697593</text:p>
          </table:table-cell>
        </table:table-row>
        <table:table-row table:style-name="ro2">
          <table:table-cell office:value-type="float" office:value="0.0376013283614815">
            <text:p>0.0376013284</text:p>
          </table:table-cell>
          <table:table-cell office:value-type="float" office:value="0.137661093047571">
            <text:p>0.137661093</text:p>
          </table:table-cell>
          <table:table-cell office:value-type="float" office:value="0.072609954519779">
            <text:p>0.0726099545</text:p>
          </table:table-cell>
        </table:table-row>
        <table:table-row table:style-name="ro2">
          <table:table-cell office:value-type="float" office:value="0.0375505870446367">
            <text:p>0.037550587</text:p>
          </table:table-cell>
          <table:table-cell office:value-type="float" office:value="0.137661093047571">
            <text:p>0.137661093</text:p>
          </table:table-cell>
          <table:table-cell office:value-type="float" office:value="0.0728397765135384">
            <text:p>0.0728397765</text:p>
          </table:table-cell>
        </table:table-row>
        <table:table-row table:style-name="ro2">
          <table:table-cell office:value-type="float" office:value="0.0380410463953699">
            <text:p>0.0380410464</text:p>
          </table:table-cell>
          <table:table-cell office:value-type="float" office:value="0.114847790009246">
            <text:p>0.11484779</text:p>
          </table:table-cell>
          <table:table-cell office:value-type="float" office:value="0.077466854923535">
            <text:p>0.0774668549</text:p>
          </table:table-cell>
        </table:table-row>
        <table:table-row table:style-name="ro2">
          <table:table-cell office:value-type="float" office:value="0.0374904100926381">
            <text:p>0.0374904101</text:p>
          </table:table-cell>
          <table:table-cell office:value-type="float" office:value="0.114847790009246">
            <text:p>0.11484779</text:p>
          </table:table-cell>
          <table:table-cell office:value-type="float" office:value="0.0721390611756915">
            <text:p>0.0721390612</text:p>
          </table:table-cell>
        </table:table-row>
        <table:table-row table:style-name="ro2">
          <table:table-cell office:value-type="float" office:value="0.0369358247159258">
            <text:p>0.0369358247</text:p>
          </table:table-cell>
          <table:table-cell office:value-type="float" office:value="0.114847790009246">
            <text:p>0.11484779</text:p>
          </table:table-cell>
          <table:table-cell office:value-type="float" office:value="0.0725216394548779">
            <text:p>0.0725216395</text:p>
          </table:table-cell>
        </table:table-row>
        <table:table-row table:style-name="ro2">
          <table:table-cell office:value-type="float" office:value="0.0365835409507569">
            <text:p>0.036583541</text:p>
          </table:table-cell>
          <table:table-cell office:value-type="float" office:value="0.106573872863667">
            <text:p>0.1065738729</text:p>
          </table:table-cell>
          <table:table-cell office:value-type="float" office:value="0.0729876260494831">
            <text:p>0.072987626</text:p>
          </table:table-cell>
        </table:table-row>
        <table:table-row table:style-name="ro2">
          <table:table-cell office:value-type="float" office:value="0.0371312091272623">
            <text:p>0.0371312091</text:p>
          </table:table-cell>
          <table:table-cell office:value-type="float" office:value="0.127093580995141">
            <text:p>0.127093581</text:p>
          </table:table-cell>
          <table:table-cell office:value-type="float" office:value="0.0725719880531006">
            <text:p>0.0725719881</text:p>
          </table:table-cell>
        </table:table-row>
        <table:table-row table:style-name="ro2">
          <table:table-cell office:value-type="float" office:value="0.0377383053517508">
            <text:p>0.0377383054</text:p>
          </table:table-cell>
          <table:table-cell office:value-type="float" office:value="0.127093580995141">
            <text:p>0.127093581</text:p>
          </table:table-cell>
          <table:table-cell office:value-type="float" office:value="0.0725390015862329">
            <text:p>0.0725390016</text:p>
          </table:table-cell>
        </table:table-row>
        <table:table-row table:style-name="ro2">
          <table:table-cell office:value-type="float" office:value="0.0379009427949479">
            <text:p>0.0379009428</text:p>
          </table:table-cell>
          <table:table-cell office:value-type="float" office:value="0.127720202962394">
            <text:p>0.127720203</text:p>
          </table:table-cell>
          <table:table-cell office:value-type="float" office:value="0.0734263062470767">
            <text:p>0.0734263062</text:p>
          </table:table-cell>
        </table:table-row>
        <table:table-row table:style-name="ro2">
          <table:table-cell office:value-type="float" office:value="0.0379631789785551">
            <text:p>0.037963179</text:p>
          </table:table-cell>
          <table:table-cell office:value-type="float" office:value="0.127093580995141">
            <text:p>0.127093581</text:p>
          </table:table-cell>
          <table:table-cell office:value-type="float" office:value="0.0764925223911475">
            <text:p>0.0764925224</text:p>
          </table:table-cell>
        </table:table-row>
        <table:table-row table:style-name="ro2">
          <table:table-cell office:value-type="float" office:value="0.0382912563707486">
            <text:p>0.0382912564</text:p>
          </table:table-cell>
          <table:table-cell office:value-type="float" office:value="0.127251880199701">
            <text:p>0.1272518802</text:p>
          </table:table-cell>
          <table:table-cell office:value-type="float" office:value="0.0758915866003434">
            <text:p>0.0758915866</text:p>
          </table:table-cell>
        </table:table-row>
        <table:table-row table:style-name="ro2">
          <table:table-cell office:value-type="float" office:value="0.0400694834268663">
            <text:p>0.0400694834</text:p>
          </table:table-cell>
          <table:table-cell office:value-type="float" office:value="0.132431974909639">
            <text:p>0.1324319749</text:p>
          </table:table-cell>
          <table:table-cell office:value-type="float" office:value="0.0756359491961928">
            <text:p>0.0756359492</text:p>
          </table:table-cell>
        </table:table-row>
        <table:table-row table:style-name="ro2">
          <table:table-cell office:value-type="float" office:value="0.0397365711966756">
            <text:p>0.0397365712</text:p>
          </table:table-cell>
          <table:table-cell office:value-type="float" office:value="0.132431974909639">
            <text:p>0.1324319749</text:p>
          </table:table-cell>
          <table:table-cell office:value-type="float" office:value="0.0784890586826669">
            <text:p>0.0784890587</text:p>
          </table:table-cell>
        </table:table-row>
        <table:table-row table:style-name="ro2">
          <table:table-cell office:value-type="float" office:value="0.0397117410963108">
            <text:p>0.0397117411</text:p>
          </table:table-cell>
          <table:table-cell office:value-type="float" office:value="0.129469578592075">
            <text:p>0.1294695786</text:p>
          </table:table-cell>
          <table:table-cell office:value-type="float" office:value="0.0757338242686228">
            <text:p>0.0757338243</text:p>
          </table:table-cell>
        </table:table-row>
        <table:table-row table:style-name="ro2">
          <table:table-cell office:value-type="float" office:value="0.0389925455589564">
            <text:p>0.0389925456</text:p>
          </table:table-cell>
          <table:table-cell office:value-type="float" office:value="0.101045522627505">
            <text:p>0.1010455226</text:p>
          </table:table-cell>
          <table:table-cell office:value-type="float" office:value="0.0750828121528656">
            <text:p>0.0750828122</text:p>
          </table:table-cell>
        </table:table-row>
        <table:table-row table:style-name="ro2">
          <table:table-cell office:value-type="float" office:value="0.0390895723543867">
            <text:p>0.0390895724</text:p>
          </table:table-cell>
          <table:table-cell office:value-type="float" office:value="0.130224950117579">
            <text:p>0.1302249501</text:p>
          </table:table-cell>
          <table:table-cell office:value-type="float" office:value="0.0740697704794724">
            <text:p>0.0740697705</text:p>
          </table:table-cell>
        </table:table-row>
        <table:table-row table:style-name="ro2">
          <table:table-cell office:value-type="float" office:value="0.0394865678740816">
            <text:p>0.0394865679</text:p>
          </table:table-cell>
          <table:table-cell office:value-type="float" office:value="0.132935687733431">
            <text:p>0.1329356877</text:p>
          </table:table-cell>
          <table:table-cell office:value-type="float" office:value="0.0791026381152058">
            <text:p>0.0791026381</text:p>
          </table:table-cell>
        </table:table-row>
        <table:table-row table:style-name="ro2">
          <table:table-cell office:value-type="float" office:value="0.0395188991746803">
            <text:p>0.0395188992</text:p>
          </table:table-cell>
          <table:table-cell office:value-type="float" office:value="0.134675918693026">
            <text:p>0.1346759187</text:p>
          </table:table-cell>
          <table:table-cell office:value-type="float" office:value="0.0745890882153147">
            <text:p>0.0745890882</text:p>
          </table:table-cell>
        </table:table-row>
        <table:table-row table:style-name="ro2">
          <table:table-cell office:value-type="float" office:value="0.038193305086245">
            <text:p>0.0381933051</text:p>
          </table:table-cell>
          <table:table-cell office:value-type="float" office:value="0.134675918693026">
            <text:p>0.1346759187</text:p>
          </table:table-cell>
          <table:table-cell office:value-type="float" office:value="0.0751047976432398">
            <text:p>0.0751047976</text:p>
          </table:table-cell>
        </table:table-row>
        <table:table-row table:style-name="ro2">
          <table:table-cell office:value-type="float" office:value="0.0398318690751697">
            <text:p>0.0398318691</text:p>
          </table:table-cell>
          <table:table-cell office:value-type="float" office:value="0.134675918693026">
            <text:p>0.1346759187</text:p>
          </table:table-cell>
          <table:table-cell office:value-type="float" office:value="0.0776570089017493">
            <text:p>0.0776570089</text:p>
          </table:table-cell>
        </table:table-row>
        <table:table-row table:style-name="ro2">
          <table:table-cell office:value-type="float" office:value="0.0404453526118398">
            <text:p>0.0404453526</text:p>
          </table:table-cell>
          <table:table-cell office:value-type="float" office:value="0.141129168299533">
            <text:p>0.1411291683</text:p>
          </table:table-cell>
          <table:table-cell office:value-type="float" office:value="0.071466236872913">
            <text:p>0.0714662369</text:p>
          </table:table-cell>
        </table:table-row>
        <table:table-row table:style-name="ro2">
          <table:table-cell office:value-type="float" office:value="0.0395353231899195">
            <text:p>0.0395353232</text:p>
          </table:table-cell>
          <table:table-cell office:value-type="float" office:value="0.13475535298345">
            <text:p>0.134755353</text:p>
          </table:table-cell>
          <table:table-cell office:value-type="float" office:value="0.0778791484727501">
            <text:p>0.0778791485</text:p>
          </table:table-cell>
        </table:table-row>
        <table:table-row table:style-name="ro2">
          <table:table-cell office:value-type="float" office:value="0.0407943358621618">
            <text:p>0.0407943359</text:p>
          </table:table-cell>
          <table:table-cell office:value-type="float" office:value="0.137528195352647">
            <text:p>0.1375281954</text:p>
          </table:table-cell>
          <table:table-cell office:value-type="float" office:value="0.0734081580699099">
            <text:p>0.0734081581</text:p>
          </table:table-cell>
        </table:table-row>
        <table:table-row table:style-name="ro2">
          <table:table-cell office:value-type="float" office:value="0.0428619719790774">
            <text:p>0.042861972</text:p>
          </table:table-cell>
          <table:table-cell office:value-type="float" office:value="0.136084405487325">
            <text:p>0.1360844055</text:p>
          </table:table-cell>
          <table:table-cell office:value-type="float" office:value="0.0748007014858381">
            <text:p>0.0748007015</text:p>
          </table:table-cell>
        </table:table-row>
        <table:table-row table:style-name="ro2">
          <table:table-cell office:value-type="float" office:value="0.0425386454051502">
            <text:p>0.0425386454</text:p>
          </table:table-cell>
          <table:table-cell office:value-type="float" office:value="0.137702407482211">
            <text:p>0.1377024075</text:p>
          </table:table-cell>
          <table:table-cell office:value-type="float" office:value="0.0754888576659163">
            <text:p>0.0754888577</text:p>
          </table:table-cell>
        </table:table-row>
        <table:table-row table:style-name="ro2">
          <table:table-cell office:value-type="float" office:value="0.0427947603861419">
            <text:p>0.0427947604</text:p>
          </table:table-cell>
          <table:table-cell office:value-type="float" office:value="0.13198251560206">
            <text:p>0.1319825156</text:p>
          </table:table-cell>
          <table:table-cell office:value-type="float" office:value="0.071080643848229">
            <text:p>0.0710806438</text:p>
          </table:table-cell>
        </table:table-row>
        <table:table-row table:style-name="ro2">
          <table:table-cell office:value-type="float" office:value="0.0434089610638505">
            <text:p>0.0434089611</text:p>
          </table:table-cell>
          <table:table-cell office:value-type="float" office:value="0.135580179358833">
            <text:p>0.1355801794</text:p>
          </table:table-cell>
          <table:table-cell office:value-type="float" office:value="0.0787436799708305">
            <text:p>0.07874368</text:p>
          </table:table-cell>
        </table:table-row>
        <table:table-row table:style-name="ro2">
          <table:table-cell office:value-type="float" office:value="0.0471521334953958">
            <text:p>0.0471521335</text:p>
          </table:table-cell>
          <table:table-cell office:value-type="float" office:value="0.135580179358833">
            <text:p>0.1355801794</text:p>
          </table:table-cell>
          <table:table-cell office:value-type="float" office:value="0.0814443953281252">
            <text:p>0.0814443953</text:p>
          </table:table-cell>
        </table:table-row>
        <table:table-row table:style-name="ro2">
          <table:table-cell office:value-type="float" office:value="0.0466869649530266">
            <text:p>0.046686965</text:p>
          </table:table-cell>
          <table:table-cell office:value-type="float" office:value="0.135580179358833">
            <text:p>0.1355801794</text:p>
          </table:table-cell>
          <table:table-cell office:value-type="float" office:value="0.0800477908523097">
            <text:p>0.0800477909</text:p>
          </table:table-cell>
        </table:table-row>
        <table:table-row table:style-name="ro2">
          <table:table-cell office:value-type="float" office:value="0.046537222126659">
            <text:p>0.0465372221</text:p>
          </table:table-cell>
          <table:table-cell office:value-type="float" office:value="0.135580179358833">
            <text:p>0.1355801794</text:p>
          </table:table-cell>
          <table:table-cell office:value-type="float" office:value="0.0809696322739698">
            <text:p>0.0809696323</text:p>
          </table:table-cell>
        </table:table-row>
        <table:table-row table:style-name="ro2">
          <table:table-cell office:value-type="float" office:value="0.045530098085278">
            <text:p>0.0455300981</text:p>
          </table:table-cell>
          <table:table-cell office:value-type="float" office:value="0.136521881761445">
            <text:p>0.1365218818</text:p>
          </table:table-cell>
          <table:table-cell office:value-type="float" office:value="0.0763621818401421">
            <text:p>0.0763621818</text:p>
          </table:table-cell>
        </table:table-row>
        <table:table-row table:style-name="ro2">
          <table:table-cell office:value-type="float" office:value="0.0418923525927946">
            <text:p>0.0418923526</text:p>
          </table:table-cell>
          <table:table-cell office:value-type="float" office:value="0.135580179358833">
            <text:p>0.1355801794</text:p>
          </table:table-cell>
          <table:table-cell office:value-type="float" office:value="0.0818704108954184">
            <text:p>0.0818704109</text:p>
          </table:table-cell>
        </table:table-row>
        <table:table-row table:style-name="ro2">
          <table:table-cell office:value-type="float" office:value="0.0421308020096793">
            <text:p>0.042130802</text:p>
          </table:table-cell>
          <table:table-cell office:value-type="float" office:value="0.136043971397906">
            <text:p>0.1360439714</text:p>
          </table:table-cell>
          <table:table-cell office:value-type="float" office:value="0.079753362714615">
            <text:p>0.0797533627</text:p>
          </table:table-cell>
        </table:table-row>
        <table:table-row table:style-name="ro2">
          <table:table-cell office:value-type="float" office:value="0.0425815753759778">
            <text:p>0.0425815754</text:p>
          </table:table-cell>
          <table:table-cell office:value-type="float" office:value="0.135580179358833">
            <text:p>0.1355801794</text:p>
          </table:table-cell>
          <table:table-cell office:value-type="float" office:value="0.082994251227209">
            <text:p>0.0829942512</text:p>
          </table:table-cell>
        </table:table-row>
        <table:table-row table:style-name="ro2">
          <table:table-cell office:value-type="float" office:value="0.045070644154484">
            <text:p>0.0450706442</text:p>
          </table:table-cell>
          <table:table-cell office:value-type="float" office:value="0.135580179358833">
            <text:p>0.1355801794</text:p>
          </table:table-cell>
          <table:table-cell office:value-type="float" office:value="0.0804492411011104">
            <text:p>0.0804492411</text:p>
          </table:table-cell>
        </table:table-row>
        <table:table-row table:style-name="ro2">
          <table:table-cell office:value-type="float" office:value="0.0428909417492569">
            <text:p>0.0428909417</text:p>
          </table:table-cell>
          <table:table-cell office:value-type="float" office:value="0.13330200730287">
            <text:p>0.1333020073</text:p>
          </table:table-cell>
          <table:table-cell office:value-type="float" office:value="0.086382239227613">
            <text:p>0.0863822392</text:p>
          </table:table-cell>
        </table:table-row>
        <table:table-row table:style-name="ro2">
          <table:table-cell office:value-type="float" office:value="0.0412919136563312">
            <text:p>0.0412919137</text:p>
          </table:table-cell>
          <table:table-cell office:value-type="float" office:value="0.13330200730287">
            <text:p>0.1333020073</text:p>
          </table:table-cell>
          <table:table-cell office:value-type="float" office:value="0.0854444381907126">
            <text:p>0.0854444382</text:p>
          </table:table-cell>
        </table:table-row>
        <table:table-row table:style-name="ro2">
          <table:table-cell office:value-type="float" office:value="0.0413162070727469">
            <text:p>0.0413162071</text:p>
          </table:table-cell>
          <table:table-cell office:value-type="float" office:value="0.13330200730287">
            <text:p>0.1333020073</text:p>
          </table:table-cell>
          <table:table-cell office:value-type="float" office:value="0.0838513131329063">
            <text:p>0.0838513131</text:p>
          </table:table-cell>
        </table:table-row>
        <table:table-row table:style-name="ro2">
          <table:table-cell office:value-type="float" office:value="0.0398744500396429">
            <text:p>0.03987445</text:p>
          </table:table-cell>
          <table:table-cell office:value-type="float" office:value="0.13330200730287">
            <text:p>0.1333020073</text:p>
          </table:table-cell>
          <table:table-cell office:value-type="float" office:value="0.0830261798433128">
            <text:p>0.0830261798</text:p>
          </table:table-cell>
        </table:table-row>
        <table:table-row table:style-name="ro2">
          <table:table-cell office:value-type="float" office:value="0.0388594825009529">
            <text:p>0.0388594825</text:p>
          </table:table-cell>
          <table:table-cell office:value-type="float" office:value="0.132781753741547">
            <text:p>0.1327817537</text:p>
          </table:table-cell>
          <table:table-cell office:value-type="float" office:value="0.0817542702295898">
            <text:p>0.0817542702</text:p>
          </table:table-cell>
        </table:table-row>
        <table:table-row table:style-name="ro2">
          <table:table-cell office:value-type="float" office:value="0.0378898664321752">
            <text:p>0.0378898664</text:p>
          </table:table-cell>
          <table:table-cell office:value-type="float" office:value="0.136097151071876">
            <text:p>0.1360971511</text:p>
          </table:table-cell>
          <table:table-cell office:value-type="float" office:value="0.0815849827093022">
            <text:p>0.0815849827</text:p>
          </table:table-cell>
        </table:table-row>
        <table:table-row table:style-name="ro2">
          <table:table-cell office:value-type="float" office:value="0.037868404303521">
            <text:p>0.0378684043</text:p>
          </table:table-cell>
          <table:table-cell office:value-type="float" office:value="0.133312172496055">
            <text:p>0.1333121725</text:p>
          </table:table-cell>
          <table:table-cell office:value-type="float" office:value="0.0777903706855011">
            <text:p>0.0777903707</text:p>
          </table:table-cell>
        </table:table-row>
        <table:table-row table:style-name="ro2">
          <table:table-cell office:value-type="float" office:value="0.0377068810661718">
            <text:p>0.0377068811</text:p>
          </table:table-cell>
          <table:table-cell office:value-type="float" office:value="0.133312172496055">
            <text:p>0.1333121725</text:p>
          </table:table-cell>
          <table:table-cell office:value-type="float" office:value="0.0805393497544995">
            <text:p>0.0805393498</text:p>
          </table:table-cell>
        </table:table-row>
        <table:table-row table:style-name="ro2">
          <table:table-cell office:value-type="float" office:value="0.0374753012339002">
            <text:p>0.0374753012</text:p>
          </table:table-cell>
          <table:table-cell office:value-type="float" office:value="0.134377174871099">
            <text:p>0.1343771749</text:p>
          </table:table-cell>
          <table:table-cell office:value-type="float" office:value="0.0816819661045291">
            <text:p>0.0816819661</text:p>
          </table:table-cell>
        </table:table-row>
        <table:table-row table:style-name="ro2">
          <table:table-cell office:value-type="float" office:value="0.037215803364458">
            <text:p>0.0372158034</text:p>
          </table:table-cell>
          <table:table-cell office:value-type="float" office:value="0.135693581231215">
            <text:p>0.1356935812</text:p>
          </table:table-cell>
          <table:table-cell office:value-type="float" office:value="0.0814822678490313">
            <text:p>0.0814822678</text:p>
          </table:table-cell>
        </table:table-row>
        <table:table-row table:style-name="ro2">
          <table:table-cell office:value-type="float" office:value="0.0367084838119152">
            <text:p>0.0367084838</text:p>
          </table:table-cell>
          <table:table-cell office:value-type="float" office:value="0.134377174871099">
            <text:p>0.1343771749</text:p>
          </table:table-cell>
          <table:table-cell office:value-type="float" office:value="0.0904071507500974">
            <text:p>0.0904071508</text:p>
          </table:table-cell>
        </table:table-row>
        <table:table-row table:style-name="ro2">
          <table:table-cell office:value-type="float" office:value="0.0388317599623249">
            <text:p>0.03883176</text:p>
          </table:table-cell>
          <table:table-cell office:value-type="float" office:value="0.134542916897529">
            <text:p>0.1345429169</text:p>
          </table:table-cell>
          <table:table-cell office:value-type="float" office:value="0.0843070201765774">
            <text:p>0.0843070202</text:p>
          </table:table-cell>
        </table:table-row>
        <table:table-row table:style-name="ro2">
          <table:table-cell office:value-type="float" office:value="0.0395568658041053">
            <text:p>0.0395568658</text:p>
          </table:table-cell>
          <table:table-cell office:value-type="float" office:value="0.132327729251736">
            <text:p>0.1323277293</text:p>
          </table:table-cell>
          <table:table-cell office:value-type="float" office:value="0.080806380100299">
            <text:p>0.0808063801</text:p>
          </table:table-cell>
        </table:table-row>
        <table:table-row table:style-name="ro2">
          <table:table-cell office:value-type="float" office:value="0.0397389436720444">
            <text:p>0.0397389437</text:p>
          </table:table-cell>
          <table:table-cell office:value-type="float" office:value="0.135261096997434">
            <text:p>0.135261097</text:p>
          </table:table-cell>
          <table:table-cell office:value-type="float" office:value="0.0837174471074183">
            <text:p>0.0837174471</text:p>
          </table:table-cell>
        </table:table-row>
        <table:table-row table:style-name="ro2">
          <table:table-cell office:value-type="float" office:value="0.0400110150142778">
            <text:p>0.040011015</text:p>
          </table:table-cell>
          <table:table-cell office:value-type="float" office:value="0.13525713977855">
            <text:p>0.1352571398</text:p>
          </table:table-cell>
          <table:table-cell office:value-type="float" office:value="0.083416867310203">
            <text:p>0.0834168673</text:p>
          </table:table-cell>
        </table:table-row>
        <table:table-row table:style-name="ro2">
          <table:table-cell office:value-type="float" office:value="0.0395691676559768">
            <text:p>0.0395691677</text:p>
          </table:table-cell>
          <table:table-cell office:value-type="float" office:value="0.133849550864795">
            <text:p>0.1338495509</text:p>
          </table:table-cell>
          <table:table-cell office:value-type="float" office:value="0.08126452892417">
            <text:p>0.0812645289</text:p>
          </table:table-cell>
        </table:table-row>
        <table:table-row table:style-name="ro2">
          <table:table-cell office:value-type="float" office:value="0.0396930257605532">
            <text:p>0.0396930258</text:p>
          </table:table-cell>
          <table:table-cell office:value-type="float" office:value="0.134249815720826">
            <text:p>0.1342498157</text:p>
          </table:table-cell>
          <table:table-cell office:value-type="float" office:value="0.0829531494668885">
            <text:p>0.0829531495</text:p>
          </table:table-cell>
        </table:table-row>
        <table:table-row table:style-name="ro2">
          <table:table-cell office:value-type="float" office:value="0.0393273153572744">
            <text:p>0.0393273154</text:p>
          </table:table-cell>
          <table:table-cell office:value-type="float" office:value="0.134249815720826">
            <text:p>0.1342498157</text:p>
          </table:table-cell>
          <table:table-cell office:value-type="float" office:value="0.0825140345895584">
            <text:p>0.0825140346</text:p>
          </table:table-cell>
        </table:table-row>
        <table:table-row table:style-name="ro2">
          <table:table-cell office:value-type="float" office:value="0.0384134138664556">
            <text:p>0.0384134139</text:p>
          </table:table-cell>
          <table:table-cell office:value-type="float" office:value="0.134249815720826">
            <text:p>0.1342498157</text:p>
          </table:table-cell>
          <table:table-cell office:value-type="float" office:value="0.0849104913022704">
            <text:p>0.0849104913</text:p>
          </table:table-cell>
        </table:table-row>
        <table:table-row table:style-name="ro2">
          <table:table-cell office:value-type="float" office:value="0.0389396369021294">
            <text:p>0.0389396369</text:p>
          </table:table-cell>
          <table:table-cell office:value-type="float" office:value="0.132758790612274">
            <text:p>0.1327587906</text:p>
          </table:table-cell>
          <table:table-cell office:value-type="float" office:value="0.0845176978274053">
            <text:p>0.0845176978</text:p>
          </table:table-cell>
        </table:table-row>
        <table:table-row table:style-name="ro2">
          <table:table-cell office:value-type="float" office:value="0.0378567278185756">
            <text:p>0.0378567278</text:p>
          </table:table-cell>
          <table:table-cell office:value-type="float" office:value="0.133252008991422">
            <text:p>0.133252009</text:p>
          </table:table-cell>
          <table:table-cell office:value-type="float" office:value="0.085102973692725">
            <text:p>0.0851029737</text:p>
          </table:table-cell>
        </table:table-row>
        <table:table-row table:style-name="ro2">
          <table:table-cell office:value-type="float" office:value="0.0375838091752876">
            <text:p>0.0375838092</text:p>
          </table:table-cell>
          <table:table-cell office:value-type="float" office:value="0.135547047363714">
            <text:p>0.1355470474</text:p>
          </table:table-cell>
          <table:table-cell office:value-type="float" office:value="0.0815905073636346">
            <text:p>0.0815905074</text:p>
          </table:table-cell>
        </table:table-row>
        <table:table-row table:style-name="ro2">
          <table:table-cell office:value-type="float" office:value="0.0364741409463714">
            <text:p>0.0364741409</text:p>
          </table:table-cell>
          <table:table-cell office:value-type="float" office:value="0.132758790612274">
            <text:p>0.1327587906</text:p>
          </table:table-cell>
          <table:table-cell office:value-type="float" office:value="0.0817684801316399">
            <text:p>0.0817684801</text:p>
          </table:table-cell>
        </table:table-row>
        <table:table-row table:style-name="ro2">
          <table:table-cell office:value-type="float" office:value="0.0372221627636616">
            <text:p>0.0372221628</text:p>
          </table:table-cell>
          <table:table-cell office:value-type="float" office:value="0.139374563698713">
            <text:p>0.1393745637</text:p>
          </table:table-cell>
          <table:table-cell office:value-type="float" office:value="0.0859422515341301">
            <text:p>0.0859422515</text:p>
          </table:table-cell>
        </table:table-row>
        <table:table-row table:style-name="ro2">
          <table:table-cell office:value-type="float" office:value="0.0378412438083816">
            <text:p>0.0378412438</text:p>
          </table:table-cell>
          <table:table-cell office:value-type="float" office:value="0.139941470244013">
            <text:p>0.1399414702</text:p>
          </table:table-cell>
          <table:table-cell office:value-type="float" office:value="0.0812854641113292">
            <text:p>0.0812854641</text:p>
          </table:table-cell>
        </table:table-row>
        <table:table-row table:style-name="ro2">
          <table:table-cell office:value-type="float" office:value="0.0375096631220004">
            <text:p>0.0375096631</text:p>
          </table:table-cell>
          <table:table-cell office:value-type="float" office:value="0.131680585900993">
            <text:p>0.1316805859</text:p>
          </table:table-cell>
          <table:table-cell office:value-type="float" office:value="0.0799506591862889">
            <text:p>0.0799506592</text:p>
          </table:table-cell>
        </table:table-row>
        <table:table-row table:style-name="ro2">
          <table:table-cell office:value-type="float" office:value="0.0375589693471814">
            <text:p>0.0375589693</text:p>
          </table:table-cell>
          <table:table-cell office:value-type="float" office:value="0.131680585900993">
            <text:p>0.1316805859</text:p>
          </table:table-cell>
          <table:table-cell office:value-type="float" office:value="0.0833413506210251">
            <text:p>0.0833413506</text:p>
          </table:table-cell>
        </table:table-row>
        <table:table-row table:style-name="ro2">
          <table:table-cell office:value-type="float" office:value="0.0381988882378376">
            <text:p>0.0381988882</text:p>
          </table:table-cell>
          <table:table-cell office:value-type="float" office:value="0.136934538405916">
            <text:p>0.1369345384</text:p>
          </table:table-cell>
          <table:table-cell office:value-type="float" office:value="0.0789611984866864">
            <text:p>0.0789611985</text:p>
          </table:table-cell>
        </table:table-row>
        <table:table-row table:style-name="ro2">
          <table:table-cell office:value-type="float" office:value="0.0390812053000782">
            <text:p>0.0390812053</text:p>
          </table:table-cell>
          <table:table-cell office:value-type="float" office:value="0.140745264403055">
            <text:p>0.1407452644</text:p>
          </table:table-cell>
          <table:table-cell office:value-type="float" office:value="0.0799902089357701">
            <text:p>0.0799902089</text:p>
          </table:table-cell>
        </table:table-row>
        <table:table-row table:style-name="ro2">
          <table:table-cell office:value-type="float" office:value="0.0389472486571003">
            <text:p>0.0389472487</text:p>
          </table:table-cell>
          <table:table-cell office:value-type="float" office:value="0.139819779150213">
            <text:p>0.1398197792</text:p>
          </table:table-cell>
          <table:table-cell office:value-type="float" office:value="0.0884715390160187">
            <text:p>0.088471539</text:p>
          </table:table-cell>
        </table:table-row>
        <table:table-row table:style-name="ro2">
          <table:table-cell office:value-type="float" office:value="0.0401357679058618">
            <text:p>0.0401357679</text:p>
          </table:table-cell>
          <table:table-cell office:value-type="float" office:value="0.137722963686069">
            <text:p>0.1377229637</text:p>
          </table:table-cell>
          <table:table-cell office:value-type="float" office:value="0.0809930410833537">
            <text:p>0.0809930411</text:p>
          </table:table-cell>
        </table:table-row>
        <table:table-row table:style-name="ro2">
          <table:table-cell office:value-type="float" office:value="0.0396517566710322">
            <text:p>0.0396517567</text:p>
          </table:table-cell>
          <table:table-cell office:value-type="float" office:value="0.139481808581418">
            <text:p>0.1394818086</text:p>
          </table:table-cell>
          <table:table-cell office:value-type="float" office:value="0.0807713118928742">
            <text:p>0.0807713119</text:p>
          </table:table-cell>
        </table:table-row>
        <table:table-row table:style-name="ro2">
          <table:table-cell office:value-type="float" office:value="0.0412588466606534">
            <text:p>0.0412588467</text:p>
          </table:table-cell>
          <table:table-cell office:value-type="float" office:value="0.139104617696137">
            <text:p>0.1391046177</text:p>
          </table:table-cell>
          <table:table-cell office:value-type="float" office:value="0.087165338648327">
            <text:p>0.0871653386</text:p>
          </table:table-cell>
        </table:table-row>
        <table:table-row table:style-name="ro2">
          <table:table-cell office:value-type="float" office:value="0.0408585995194809">
            <text:p>0.0408585995</text:p>
          </table:table-cell>
          <table:table-cell office:value-type="float" office:value="0.142274787923484">
            <text:p>0.1422747879</text:p>
          </table:table-cell>
          <table:table-cell office:value-type="float" office:value="0.0833582518431297">
            <text:p>0.0833582518</text:p>
          </table:table-cell>
        </table:table-row>
        <table:table-row table:style-name="ro2">
          <table:table-cell office:value-type="float" office:value="0.0415345896094499">
            <text:p>0.0415345896</text:p>
          </table:table-cell>
          <table:table-cell office:value-type="float" office:value="0.139338457465288">
            <text:p>0.1393384575</text:p>
          </table:table-cell>
          <table:table-cell office:value-type="float" office:value="0.0793610250455843">
            <text:p>0.079361025</text:p>
          </table:table-cell>
        </table:table-row>
        <table:table-row table:style-name="ro2">
          <table:table-cell office:value-type="float" office:value="0.042730674062408">
            <text:p>0.0427306741</text:p>
          </table:table-cell>
          <table:table-cell office:value-type="float" office:value="0.136621742092902">
            <text:p>0.1366217421</text:p>
          </table:table-cell>
          <table:table-cell office:value-type="float" office:value="0.0799849554929887">
            <text:p>0.0799849555</text:p>
          </table:table-cell>
        </table:table-row>
        <table:table-row table:style-name="ro2">
          <table:table-cell office:value-type="float" office:value="0.0451373369850013">
            <text:p>0.045137337</text:p>
          </table:table-cell>
          <table:table-cell office:value-type="float" office:value="0.13492018409708">
            <text:p>0.1349201841</text:p>
          </table:table-cell>
          <table:table-cell office:value-type="float" office:value="0.0793991370410124">
            <text:p>0.079399137</text:p>
          </table:table-cell>
        </table:table-row>
        <table:table-row table:style-name="ro2">
          <table:table-cell office:value-type="float" office:value="0.0438404597753476">
            <text:p>0.0438404598</text:p>
          </table:table-cell>
          <table:table-cell office:value-type="float" office:value="0.135484733572915">
            <text:p>0.1354847336</text:p>
          </table:table-cell>
          <table:table-cell office:value-type="float" office:value="0.086248358261391">
            <text:p>0.0862483583</text:p>
          </table:table-cell>
        </table:table-row>
        <table:table-row table:style-name="ro2">
          <table:table-cell office:value-type="float" office:value="0.0444982019126419">
            <text:p>0.0444982019</text:p>
          </table:table-cell>
          <table:table-cell office:value-type="float" office:value="0.135484733572915">
            <text:p>0.1354847336</text:p>
          </table:table-cell>
          <table:table-cell office:value-type="float" office:value="0.0853921667941298">
            <text:p>0.0853921668</text:p>
          </table:table-cell>
        </table:table-row>
        <table:table-row table:style-name="ro2">
          <table:table-cell office:value-type="float" office:value="0.0444235388409207">
            <text:p>0.0444235388</text:p>
          </table:table-cell>
          <table:table-cell office:value-type="float" office:value="0.103694424309474">
            <text:p>0.1036944243</text:p>
          </table:table-cell>
          <table:table-cell office:value-type="float" office:value="0.0859255519198131">
            <text:p>0.0859255519</text:p>
          </table:table-cell>
        </table:table-row>
        <table:table-row table:style-name="ro2">
          <table:table-cell office:value-type="float" office:value="0.0422320489756993">
            <text:p>0.042232049</text:p>
          </table:table-cell>
          <table:table-cell office:value-type="float" office:value="0.103694424309474">
            <text:p>0.1036944243</text:p>
          </table:table-cell>
          <table:table-cell office:value-type="float" office:value="0.0931417009425518">
            <text:p>0.0931417009</text:p>
          </table:table-cell>
        </table:table-row>
        <table:table-row table:style-name="ro2">
          <table:table-cell office:value-type="float" office:value="0.0420439796632979">
            <text:p>0.0420439797</text:p>
          </table:table-cell>
          <table:table-cell office:value-type="float" office:value="0.13484773217829">
            <text:p>0.1348477322</text:p>
          </table:table-cell>
          <table:table-cell office:value-type="float" office:value="0.0832025094960698">
            <text:p>0.0832025095</text:p>
          </table:table-cell>
        </table:table-row>
        <table:table-row table:style-name="ro2">
          <table:table-cell office:value-type="float" office:value="0.0428386840427114">
            <text:p>0.042838684</text:p>
          </table:table-cell>
          <table:table-cell office:value-type="float" office:value="0.137018097396696">
            <text:p>0.1370180974</text:p>
          </table:table-cell>
          <table:table-cell office:value-type="float" office:value="0.0869387993238608">
            <text:p>0.0869387993</text:p>
          </table:table-cell>
        </table:table-row>
        <table:table-row table:style-name="ro2">
          <table:table-cell office:value-type="float" office:value="0.0425128981594257">
            <text:p>0.0425128982</text:p>
          </table:table-cell>
          <table:table-cell office:value-type="float" office:value="0.13484773217829">
            <text:p>0.1348477322</text:p>
          </table:table-cell>
          <table:table-cell office:value-type="float" office:value="0.086671700955373">
            <text:p>0.086671701</text:p>
          </table:table-cell>
        </table:table-row>
        <table:table-row table:style-name="ro2">
          <table:table-cell office:value-type="float" office:value="0.0421372735588692">
            <text:p>0.0421372736</text:p>
          </table:table-cell>
          <table:table-cell office:value-type="float" office:value="0.13484773217829">
            <text:p>0.1348477322</text:p>
          </table:table-cell>
          <table:table-cell office:value-type="float" office:value="0.0888067269196243">
            <text:p>0.0888067269</text:p>
          </table:table-cell>
        </table:table-row>
        <table:table-row table:style-name="ro2">
          <table:table-cell office:value-type="float" office:value="0.0415822112160159">
            <text:p>0.0415822112</text:p>
          </table:table-cell>
          <table:table-cell office:value-type="float" office:value="0.13484773217829">
            <text:p>0.1348477322</text:p>
          </table:table-cell>
          <table:table-cell office:value-type="float" office:value="0.0892909199659074">
            <text:p>0.08929092</text:p>
          </table:table-cell>
        </table:table-row>
        <table:table-row table:style-name="ro2">
          <table:table-cell office:value-type="float" office:value="0.0400539921449973">
            <text:p>0.0400539921</text:p>
          </table:table-cell>
          <table:table-cell office:value-type="float" office:value="0.135580541122691">
            <text:p>0.1355805411</text:p>
          </table:table-cell>
          <table:table-cell office:value-type="float" office:value="0.0858935010299865">
            <text:p>0.085893501</text:p>
          </table:table-cell>
        </table:table-row>
        <table:table-row table:style-name="ro2">
          <table:table-cell office:value-type="float" office:value="0.0394743175369227">
            <text:p>0.0394743175</text:p>
          </table:table-cell>
          <table:table-cell office:value-type="float" office:value="0.13484773217829">
            <text:p>0.1348477322</text:p>
          </table:table-cell>
          <table:table-cell office:value-type="float" office:value="0.0853251540964292">
            <text:p>0.0853251541</text:p>
          </table:table-cell>
        </table:table-row>
        <table:table-row table:style-name="ro2">
          <table:table-cell office:value-type="float" office:value="0.0387701156363144">
            <text:p>0.0387701156</text:p>
          </table:table-cell>
          <table:table-cell office:value-type="float" office:value="0.13429552900441">
            <text:p>0.134295529</text:p>
          </table:table-cell>
          <table:table-cell office:value-type="float" office:value="0.0844534889861112">
            <text:p>0.084453489</text:p>
          </table:table-cell>
        </table:table-row>
        <table:table-row table:style-name="ro2">
          <table:table-cell office:value-type="float" office:value="0.0383529712997313">
            <text:p>0.0383529713</text:p>
          </table:table-cell>
          <table:table-cell office:value-type="float" office:value="0.13484773217829">
            <text:p>0.1348477322</text:p>
          </table:table-cell>
          <table:table-cell office:value-type="float" office:value="0.0882038853097433">
            <text:p>0.0882038853</text:p>
          </table:table-cell>
        </table:table-row>
        <table:table-row table:style-name="ro2">
          <table:table-cell office:value-type="float" office:value="0.0386433501647357">
            <text:p>0.0386433502</text:p>
          </table:table-cell>
          <table:table-cell office:value-type="float" office:value="0.138169968928777">
            <text:p>0.1381699689</text:p>
          </table:table-cell>
          <table:table-cell office:value-type="float" office:value="0.0849256404202932">
            <text:p>0.0849256404</text:p>
          </table:table-cell>
        </table:table-row>
        <table:table-row table:style-name="ro2">
          <table:table-cell office:value-type="float" office:value="0.0401872609854086">
            <text:p>0.040187261</text:p>
          </table:table-cell>
          <table:table-cell office:value-type="float" office:value="0.13484773217829">
            <text:p>0.1348477322</text:p>
          </table:table-cell>
          <table:table-cell office:value-type="float" office:value="0.087020170755848">
            <text:p>0.0870201708</text:p>
          </table:table-cell>
        </table:table-row>
        <table:table-row table:style-name="ro2">
          <table:table-cell office:value-type="float" office:value="0.0388539517784133">
            <text:p>0.0388539518</text:p>
          </table:table-cell>
          <table:table-cell office:value-type="float" office:value="0.131042847166232">
            <text:p>0.1310428472</text:p>
          </table:table-cell>
          <table:table-cell office:value-type="float" office:value="0.0865295685283811">
            <text:p>0.0865295685</text:p>
          </table:table-cell>
        </table:table-row>
        <table:table-row table:style-name="ro2">
          <table:table-cell office:value-type="float" office:value="0.0395352921168598">
            <text:p>0.0395352921</text:p>
          </table:table-cell>
          <table:table-cell office:value-type="float" office:value="0.129803340209755">
            <text:p>0.1298033402</text:p>
          </table:table-cell>
          <table:table-cell office:value-type="float" office:value="0.0880185073208285">
            <text:p>0.0880185073</text:p>
          </table:table-cell>
        </table:table-row>
        <table:table-row table:style-name="ro2">
          <table:table-cell office:value-type="float" office:value="0.0397210199262405">
            <text:p>0.0397210199</text:p>
          </table:table-cell>
          <table:table-cell office:value-type="float" office:value="0.129085741529056">
            <text:p>0.1290857415</text:p>
          </table:table-cell>
          <table:table-cell office:value-type="float" office:value="0.0836471874781437">
            <text:p>0.0836471875</text:p>
          </table:table-cell>
        </table:table-row>
        <table:table-row table:style-name="ro2">
          <table:table-cell office:value-type="float" office:value="0.0397328309381006">
            <text:p>0.0397328309</text:p>
          </table:table-cell>
          <table:table-cell office:value-type="float" office:value="0.115408288108593">
            <text:p>0.1154082881</text:p>
          </table:table-cell>
          <table:table-cell office:value-type="float" office:value="0.0895122155350215">
            <text:p>0.0895122155</text:p>
          </table:table-cell>
        </table:table-row>
        <table:table-row table:style-name="ro2">
          <table:table-cell office:value-type="float" office:value="0.0394161522549251">
            <text:p>0.0394161523</text:p>
          </table:table-cell>
          <table:table-cell office:value-type="float" office:value="0.129831293617252">
            <text:p>0.1298312936</text:p>
          </table:table-cell>
          <table:table-cell office:value-type="float" office:value="0.0903056569421274">
            <text:p>0.0903056569</text:p>
          </table:table-cell>
        </table:table-row>
        <table:table-row table:style-name="ro2">
          <table:table-cell office:value-type="float" office:value="0.039883331409043">
            <text:p>0.0398833314</text:p>
          </table:table-cell>
          <table:table-cell office:value-type="float" office:value="0.130834660735294">
            <text:p>0.1308346607</text:p>
          </table:table-cell>
          <table:table-cell office:value-type="float" office:value="0.0837254513052899">
            <text:p>0.0837254513</text:p>
          </table:table-cell>
        </table:table-row>
        <table:table-row table:style-name="ro2">
          <table:table-cell office:value-type="float" office:value="0.0405744418055804">
            <text:p>0.0405744418</text:p>
          </table:table-cell>
          <table:table-cell office:value-type="float" office:value="0.132591261223287">
            <text:p>0.1325912612</text:p>
          </table:table-cell>
          <table:table-cell office:value-type="float" office:value="0.0799989204329533">
            <text:p>0.0799989204</text:p>
          </table:table-cell>
        </table:table-row>
        <table:table-row table:style-name="ro2">
          <table:table-cell office:value-type="float" office:value="0.0392313396483061">
            <text:p>0.0392313396</text:p>
          </table:table-cell>
          <table:table-cell office:value-type="float" office:value="0.130834660735294">
            <text:p>0.1308346607</text:p>
          </table:table-cell>
          <table:table-cell office:value-type="float" office:value="0.0839701965352749">
            <text:p>0.0839701965</text:p>
          </table:table-cell>
        </table:table-row>
        <table:table-row table:style-name="ro2">
          <table:table-cell office:value-type="float" office:value="0.0393934922958559">
            <text:p>0.0393934923</text:p>
          </table:table-cell>
          <table:table-cell office:value-type="float" office:value="0.131659605710685">
            <text:p>0.1316596057</text:p>
          </table:table-cell>
          <table:table-cell office:value-type="float" office:value="0.0889896982309143">
            <text:p>0.0889896982</text:p>
          </table:table-cell>
        </table:table-row>
        <table:table-row table:style-name="ro2">
          <table:table-cell office:value-type="float" office:value="0.0405661980885322">
            <text:p>0.0405661981</text:p>
          </table:table-cell>
          <table:table-cell office:value-type="float" office:value="0.101905702542438">
            <text:p>0.1019057025</text:p>
          </table:table-cell>
          <table:table-cell office:value-type="float" office:value="0.0852112431879119">
            <text:p>0.0852112432</text:p>
          </table:table-cell>
        </table:table-row>
        <table:table-row table:style-name="ro2">
          <table:table-cell office:value-type="float" office:value="0.0381311102814316">
            <text:p>0.0381311103</text:p>
          </table:table-cell>
          <table:table-cell office:value-type="float" office:value="0.127684319820204">
            <text:p>0.1276843198</text:p>
          </table:table-cell>
          <table:table-cell office:value-type="float" office:value="0.0898286551725787">
            <text:p>0.0898286552</text:p>
          </table:table-cell>
        </table:table-row>
        <table:table-row table:style-name="ro2">
          <table:table-cell office:value-type="float" office:value="0.0378717818590859">
            <text:p>0.0378717819</text:p>
          </table:table-cell>
          <table:table-cell office:value-type="float" office:value="0.132187414737488">
            <text:p>0.1321874147</text:p>
          </table:table-cell>
          <table:table-cell office:value-type="float" office:value="0.0820352356633318">
            <text:p>0.0820352357</text:p>
          </table:table-cell>
        </table:table-row>
        <table:table-row table:style-name="ro2">
          <table:table-cell office:value-type="float" office:value="0.0381048761552701">
            <text:p>0.0381048762</text:p>
          </table:table-cell>
          <table:table-cell office:value-type="float" office:value="0.132187414737488">
            <text:p>0.1321874147</text:p>
          </table:table-cell>
          <table:table-cell office:value-type="float" office:value="0.0835417515656405">
            <text:p>0.0835417516</text:p>
          </table:table-cell>
        </table:table-row>
        <table:table-row table:style-name="ro2">
          <table:table-cell office:value-type="float" office:value="0.0386566175922468">
            <text:p>0.0386566176</text:p>
          </table:table-cell>
          <table:table-cell office:value-type="float" office:value="0.13342484263903">
            <text:p>0.1334248426</text:p>
          </table:table-cell>
          <table:table-cell office:value-type="float" office:value="0.0843494557896408">
            <text:p>0.0843494558</text:p>
          </table:table-cell>
        </table:table-row>
        <table:table-row table:style-name="ro2">
          <table:table-cell office:value-type="float" office:value="0.0385686325748204">
            <text:p>0.0385686326</text:p>
          </table:table-cell>
          <table:table-cell office:value-type="float" office:value="0.132187414737488">
            <text:p>0.1321874147</text:p>
          </table:table-cell>
          <table:table-cell office:value-type="float" office:value="0.0898348780701929">
            <text:p>0.0898348781</text:p>
          </table:table-cell>
        </table:table-row>
        <table:table-row table:style-name="ro2">
          <table:table-cell office:value-type="float" office:value="0.038646395035648">
            <text:p>0.038646395</text:p>
          </table:table-cell>
          <table:table-cell office:value-type="float" office:value="0.12892135904779">
            <text:p>0.128921359</text:p>
          </table:table-cell>
          <table:table-cell office:value-type="float" office:value="0.0919224241626385">
            <text:p>0.0919224242</text:p>
          </table:table-cell>
        </table:table-row>
        <table:table-row table:style-name="ro2">
          <table:table-cell office:value-type="float" office:value="0.0392583733307544">
            <text:p>0.0392583733</text:p>
          </table:table-cell>
          <table:table-cell office:value-type="float" office:value="0.128044572927901">
            <text:p>0.1280445729</text:p>
          </table:table-cell>
          <table:table-cell office:value-type="float" office:value="0.0889724340182127">
            <text:p>0.088972434</text:p>
          </table:table-cell>
        </table:table-row>
        <table:table-row table:style-name="ro2">
          <table:table-cell office:value-type="float" office:value="0.038552404608411">
            <text:p>0.0385524046</text:p>
          </table:table-cell>
          <table:table-cell office:value-type="float" office:value="0.137990483639274">
            <text:p>0.1379904836</text:p>
          </table:table-cell>
          <table:table-cell office:value-type="float" office:value="0.0854750539716252">
            <text:p>0.085475054</text:p>
          </table:table-cell>
        </table:table-row>
        <table:table-row table:style-name="ro2">
          <table:table-cell office:value-type="float" office:value="0.0387333972681049">
            <text:p>0.0387333973</text:p>
          </table:table-cell>
          <table:table-cell office:value-type="float" office:value="0.137990483639274">
            <text:p>0.1379904836</text:p>
          </table:table-cell>
          <table:table-cell office:value-type="float" office:value="0.0899861882072741">
            <text:p>0.0899861882</text:p>
          </table:table-cell>
        </table:table-row>
        <table:table-row table:style-name="ro2">
          <table:table-cell office:value-type="float" office:value="0.0387739928978354">
            <text:p>0.0387739929</text:p>
          </table:table-cell>
          <table:table-cell office:value-type="float" office:value="0.137990483639274">
            <text:p>0.1379904836</text:p>
          </table:table-cell>
          <table:table-cell office:value-type="float" office:value="0.0910679072130324">
            <text:p>0.0910679072</text:p>
          </table:table-cell>
        </table:table-row>
        <table:table-row table:style-name="ro2">
          <table:table-cell office:value-type="float" office:value="0.0401498682320281">
            <text:p>0.0401498682</text:p>
          </table:table-cell>
          <table:table-cell office:value-type="float" office:value="0.13662709897215">
            <text:p>0.136627099</text:p>
          </table:table-cell>
          <table:table-cell office:value-type="float" office:value="0.0862474309612121">
            <text:p>0.086247431</text:p>
          </table:table-cell>
        </table:table-row>
        <table:table-row table:style-name="ro2">
          <table:table-cell office:value-type="float" office:value="0.0401679203398705">
            <text:p>0.0401679203</text:p>
          </table:table-cell>
          <table:table-cell office:value-type="float" office:value="0.131817715890975">
            <text:p>0.1318177159</text:p>
          </table:table-cell>
          <table:table-cell office:value-type="float" office:value="0.0880015813171038">
            <text:p>0.0880015813</text:p>
          </table:table-cell>
        </table:table-row>
        <table:table-row table:style-name="ro2">
          <table:table-cell office:value-type="float" office:value="0.0403930733036446">
            <text:p>0.0403930733</text:p>
          </table:table-cell>
          <table:table-cell office:value-type="float" office:value="0.130497115586847">
            <text:p>0.1304971156</text:p>
          </table:table-cell>
          <table:table-cell office:value-type="float" office:value="0.0899397014477806">
            <text:p>0.0899397014</text:p>
          </table:table-cell>
        </table:table-row>
        <table:table-row table:style-name="ro2">
          <table:table-cell office:value-type="float" office:value="0.0372347287846113">
            <text:p>0.0372347288</text:p>
          </table:table-cell>
          <table:table-cell office:value-type="float" office:value="0.13670209984878">
            <text:p>0.1367020998</text:p>
          </table:table-cell>
          <table:table-cell office:value-type="float" office:value="0.090807227010074">
            <text:p>0.090807227</text:p>
          </table:table-cell>
        </table:table-row>
        <table:table-row table:style-name="ro2">
          <table:table-cell office:value-type="float" office:value="0.0375917244861946">
            <text:p>0.0375917245</text:p>
          </table:table-cell>
          <table:table-cell office:value-type="float" office:value="0.13395012011181">
            <text:p>0.1339501201</text:p>
          </table:table-cell>
          <table:table-cell office:value-type="float" office:value="0.0892415424325203">
            <text:p>0.0892415424</text:p>
          </table:table-cell>
        </table:table-row>
        <table:table-row table:style-name="ro2">
          <table:table-cell office:value-type="float" office:value="0.0384154128462899">
            <text:p>0.0384154128</text:p>
          </table:table-cell>
          <table:table-cell office:value-type="float" office:value="0.13395012011181">
            <text:p>0.1339501201</text:p>
          </table:table-cell>
          <table:table-cell office:value-type="float" office:value="0.0903342880309327">
            <text:p>0.090334288</text:p>
          </table:table-cell>
        </table:table-row>
        <table:table-row table:style-name="ro2">
          <table:table-cell office:value-type="float" office:value="0.0384154128462899">
            <text:p>0.0384154128</text:p>
          </table:table-cell>
          <table:table-cell office:value-type="float" office:value="0.144473622044545">
            <text:p>0.144473622</text:p>
          </table:table-cell>
          <table:table-cell office:value-type="float" office:value="0.0929903282259792">
            <text:p>0.0929903282</text:p>
          </table:table-cell>
        </table:table-row>
        <table:table-row table:style-name="ro2">
          <table:table-cell office:value-type="float" office:value="0.0376416146531799">
            <text:p>0.0376416147</text:p>
          </table:table-cell>
          <table:table-cell office:value-type="float" office:value="0.13395012011181">
            <text:p>0.1339501201</text:p>
          </table:table-cell>
          <table:table-cell office:value-type="float" office:value="0.0935005535812842">
            <text:p>0.0935005536</text:p>
          </table:table-cell>
        </table:table-row>
        <table:table-row table:style-name="ro2">
          <table:table-cell office:value-type="float" office:value="0.0374294556098094">
            <text:p>0.0374294556</text:p>
          </table:table-cell>
          <table:table-cell office:value-type="float" office:value="0.13395012011181">
            <text:p>0.1339501201</text:p>
          </table:table-cell>
          <table:table-cell office:value-type="float" office:value="0.0938590594659907">
            <text:p>0.0938590595</text:p>
          </table:table-cell>
        </table:table-row>
        <table:table-row table:style-name="ro2">
          <table:table-cell office:value-type="float" office:value="0.0378625697316805">
            <text:p>0.0378625697</text:p>
          </table:table-cell>
          <table:table-cell office:value-type="float" office:value="0.144473622044545">
            <text:p>0.144473622</text:p>
          </table:table-cell>
          <table:table-cell office:value-type="float" office:value="0.0914896679220416">
            <text:p>0.0914896679</text:p>
          </table:table-cell>
        </table:table-row>
        <table:table-row table:style-name="ro2">
          <table:table-cell office:value-type="float" office:value="0.0369592132655788">
            <text:p>0.0369592133</text:p>
          </table:table-cell>
          <table:table-cell office:value-type="float" office:value="0.134552775258492">
            <text:p>0.1345527753</text:p>
          </table:table-cell>
          <table:table-cell office:value-type="float" office:value="0.0956494032724904">
            <text:p>0.0956494033</text:p>
          </table:table-cell>
        </table:table-row>
        <table:table-row table:style-name="ro2">
          <table:table-cell office:value-type="float" office:value="0.0370206643563027">
            <text:p>0.0370206644</text:p>
          </table:table-cell>
          <table:table-cell office:value-type="float" office:value="0.13395012011181">
            <text:p>0.1339501201</text:p>
          </table:table-cell>
          <table:table-cell office:value-type="float" office:value="0.0934728792324722">
            <text:p>0.0934728792</text:p>
          </table:table-cell>
        </table:table-row>
        <table:table-row table:style-name="ro2">
          <table:table-cell office:value-type="float" office:value="0.0367676304614529">
            <text:p>0.0367676305</text:p>
          </table:table-cell>
          <table:table-cell office:value-type="float" office:value="0.13914906141269">
            <text:p>0.1391490614</text:p>
          </table:table-cell>
          <table:table-cell office:value-type="float" office:value="0.0914503436077749">
            <text:p>0.0914503436</text:p>
          </table:table-cell>
        </table:table-row>
        <table:table-row table:style-name="ro2">
          <table:table-cell office:value-type="float" office:value="0.0371191995754694">
            <text:p>0.0371191996</text:p>
          </table:table-cell>
          <table:table-cell office:value-type="float" office:value="0.13934158903533">
            <text:p>0.139341589</text:p>
          </table:table-cell>
          <table:table-cell office:value-type="float" office:value="0.0899017003222953">
            <text:p>0.0899017003</text:p>
          </table:table-cell>
        </table:table-row>
        <table:table-row table:style-name="ro2">
          <table:table-cell office:value-type="float" office:value="0.0362844866999527">
            <text:p>0.0362844867</text:p>
          </table:table-cell>
          <table:table-cell office:value-type="float" office:value="0.142660145837684">
            <text:p>0.1426601458</text:p>
          </table:table-cell>
          <table:table-cell office:value-type="float" office:value="0.0923744877295385">
            <text:p>0.0923744877</text:p>
          </table:table-cell>
        </table:table-row>
        <table:table-row table:style-name="ro2">
          <table:table-cell office:value-type="float" office:value="0.0363152189658994">
            <text:p>0.036315219</text:p>
          </table:table-cell>
          <table:table-cell office:value-type="float" office:value="0.142660145837684">
            <text:p>0.1426601458</text:p>
          </table:table-cell>
          <table:table-cell office:value-type="float" office:value="0.087778278460659">
            <text:p>0.0877782785</text:p>
          </table:table-cell>
        </table:table-row>
        <table:table-row table:style-name="ro2">
          <table:table-cell office:value-type="float" office:value="0.0362789687160464">
            <text:p>0.0362789687</text:p>
          </table:table-cell>
          <table:table-cell office:value-type="float" office:value="0.142220973709745">
            <text:p>0.1422209737</text:p>
          </table:table-cell>
          <table:table-cell office:value-type="float" office:value="0.0908215724042424">
            <text:p>0.0908215724</text:p>
          </table:table-cell>
        </table:table-row>
        <table:table-row table:style-name="ro2">
          <table:table-cell office:value-type="float" office:value="0.0372261107351356">
            <text:p>0.0372261107</text:p>
          </table:table-cell>
          <table:table-cell office:value-type="float" office:value="0.136506163437931">
            <text:p>0.1365061634</text:p>
          </table:table-cell>
          <table:table-cell office:value-type="float" office:value="0.094216723424129">
            <text:p>0.0942167234</text:p>
          </table:table-cell>
        </table:table-row>
        <table:table-row table:style-name="ro2">
          <table:table-cell office:value-type="float" office:value="0.0391410161611314">
            <text:p>0.0391410162</text:p>
          </table:table-cell>
          <table:table-cell office:value-type="float" office:value="0.136506163437931">
            <text:p>0.1365061634</text:p>
          </table:table-cell>
          <table:table-cell office:value-type="float" office:value="0.0961273961522243">
            <text:p>0.0961273962</text:p>
          </table:table-cell>
        </table:table-row>
        <table:table-row table:style-name="ro2">
          <table:table-cell office:value-type="float" office:value="0.0375165322817502">
            <text:p>0.0375165323</text:p>
          </table:table-cell>
          <table:table-cell office:value-type="float" office:value="0.136506163437931">
            <text:p>0.1365061634</text:p>
          </table:table-cell>
          <table:table-cell office:value-type="float" office:value="0.0847963167365426">
            <text:p>0.0847963167</text:p>
          </table:table-cell>
        </table:table-row>
        <table:table-row table:style-name="ro2">
          <table:table-cell office:value-type="float" office:value="0.0381704204946452">
            <text:p>0.0381704205</text:p>
          </table:table-cell>
          <table:table-cell office:value-type="float" office:value="0.133558151010971">
            <text:p>0.133558151</text:p>
          </table:table-cell>
          <table:table-cell office:value-type="float" office:value="0.0974187065830574">
            <text:p>0.0974187066</text:p>
          </table:table-cell>
        </table:table-row>
        <table:table-row table:style-name="ro2">
          <table:table-cell office:value-type="float" office:value="0.0381741532467995">
            <text:p>0.0381741532</text:p>
          </table:table-cell>
          <table:table-cell office:value-type="float" office:value="0.140356771433309">
            <text:p>0.1403567714</text:p>
          </table:table-cell>
          <table:table-cell office:value-type="float" office:value="0.0921772000316758">
            <text:p>0.0921772</text:p>
          </table:table-cell>
        </table:table-row>
        <table:table-row table:style-name="ro2">
          <table:table-cell office:value-type="float" office:value="0.0373648643289207">
            <text:p>0.0373648643</text:p>
          </table:table-cell>
          <table:table-cell office:value-type="float" office:value="0.13729633800669">
            <text:p>0.137296338</text:p>
          </table:table-cell>
          <table:table-cell office:value-type="float" office:value="0.0935074755866063">
            <text:p>0.0935074756</text:p>
          </table:table-cell>
        </table:table-row>
        <table:table-row table:style-name="ro2">
          <table:table-cell office:value-type="float" office:value="0.036933516485166">
            <text:p>0.0369335165</text:p>
          </table:table-cell>
          <table:table-cell office:value-type="float" office:value="0.131600220762667">
            <text:p>0.1316002208</text:p>
          </table:table-cell>
          <table:table-cell office:value-type="float" office:value="0.0885991445805558">
            <text:p>0.0885991446</text:p>
          </table:table-cell>
        </table:table-row>
        <table:table-row table:style-name="ro2">
          <table:table-cell office:value-type="float" office:value="0.0368072214722365">
            <text:p>0.0368072215</text:p>
          </table:table-cell>
          <table:table-cell office:value-type="float" office:value="0.13617196579056">
            <text:p>0.1361719658</text:p>
          </table:table-cell>
          <table:table-cell office:value-type="float" office:value="0.0877796179748728">
            <text:p>0.087779618</text:p>
          </table:table-cell>
        </table:table-row>
        <table:table-row table:style-name="ro2">
          <table:table-cell office:value-type="float" office:value="0.0365001179884992">
            <text:p>0.036500118</text:p>
          </table:table-cell>
          <table:table-cell office:value-type="float" office:value="0.131686239558465">
            <text:p>0.1316862396</text:p>
          </table:table-cell>
          <table:table-cell office:value-type="float" office:value="0.0900426427790835">
            <text:p>0.0900426428</text:p>
          </table:table-cell>
        </table:table-row>
        <table:table-row table:style-name="ro2">
          <table:table-cell office:value-type="float" office:value="0.0359510407828155">
            <text:p>0.0359510408</text:p>
          </table:table-cell>
          <table:table-cell office:value-type="float" office:value="0.131623109228465">
            <text:p>0.1316231092</text:p>
          </table:table-cell>
          <table:table-cell office:value-type="float" office:value="0.088409025664879">
            <text:p>0.0884090257</text:p>
          </table:table-cell>
        </table:table-row>
        <table:table-row table:style-name="ro2">
          <table:table-cell office:value-type="float" office:value="0.0355524655695863">
            <text:p>0.0355524656</text:p>
          </table:table-cell>
          <table:table-cell office:value-type="float" office:value="0.135244149110668">
            <text:p>0.1352441491</text:p>
          </table:table-cell>
          <table:table-cell office:value-type="float" office:value="0.0910327280003681">
            <text:p>0.091032728</text:p>
          </table:table-cell>
        </table:table-row>
        <table:table-row table:style-name="ro2">
          <table:table-cell office:value-type="float" office:value="0.0362466552453745">
            <text:p>0.0362466552</text:p>
          </table:table-cell>
          <table:table-cell office:value-type="float" office:value="0.135244149110668">
            <text:p>0.1352441491</text:p>
          </table:table-cell>
          <table:table-cell office:value-type="float" office:value="0.0931799226126373">
            <text:p>0.0931799226</text:p>
          </table:table-cell>
        </table:table-row>
        <table:table-row table:style-name="ro2">
          <table:table-cell office:value-type="float" office:value="0.0360843585292946">
            <text:p>0.0360843585</text:p>
          </table:table-cell>
          <table:table-cell office:value-type="float" office:value="0.135244149110668">
            <text:p>0.1352441491</text:p>
          </table:table-cell>
          <table:table-cell office:value-type="float" office:value="0.0951005432336538">
            <text:p>0.0951005432</text:p>
          </table:table-cell>
        </table:table-row>
        <table:table-row table:style-name="ro2">
          <table:table-cell office:value-type="float" office:value="0.03646094083417">
            <text:p>0.0364609408</text:p>
          </table:table-cell>
          <table:table-cell office:value-type="float" office:value="0.132898328055092">
            <text:p>0.1328983281</text:p>
          </table:table-cell>
          <table:table-cell office:value-type="float" office:value="0.0894523052130272">
            <text:p>0.0894523052</text:p>
          </table:table-cell>
        </table:table-row>
        <table:table-row table:style-name="ro2">
          <table:table-cell office:value-type="float" office:value="0.036252810385079">
            <text:p>0.0362528104</text:p>
          </table:table-cell>
          <table:table-cell office:value-type="float" office:value="0.132898328055092">
            <text:p>0.1328983281</text:p>
          </table:table-cell>
          <table:table-cell office:value-type="float" office:value="0.0917713412408184">
            <text:p>0.0917713412</text:p>
          </table:table-cell>
        </table:table-row>
        <table:table-row table:style-name="ro2">
          <table:table-cell office:value-type="float" office:value="0.0345908713148892">
            <text:p>0.0345908713</text:p>
          </table:table-cell>
          <table:table-cell office:value-type="float" office:value="0.13281446629">
            <text:p>0.1328144663</text:p>
          </table:table-cell>
          <table:table-cell office:value-type="float" office:value="0.0904626128972678">
            <text:p>0.0904626129</text:p>
          </table:table-cell>
        </table:table-row>
        <table:table-row table:style-name="ro2">
          <table:table-cell office:value-type="float" office:value="0.035755043102054">
            <text:p>0.0357550431</text:p>
          </table:table-cell>
          <table:table-cell office:value-type="float" office:value="0.132472943119078">
            <text:p>0.1324729431</text:p>
          </table:table-cell>
          <table:table-cell office:value-type="float" office:value="0.0944092580866615">
            <text:p>0.0944092581</text:p>
          </table:table-cell>
        </table:table-row>
        <table:table-row table:style-name="ro2">
          <table:table-cell office:value-type="float" office:value="0.0361282189865287">
            <text:p>0.036128219</text:p>
          </table:table-cell>
          <table:table-cell office:value-type="float" office:value="0.132472943119078">
            <text:p>0.1324729431</text:p>
          </table:table-cell>
          <table:table-cell office:value-type="float" office:value="0.0944505167260803">
            <text:p>0.0944505167</text:p>
          </table:table-cell>
        </table:table-row>
        <table:table-row table:style-name="ro2">
          <table:table-cell office:value-type="float" office:value="0.0367681361466301">
            <text:p>0.0367681361</text:p>
          </table:table-cell>
          <table:table-cell office:value-type="float" office:value="0.135876638937331">
            <text:p>0.1358766389</text:p>
          </table:table-cell>
          <table:table-cell office:value-type="float" office:value="0.0946000417219185">
            <text:p>0.0946000417</text:p>
          </table:table-cell>
        </table:table-row>
        <table:table-row table:style-name="ro2">
          <table:table-cell office:value-type="float" office:value="0.0366777353650042">
            <text:p>0.0366777354</text:p>
          </table:table-cell>
          <table:table-cell office:value-type="float" office:value="0.135876638937331">
            <text:p>0.1358766389</text:p>
          </table:table-cell>
          <table:table-cell office:value-type="float" office:value="0.0932206196324465">
            <text:p>0.0932206196</text:p>
          </table:table-cell>
        </table:table-row>
        <table:table-row table:style-name="ro2">
          <table:table-cell office:value-type="float" office:value="0.0361007939098133">
            <text:p>0.0361007939</text:p>
          </table:table-cell>
          <table:table-cell office:value-type="float" office:value="0.132775896120563">
            <text:p>0.1327758961</text:p>
          </table:table-cell>
          <table:table-cell office:value-type="float" office:value="0.0938961684917961">
            <text:p>0.0938961685</text:p>
          </table:table-cell>
        </table:table-row>
        <table:table-row table:style-name="ro2">
          <table:table-cell office:value-type="float" office:value="0.0364003957995958">
            <text:p>0.0364003958</text:p>
          </table:table-cell>
          <table:table-cell office:value-type="float" office:value="0.137608764731016">
            <text:p>0.1376087647</text:p>
          </table:table-cell>
          <table:table-cell office:value-type="float" office:value="0.0914024215161296">
            <text:p>0.0914024215</text:p>
          </table:table-cell>
        </table:table-row>
        <table:table-row table:style-name="ro2">
          <table:table-cell office:value-type="float" office:value="0.0360834243369645">
            <text:p>0.0360834243</text:p>
          </table:table-cell>
          <table:table-cell office:value-type="float" office:value="0.135739365695836">
            <text:p>0.1357393657</text:p>
          </table:table-cell>
          <table:table-cell office:value-type="float" office:value="0.0915318055375815">
            <text:p>0.0915318055</text:p>
          </table:table-cell>
        </table:table-row>
        <table:table-row table:style-name="ro2">
          <table:table-cell office:value-type="float" office:value="0.0356065408924191">
            <text:p>0.0356065409</text:p>
          </table:table-cell>
          <table:table-cell office:value-type="float" office:value="0.111412402570908">
            <text:p>0.1114124026</text:p>
          </table:table-cell>
          <table:table-cell office:value-type="float" office:value="0.0939505296907494">
            <text:p>0.0939505297</text:p>
          </table:table-cell>
        </table:table-row>
        <table:table-row table:style-name="ro2">
          <table:table-cell office:value-type="float" office:value="0.0354424910451095">
            <text:p>0.035442491</text:p>
          </table:table-cell>
          <table:table-cell office:value-type="float" office:value="0.127114539324454">
            <text:p>0.1271145393</text:p>
          </table:table-cell>
          <table:table-cell office:value-type="float" office:value="0.0936834793866546">
            <text:p>0.0936834794</text:p>
          </table:table-cell>
        </table:table-row>
        <table:table-row table:style-name="ro2">
          <table:table-cell office:value-type="float" office:value="0.0351661595953467">
            <text:p>0.0351661596</text:p>
          </table:table-cell>
          <table:table-cell office:value-type="float" office:value="0.132157807014571">
            <text:p>0.132157807</text:p>
          </table:table-cell>
          <table:table-cell office:value-type="float" office:value="0.0903624672116137">
            <text:p>0.0903624672</text:p>
          </table:table-cell>
        </table:table-row>
        <table:table-row table:style-name="ro2">
          <table:table-cell office:value-type="float" office:value="0.0351061494900125">
            <text:p>0.0351061495</text:p>
          </table:table-cell>
          <table:table-cell office:value-type="float" office:value="0.138236235201514">
            <text:p>0.1382362352</text:p>
          </table:table-cell>
          <table:table-cell office:value-type="float" office:value="0.0913299665639385">
            <text:p>0.0913299666</text:p>
          </table:table-cell>
        </table:table-row>
        <table:table-row table:style-name="ro2">
          <table:table-cell office:value-type="float" office:value="0.0374925858929596">
            <text:p>0.0374925859</text:p>
          </table:table-cell>
          <table:table-cell office:value-type="float" office:value="0.138888562978163">
            <text:p>0.138888563</text:p>
          </table:table-cell>
          <table:table-cell office:value-type="float" office:value="0.0928099210154793">
            <text:p>0.092809921</text:p>
          </table:table-cell>
        </table:table-row>
        <table:table-row table:style-name="ro2">
          <table:table-cell office:value-type="float" office:value="0.037934088106687">
            <text:p>0.0379340881</text:p>
          </table:table-cell>
          <table:table-cell office:value-type="float" office:value="0.138888562978163">
            <text:p>0.138888563</text:p>
          </table:table-cell>
          <table:table-cell office:value-type="float" office:value="0.0914580590105271">
            <text:p>0.091458059</text:p>
          </table:table-cell>
        </table:table-row>
        <table:table-row table:style-name="ro2">
          <table:table-cell office:value-type="float" office:value="0.0388070660267576">
            <text:p>0.038807066</text:p>
          </table:table-cell>
          <table:table-cell office:value-type="float" office:value="0.138888562978163">
            <text:p>0.138888563</text:p>
          </table:table-cell>
          <table:table-cell office:value-type="float" office:value="0.0951173878334707">
            <text:p>0.0951173878</text:p>
          </table:table-cell>
        </table:table-row>
        <table:table-row table:style-name="ro2">
          <table:table-cell office:value-type="float" office:value="0.0368959410524968">
            <text:p>0.0368959411</text:p>
          </table:table-cell>
          <table:table-cell office:value-type="float" office:value="0.138888562978163">
            <text:p>0.138888563</text:p>
          </table:table-cell>
          <table:table-cell office:value-type="float" office:value="0.0902354185632643">
            <text:p>0.0902354186</text:p>
          </table:table-cell>
        </table:table-row>
        <table:table-row table:style-name="ro2">
          <table:table-cell office:value-type="float" office:value="0.0367590602409884">
            <text:p>0.0367590602</text:p>
          </table:table-cell>
          <table:table-cell office:value-type="float" office:value="0.138888562978162">
            <text:p>0.138888563</text:p>
          </table:table-cell>
          <table:table-cell office:value-type="float" office:value="0.0933816667396539">
            <text:p>0.0933816667</text:p>
          </table:table-cell>
        </table:table-row>
        <table:table-row table:style-name="ro2">
          <table:table-cell office:value-type="float" office:value="0.038222306647121">
            <text:p>0.0382223066</text:p>
          </table:table-cell>
          <table:table-cell office:value-type="float" office:value="0.138720370210122">
            <text:p>0.1387203702</text:p>
          </table:table-cell>
          <table:table-cell office:value-type="float" office:value="0.0967274590187746">
            <text:p>0.096727459</text:p>
          </table:table-cell>
        </table:table-row>
        <table:table-row table:style-name="ro2">
          <table:table-cell office:value-type="float" office:value="0.0394444623723258">
            <text:p>0.0394444624</text:p>
          </table:table-cell>
          <table:table-cell office:value-type="float" office:value="0.142080887821615">
            <text:p>0.1420808878</text:p>
          </table:table-cell>
          <table:table-cell office:value-type="float" office:value="0.09487853771665">
            <text:p>0.0948785377</text:p>
          </table:table-cell>
        </table:table-row>
        <table:table-row table:style-name="ro2">
          <table:table-cell office:value-type="float" office:value="0.0394235991028932">
            <text:p>0.0394235991</text:p>
          </table:table-cell>
          <table:table-cell office:value-type="float" office:value="0.139291236919298">
            <text:p>0.1392912369</text:p>
          </table:table-cell>
          <table:table-cell office:value-type="float" office:value="0.0957358301894224">
            <text:p>0.0957358302</text:p>
          </table:table-cell>
        </table:table-row>
        <table:table-row table:style-name="ro2">
          <table:table-cell office:value-type="float" office:value="0.0398453384233425">
            <text:p>0.0398453384</text:p>
          </table:table-cell>
          <table:table-cell office:value-type="float" office:value="0.139347855241804">
            <text:p>0.1393478552</text:p>
          </table:table-cell>
          <table:table-cell office:value-type="float" office:value="0.08656354770903">
            <text:p>0.0865635477</text:p>
          </table:table-cell>
        </table:table-row>
        <table:table-row table:style-name="ro2">
          <table:table-cell office:value-type="float" office:value="0.0397954018398807">
            <text:p>0.0397954018</text:p>
          </table:table-cell>
          <table:table-cell office:value-type="float" office:value="0.140561552290618">
            <text:p>0.1405615523</text:p>
          </table:table-cell>
          <table:table-cell office:value-type="float" office:value="0.0905892819883875">
            <text:p>0.090589282</text:p>
          </table:table-cell>
        </table:table-row>
        <table:table-row table:style-name="ro2">
          <table:table-cell office:value-type="float" office:value="0.0387894782725785">
            <text:p>0.0387894783</text:p>
          </table:table-cell>
          <table:table-cell office:value-type="float" office:value="0.143567646033066">
            <text:p>0.143567646</text:p>
          </table:table-cell>
          <table:table-cell office:value-type="float" office:value="0.0883478718980341">
            <text:p>0.0883478719</text:p>
          </table:table-cell>
        </table:table-row>
        <table:table-row table:style-name="ro2">
          <table:table-cell office:value-type="float" office:value="0.0391004164074092">
            <text:p>0.0391004164</text:p>
          </table:table-cell>
          <table:table-cell office:value-type="float" office:value="0.142204922285044">
            <text:p>0.1422049223</text:p>
          </table:table-cell>
          <table:table-cell office:value-type="float" office:value="0.092487677160659">
            <text:p>0.0924876772</text:p>
          </table:table-cell>
        </table:table-row>
        <table:table-row table:style-name="ro2">
          <table:table-cell office:value-type="float" office:value="0.0401711619114425">
            <text:p>0.0401711619</text:p>
          </table:table-cell>
          <table:table-cell office:value-type="float" office:value="0.142204922285044">
            <text:p>0.1422049223</text:p>
          </table:table-cell>
          <table:table-cell office:value-type="float" office:value="0.0939343754957159">
            <text:p>0.0939343755</text:p>
          </table:table-cell>
        </table:table-row>
        <table:table-row table:style-name="ro2">
          <table:table-cell office:value-type="float" office:value="0.0413361783611507">
            <text:p>0.0413361784</text:p>
          </table:table-cell>
          <table:table-cell office:value-type="float" office:value="0.150343803739469">
            <text:p>0.1503438037</text:p>
          </table:table-cell>
          <table:table-cell office:value-type="float" office:value="0.0900746047420359">
            <text:p>0.0900746047</text:p>
          </table:table-cell>
        </table:table-row>
        <table:table-row table:style-name="ro2">
          <table:table-cell office:value-type="float" office:value="0.0405676659968567">
            <text:p>0.040567666</text:p>
          </table:table-cell>
          <table:table-cell office:value-type="float" office:value="0.150343803739469">
            <text:p>0.1503438037</text:p>
          </table:table-cell>
          <table:table-cell office:value-type="float" office:value="0.0985523576342596">
            <text:p>0.0985523576</text:p>
          </table:table-cell>
        </table:table-row>
        <table:table-row table:style-name="ro2">
          <table:table-cell office:value-type="float" office:value="0.0393529940672459">
            <text:p>0.0393529941</text:p>
          </table:table-cell>
          <table:table-cell office:value-type="float" office:value="0.150343803739469">
            <text:p>0.1503438037</text:p>
          </table:table-cell>
          <table:table-cell office:value-type="float" office:value="0.0914159488437931">
            <text:p>0.0914159488</text:p>
          </table:table-cell>
        </table:table-row>
        <table:table-row table:style-name="ro2">
          <table:table-cell office:value-type="float" office:value="0.0393623515271579">
            <text:p>0.0393623515</text:p>
          </table:table-cell>
          <table:table-cell office:value-type="float" office:value="0.150343803739469">
            <text:p>0.1503438037</text:p>
          </table:table-cell>
          <table:table-cell office:value-type="float" office:value="0.100101550662731">
            <text:p>0.1001015507</text:p>
          </table:table-cell>
        </table:table-row>
        <table:table-row table:style-name="ro2">
          <table:table-cell office:value-type="float" office:value="0.0393623515271579">
            <text:p>0.0393623515</text:p>
          </table:table-cell>
          <table:table-cell office:value-type="float" office:value="0.150343803739469">
            <text:p>0.1503438037</text:p>
          </table:table-cell>
          <table:table-cell office:value-type="float" office:value="0.0962583821401552">
            <text:p>0.0962583821</text:p>
          </table:table-cell>
        </table:table-row>
        <table:table-row table:style-name="ro2">
          <table:table-cell office:value-type="float" office:value="0.0397193595416548">
            <text:p>0.0397193595</text:p>
          </table:table-cell>
          <table:table-cell office:value-type="float" office:value="0.150343803739469">
            <text:p>0.1503438037</text:p>
          </table:table-cell>
          <table:table-cell office:value-type="float" office:value="0.0963387377463364">
            <text:p>0.0963387377</text:p>
          </table:table-cell>
        </table:table-row>
        <table:table-row table:style-name="ro2">
          <table:table-cell office:value-type="float" office:value="0.0397416702566369">
            <text:p>0.0397416703</text:p>
          </table:table-cell>
          <table:table-cell office:value-type="float" office:value="0.150343803739469">
            <text:p>0.1503438037</text:p>
          </table:table-cell>
          <table:table-cell office:value-type="float" office:value="0.0986740948275565">
            <text:p>0.0986740948</text:p>
          </table:table-cell>
        </table:table-row>
        <table:table-row table:style-name="ro2">
          <table:table-cell office:value-type="float" office:value="0.0403305681969624">
            <text:p>0.0403305682</text:p>
          </table:table-cell>
          <table:table-cell office:value-type="float" office:value="0.150343803739469">
            <text:p>0.1503438037</text:p>
          </table:table-cell>
          <table:table-cell office:value-type="float" office:value="0.0926496781773138">
            <text:p>0.0926496782</text:p>
          </table:table-cell>
        </table:table-row>
        <table:table-row table:style-name="ro2">
          <table:table-cell office:value-type="float" office:value="0.0390768154351653">
            <text:p>0.0390768154</text:p>
          </table:table-cell>
          <table:table-cell office:value-type="float" office:value="0.150343803739469">
            <text:p>0.1503438037</text:p>
          </table:table-cell>
          <table:table-cell office:value-type="float" office:value="0.0963364930911949">
            <text:p>0.0963364931</text:p>
          </table:table-cell>
        </table:table-row>
        <table:table-row table:style-name="ro2">
          <table:table-cell office:value-type="float" office:value="0.0391297344901547">
            <text:p>0.0391297345</text:p>
          </table:table-cell>
          <table:table-cell office:value-type="float" office:value="0.150343803739469">
            <text:p>0.1503438037</text:p>
          </table:table-cell>
          <table:table-cell office:value-type="float" office:value="0.0885709853295492">
            <text:p>0.0885709853</text:p>
          </table:table-cell>
        </table:table-row>
        <table:table-row table:style-name="ro2">
          <table:table-cell office:value-type="float" office:value="0.0389139328292679">
            <text:p>0.0389139328</text:p>
          </table:table-cell>
          <table:table-cell office:value-type="float" office:value="0.150343803739469">
            <text:p>0.1503438037</text:p>
          </table:table-cell>
          <table:table-cell office:value-type="float" office:value="0.0927924806686241">
            <text:p>0.0927924807</text:p>
          </table:table-cell>
        </table:table-row>
        <table:table-row table:style-name="ro2">
          <table:table-cell office:value-type="float" office:value="0.0401952815641619">
            <text:p>0.0401952816</text:p>
          </table:table-cell>
          <table:table-cell office:value-type="float" office:value="0.150343803739469">
            <text:p>0.1503438037</text:p>
          </table:table-cell>
          <table:table-cell office:value-type="float" office:value="0.100959044443942">
            <text:p>0.1009590444</text:p>
          </table:table-cell>
        </table:table-row>
        <table:table-row table:style-name="ro2">
          <table:table-cell office:value-type="float" office:value="0.0401502372479221">
            <text:p>0.0401502372</text:p>
          </table:table-cell>
          <table:table-cell office:value-type="float" office:value="0.150343803739469">
            <text:p>0.1503438037</text:p>
          </table:table-cell>
          <table:table-cell office:value-type="float" office:value="0.0952064966657119">
            <text:p>0.0952064967</text:p>
          </table:table-cell>
        </table:table-row>
        <table:table-row table:style-name="ro2">
          <table:table-cell office:value-type="float" office:value="0.0412729354933688">
            <text:p>0.0412729355</text:p>
          </table:table-cell>
          <table:table-cell office:value-type="float" office:value="0.150343803739469">
            <text:p>0.1503438037</text:p>
          </table:table-cell>
          <table:table-cell office:value-type="float" office:value="0.0881798253876781">
            <text:p>0.0881798254</text:p>
          </table:table-cell>
        </table:table-row>
        <table:table-row table:style-name="ro2">
          <table:table-cell office:value-type="float" office:value="0.0409118930462569">
            <text:p>0.040911893</text:p>
          </table:table-cell>
          <table:table-cell office:value-type="float" office:value="0.146646194939202">
            <text:p>0.1466461949</text:p>
          </table:table-cell>
          <table:table-cell office:value-type="float" office:value="0.0966483433391528">
            <text:p>0.0966483433</text:p>
          </table:table-cell>
        </table:table-row>
        <table:table-row table:style-name="ro2">
          <table:table-cell office:value-type="float" office:value="0.0400028724615811">
            <text:p>0.0400028725</text:p>
          </table:table-cell>
          <table:table-cell office:value-type="float" office:value="0.150343803739469">
            <text:p>0.1503438037</text:p>
          </table:table-cell>
          <table:table-cell office:value-type="float" office:value="0.0978483319715247">
            <text:p>0.097848332</text:p>
          </table:table-cell>
        </table:table-row>
        <table:table-row table:style-name="ro2">
          <table:table-cell office:value-type="float" office:value="0.0397251927415214">
            <text:p>0.0397251927</text:p>
          </table:table-cell>
          <table:table-cell office:value-type="float" office:value="0.150343803739469">
            <text:p>0.1503438037</text:p>
          </table:table-cell>
          <table:table-cell office:value-type="float" office:value="0.0914703404378235">
            <text:p>0.0914703404</text:p>
          </table:table-cell>
        </table:table-row>
        <table:table-row table:style-name="ro2">
          <table:table-cell office:value-type="float" office:value="0.0392816125725343">
            <text:p>0.0392816126</text:p>
          </table:table-cell>
          <table:table-cell office:value-type="float" office:value="0.150343803739469">
            <text:p>0.1503438037</text:p>
          </table:table-cell>
          <table:table-cell office:value-type="float" office:value="0.0958615490042909">
            <text:p>0.095861549</text:p>
          </table:table-cell>
        </table:table-row>
        <table:table-row table:style-name="ro2">
          <table:table-cell office:value-type="float" office:value="0.0378919861858937">
            <text:p>0.0378919862</text:p>
          </table:table-cell>
          <table:table-cell office:value-type="float" office:value="0.143600030268262">
            <text:p>0.1436000303</text:p>
          </table:table-cell>
          <table:table-cell office:value-type="float" office:value="0.0965588423419443">
            <text:p>0.0965588423</text:p>
          </table:table-cell>
        </table:table-row>
        <table:table-row table:style-name="ro2">
          <table:table-cell office:value-type="float" office:value="0.0370891408155433">
            <text:p>0.0370891408</text:p>
          </table:table-cell>
          <table:table-cell office:value-type="float" office:value="0.14239985751241">
            <text:p>0.1423998575</text:p>
          </table:table-cell>
          <table:table-cell office:value-type="float" office:value="0.0955437189909575">
            <text:p>0.095543719</text:p>
          </table:table-cell>
        </table:table-row>
        <table:table-row table:style-name="ro2">
          <table:table-cell office:value-type="float" office:value="0.0375094510580256">
            <text:p>0.0375094511</text:p>
          </table:table-cell>
          <table:table-cell office:value-type="float" office:value="0.143784302317911">
            <text:p>0.1437843023</text:p>
          </table:table-cell>
          <table:table-cell office:value-type="float" office:value="0.094994190255069">
            <text:p>0.0949941903</text:p>
          </table:table-cell>
        </table:table-row>
        <table:table-row table:style-name="ro2">
          <table:table-cell office:value-type="float" office:value="0.0376210047985663">
            <text:p>0.0376210048</text:p>
          </table:table-cell>
          <table:table-cell office:value-type="float" office:value="0.143784302317911">
            <text:p>0.1437843023</text:p>
          </table:table-cell>
          <table:table-cell office:value-type="float" office:value="0.0973558248595461">
            <text:p>0.0973558249</text:p>
          </table:table-cell>
        </table:table-row>
        <table:table-row table:style-name="ro2">
          <table:table-cell office:value-type="float" office:value="0.0393728415659062">
            <text:p>0.0393728416</text:p>
          </table:table-cell>
          <table:table-cell office:value-type="float" office:value="0.143784302317911">
            <text:p>0.1437843023</text:p>
          </table:table-cell>
          <table:table-cell office:value-type="float" office:value="0.092420398044845">
            <text:p>0.092420398</text:p>
          </table:table-cell>
        </table:table-row>
        <table:table-row table:style-name="ro2">
          <table:table-cell office:value-type="float" office:value="0.0396922742145039">
            <text:p>0.0396922742</text:p>
          </table:table-cell>
          <table:table-cell office:value-type="float" office:value="0.142820718479537">
            <text:p>0.1428207185</text:p>
          </table:table-cell>
          <table:table-cell office:value-type="float" office:value="0.101968142031831">
            <text:p>0.101968142</text:p>
          </table:table-cell>
        </table:table-row>
        <table:table-row table:style-name="ro2">
          <table:table-cell office:value-type="float" office:value="0.0405711373880807">
            <text:p>0.0405711374</text:p>
          </table:table-cell>
          <table:table-cell office:value-type="float" office:value="0.142820718479537">
            <text:p>0.1428207185</text:p>
          </table:table-cell>
          <table:table-cell office:value-type="float" office:value="0.0944878904211022">
            <text:p>0.0944878904</text:p>
          </table:table-cell>
        </table:table-row>
        <table:table-row table:style-name="ro2">
          <table:table-cell office:value-type="float" office:value="0.039793442171058">
            <text:p>0.0397934422</text:p>
          </table:table-cell>
          <table:table-cell office:value-type="float" office:value="0.143937344120759">
            <text:p>0.1439373441</text:p>
          </table:table-cell>
          <table:table-cell office:value-type="float" office:value="0.0976384739372139">
            <text:p>0.0976384739</text:p>
          </table:table-cell>
        </table:table-row>
        <table:table-row table:style-name="ro2">
          <table:table-cell office:value-type="float" office:value="0.0398582465565206">
            <text:p>0.0398582466</text:p>
          </table:table-cell>
          <table:table-cell office:value-type="float" office:value="0.143937344120759">
            <text:p>0.1439373441</text:p>
          </table:table-cell>
          <table:table-cell office:value-type="float" office:value="0.100650773240571">
            <text:p>0.1006507732</text:p>
          </table:table-cell>
        </table:table-row>
        <table:table-row table:style-name="ro2">
          <table:table-cell office:value-type="float" office:value="0.037757200290715">
            <text:p>0.0377572003</text:p>
          </table:table-cell>
          <table:table-cell office:value-type="float" office:value="0.145315761905172">
            <text:p>0.1453157619</text:p>
          </table:table-cell>
          <table:table-cell office:value-type="float" office:value="0.0949401516329732">
            <text:p>0.0949401516</text:p>
          </table:table-cell>
        </table:table-row>
        <table:table-row table:style-name="ro2">
          <table:table-cell office:value-type="float" office:value="0.0386753275953982">
            <text:p>0.0386753276</text:p>
          </table:table-cell>
          <table:table-cell office:value-type="float" office:value="0.143937344120759">
            <text:p>0.1439373441</text:p>
          </table:table-cell>
          <table:table-cell office:value-type="float" office:value="0.0945887902061256">
            <text:p>0.0945887902</text:p>
          </table:table-cell>
        </table:table-row>
        <table:table-row table:style-name="ro2">
          <table:table-cell office:value-type="float" office:value="0.0380590381454018">
            <text:p>0.0380590381</text:p>
          </table:table-cell>
          <table:table-cell office:value-type="float" office:value="0.143937344120759">
            <text:p>0.1439373441</text:p>
          </table:table-cell>
          <table:table-cell office:value-type="float" office:value="0.103815036696016">
            <text:p>0.1038150367</text:p>
          </table:table-cell>
        </table:table-row>
        <table:table-row table:style-name="ro2">
          <table:table-cell office:value-type="float" office:value="0.0381953618674645">
            <text:p>0.0381953619</text:p>
          </table:table-cell>
          <table:table-cell office:value-type="float" office:value="0.143937344120759">
            <text:p>0.1439373441</text:p>
          </table:table-cell>
          <table:table-cell office:value-type="float" office:value="0.101013763372138">
            <text:p>0.1010137634</text:p>
          </table:table-cell>
        </table:table-row>
        <table:table-row table:style-name="ro2">
          <table:table-cell office:value-type="float" office:value="0.0381953618674645">
            <text:p>0.0381953619</text:p>
          </table:table-cell>
          <table:table-cell office:value-type="float" office:value="0.143784302317911">
            <text:p>0.1437843023</text:p>
          </table:table-cell>
          <table:table-cell office:value-type="float" office:value="0.0963245503773717">
            <text:p>0.0963245504</text:p>
          </table:table-cell>
        </table:table-row>
        <table:table-row table:style-name="ro2">
          <table:table-cell office:value-type="float" office:value="0.0376637765628851">
            <text:p>0.0376637766</text:p>
          </table:table-cell>
          <table:table-cell office:value-type="float" office:value="0.142891193177159">
            <text:p>0.1428911932</text:p>
          </table:table-cell>
          <table:table-cell office:value-type="float" office:value="0.0948090140575149">
            <text:p>0.0948090141</text:p>
          </table:table-cell>
        </table:table-row>
        <table:table-row table:style-name="ro2">
          <table:table-cell office:value-type="float" office:value="0.0381706323206703">
            <text:p>0.0381706323</text:p>
          </table:table-cell>
          <table:table-cell office:value-type="float" office:value="0.11362341992646">
            <text:p>0.1136234199</text:p>
          </table:table-cell>
          <table:table-cell office:value-type="float" office:value="0.0969889092351193">
            <text:p>0.0969889092</text:p>
          </table:table-cell>
        </table:table-row>
        <table:table-row table:style-name="ro2">
          <table:table-cell office:value-type="float" office:value="0.0376276070222042">
            <text:p>0.037627607</text:p>
          </table:table-cell>
          <table:table-cell office:value-type="float" office:value="0.143361902943044">
            <text:p>0.1433619029</text:p>
          </table:table-cell>
          <table:table-cell office:value-type="float" office:value="0.0938666333516137">
            <text:p>0.0938666334</text:p>
          </table:table-cell>
        </table:table-row>
        <table:table-row table:style-name="ro2">
          <table:table-cell office:value-type="float" office:value="0.0376276070222042">
            <text:p>0.037627607</text:p>
          </table:table-cell>
          <table:table-cell office:value-type="float" office:value="0.143128349362958">
            <text:p>0.1431283494</text:p>
          </table:table-cell>
          <table:table-cell office:value-type="float" office:value="0.0920185914987885">
            <text:p>0.0920185915</text:p>
          </table:table-cell>
        </table:table-row>
        <table:table-row table:style-name="ro2">
          <table:table-cell office:value-type="float" office:value="0.0376232300085267">
            <text:p>0.03762323</text:p>
          </table:table-cell>
          <table:table-cell office:value-type="float" office:value="0.143128349362958">
            <text:p>0.1431283494</text:p>
          </table:table-cell>
          <table:table-cell office:value-type="float" office:value="0.094269608266155">
            <text:p>0.0942696083</text:p>
          </table:table-cell>
        </table:table-row>
        <table:table-row table:style-name="ro2">
          <table:table-cell office:value-type="float" office:value="0.0362868226137538">
            <text:p>0.0362868226</text:p>
          </table:table-cell>
          <table:table-cell office:value-type="float" office:value="0.145209094083158">
            <text:p>0.1452090941</text:p>
          </table:table-cell>
          <table:table-cell office:value-type="float" office:value="0.0932963923267826">
            <text:p>0.0932963923</text:p>
          </table:table-cell>
        </table:table-row>
        <table:table-row table:style-name="ro2">
          <table:table-cell office:value-type="float" office:value="0.0365646257181018">
            <text:p>0.0365646257</text:p>
          </table:table-cell>
          <table:table-cell office:value-type="float" office:value="0.143794539388062">
            <text:p>0.1437945394</text:p>
          </table:table-cell>
          <table:table-cell office:value-type="float" office:value="0.0935636237362057">
            <text:p>0.0935636237</text:p>
          </table:table-cell>
        </table:table-row>
        <table:table-row table:style-name="ro2">
          <table:table-cell office:value-type="float" office:value="0.0365247081906957">
            <text:p>0.0365247082</text:p>
          </table:table-cell>
          <table:table-cell office:value-type="float" office:value="0.143794539388062">
            <text:p>0.1437945394</text:p>
          </table:table-cell>
          <table:table-cell office:value-type="float" office:value="0.0932993961675359">
            <text:p>0.0932993962</text:p>
          </table:table-cell>
        </table:table-row>
        <table:table-row table:style-name="ro2">
          <table:table-cell office:value-type="float" office:value="0.0374838002772587">
            <text:p>0.0374838003</text:p>
          </table:table-cell>
          <table:table-cell office:value-type="float" office:value="0.143794539388062">
            <text:p>0.1437945394</text:p>
          </table:table-cell>
          <table:table-cell office:value-type="float" office:value="0.090130796454266">
            <text:p>0.0901307965</text:p>
          </table:table-cell>
        </table:table-row>
        <table:table-row table:style-name="ro2">
          <table:table-cell office:value-type="float" office:value="0.0382233176287932">
            <text:p>0.0382233176</text:p>
          </table:table-cell>
          <table:table-cell office:value-type="float" office:value="0.13867141050522">
            <text:p>0.1386714105</text:p>
          </table:table-cell>
          <table:table-cell office:value-type="float" office:value="0.096088610303239">
            <text:p>0.0960886103</text:p>
          </table:table-cell>
        </table:table-row>
        <table:table-row table:style-name="ro2">
          <table:table-cell office:value-type="float" office:value="0.0369635793940441">
            <text:p>0.0369635794</text:p>
          </table:table-cell>
          <table:table-cell office:value-type="float" office:value="0.14426155183032">
            <text:p>0.1442615518</text:p>
          </table:table-cell>
          <table:table-cell office:value-type="float" office:value="0.0974879945079659">
            <text:p>0.0974879945</text:p>
          </table:table-cell>
        </table:table-row>
        <table:table-row table:style-name="ro2">
          <table:table-cell office:value-type="float" office:value="0.0361620311346821">
            <text:p>0.0361620311</text:p>
          </table:table-cell>
          <table:table-cell office:value-type="float" office:value="0.14389161470934">
            <text:p>0.1438916147</text:p>
          </table:table-cell>
          <table:table-cell office:value-type="float" office:value="0.092915449699425">
            <text:p>0.0929154497</text:p>
          </table:table-cell>
        </table:table-row>
        <table:table-row table:style-name="ro2">
          <table:table-cell office:value-type="float" office:value="0.0351968149356909">
            <text:p>0.0351968149</text:p>
          </table:table-cell>
          <table:table-cell office:value-type="float" office:value="0.143361902943044">
            <text:p>0.1433619029</text:p>
          </table:table-cell>
          <table:table-cell office:value-type="float" office:value="0.092982053559671">
            <text:p>0.0929820536</text:p>
          </table:table-cell>
        </table:table-row>
        <table:table-row table:style-name="ro2">
          <table:table-cell office:value-type="float" office:value="0.0353721678221209">
            <text:p>0.0353721678</text:p>
          </table:table-cell>
          <table:table-cell office:value-type="float" office:value="0.143937344120759">
            <text:p>0.1439373441</text:p>
          </table:table-cell>
          <table:table-cell office:value-type="float" office:value="0.0972826346481153">
            <text:p>0.0972826346</text:p>
          </table:table-cell>
        </table:table-row>
        <table:table-row table:style-name="ro2">
          <table:table-cell office:value-type="float" office:value="0.0358080613741686">
            <text:p>0.0358080614</text:p>
          </table:table-cell>
          <table:table-cell office:value-type="float" office:value="0.130023831281488">
            <text:p>0.1300238313</text:p>
          </table:table-cell>
          <table:table-cell office:value-type="float" office:value="0.09245505687369">
            <text:p>0.0924550569</text:p>
          </table:table-cell>
        </table:table-row>
        <table:table-row table:style-name="ro2">
          <table:table-cell office:value-type="float" office:value="0.0358080613741686">
            <text:p>0.0358080614</text:p>
          </table:table-cell>
          <table:table-cell office:value-type="float" office:value="0.143361902943044">
            <text:p>0.1433619029</text:p>
          </table:table-cell>
          <table:table-cell office:value-type="float" office:value="0.105675117552603">
            <text:p>0.1056751176</text:p>
          </table:table-cell>
        </table:table-row>
        <table:table-row table:style-name="ro2">
          <table:table-cell office:value-type="float" office:value="0.0364225883497537">
            <text:p>0.0364225883</text:p>
          </table:table-cell>
          <table:table-cell office:value-type="float" office:value="0.143937344120759">
            <text:p>0.1439373441</text:p>
          </table:table-cell>
          <table:table-cell office:value-type="float" office:value="0.0946619887584133">
            <text:p>0.0946619888</text:p>
          </table:table-cell>
        </table:table-row>
        <table:table-row table:style-name="ro2">
          <table:table-cell office:value-type="float" office:value="0.0353130998026765">
            <text:p>0.0353130998</text:p>
          </table:table-cell>
          <table:table-cell office:value-type="float" office:value="0.143005419386351">
            <text:p>0.1430054194</text:p>
          </table:table-cell>
          <table:table-cell office:value-type="float" office:value="0.0892479339514571">
            <text:p>0.089247934</text:p>
          </table:table-cell>
        </table:table-row>
        <table:table-row table:style-name="ro2">
          <table:table-cell office:value-type="float" office:value="0.0367195407545588">
            <text:p>0.0367195408</text:p>
          </table:table-cell>
          <table:table-cell office:value-type="float" office:value="0.143361902943044">
            <text:p>0.1433619029</text:p>
          </table:table-cell>
          <table:table-cell office:value-type="float" office:value="0.0992261743779645">
            <text:p>0.0992261744</text:p>
          </table:table-cell>
        </table:table-row>
        <table:table-row table:style-name="ro2">
          <table:table-cell office:value-type="float" office:value="0.0370828399915961">
            <text:p>0.03708284</text:p>
          </table:table-cell>
          <table:table-cell office:value-type="float" office:value="0.143361902943044">
            <text:p>0.1433619029</text:p>
          </table:table-cell>
          <table:table-cell office:value-type="float" office:value="0.10500957597194">
            <text:p>0.105009576</text:p>
          </table:table-cell>
        </table:table-row>
        <table:table-row table:style-name="ro2">
          <table:table-cell office:value-type="float" office:value="0.0368185087639432">
            <text:p>0.0368185088</text:p>
          </table:table-cell>
          <table:table-cell office:value-type="float" office:value="0.148679453227053">
            <text:p>0.1486794532</text:p>
          </table:table-cell>
          <table:table-cell office:value-type="float" office:value="0.0909492587049442">
            <text:p>0.0909492587</text:p>
          </table:table-cell>
        </table:table-row>
        <table:table-row table:style-name="ro2">
          <table:table-cell office:value-type="float" office:value="0.0368230228717977">
            <text:p>0.0368230229</text:p>
          </table:table-cell>
          <table:table-cell office:value-type="float" office:value="0.14414726703221">
            <text:p>0.144147267</text:p>
          </table:table-cell>
          <table:table-cell office:value-type="float" office:value="0.0888769592991389">
            <text:p>0.0888769593</text:p>
          </table:table-cell>
        </table:table-row>
        <table:table-row table:style-name="ro2">
          <table:table-cell office:value-type="float" office:value="0.0363471561770339">
            <text:p>0.0363471562</text:p>
          </table:table-cell>
          <table:table-cell office:value-type="float" office:value="0.14414726703221">
            <text:p>0.144147267</text:p>
          </table:table-cell>
          <table:table-cell office:value-type="float" office:value="0.10217163708951">
            <text:p>0.1021716371</text:p>
          </table:table-cell>
        </table:table-row>
        <table:table-row table:style-name="ro2">
          <table:table-cell office:value-type="float" office:value="0.0355319532924906">
            <text:p>0.0355319533</text:p>
          </table:table-cell>
          <table:table-cell office:value-type="float" office:value="0.14414726703221">
            <text:p>0.144147267</text:p>
          </table:table-cell>
          <table:table-cell office:value-type="float" office:value="0.0969474944629039">
            <text:p>0.0969474945</text:p>
          </table:table-cell>
        </table:table-row>
        <table:table-row table:style-name="ro2">
          <table:table-cell office:value-type="float" office:value="0.0350162418269172">
            <text:p>0.0350162418</text:p>
          </table:table-cell>
          <table:table-cell office:value-type="float" office:value="0.148679453227053">
            <text:p>0.1486794532</text:p>
          </table:table-cell>
          <table:table-cell office:value-type="float" office:value="0.101586544601286">
            <text:p>0.1015865446</text:p>
          </table:table-cell>
        </table:table-row>
        <table:table-row table:style-name="ro2">
          <table:table-cell office:value-type="float" office:value="0.0353117515499607">
            <text:p>0.0353117515</text:p>
          </table:table-cell>
          <table:table-cell office:value-type="float" office:value="0.148679453227053">
            <text:p>0.1486794532</text:p>
          </table:table-cell>
          <table:table-cell office:value-type="float" office:value="0.0911385981530342">
            <text:p>0.0911385982</text:p>
          </table:table-cell>
        </table:table-row>
        <table:table-row table:style-name="ro2">
          <table:table-cell office:value-type="float" office:value="0.0348908001487076">
            <text:p>0.0348908001</text:p>
          </table:table-cell>
          <table:table-cell office:value-type="float" office:value="0.148679453227053">
            <text:p>0.1486794532</text:p>
          </table:table-cell>
          <table:table-cell office:value-type="float" office:value="0.0902133440503091">
            <text:p>0.0902133441</text:p>
          </table:table-cell>
        </table:table-row>
        <table:table-row table:style-name="ro2">
          <table:table-cell office:value-type="float" office:value="0.034466361637818">
            <text:p>0.0344663616</text:p>
          </table:table-cell>
          <table:table-cell office:value-type="float" office:value="0.148679453227053">
            <text:p>0.1486794532</text:p>
          </table:table-cell>
          <table:table-cell office:value-type="float" office:value="0.0937489993665497">
            <text:p>0.0937489994</text:p>
          </table:table-cell>
        </table:table-row>
        <table:table-row table:style-name="ro2">
          <table:table-cell office:value-type="float" office:value="0.034565097673372">
            <text:p>0.0345650977</text:p>
          </table:table-cell>
          <table:table-cell office:value-type="float" office:value="0.148679453227053">
            <text:p>0.1486794532</text:p>
          </table:table-cell>
          <table:table-cell office:value-type="float" office:value="0.0902533914425302">
            <text:p>0.0902533914</text:p>
          </table:table-cell>
        </table:table-row>
        <table:table-row table:style-name="ro2">
          <table:table-cell office:value-type="float" office:value="0.0350806190992053">
            <text:p>0.0350806191</text:p>
          </table:table-cell>
          <table:table-cell office:value-type="float" office:value="0.148679453227053">
            <text:p>0.1486794532</text:p>
          </table:table-cell>
          <table:table-cell office:value-type="float" office:value="0.103988473485063">
            <text:p>0.1039884735</text:p>
          </table:table-cell>
        </table:table-row>
        <table:table-row table:style-name="ro2">
          <table:table-cell office:value-type="float" office:value="0.0349567829243358">
            <text:p>0.0349567829</text:p>
          </table:table-cell>
          <table:table-cell office:value-type="float" office:value="0.143128349362958">
            <text:p>0.1431283494</text:p>
          </table:table-cell>
          <table:table-cell office:value-type="float" office:value="0.0928897386193111">
            <text:p>0.0928897386</text:p>
          </table:table-cell>
        </table:table-row>
        <table:table-row table:style-name="ro2">
          <table:table-cell office:value-type="float" office:value="0.0349649623618988">
            <text:p>0.0349649624</text:p>
          </table:table-cell>
          <table:table-cell office:value-type="float" office:value="0.143128349362958">
            <text:p>0.1431283494</text:p>
          </table:table-cell>
          <table:table-cell office:value-type="float" office:value="0.0916905438387018">
            <text:p>0.0916905438</text:p>
          </table:table-cell>
        </table:table-row>
        <table:table-row table:style-name="ro2">
          <table:table-cell office:value-type="float" office:value="0.0348042424922174">
            <text:p>0.0348042425</text:p>
          </table:table-cell>
          <table:table-cell office:value-type="float" office:value="0.143128349362958">
            <text:p>0.1431283494</text:p>
          </table:table-cell>
          <table:table-cell office:value-type="float" office:value="0.0989421065973841">
            <text:p>0.0989421066</text:p>
          </table:table-cell>
        </table:table-row>
        <table:table-row table:style-name="ro2">
          <table:table-cell office:value-type="float" office:value="0.0337755696834908">
            <text:p>0.0337755697</text:p>
          </table:table-cell>
          <table:table-cell office:value-type="float" office:value="0.143794539388062">
            <text:p>0.1437945394</text:p>
          </table:table-cell>
          <table:table-cell office:value-type="float" office:value="0.0961317752944466">
            <text:p>0.0961317753</text:p>
          </table:table-cell>
        </table:table-row>
        <table:table-row table:style-name="ro2">
          <table:table-cell office:value-type="float" office:value="0.033260501044138">
            <text:p>0.033260501</text:p>
          </table:table-cell>
          <table:table-cell office:value-type="float" office:value="0.141823574434797">
            <text:p>0.1418235744</text:p>
          </table:table-cell>
          <table:table-cell office:value-type="float" office:value="0.0983206497574188">
            <text:p>0.0983206498</text:p>
          </table:table-cell>
        </table:table-row>
        <table:table-row table:style-name="ro2">
          <table:table-cell office:value-type="float" office:value="0.0340225429865138">
            <text:p>0.034022543</text:p>
          </table:table-cell>
          <table:table-cell office:value-type="float" office:value="0.142204922285044">
            <text:p>0.1422049223</text:p>
          </table:table-cell>
          <table:table-cell office:value-type="float" office:value="0.0929663609341228">
            <text:p>0.0929663609</text:p>
          </table:table-cell>
        </table:table-row>
        <table:table-row table:style-name="ro2">
          <table:table-cell office:value-type="float" office:value="0.0339277054139785">
            <text:p>0.0339277054</text:p>
          </table:table-cell>
          <table:table-cell office:value-type="float" office:value="0.14239985751241">
            <text:p>0.1423998575</text:p>
          </table:table-cell>
          <table:table-cell office:value-type="float" office:value="0.097144347613633">
            <text:p>0.0971443476</text:p>
          </table:table-cell>
        </table:table-row>
        <table:table-row table:style-name="ro2">
          <table:table-cell office:value-type="float" office:value="0.0338466087933787">
            <text:p>0.0338466088</text:p>
          </table:table-cell>
          <table:table-cell office:value-type="float" office:value="0.142411585630712">
            <text:p>0.1424115856</text:p>
          </table:table-cell>
          <table:table-cell office:value-type="float" office:value="0.0966225905206614">
            <text:p>0.0966225905</text:p>
          </table:table-cell>
        </table:table-row>
        <table:table-row table:style-name="ro2">
          <table:table-cell office:value-type="float" office:value="0.0334503415022636">
            <text:p>0.0334503415</text:p>
          </table:table-cell>
          <table:table-cell office:value-type="float" office:value="0.142891193177159">
            <text:p>0.1428911932</text:p>
          </table:table-cell>
          <table:table-cell office:value-type="float" office:value="0.0910809494876448">
            <text:p>0.0910809495</text:p>
          </table:table-cell>
        </table:table-row>
        <table:table-row table:style-name="ro2">
          <table:table-cell office:value-type="float" office:value="0.0348958088909734">
            <text:p>0.0348958089</text:p>
          </table:table-cell>
          <table:table-cell office:value-type="float" office:value="0.142705425660199">
            <text:p>0.1427054257</text:p>
          </table:table-cell>
          <table:table-cell office:value-type="float" office:value="0.0903470354614586">
            <text:p>0.0903470355</text:p>
          </table:table-cell>
        </table:table-row>
        <table:table-row table:style-name="ro2">
          <table:table-cell office:value-type="float" office:value="0.0346635521269619">
            <text:p>0.0346635521</text:p>
          </table:table-cell>
          <table:table-cell office:value-type="float" office:value="0.142891193177159">
            <text:p>0.1428911932</text:p>
          </table:table-cell>
          <table:table-cell office:value-type="float" office:value="0.0910935019874703">
            <text:p>0.091093502</text:p>
          </table:table-cell>
        </table:table-row>
        <table:table-row table:style-name="ro2">
          <table:table-cell office:value-type="float" office:value="0.0349171441764424">
            <text:p>0.0349171442</text:p>
          </table:table-cell>
          <table:table-cell office:value-type="float" office:value="0.143841374504801">
            <text:p>0.1438413745</text:p>
          </table:table-cell>
          <table:table-cell office:value-type="float" office:value="0.0888828859763392">
            <text:p>0.088882886</text:p>
          </table:table-cell>
        </table:table-row>
        <table:table-row table:style-name="ro2">
          <table:table-cell office:value-type="float" office:value="0.0349593850272268">
            <text:p>0.034959385</text:p>
          </table:table-cell>
          <table:table-cell office:value-type="float" office:value="0.143841374504801">
            <text:p>0.1438413745</text:p>
          </table:table-cell>
          <table:table-cell office:value-type="float" office:value="0.0988285361628083">
            <text:p>0.0988285362</text:p>
          </table:table-cell>
        </table:table-row>
        <table:table-row table:style-name="ro2">
          <table:table-cell office:value-type="float" office:value="0.0338964335768653">
            <text:p>0.0338964336</text:p>
          </table:table-cell>
          <table:table-cell office:value-type="float" office:value="0.143600030268262">
            <text:p>0.1436000303</text:p>
          </table:table-cell>
          <table:table-cell office:value-type="float" office:value="0.0901853553092963">
            <text:p>0.0901853553</text:p>
          </table:table-cell>
        </table:table-row>
        <table:table-row table:style-name="ro2">
          <table:table-cell office:value-type="float" office:value="0.0343722272180317">
            <text:p>0.0343722272</text:p>
          </table:table-cell>
          <table:table-cell office:value-type="float" office:value="0.143600030268262">
            <text:p>0.1436000303</text:p>
          </table:table-cell>
          <table:table-cell office:value-type="float" office:value="0.10381925152802">
            <text:p>0.1038192515</text:p>
          </table:table-cell>
        </table:table-row>
        <table:table-row table:style-name="ro2">
          <table:table-cell office:value-type="float" office:value="0.0332653967248292">
            <text:p>0.0332653967</text:p>
          </table:table-cell>
          <table:table-cell office:value-type="float" office:value="0.11213236378265">
            <text:p>0.1121323638</text:p>
          </table:table-cell>
          <table:table-cell office:value-type="float" office:value="0.0902921307450759">
            <text:p>0.0902921307</text:p>
          </table:table-cell>
        </table:table-row>
        <table:table-row table:style-name="ro2">
          <table:table-cell office:value-type="float" office:value="0.0342357841058244">
            <text:p>0.0342357841</text:p>
          </table:table-cell>
          <table:table-cell office:value-type="float" office:value="0.143600030268262">
            <text:p>0.1436000303</text:p>
          </table:table-cell>
          <table:table-cell office:value-type="float" office:value="0.101852183576308">
            <text:p>0.1018521836</text:p>
          </table:table-cell>
        </table:table-row>
        <table:table-row table:style-name="ro2">
          <table:table-cell office:value-type="float" office:value="0.035122936914337">
            <text:p>0.0351229369</text:p>
          </table:table-cell>
          <table:table-cell office:value-type="float" office:value="0.143794539388062">
            <text:p>0.1437945394</text:p>
          </table:table-cell>
          <table:table-cell office:value-type="float" office:value="0.0968261213155206">
            <text:p>0.0968261213</text:p>
          </table:table-cell>
        </table:table-row>
        <table:table-row table:style-name="ro2">
          <table:table-cell office:value-type="float" office:value="0.0356396633377822">
            <text:p>0.0356396633</text:p>
          </table:table-cell>
          <table:table-cell office:value-type="float" office:value="0.142583913092874">
            <text:p>0.1425839131</text:p>
          </table:table-cell>
          <table:table-cell office:value-type="float" office:value="0.103111762442211">
            <text:p>0.1031117624</text:p>
          </table:table-cell>
        </table:table-row>
        <table:table-row table:style-name="ro2">
          <table:table-cell office:value-type="float" office:value="0.0367076011262741">
            <text:p>0.0367076011</text:p>
          </table:table-cell>
          <table:table-cell office:value-type="float" office:value="0.143784302317911">
            <text:p>0.1437843023</text:p>
          </table:table-cell>
          <table:table-cell office:value-type="float" office:value="0.0913436790228947">
            <text:p>0.091343679</text:p>
          </table:table-cell>
        </table:table-row>
        <table:table-row table:style-name="ro2">
          <table:table-cell office:value-type="float" office:value="0.0346715611744361">
            <text:p>0.0346715612</text:p>
          </table:table-cell>
          <table:table-cell office:value-type="float" office:value="0.143784302317911">
            <text:p>0.1437843023</text:p>
          </table:table-cell>
          <table:table-cell office:value-type="float" office:value="0.0903748394428219">
            <text:p>0.0903748394</text:p>
          </table:table-cell>
        </table:table-row>
        <table:table-row table:style-name="ro2">
          <table:table-cell office:value-type="float" office:value="0.0360479765923893">
            <text:p>0.0360479766</text:p>
          </table:table-cell>
          <table:table-cell office:value-type="float" office:value="0.141920788053331">
            <text:p>0.1419207881</text:p>
          </table:table-cell>
          <table:table-cell office:value-type="float" office:value="0.10496034748006">
            <text:p>0.1049603475</text:p>
          </table:table-cell>
        </table:table-row>
        <table:table-row table:style-name="ro2">
          <table:table-cell office:value-type="float" office:value="0.0351578691744394">
            <text:p>0.0351578692</text:p>
          </table:table-cell>
          <table:table-cell office:value-type="float" office:value="0.143784302317911">
            <text:p>0.1437843023</text:p>
          </table:table-cell>
          <table:table-cell office:value-type="float" office:value="0.09869099486066">
            <text:p>0.0986909949</text:p>
          </table:table-cell>
        </table:table-row>
        <table:table-row table:style-name="ro2">
          <table:table-cell office:value-type="float" office:value="0.0353228682401439">
            <text:p>0.0353228682</text:p>
          </table:table-cell>
          <table:table-cell office:value-type="float" office:value="0.143937344120759">
            <text:p>0.1439373441</text:p>
          </table:table-cell>
          <table:table-cell office:value-type="float" office:value="0.0867617406360172">
            <text:p>0.0867617406</text:p>
          </table:table-cell>
        </table:table-row>
        <table:table-row table:style-name="ro2">
          <table:table-cell office:value-type="float" office:value="0.0357890584270484">
            <text:p>0.0357890584</text:p>
          </table:table-cell>
          <table:table-cell office:value-type="float" office:value="0.143937344120759">
            <text:p>0.1439373441</text:p>
          </table:table-cell>
          <table:table-cell office:value-type="float" office:value="0.0916591921782011">
            <text:p>0.0916591922</text:p>
          </table:table-cell>
        </table:table-row>
        <table:table-row table:style-name="ro2">
          <table:table-cell office:value-type="float" office:value="0.0372283817285629">
            <text:p>0.0372283817</text:p>
          </table:table-cell>
          <table:table-cell office:value-type="float" office:value="0.143937344120759">
            <text:p>0.1439373441</text:p>
          </table:table-cell>
          <table:table-cell office:value-type="float" office:value="0.101717383740642">
            <text:p>0.1017173837</text:p>
          </table:table-cell>
        </table:table-row>
        <table:table-row table:style-name="ro2">
          <table:table-cell office:value-type="float" office:value="0.0359519726197674">
            <text:p>0.0359519726</text:p>
          </table:table-cell>
          <table:table-cell office:value-type="float" office:value="0.110800001415035">
            <text:p>0.1108000014</text:p>
          </table:table-cell>
          <table:table-cell office:value-type="float" office:value="0.0911760289083561">
            <text:p>0.0911760289</text:p>
          </table:table-cell>
        </table:table-row>
        <table:table-row table:style-name="ro2">
          <table:table-cell office:value-type="float" office:value="0.0359519726197674">
            <text:p>0.0359519726</text:p>
          </table:table-cell>
          <table:table-cell office:value-type="float" office:value="0.110800001415035">
            <text:p>0.1108000014</text:p>
          </table:table-cell>
          <table:table-cell office:value-type="float" office:value="0.0914649573449591">
            <text:p>0.0914649573</text:p>
          </table:table-cell>
        </table:table-row>
        <table:table-row table:style-name="ro2">
          <table:table-cell office:value-type="float" office:value="0.0360382500502865">
            <text:p>0.0360382501</text:p>
          </table:table-cell>
          <table:table-cell office:value-type="float" office:value="0.145279264668117">
            <text:p>0.1452792647</text:p>
          </table:table-cell>
          <table:table-cell office:value-type="float" office:value="0.0981963855379747">
            <text:p>0.0981963855</text:p>
          </table:table-cell>
        </table:table-row>
        <table:table-row table:style-name="ro2">
          <table:table-cell office:value-type="float" office:value="0.0362438821334284">
            <text:p>0.0362438821</text:p>
          </table:table-cell>
          <table:table-cell office:value-type="float" office:value="0.145279264668117">
            <text:p>0.1452792647</text:p>
          </table:table-cell>
          <table:table-cell office:value-type="float" office:value="0.105282796641328">
            <text:p>0.1052827966</text:p>
          </table:table-cell>
        </table:table-row>
        <table:table-row table:style-name="ro2">
          <table:table-cell office:value-type="float" office:value="0.0368939079365178">
            <text:p>0.0368939079</text:p>
          </table:table-cell>
          <table:table-cell office:value-type="float" office:value="0.148825043189478">
            <text:p>0.1488250432</text:p>
          </table:table-cell>
          <table:table-cell office:value-type="float" office:value="0.0929623623924704">
            <text:p>0.0929623624</text:p>
          </table:table-cell>
        </table:table-row>
        <table:table-row table:style-name="ro2">
          <table:table-cell office:value-type="float" office:value="0.0356344070878974">
            <text:p>0.0356344071</text:p>
          </table:table-cell>
          <table:table-cell office:value-type="float" office:value="0.146919873809587">
            <text:p>0.1469198738</text:p>
          </table:table-cell>
          <table:table-cell office:value-type="float" office:value="0.0862680544154752">
            <text:p>0.0862680544</text:p>
          </table:table-cell>
        </table:table-row>
        <table:table-row table:style-name="ro2">
          <table:table-cell office:value-type="float" office:value="0.0354326340162893">
            <text:p>0.035432634</text:p>
          </table:table-cell>
          <table:table-cell office:value-type="float" office:value="0.143794539388062">
            <text:p>0.1437945394</text:p>
          </table:table-cell>
          <table:table-cell office:value-type="float" office:value="0.0902292649004754">
            <text:p>0.0902292649</text:p>
          </table:table-cell>
        </table:table-row>
        <table:table-row table:style-name="ro2">
          <table:table-cell office:value-type="float" office:value="0.0362891505768777">
            <text:p>0.0362891506</text:p>
          </table:table-cell>
          <table:table-cell office:value-type="float" office:value="0.14560447214631">
            <text:p>0.1456044721</text:p>
          </table:table-cell>
          <table:table-cell office:value-type="float" office:value="0.0949420756558643">
            <text:p>0.0949420757</text:p>
          </table:table-cell>
        </table:table-row>
        <table:table-row table:style-name="ro2">
          <table:table-cell office:value-type="float" office:value="0.0360901187078159">
            <text:p>0.0360901187</text:p>
          </table:table-cell>
          <table:table-cell office:value-type="float" office:value="0.14560447214631">
            <text:p>0.1456044721</text:p>
          </table:table-cell>
          <table:table-cell office:value-type="float" office:value="0.0999936585894266">
            <text:p>0.0999936586</text:p>
          </table:table-cell>
        </table:table-row>
        <table:table-row table:style-name="ro2">
          <table:table-cell office:value-type="float" office:value="0.0371864355596074">
            <text:p>0.0371864356</text:p>
          </table:table-cell>
          <table:table-cell office:value-type="float" office:value="0.141790079676806">
            <text:p>0.1417900797</text:p>
          </table:table-cell>
          <table:table-cell office:value-type="float" office:value="0.0993011515942874">
            <text:p>0.0993011516</text:p>
          </table:table-cell>
        </table:table-row>
        <table:table-row table:style-name="ro2">
          <table:table-cell office:value-type="float" office:value="0.0371585754843494">
            <text:p>0.0371585755</text:p>
          </table:table-cell>
          <table:table-cell office:value-type="float" office:value="0.141803883991144">
            <text:p>0.141803884</text:p>
          </table:table-cell>
          <table:table-cell office:value-type="float" office:value="0.0847990386628279">
            <text:p>0.0847990387</text:p>
          </table:table-cell>
        </table:table-row>
        <table:table-row table:style-name="ro2">
          <table:table-cell office:value-type="float" office:value="0.036993344931377">
            <text:p>0.0369933449</text:p>
          </table:table-cell>
          <table:table-cell office:value-type="float" office:value="0.141803883991144">
            <text:p>0.141803884</text:p>
          </table:table-cell>
          <table:table-cell office:value-type="float" office:value="0.0960438587191117">
            <text:p>0.0960438587</text:p>
          </table:table-cell>
        </table:table-row>
        <table:table-row table:style-name="ro2">
          <table:table-cell office:value-type="float" office:value="0.0371163574284485">
            <text:p>0.0371163574</text:p>
          </table:table-cell>
          <table:table-cell office:value-type="float" office:value="0.142532349128219">
            <text:p>0.1425323491</text:p>
          </table:table-cell>
          <table:table-cell office:value-type="float" office:value="0.100355259055828">
            <text:p>0.1003552591</text:p>
          </table:table-cell>
        </table:table-row>
        <table:table-row table:style-name="ro2">
          <table:table-cell office:value-type="float" office:value="0.0357615527581965">
            <text:p>0.0357615528</text:p>
          </table:table-cell>
          <table:table-cell office:value-type="float" office:value="0.142532349128219">
            <text:p>0.1425323491</text:p>
          </table:table-cell>
          <table:table-cell office:value-type="float" office:value="0.0898547853378773">
            <text:p>0.0898547853</text:p>
          </table:table-cell>
        </table:table-row>
        <table:table-row table:style-name="ro2">
          <table:table-cell office:value-type="float" office:value="0.0359777246216335">
            <text:p>0.0359777246</text:p>
          </table:table-cell>
          <table:table-cell office:value-type="float" office:value="0.142532349128219">
            <text:p>0.1425323491</text:p>
          </table:table-cell>
          <table:table-cell office:value-type="float" office:value="0.105077150095799">
            <text:p>0.1050771501</text:p>
          </table:table-cell>
        </table:table-row>
        <table:table-row table:style-name="ro2">
          <table:table-cell office:value-type="float" office:value="0.0358811091028442">
            <text:p>0.0358811091</text:p>
          </table:table-cell>
          <table:table-cell office:value-type="float" office:value="0.141973909503435">
            <text:p>0.1419739095</text:p>
          </table:table-cell>
          <table:table-cell office:value-type="float" office:value="0.092156026696043">
            <text:p>0.0921560267</text:p>
          </table:table-cell>
        </table:table-row>
        <table:table-row table:style-name="ro2">
          <table:table-cell office:value-type="float" office:value="0.0360607545085093">
            <text:p>0.0360607545</text:p>
          </table:table-cell>
          <table:table-cell office:value-type="float" office:value="0.14414726703221">
            <text:p>0.144147267</text:p>
          </table:table-cell>
          <table:table-cell office:value-type="float" office:value="0.0890003860567006">
            <text:p>0.0890003861</text:p>
          </table:table-cell>
        </table:table-row>
        <table:table-row table:style-name="ro2">
          <table:table-cell office:value-type="float" office:value="0.0367562814783608">
            <text:p>0.0367562815</text:p>
          </table:table-cell>
          <table:table-cell office:value-type="float" office:value="0.142199389647282">
            <text:p>0.1421993896</text:p>
          </table:table-cell>
          <table:table-cell office:value-type="float" office:value="0.0934987970935489">
            <text:p>0.0934987971</text:p>
          </table:table-cell>
        </table:table-row>
        <table:table-row table:style-name="ro2">
          <table:table-cell office:value-type="float" office:value="0.0364193912586409">
            <text:p>0.0364193913</text:p>
          </table:table-cell>
          <table:table-cell office:value-type="float" office:value="0.0963031663130947">
            <text:p>0.0963031663</text:p>
          </table:table-cell>
          <table:table-cell office:value-type="float" office:value="0.0906470896431404">
            <text:p>0.0906470896</text:p>
          </table:table-cell>
        </table:table-row>
        <table:table-row table:style-name="ro2">
          <table:table-cell office:value-type="float" office:value="0.037142894714173">
            <text:p>0.0371428947</text:p>
          </table:table-cell>
          <table:table-cell office:value-type="float" office:value="0.141823574434797">
            <text:p>0.1418235744</text:p>
          </table:table-cell>
          <table:table-cell office:value-type="float" office:value="0.0915639494747775">
            <text:p>0.0915639495</text:p>
          </table:table-cell>
        </table:table-row>
        <table:table-row table:style-name="ro2">
          <table:table-cell office:value-type="float" office:value="0.0366681034812622">
            <text:p>0.0366681035</text:p>
          </table:table-cell>
          <table:table-cell office:value-type="float" office:value="0.140092403144895">
            <text:p>0.1400924031</text:p>
          </table:table-cell>
          <table:table-cell office:value-type="float" office:value="0.0898305380842527">
            <text:p>0.0898305381</text:p>
          </table:table-cell>
        </table:table-row>
        <table:table-row table:style-name="ro2">
          <table:table-cell office:value-type="float" office:value="0.0363907076310137">
            <text:p>0.0363907076</text:p>
          </table:table-cell>
          <table:table-cell office:value-type="float" office:value="0.142199389647282">
            <text:p>0.1421993896</text:p>
          </table:table-cell>
          <table:table-cell office:value-type="float" office:value="0.104136908030803">
            <text:p>0.104136908</text:p>
          </table:table-cell>
        </table:table-row>
        <table:table-row table:style-name="ro2">
          <table:table-cell office:value-type="float" office:value="0.0367322928745771">
            <text:p>0.0367322929</text:p>
          </table:table-cell>
          <table:table-cell office:value-type="float" office:value="0.142199389647282">
            <text:p>0.1421993896</text:p>
          </table:table-cell>
          <table:table-cell office:value-type="float" office:value="0.0962629005399117">
            <text:p>0.0962629005</text:p>
          </table:table-cell>
        </table:table-row>
        <table:table-row table:style-name="ro2">
          <table:table-cell office:value-type="float" office:value="0.0384860720272545">
            <text:p>0.038486072</text:p>
          </table:table-cell>
          <table:table-cell office:value-type="float" office:value="0.142473379143014">
            <text:p>0.1424733791</text:p>
          </table:table-cell>
          <table:table-cell office:value-type="float" office:value="0.0892301509096572">
            <text:p>0.0892301509</text:p>
          </table:table-cell>
        </table:table-row>
        <table:table-row table:style-name="ro2">
          <table:table-cell office:value-type="float" office:value="0.0384805388597629">
            <text:p>0.0384805389</text:p>
          </table:table-cell>
          <table:table-cell office:value-type="float" office:value="0.141971777738777">
            <text:p>0.1419717777</text:p>
          </table:table-cell>
          <table:table-cell office:value-type="float" office:value="0.0937628109585757">
            <text:p>0.093762811</text:p>
          </table:table-cell>
        </table:table-row>
        <table:table-row table:style-name="ro2">
          <table:table-cell office:value-type="float" office:value="0.0382751276996743">
            <text:p>0.0382751277</text:p>
          </table:table-cell>
          <table:table-cell office:value-type="float" office:value="0.14414726703221">
            <text:p>0.144147267</text:p>
          </table:table-cell>
          <table:table-cell office:value-type="float" office:value="0.090504167881786">
            <text:p>0.0905041679</text:p>
          </table:table-cell>
        </table:table-row>
        <table:table-row table:style-name="ro2">
          <table:table-cell office:value-type="float" office:value="0.0379659471922924">
            <text:p>0.0379659472</text:p>
          </table:table-cell>
          <table:table-cell office:value-type="float" office:value="0.14414726703221">
            <text:p>0.144147267</text:p>
          </table:table-cell>
          <table:table-cell office:value-type="float" office:value="0.101631108002632">
            <text:p>0.101631108</text:p>
          </table:table-cell>
        </table:table-row>
        <table:table-row table:style-name="ro2">
          <table:table-cell office:value-type="float" office:value="0.0367128324772">
            <text:p>0.0367128325</text:p>
          </table:table-cell>
          <table:table-cell office:value-type="float" office:value="0.141447417178787">
            <text:p>0.1414474172</text:p>
          </table:table-cell>
          <table:table-cell office:value-type="float" office:value="0.0953611871121639">
            <text:p>0.0953611871</text:p>
          </table:table-cell>
        </table:table-row>
        <table:table-row table:style-name="ro2">
          <table:table-cell office:value-type="float" office:value="0.0363703209669038">
            <text:p>0.036370321</text:p>
          </table:table-cell>
          <table:table-cell office:value-type="float" office:value="0.145490905377205">
            <text:p>0.1454909054</text:p>
          </table:table-cell>
          <table:table-cell office:value-type="float" office:value="0.104576350128003">
            <text:p>0.1045763501</text:p>
          </table:table-cell>
        </table:table-row>
        <table:table-row table:style-name="ro2">
          <table:table-cell office:value-type="float" office:value="0.0360747954012814">
            <text:p>0.0360747954</text:p>
          </table:table-cell>
          <table:table-cell office:value-type="float" office:value="0.145490905377205">
            <text:p>0.1454909054</text:p>
          </table:table-cell>
          <table:table-cell office:value-type="float" office:value="0.0952268764187482">
            <text:p>0.0952268764</text:p>
          </table:table-cell>
        </table:table-row>
        <table:table-row table:style-name="ro2">
          <table:table-cell office:value-type="float" office:value="0.035735922126957">
            <text:p>0.0357359221</text:p>
          </table:table-cell>
          <table:table-cell office:value-type="float" office:value="0.142473379143014">
            <text:p>0.1424733791</text:p>
          </table:table-cell>
          <table:table-cell office:value-type="float" office:value="0.105001309157949">
            <text:p>0.1050013092</text:p>
          </table:table-cell>
        </table:table-row>
        <table:table-row table:style-name="ro2">
          <table:table-cell office:value-type="float" office:value="0.036310750411096">
            <text:p>0.0363107504</text:p>
          </table:table-cell>
          <table:table-cell office:value-type="float" office:value="0.142726681784994">
            <text:p>0.1427266818</text:p>
          </table:table-cell>
          <table:table-cell office:value-type="float" office:value="0.10163452250987">
            <text:p>0.1016345225</text:p>
          </table:table-cell>
        </table:table-row>
        <table:table-row table:style-name="ro2">
          <table:table-cell office:value-type="float" office:value="0.0359267424509401">
            <text:p>0.0359267425</text:p>
          </table:table-cell>
          <table:table-cell office:value-type="float" office:value="0.143805703695077">
            <text:p>0.1438057037</text:p>
          </table:table-cell>
          <table:table-cell office:value-type="float" office:value="0.0870217708786076">
            <text:p>0.0870217709</text:p>
          </table:table-cell>
        </table:table-row>
        <table:table-row table:style-name="ro2">
          <table:table-cell office:value-type="float" office:value="0.0356932778880545">
            <text:p>0.0356932779</text:p>
          </table:table-cell>
          <table:table-cell office:value-type="float" office:value="0.143805703695077">
            <text:p>0.1438057037</text:p>
          </table:table-cell>
          <table:table-cell office:value-type="float" office:value="0.100342453582603">
            <text:p>0.1003424536</text:p>
          </table:table-cell>
        </table:table-row>
        <table:table-row table:style-name="ro2">
          <table:table-cell office:value-type="float" office:value="0.0352491478703576">
            <text:p>0.0352491479</text:p>
          </table:table-cell>
          <table:table-cell office:value-type="float" office:value="0.143805703695077">
            <text:p>0.1438057037</text:p>
          </table:table-cell>
          <table:table-cell office:value-type="float" office:value="0.0896391093736072">
            <text:p>0.0896391094</text:p>
          </table:table-cell>
        </table:table-row>
        <table:table-row table:style-name="ro2">
          <table:table-cell office:value-type="float" office:value="0.0352528734024996">
            <text:p>0.0352528734</text:p>
          </table:table-cell>
          <table:table-cell office:value-type="float" office:value="0.143805703695077">
            <text:p>0.1438057037</text:p>
          </table:table-cell>
          <table:table-cell office:value-type="float" office:value="0.099544298699387">
            <text:p>0.0995442987</text:p>
          </table:table-cell>
        </table:table-row>
        <table:table-row table:style-name="ro2">
          <table:table-cell office:value-type="float" office:value="0.0355233625211398">
            <text:p>0.0355233625</text:p>
          </table:table-cell>
          <table:table-cell office:value-type="float" office:value="0.143805703695077">
            <text:p>0.1438057037</text:p>
          </table:table-cell>
          <table:table-cell office:value-type="float" office:value="0.0972673977995161">
            <text:p>0.0972673978</text:p>
          </table:table-cell>
        </table:table-row>
        <table:table-row table:style-name="ro2">
          <table:table-cell office:value-type="float" office:value="0.0355981735798329">
            <text:p>0.0355981736</text:p>
          </table:table-cell>
          <table:table-cell office:value-type="float" office:value="0.143805703695077">
            <text:p>0.1438057037</text:p>
          </table:table-cell>
          <table:table-cell office:value-type="float" office:value="0.087891769196133">
            <text:p>0.0878917692</text:p>
          </table:table-cell>
        </table:table-row>
        <table:table-row table:style-name="ro2">
          <table:table-cell office:value-type="float" office:value="0.0362835128834629">
            <text:p>0.0362835129</text:p>
          </table:table-cell>
          <table:table-cell office:value-type="float" office:value="0.143805703695077">
            <text:p>0.1438057037</text:p>
          </table:table-cell>
          <table:table-cell office:value-type="float" office:value="0.0950505484173478">
            <text:p>0.0950505484</text:p>
          </table:table-cell>
        </table:table-row>
        <table:table-row table:style-name="ro2">
          <table:table-cell office:value-type="float" office:value="0.0345089963352451">
            <text:p>0.0345089963</text:p>
          </table:table-cell>
          <table:table-cell office:value-type="float" office:value="0.143805703695077">
            <text:p>0.1438057037</text:p>
          </table:table-cell>
          <table:table-cell office:value-type="float" office:value="0.0944162326826621">
            <text:p>0.0944162327</text:p>
          </table:table-cell>
        </table:table-row>
        <table:table-row table:style-name="ro2">
          <table:table-cell office:value-type="float" office:value="0.0344774495819172">
            <text:p>0.0344774496</text:p>
          </table:table-cell>
          <table:table-cell office:value-type="float" office:value="0.143805703695077">
            <text:p>0.1438057037</text:p>
          </table:table-cell>
          <table:table-cell office:value-type="float" office:value="0.102829327804746">
            <text:p>0.1028293278</text:p>
          </table:table-cell>
        </table:table-row>
        <table:table-row table:style-name="ro2">
          <table:table-cell office:value-type="float" office:value="0.0345448985384939">
            <text:p>0.0345448985</text:p>
          </table:table-cell>
          <table:table-cell office:value-type="float" office:value="0.137993154629849">
            <text:p>0.1379931546</text:p>
          </table:table-cell>
          <table:table-cell office:value-type="float" office:value="0.0985219642090725">
            <text:p>0.0985219642</text:p>
          </table:table-cell>
        </table:table-row>
        <table:table-row table:style-name="ro2">
          <table:table-cell office:value-type="float" office:value="0.0352516657845556">
            <text:p>0.0352516658</text:p>
          </table:table-cell>
          <table:table-cell office:value-type="float" office:value="0.135984603091179">
            <text:p>0.1359846031</text:p>
          </table:table-cell>
          <table:table-cell office:value-type="float" office:value="0.0916775012747348">
            <text:p>0.0916775013</text:p>
          </table:table-cell>
        </table:table-row>
        <table:table-row table:style-name="ro2">
          <table:table-cell office:value-type="float" office:value="0.0357599971308017">
            <text:p>0.0357599971</text:p>
          </table:table-cell>
          <table:table-cell office:value-type="float" office:value="0.138814737117683">
            <text:p>0.1388147371</text:p>
          </table:table-cell>
          <table:table-cell office:value-type="float" office:value="0.103040848378867">
            <text:p>0.1030408484</text:p>
          </table:table-cell>
        </table:table-row>
        <table:table-row table:style-name="ro2">
          <table:table-cell office:value-type="float" office:value="0.0357698550025633">
            <text:p>0.035769855</text:p>
          </table:table-cell>
          <table:table-cell office:value-type="float" office:value="0.140987503380635">
            <text:p>0.1409875034</text:p>
          </table:table-cell>
          <table:table-cell office:value-type="float" office:value="0.0967187271998049">
            <text:p>0.0967187272</text:p>
          </table:table-cell>
        </table:table-row>
        <table:table-row table:style-name="ro2">
          <table:table-cell office:value-type="float" office:value="0.0360060361846338">
            <text:p>0.0360060362</text:p>
          </table:table-cell>
          <table:table-cell office:value-type="float" office:value="0.141673270361424">
            <text:p>0.1416732704</text:p>
          </table:table-cell>
          <table:table-cell office:value-type="float" office:value="0.0900304770353953">
            <text:p>0.090030477</text:p>
          </table:table-cell>
        </table:table-row>
        <table:table-row table:style-name="ro2">
          <table:table-cell office:value-type="float" office:value="0.0355210123494122">
            <text:p>0.0355210123</text:p>
          </table:table-cell>
          <table:table-cell office:value-type="float" office:value="0.140987503380635">
            <text:p>0.1409875034</text:p>
          </table:table-cell>
          <table:table-cell office:value-type="float" office:value="0.0970445766684415">
            <text:p>0.0970445767</text:p>
          </table:table-cell>
        </table:table-row>
        <table:table-row table:style-name="ro2">
          <table:table-cell office:value-type="float" office:value="0.0356587738966691">
            <text:p>0.0356587739</text:p>
          </table:table-cell>
          <table:table-cell office:value-type="float" office:value="0.141966630992671">
            <text:p>0.141966631</text:p>
          </table:table-cell>
          <table:table-cell office:value-type="float" office:value="0.0983055371048246">
            <text:p>0.0983055371</text:p>
          </table:table-cell>
        </table:table-row>
        <table:table-row table:style-name="ro2">
          <table:table-cell office:value-type="float" office:value="0.0359098387978632">
            <text:p>0.0359098388</text:p>
          </table:table-cell>
          <table:table-cell office:value-type="float" office:value="0.141966630992671">
            <text:p>0.141966631</text:p>
          </table:table-cell>
          <table:table-cell office:value-type="float" office:value="0.104241973418321">
            <text:p>0.1042419734</text:p>
          </table:table-cell>
        </table:table-row>
        <table:table-row table:style-name="ro2">
          <table:table-cell office:value-type="float" office:value="0.0356572447418691">
            <text:p>0.0356572447</text:p>
          </table:table-cell>
          <table:table-cell office:value-type="float" office:value="0.140492949301699">
            <text:p>0.1404929493</text:p>
          </table:table-cell>
          <table:table-cell office:value-type="float" office:value="0.0941395580195352">
            <text:p>0.094139558</text:p>
          </table:table-cell>
        </table:table-row>
        <table:table-row table:style-name="ro2">
          <table:table-cell office:value-type="float" office:value="0.0363668735368027">
            <text:p>0.0363668735</text:p>
          </table:table-cell>
          <table:table-cell office:value-type="float" office:value="0.140492949301699">
            <text:p>0.1404929493</text:p>
          </table:table-cell>
          <table:table-cell office:value-type="float" office:value="0.0941433218521068">
            <text:p>0.0941433219</text:p>
          </table:table-cell>
        </table:table-row>
        <table:table-row table:style-name="ro2">
          <table:table-cell office:value-type="float" office:value="0.0371243303962019">
            <text:p>0.0371243304</text:p>
          </table:table-cell>
          <table:table-cell office:value-type="float" office:value="0.140492949301699">
            <text:p>0.1404929493</text:p>
          </table:table-cell>
          <table:table-cell office:value-type="float" office:value="0.0945129866404218">
            <text:p>0.0945129866</text:p>
          </table:table-cell>
        </table:table-row>
        <table:table-row table:style-name="ro2">
          <table:table-cell office:value-type="float" office:value="0.0370770181364314">
            <text:p>0.0370770181</text:p>
          </table:table-cell>
          <table:table-cell office:value-type="float" office:value="0.140492949301699">
            <text:p>0.1404929493</text:p>
          </table:table-cell>
          <table:table-cell office:value-type="float" office:value="0.102249030877945">
            <text:p>0.1022490309</text:p>
          </table:table-cell>
        </table:table-row>
        <table:table-row table:style-name="ro2">
          <table:table-cell office:value-type="float" office:value="0.0359622685066889">
            <text:p>0.0359622685</text:p>
          </table:table-cell>
          <table:table-cell office:value-type="float" office:value="0.135964524479837">
            <text:p>0.1359645245</text:p>
          </table:table-cell>
          <table:table-cell office:value-type="float" office:value="0.108388041317634">
            <text:p>0.1083880413</text:p>
          </table:table-cell>
        </table:table-row>
        <table:table-row table:style-name="ro2">
          <table:table-cell office:value-type="float" office:value="0.0370393143749474">
            <text:p>0.0370393144</text:p>
          </table:table-cell>
          <table:table-cell office:value-type="float" office:value="0.135964524479837">
            <text:p>0.1359645245</text:p>
          </table:table-cell>
          <table:table-cell office:value-type="float" office:value="0.102555189160943">
            <text:p>0.1025551892</text:p>
          </table:table-cell>
        </table:table-row>
        <table:table-row table:style-name="ro2">
          <table:table-cell office:value-type="float" office:value="0.0371290003608633">
            <text:p>0.0371290004</text:p>
          </table:table-cell>
          <table:table-cell office:value-type="float" office:value="0.135964524479837">
            <text:p>0.1359645245</text:p>
          </table:table-cell>
          <table:table-cell office:value-type="float" office:value="0.101055568548853">
            <text:p>0.1010555685</text:p>
          </table:table-cell>
        </table:table-row>
        <table:table-row table:style-name="ro2">
          <table:table-cell office:value-type="float" office:value="0.0365436915518892">
            <text:p>0.0365436916</text:p>
          </table:table-cell>
          <table:table-cell office:value-type="float" office:value="0.136859789875463">
            <text:p>0.1368597899</text:p>
          </table:table-cell>
          <table:table-cell office:value-type="float" office:value="0.103766702516515">
            <text:p>0.1037667025</text:p>
          </table:table-cell>
        </table:table-row>
        <table:table-row table:style-name="ro2">
          <table:table-cell office:value-type="float" office:value="0.0366034854400328">
            <text:p>0.0366034854</text:p>
          </table:table-cell>
          <table:table-cell office:value-type="float" office:value="0.136859789875463">
            <text:p>0.1368597899</text:p>
          </table:table-cell>
          <table:table-cell office:value-type="float" office:value="0.100465564157549">
            <text:p>0.1004655642</text:p>
          </table:table-cell>
        </table:table-row>
        <table:table-row table:style-name="ro2">
          <table:table-cell office:value-type="float" office:value="0.0367014838687022">
            <text:p>0.0367014839</text:p>
          </table:table-cell>
          <table:table-cell office:value-type="float" office:value="0.134056945855184">
            <text:p>0.1340569459</text:p>
          </table:table-cell>
          <table:table-cell office:value-type="float" office:value="0.0947657058577434">
            <text:p>0.0947657059</text:p>
          </table:table-cell>
        </table:table-row>
        <table:table-row table:style-name="ro2">
          <table:table-cell office:value-type="float" office:value="0.0362131669428264">
            <text:p>0.0362131669</text:p>
          </table:table-cell>
          <table:table-cell office:value-type="float" office:value="0.134182009871381">
            <text:p>0.1341820099</text:p>
          </table:table-cell>
          <table:table-cell office:value-type="float" office:value="0.0990372945173974">
            <text:p>0.0990372945</text:p>
          </table:table-cell>
        </table:table-row>
        <table:table-row table:style-name="ro2">
          <table:table-cell office:value-type="float" office:value="0.0360637357059452">
            <text:p>0.0360637357</text:p>
          </table:table-cell>
          <table:table-cell office:value-type="float" office:value="0.13108712794357">
            <text:p>0.1310871279</text:p>
          </table:table-cell>
          <table:table-cell office:value-type="float" office:value="0.101319745157028">
            <text:p>0.1013197452</text:p>
          </table:table-cell>
        </table:table-row>
        <table:table-row table:style-name="ro2">
          <table:table-cell office:value-type="float" office:value="0.0365442134934471">
            <text:p>0.0365442135</text:p>
          </table:table-cell>
          <table:table-cell office:value-type="float" office:value="0.138204771301367">
            <text:p>0.1382047713</text:p>
          </table:table-cell>
          <table:table-cell office:value-type="float" office:value="0.10043503041198">
            <text:p>0.1004350304</text:p>
          </table:table-cell>
        </table:table-row>
        <table:table-row table:style-name="ro2">
          <table:table-cell office:value-type="float" office:value="0.0373805705806021">
            <text:p>0.0373805706</text:p>
          </table:table-cell>
          <table:table-cell office:value-type="float" office:value="0.135464830302119">
            <text:p>0.1354648303</text:p>
          </table:table-cell>
          <table:table-cell office:value-type="float" office:value="0.0971628424731781">
            <text:p>0.0971628425</text:p>
          </table:table-cell>
        </table:table-row>
        <table:table-row table:style-name="ro2">
          <table:table-cell office:value-type="float" office:value="0.0373758057120842">
            <text:p>0.0373758057</text:p>
          </table:table-cell>
          <table:table-cell office:value-type="float" office:value="0.139025167389707">
            <text:p>0.1390251674</text:p>
          </table:table-cell>
          <table:table-cell office:value-type="float" office:value="0.102376473973587">
            <text:p>0.102376474</text:p>
          </table:table-cell>
        </table:table-row>
        <table:table-row table:style-name="ro2">
          <table:table-cell office:value-type="float" office:value="0.0382772368165022">
            <text:p>0.0382772368</text:p>
          </table:table-cell>
          <table:table-cell office:value-type="float" office:value="0.139025167389708">
            <text:p>0.1390251674</text:p>
          </table:table-cell>
          <table:table-cell office:value-type="float" office:value="0.10390943908402">
            <text:p>0.1039094391</text:p>
          </table:table-cell>
        </table:table-row>
        <table:table-row table:style-name="ro2">
          <table:table-cell office:value-type="float" office:value="0.0386025713968281">
            <text:p>0.0386025714</text:p>
          </table:table-cell>
          <table:table-cell office:value-type="float" office:value="0.139025167389707">
            <text:p>0.1390251674</text:p>
          </table:table-cell>
          <table:table-cell office:value-type="float" office:value="0.0987798196764719">
            <text:p>0.0987798197</text:p>
          </table:table-cell>
        </table:table-row>
        <table:table-row table:style-name="ro2">
          <table:table-cell office:value-type="float" office:value="0.039670773179214">
            <text:p>0.0396707732</text:p>
          </table:table-cell>
          <table:table-cell office:value-type="float" office:value="0.139025167389707">
            <text:p>0.1390251674</text:p>
          </table:table-cell>
          <table:table-cell office:value-type="float" office:value="0.103525856900874">
            <text:p>0.1035258569</text:p>
          </table:table-cell>
        </table:table-row>
        <table:table-row table:style-name="ro2">
          <table:table-cell office:value-type="float" office:value="0.0385892616140616">
            <text:p>0.0385892616</text:p>
          </table:table-cell>
          <table:table-cell office:value-type="float" office:value="0.131605684518476">
            <text:p>0.1316056845</text:p>
          </table:table-cell>
          <table:table-cell office:value-type="float" office:value="0.0957326326093703">
            <text:p>0.0957326326</text:p>
          </table:table-cell>
        </table:table-row>
        <table:table-row table:style-name="ro2">
          <table:table-cell office:value-type="float" office:value="0.0386240413355728">
            <text:p>0.0386240413</text:p>
          </table:table-cell>
          <table:table-cell office:value-type="float" office:value="0.131605684518476">
            <text:p>0.1316056845</text:p>
          </table:table-cell>
          <table:table-cell office:value-type="float" office:value="0.104734496978063">
            <text:p>0.104734497</text:p>
          </table:table-cell>
        </table:table-row>
        <table:table-row table:style-name="ro2">
          <table:table-cell office:value-type="float" office:value="0.0381109242745141">
            <text:p>0.0381109243</text:p>
          </table:table-cell>
          <table:table-cell office:value-type="float" office:value="0.135106936130852">
            <text:p>0.1351069361</text:p>
          </table:table-cell>
          <table:table-cell office:value-type="float" office:value="0.0971523139161527">
            <text:p>0.0971523139</text:p>
          </table:table-cell>
        </table:table-row>
        <table:table-row table:style-name="ro2">
          <table:table-cell office:value-type="float" office:value="0.0383358076748872">
            <text:p>0.0383358077</text:p>
          </table:table-cell>
          <table:table-cell office:value-type="float" office:value="0.135106936130852">
            <text:p>0.1351069361</text:p>
          </table:table-cell>
          <table:table-cell office:value-type="float" office:value="0.0984726555505742">
            <text:p>0.0984726556</text:p>
          </table:table-cell>
        </table:table-row>
        <table:table-row table:style-name="ro2">
          <table:table-cell office:value-type="float" office:value="0.0384551348244348">
            <text:p>0.0384551348</text:p>
          </table:table-cell>
          <table:table-cell office:value-type="float" office:value="0.117690971956396">
            <text:p>0.117690972</text:p>
          </table:table-cell>
          <table:table-cell office:value-type="float" office:value="0.102350483081021">
            <text:p>0.1023504831</text:p>
          </table:table-cell>
        </table:table-row>
        <table:table-row table:style-name="ro2">
          <table:table-cell office:value-type="float" office:value="0.0388403761306949">
            <text:p>0.0388403761</text:p>
          </table:table-cell>
          <table:table-cell office:value-type="float" office:value="0.117690971956396">
            <text:p>0.117690972</text:p>
          </table:table-cell>
          <table:table-cell office:value-type="float" office:value="0.0995594076385591">
            <text:p>0.0995594076</text:p>
          </table:table-cell>
        </table:table-row>
        <table:table-row table:style-name="ro2">
          <table:table-cell office:value-type="float" office:value="0.0392532136321157">
            <text:p>0.0392532136</text:p>
          </table:table-cell>
          <table:table-cell office:value-type="float" office:value="0.117690971956396">
            <text:p>0.117690972</text:p>
          </table:table-cell>
          <table:table-cell office:value-type="float" office:value="0.103104617811846">
            <text:p>0.1031046178</text:p>
          </table:table-cell>
        </table:table-row>
        <table:table-row table:style-name="ro2">
          <table:table-cell office:value-type="float" office:value="0.0390081210420271">
            <text:p>0.039008121</text:p>
          </table:table-cell>
          <table:table-cell office:value-type="float" office:value="0.132405328868434">
            <text:p>0.1324053289</text:p>
          </table:table-cell>
          <table:table-cell office:value-type="float" office:value="0.103543075836172">
            <text:p>0.1035430758</text:p>
          </table:table-cell>
        </table:table-row>
        <table:table-row table:style-name="ro2">
          <table:table-cell office:value-type="float" office:value="0.0393335325253955">
            <text:p>0.0393335325</text:p>
          </table:table-cell>
          <table:table-cell office:value-type="float" office:value="0.128652630970501">
            <text:p>0.128652631</text:p>
          </table:table-cell>
          <table:table-cell office:value-type="float" office:value="0.100331531164661">
            <text:p>0.1003315312</text:p>
          </table:table-cell>
        </table:table-row>
        <table:table-row table:style-name="ro2">
          <table:table-cell office:value-type="float" office:value="0.0391462051850669">
            <text:p>0.0391462052</text:p>
          </table:table-cell>
          <table:table-cell office:value-type="float" office:value="0.133081390471968">
            <text:p>0.1330813905</text:p>
          </table:table-cell>
          <table:table-cell office:value-type="float" office:value="0.0992342655111685">
            <text:p>0.0992342655</text:p>
          </table:table-cell>
        </table:table-row>
        <table:table-row table:style-name="ro2">
          <table:table-cell office:value-type="float" office:value="0.0385211933135316">
            <text:p>0.0385211933</text:p>
          </table:table-cell>
          <table:table-cell office:value-type="float" office:value="0.132999231103982">
            <text:p>0.1329992311</text:p>
          </table:table-cell>
          <table:table-cell office:value-type="float" office:value="0.0996362947461576">
            <text:p>0.0996362947</text:p>
          </table:table-cell>
        </table:table-row>
        <table:table-row table:style-name="ro2">
          <table:table-cell office:value-type="float" office:value="0.0378372770251574">
            <text:p>0.037837277</text:p>
          </table:table-cell>
          <table:table-cell office:value-type="float" office:value="0.132999231103982">
            <text:p>0.1329992311</text:p>
          </table:table-cell>
          <table:table-cell office:value-type="float" office:value="0.0962267660696797">
            <text:p>0.0962267661</text:p>
          </table:table-cell>
        </table:table-row>
        <table:table-row table:style-name="ro2">
          <table:table-cell office:value-type="float" office:value="0.0378372770251574">
            <text:p>0.037837277</text:p>
          </table:table-cell>
          <table:table-cell office:value-type="float" office:value="0.12919498902199">
            <text:p>0.129194989</text:p>
          </table:table-cell>
          <table:table-cell office:value-type="float" office:value="0.101340995383283">
            <text:p>0.1013409954</text:p>
          </table:table-cell>
        </table:table-row>
        <table:table-row table:style-name="ro2">
          <table:table-cell office:value-type="float" office:value="0.0374374111372509">
            <text:p>0.0374374111</text:p>
          </table:table-cell>
          <table:table-cell office:value-type="float" office:value="0.12919498902199">
            <text:p>0.129194989</text:p>
          </table:table-cell>
          <table:table-cell office:value-type="float" office:value="0.103683460452244">
            <text:p>0.1036834605</text:p>
          </table:table-cell>
        </table:table-row>
        <table:table-row table:style-name="ro2">
          <table:table-cell office:value-type="float" office:value="0.0385794053533882">
            <text:p>0.0385794054</text:p>
          </table:table-cell>
          <table:table-cell office:value-type="float" office:value="0.131561165034719">
            <text:p>0.131561165</text:p>
          </table:table-cell>
          <table:table-cell office:value-type="float" office:value="0.101622487057783">
            <text:p>0.1016224871</text:p>
          </table:table-cell>
        </table:table-row>
        <table:table-row table:style-name="ro2">
          <table:table-cell office:value-type="float" office:value="0.0378815018771141">
            <text:p>0.0378815019</text:p>
          </table:table-cell>
          <table:table-cell office:value-type="float" office:value="0.131561165034719">
            <text:p>0.131561165</text:p>
          </table:table-cell>
          <table:table-cell office:value-type="float" office:value="0.102186454392537">
            <text:p>0.1021864544</text:p>
          </table:table-cell>
        </table:table-row>
        <table:table-row table:style-name="ro2">
          <table:table-cell office:value-type="float" office:value="0.0374804364331991">
            <text:p>0.0374804364</text:p>
          </table:table-cell>
          <table:table-cell office:value-type="float" office:value="0.133117753436269">
            <text:p>0.1331177534</text:p>
          </table:table-cell>
          <table:table-cell office:value-type="float" office:value="0.096907456013752">
            <text:p>0.096907456</text:p>
          </table:table-cell>
        </table:table-row>
        <table:table-row table:style-name="ro2">
          <table:table-cell office:value-type="float" office:value="0.0376580241957383">
            <text:p>0.0376580242</text:p>
          </table:table-cell>
          <table:table-cell office:value-type="float" office:value="0.133477426223323">
            <text:p>0.1334774262</text:p>
          </table:table-cell>
          <table:table-cell office:value-type="float" office:value="0.0975862230901224">
            <text:p>0.0975862231</text:p>
          </table:table-cell>
        </table:table-row>
        <table:table-row table:style-name="ro2">
          <table:table-cell office:value-type="float" office:value="0.0375162931665891">
            <text:p>0.0375162932</text:p>
          </table:table-cell>
          <table:table-cell office:value-type="float" office:value="0.133477426223323">
            <text:p>0.1334774262</text:p>
          </table:table-cell>
          <table:table-cell office:value-type="float" office:value="0.107949516684481">
            <text:p>0.1079495167</text:p>
          </table:table-cell>
        </table:table-row>
        <table:table-row table:style-name="ro2">
          <table:table-cell office:value-type="float" office:value="0.0375879568905345">
            <text:p>0.0375879569</text:p>
          </table:table-cell>
          <table:table-cell office:value-type="float" office:value="0.133477426223323">
            <text:p>0.1334774262</text:p>
          </table:table-cell>
          <table:table-cell office:value-type="float" office:value="0.100217493021601">
            <text:p>0.100217493</text:p>
          </table:table-cell>
        </table:table-row>
        <table:table-row table:style-name="ro2">
          <table:table-cell office:value-type="float" office:value="0.0369453251681258">
            <text:p>0.0369453252</text:p>
          </table:table-cell>
          <table:table-cell office:value-type="float" office:value="0.100713512076444">
            <text:p>0.1007135121</text:p>
          </table:table-cell>
          <table:table-cell office:value-type="float" office:value="0.0989920772734316">
            <text:p>0.0989920773</text:p>
          </table:table-cell>
        </table:table-row>
        <table:table-row table:style-name="ro2">
          <table:table-cell office:value-type="float" office:value="0.0379444032171315">
            <text:p>0.0379444032</text:p>
          </table:table-cell>
          <table:table-cell office:value-type="float" office:value="0.100713512076444">
            <text:p>0.1007135121</text:p>
          </table:table-cell>
          <table:table-cell office:value-type="float" office:value="0.104873185141574">
            <text:p>0.1048731851</text:p>
          </table:table-cell>
        </table:table-row>
        <table:table-row table:style-name="ro2">
          <table:table-cell office:value-type="float" office:value="0.0372512116746095">
            <text:p>0.0372512117</text:p>
          </table:table-cell>
          <table:table-cell office:value-type="float" office:value="0.133477426223323">
            <text:p>0.1334774262</text:p>
          </table:table-cell>
          <table:table-cell office:value-type="float" office:value="0.103193887899401">
            <text:p>0.1031938879</text:p>
          </table:table-cell>
        </table:table-row>
        <table:table-row table:style-name="ro2">
          <table:table-cell office:value-type="float" office:value="0.0378872390618123">
            <text:p>0.0378872391</text:p>
          </table:table-cell>
          <table:table-cell office:value-type="float" office:value="0.133477426223323">
            <text:p>0.1334774262</text:p>
          </table:table-cell>
          <table:table-cell office:value-type="float" office:value="0.107081668019337">
            <text:p>0.107081668</text:p>
          </table:table-cell>
        </table:table-row>
        <table:table-row table:style-name="ro2">
          <table:table-cell office:value-type="float" office:value="0.0378872390618123">
            <text:p>0.0378872391</text:p>
          </table:table-cell>
          <table:table-cell office:value-type="float" office:value="0.134103962214962">
            <text:p>0.1341039622</text:p>
          </table:table-cell>
          <table:table-cell office:value-type="float" office:value="0.10562495372273">
            <text:p>0.1056249537</text:p>
          </table:table-cell>
        </table:table-row>
        <table:table-row table:style-name="ro2">
          <table:table-cell office:value-type="float" office:value="0.0382723432966135">
            <text:p>0.0382723433</text:p>
          </table:table-cell>
          <table:table-cell office:value-type="float" office:value="0.134103962214962">
            <text:p>0.1341039622</text:p>
          </table:table-cell>
          <table:table-cell office:value-type="float" office:value="0.0998902558413445">
            <text:p>0.0998902558</text:p>
          </table:table-cell>
        </table:table-row>
        <table:table-row table:style-name="ro2">
          <table:table-cell office:value-type="float" office:value="0.0382797672290292">
            <text:p>0.0382797672</text:p>
          </table:table-cell>
          <table:table-cell office:value-type="float" office:value="0.134103962214962">
            <text:p>0.1341039622</text:p>
          </table:table-cell>
          <table:table-cell office:value-type="float" office:value="0.0985892099023249">
            <text:p>0.0985892099</text:p>
          </table:table-cell>
        </table:table-row>
        <table:table-row table:style-name="ro2">
          <table:table-cell office:value-type="float" office:value="0.0385515022430592">
            <text:p>0.0385515022</text:p>
          </table:table-cell>
          <table:table-cell office:value-type="float" office:value="0.134103962214962">
            <text:p>0.1341039622</text:p>
          </table:table-cell>
          <table:table-cell office:value-type="float" office:value="0.102614788907739">
            <text:p>0.1026147889</text:p>
          </table:table-cell>
        </table:table-row>
        <table:table-row table:style-name="ro2">
          <table:table-cell office:value-type="float" office:value="0.0360384881594177">
            <text:p>0.0360384882</text:p>
          </table:table-cell>
          <table:table-cell office:value-type="float" office:value="0.134460421627805">
            <text:p>0.1344604216</text:p>
          </table:table-cell>
          <table:table-cell office:value-type="float" office:value="0.105578905998884">
            <text:p>0.105578906</text:p>
          </table:table-cell>
        </table:table-row>
        <table:table-row table:style-name="ro2">
          <table:table-cell office:value-type="float" office:value="0.0366707499564153">
            <text:p>0.03667075</text:p>
          </table:table-cell>
          <table:table-cell office:value-type="float" office:value="0.134460421627805">
            <text:p>0.1344604216</text:p>
          </table:table-cell>
          <table:table-cell office:value-type="float" office:value="0.101113422712344">
            <text:p>0.1011134227</text:p>
          </table:table-cell>
        </table:table-row>
        <table:table-row table:style-name="ro2">
          <table:table-cell office:value-type="float" office:value="0.0363812081060827">
            <text:p>0.0363812081</text:p>
          </table:table-cell>
          <table:table-cell office:value-type="float" office:value="0.134103962214962">
            <text:p>0.1341039622</text:p>
          </table:table-cell>
          <table:table-cell office:value-type="float" office:value="0.0967515139859945">
            <text:p>0.096751514</text:p>
          </table:table-cell>
        </table:table-row>
        <table:table-row table:style-name="ro2">
          <table:table-cell office:value-type="float" office:value="0.0363657652505909">
            <text:p>0.0363657653</text:p>
          </table:table-cell>
          <table:table-cell office:value-type="float" office:value="0.133477426223323">
            <text:p>0.1334774262</text:p>
          </table:table-cell>
          <table:table-cell office:value-type="float" office:value="0.0948677376454263">
            <text:p>0.0948677376</text:p>
          </table:table-cell>
        </table:table-row>
        <table:table-row table:style-name="ro2">
          <table:table-cell office:value-type="float" office:value="0.0350670089223768">
            <text:p>0.0350670089</text:p>
          </table:table-cell>
          <table:table-cell office:value-type="float" office:value="0.134103962214962">
            <text:p>0.1341039622</text:p>
          </table:table-cell>
          <table:table-cell office:value-type="float" office:value="0.0968417291337646">
            <text:p>0.0968417291</text:p>
          </table:table-cell>
        </table:table-row>
        <table:table-row table:style-name="ro2">
          <table:table-cell office:value-type="float" office:value="0.0351435818607234">
            <text:p>0.0351435819</text:p>
          </table:table-cell>
          <table:table-cell office:value-type="float" office:value="0.13793704084219">
            <text:p>0.1379370408</text:p>
          </table:table-cell>
          <table:table-cell office:value-type="float" office:value="0.0956489845827678">
            <text:p>0.0956489846</text:p>
          </table:table-cell>
        </table:table-row>
        <table:table-row table:style-name="ro2">
          <table:table-cell office:value-type="float" office:value="0.0354721727616352">
            <text:p>0.0354721728</text:p>
          </table:table-cell>
          <table:table-cell office:value-type="float" office:value="0.134103962214962">
            <text:p>0.1341039622</text:p>
          </table:table-cell>
          <table:table-cell office:value-type="float" office:value="0.0999107848242684">
            <text:p>0.0999107848</text:p>
          </table:table-cell>
        </table:table-row>
        <table:table-row table:style-name="ro2">
          <table:table-cell office:value-type="float" office:value="0.0354903040219008">
            <text:p>0.035490304</text:p>
          </table:table-cell>
          <table:table-cell office:value-type="float" office:value="0.134103962214962">
            <text:p>0.1341039622</text:p>
          </table:table-cell>
          <table:table-cell office:value-type="float" office:value="0.0956250745103804">
            <text:p>0.0956250745</text:p>
          </table:table-cell>
        </table:table-row>
        <table:table-row table:style-name="ro2">
          <table:table-cell office:value-type="float" office:value="0.035722219379015">
            <text:p>0.0357222194</text:p>
          </table:table-cell>
          <table:table-cell office:value-type="float" office:value="0.137282936730161">
            <text:p>0.1372829367</text:p>
          </table:table-cell>
          <table:table-cell office:value-type="float" office:value="0.106276284938609">
            <text:p>0.1062762849</text:p>
          </table:table-cell>
        </table:table-row>
        <table:table-row table:style-name="ro2">
          <table:table-cell office:value-type="float" office:value="0.0350329268247625">
            <text:p>0.0350329268</text:p>
          </table:table-cell>
          <table:table-cell office:value-type="float" office:value="0.132730332547659">
            <text:p>0.1327303325</text:p>
          </table:table-cell>
          <table:table-cell office:value-type="float" office:value="0.102644120426685">
            <text:p>0.1026441204</text:p>
          </table:table-cell>
        </table:table-row>
        <table:table-row table:style-name="ro2">
          <table:table-cell office:value-type="float" office:value="0.0350329268247625">
            <text:p>0.0350329268</text:p>
          </table:table-cell>
          <table:table-cell office:value-type="float" office:value="0.134856200515206">
            <text:p>0.1348562005</text:p>
          </table:table-cell>
          <table:table-cell office:value-type="float" office:value="0.0982776195974191">
            <text:p>0.0982776196</text:p>
          </table:table-cell>
        </table:table-row>
        <table:table-row table:style-name="ro2">
          <table:table-cell office:value-type="float" office:value="0.0347589604739016">
            <text:p>0.0347589605</text:p>
          </table:table-cell>
          <table:table-cell office:value-type="float" office:value="0.134625897453667">
            <text:p>0.1346258975</text:p>
          </table:table-cell>
          <table:table-cell office:value-type="float" office:value="0.0991205136435153">
            <text:p>0.0991205136</text:p>
          </table:table-cell>
        </table:table-row>
        <table:table-row table:style-name="ro2">
          <table:table-cell office:value-type="float" office:value="0.0347017617434226">
            <text:p>0.0347017617</text:p>
          </table:table-cell>
          <table:table-cell office:value-type="float" office:value="0.132881751699295">
            <text:p>0.1328817517</text:p>
          </table:table-cell>
          <table:table-cell office:value-type="float" office:value="0.100221465460189">
            <text:p>0.1002214655</text:p>
          </table:table-cell>
        </table:table-row>
        <table:table-row table:style-name="ro2">
          <table:table-cell office:value-type="float" office:value="0.0365729853505168">
            <text:p>0.0365729854</text:p>
          </table:table-cell>
          <table:table-cell office:value-type="float" office:value="0.132881751699295">
            <text:p>0.1328817517</text:p>
          </table:table-cell>
          <table:table-cell office:value-type="float" office:value="0.1046780652584">
            <text:p>0.1046780653</text:p>
          </table:table-cell>
        </table:table-row>
        <table:table-row table:style-name="ro2">
          <table:table-cell office:value-type="float" office:value="0.0366984858867452">
            <text:p>0.0366984859</text:p>
          </table:table-cell>
          <table:table-cell office:value-type="float" office:value="0.136712452921223">
            <text:p>0.1367124529</text:p>
          </table:table-cell>
          <table:table-cell office:value-type="float" office:value="0.0993023379040754">
            <text:p>0.0993023379</text:p>
          </table:table-cell>
        </table:table-row>
        <table:table-row table:style-name="ro2">
          <table:table-cell office:value-type="float" office:value="0.0367174769332248">
            <text:p>0.0367174769</text:p>
          </table:table-cell>
          <table:table-cell office:value-type="float" office:value="0.132881751699295">
            <text:p>0.1328817517</text:p>
          </table:table-cell>
          <table:table-cell office:value-type="float" office:value="0.100458274050166">
            <text:p>0.1004582741</text:p>
          </table:table-cell>
        </table:table-row>
        <table:table-row table:style-name="ro2">
          <table:table-cell office:value-type="float" office:value="0.0378524190895422">
            <text:p>0.0378524191</text:p>
          </table:table-cell>
          <table:table-cell office:value-type="float" office:value="0.134961710550456">
            <text:p>0.1349617106</text:p>
          </table:table-cell>
          <table:table-cell office:value-type="float" office:value="0.104286945492779">
            <text:p>0.1042869455</text:p>
          </table:table-cell>
        </table:table-row>
        <table:table-row table:style-name="ro2">
          <table:table-cell office:value-type="float" office:value="0.0380039834076075">
            <text:p>0.0380039834</text:p>
          </table:table-cell>
          <table:table-cell office:value-type="float" office:value="0.134961710550456">
            <text:p>0.1349617106</text:p>
          </table:table-cell>
          <table:table-cell office:value-type="float" office:value="0.100547629933205">
            <text:p>0.1005476299</text:p>
          </table:table-cell>
        </table:table-row>
        <table:table-row table:style-name="ro2">
          <table:table-cell office:value-type="float" office:value="0.03892475435764">
            <text:p>0.0389247544</text:p>
          </table:table-cell>
          <table:table-cell office:value-type="float" office:value="0.134961710550456">
            <text:p>0.1349617106</text:p>
          </table:table-cell>
          <table:table-cell office:value-type="float" office:value="0.105817389368699">
            <text:p>0.1058173894</text:p>
          </table:table-cell>
        </table:table-row>
        <table:table-row table:style-name="ro2">
          <table:table-cell office:value-type="float" office:value="0.0393642477848007">
            <text:p>0.0393642478</text:p>
          </table:table-cell>
          <table:table-cell office:value-type="float" office:value="0.134961710550456">
            <text:p>0.1349617106</text:p>
          </table:table-cell>
          <table:table-cell office:value-type="float" office:value="0.098852181096243">
            <text:p>0.0988521811</text:p>
          </table:table-cell>
        </table:table-row>
        <table:table-row table:style-name="ro2">
          <table:table-cell office:value-type="float" office:value="0.0401075811019341">
            <text:p>0.0401075811</text:p>
          </table:table-cell>
          <table:table-cell office:value-type="float" office:value="0.134961710550456">
            <text:p>0.1349617106</text:p>
          </table:table-cell>
          <table:table-cell office:value-type="float" office:value="0.104151440658962">
            <text:p>0.1041514407</text:p>
          </table:table-cell>
        </table:table-row>
        <table:table-row table:style-name="ro2">
          <table:table-cell office:value-type="float" office:value="0.0397712662918272">
            <text:p>0.0397712663</text:p>
          </table:table-cell>
          <table:table-cell office:value-type="float" office:value="0.134856200515206">
            <text:p>0.1348562005</text:p>
          </table:table-cell>
          <table:table-cell office:value-type="float" office:value="0.103224163419144">
            <text:p>0.1032241634</text:p>
          </table:table-cell>
        </table:table-row>
        <table:table-row table:style-name="ro2">
          <table:table-cell office:value-type="float" office:value="0.038901139205322">
            <text:p>0.0389011392</text:p>
          </table:table-cell>
          <table:table-cell office:value-type="float" office:value="0.134961710550456">
            <text:p>0.1349617106</text:p>
          </table:table-cell>
          <table:table-cell office:value-type="float" office:value="0.103034082530116">
            <text:p>0.1030340825</text:p>
          </table:table-cell>
        </table:table-row>
        <table:table-row table:style-name="ro2">
          <table:table-cell office:value-type="float" office:value="0.038291340000457">
            <text:p>0.03829134</text:p>
          </table:table-cell>
          <table:table-cell office:value-type="float" office:value="0.134961710550456">
            <text:p>0.1349617106</text:p>
          </table:table-cell>
          <table:table-cell office:value-type="float" office:value="0.102406313871154">
            <text:p>0.1024063139</text:p>
          </table:table-cell>
        </table:table-row>
        <table:table-row table:style-name="ro2">
          <table:table-cell office:value-type="float" office:value="0.0386504476462055">
            <text:p>0.0386504476</text:p>
          </table:table-cell>
          <table:table-cell office:value-type="float" office:value="0.134961710550456">
            <text:p>0.1349617106</text:p>
          </table:table-cell>
          <table:table-cell office:value-type="float" office:value="0.106082962244357">
            <text:p>0.1060829622</text:p>
          </table:table-cell>
        </table:table-row>
        <table:table-row table:style-name="ro2">
          <table:table-cell office:value-type="float" office:value="0.0385078432838555">
            <text:p>0.0385078433</text:p>
          </table:table-cell>
          <table:table-cell office:value-type="float" office:value="0.134856200515206">
            <text:p>0.1348562005</text:p>
          </table:table-cell>
          <table:table-cell office:value-type="float" office:value="0.0991012306654089">
            <text:p>0.0991012307</text:p>
          </table:table-cell>
        </table:table-row>
        <table:table-row table:style-name="ro2">
          <table:table-cell office:value-type="float" office:value="0.0384870057215067">
            <text:p>0.0384870057</text:p>
          </table:table-cell>
          <table:table-cell office:value-type="float" office:value="0.134856200515206">
            <text:p>0.1348562005</text:p>
          </table:table-cell>
          <table:table-cell office:value-type="float" office:value="0.105242221833104">
            <text:p>0.1052422218</text:p>
          </table:table-cell>
        </table:table-row>
        <table:table-row table:style-name="ro2">
          <table:table-cell office:value-type="float" office:value="0.0386450889709131">
            <text:p>0.038645089</text:p>
          </table:table-cell>
          <table:table-cell office:value-type="float" office:value="0.13532550092647">
            <text:p>0.1353255009</text:p>
          </table:table-cell>
          <table:table-cell office:value-type="float" office:value="0.0989934324264982">
            <text:p>0.0989934324</text:p>
          </table:table-cell>
        </table:table-row>
        <table:table-row table:style-name="ro2">
          <table:table-cell office:value-type="float" office:value="0.0396790189102157">
            <text:p>0.0396790189</text:p>
          </table:table-cell>
          <table:table-cell office:value-type="float" office:value="0.13532550092647">
            <text:p>0.1353255009</text:p>
          </table:table-cell>
          <table:table-cell office:value-type="float" office:value="0.099320792519689">
            <text:p>0.0993207925</text:p>
          </table:table-cell>
        </table:table-row>
        <table:table-row table:style-name="ro2">
          <table:table-cell office:value-type="float" office:value="0.0399727204945504">
            <text:p>0.0399727205</text:p>
          </table:table-cell>
          <table:table-cell office:value-type="float" office:value="0.134961710550456">
            <text:p>0.1349617106</text:p>
          </table:table-cell>
          <table:table-cell office:value-type="float" office:value="0.0980499967948373">
            <text:p>0.0980499968</text:p>
          </table:table-cell>
        </table:table-row>
        <table:table-row table:style-name="ro2">
          <table:table-cell office:value-type="float" office:value="0.0396790189102157">
            <text:p>0.0396790189</text:p>
          </table:table-cell>
          <table:table-cell office:value-type="float" office:value="0.134961710550456">
            <text:p>0.1349617106</text:p>
          </table:table-cell>
          <table:table-cell office:value-type="float" office:value="0.104267444103362">
            <text:p>0.1042674441</text:p>
          </table:table-cell>
        </table:table-row>
        <table:table-row table:style-name="ro2">
          <table:table-cell office:value-type="float" office:value="0.037935592670559">
            <text:p>0.0379355927</text:p>
          </table:table-cell>
          <table:table-cell office:value-type="float" office:value="0.134961710550456">
            <text:p>0.1349617106</text:p>
          </table:table-cell>
          <table:table-cell office:value-type="float" office:value="0.0979279334997807">
            <text:p>0.0979279335</text:p>
          </table:table-cell>
        </table:table-row>
        <table:table-row table:style-name="ro2">
          <table:table-cell office:value-type="float" office:value="0.0388414882763483">
            <text:p>0.0388414883</text:p>
          </table:table-cell>
          <table:table-cell office:value-type="float" office:value="0.135370415375249">
            <text:p>0.1353704154</text:p>
          </table:table-cell>
          <table:table-cell office:value-type="float" office:value="0.103236996472662">
            <text:p>0.1032369965</text:p>
          </table:table-cell>
        </table:table-row>
        <table:table-row table:style-name="ro2">
          <table:table-cell office:value-type="float" office:value="0.0378246991571708">
            <text:p>0.0378246992</text:p>
          </table:table-cell>
          <table:table-cell office:value-type="float" office:value="0.134961710550456">
            <text:p>0.1349617106</text:p>
          </table:table-cell>
          <table:table-cell office:value-type="float" office:value="0.100711465651452">
            <text:p>0.1007114657</text:p>
          </table:table-cell>
        </table:table-row>
        <table:table-row table:style-name="ro2">
          <table:table-cell office:value-type="float" office:value="0.0382079482533404">
            <text:p>0.0382079483</text:p>
          </table:table-cell>
          <table:table-cell office:value-type="float" office:value="0.12879682359811">
            <text:p>0.1287968236</text:p>
          </table:table-cell>
          <table:table-cell office:value-type="float" office:value="0.0952232997963176">
            <text:p>0.0952232998</text:p>
          </table:table-cell>
        </table:table-row>
        <table:table-row table:style-name="ro2">
          <table:table-cell office:value-type="float" office:value="0.0375890381596511">
            <text:p>0.0375890382</text:p>
          </table:table-cell>
          <table:table-cell office:value-type="float" office:value="0.134961710550456">
            <text:p>0.1349617106</text:p>
          </table:table-cell>
          <table:table-cell office:value-type="float" office:value="0.0967529078996397">
            <text:p>0.0967529079</text:p>
          </table:table-cell>
        </table:table-row>
        <table:table-row table:style-name="ro2">
          <table:table-cell office:value-type="float" office:value="0.037240653834664">
            <text:p>0.0372406538</text:p>
          </table:table-cell>
          <table:table-cell office:value-type="float" office:value="0.134961710550456">
            <text:p>0.1349617106</text:p>
          </table:table-cell>
          <table:table-cell office:value-type="float" office:value="0.102440954160857">
            <text:p>0.1024409542</text:p>
          </table:table-cell>
        </table:table-row>
        <table:table-row table:style-name="ro2">
          <table:table-cell office:value-type="float" office:value="0.0397591566008428">
            <text:p>0.0397591566</text:p>
          </table:table-cell>
          <table:table-cell office:value-type="float" office:value="0.134961710550456">
            <text:p>0.1349617106</text:p>
          </table:table-cell>
          <table:table-cell office:value-type="float" office:value="0.0987059911843735">
            <text:p>0.0987059912</text:p>
          </table:table-cell>
        </table:table-row>
        <table:table-row table:style-name="ro2">
          <table:table-cell office:value-type="float" office:value="0.0395565439425939">
            <text:p>0.0395565439</text:p>
          </table:table-cell>
          <table:table-cell office:value-type="float" office:value="0.123778574047351">
            <text:p>0.123778574</text:p>
          </table:table-cell>
          <table:table-cell office:value-type="float" office:value="0.102478727556681">
            <text:p>0.1024787276</text:p>
          </table:table-cell>
        </table:table-row>
        <table:table-row table:style-name="ro2">
          <table:table-cell office:value-type="float" office:value="0.0390761027194816">
            <text:p>0.0390761027</text:p>
          </table:table-cell>
          <table:table-cell office:value-type="float" office:value="0.134961710550456">
            <text:p>0.1349617106</text:p>
          </table:table-cell>
          <table:table-cell office:value-type="float" office:value="0.102856384306369">
            <text:p>0.1028563843</text:p>
          </table:table-cell>
        </table:table-row>
        <table:table-row table:style-name="ro2">
          <table:table-cell office:value-type="float" office:value="0.0380830598886264">
            <text:p>0.0380830599</text:p>
          </table:table-cell>
          <table:table-cell office:value-type="float" office:value="0.134856200515206">
            <text:p>0.1348562005</text:p>
          </table:table-cell>
          <table:table-cell office:value-type="float" office:value="0.103246299058567">
            <text:p>0.1032462991</text:p>
          </table:table-cell>
        </table:table-row>
        <table:table-row table:style-name="ro2">
          <table:table-cell office:value-type="float" office:value="0.0396725922675236">
            <text:p>0.0396725923</text:p>
          </table:table-cell>
          <table:table-cell office:value-type="float" office:value="0.134856200515206">
            <text:p>0.1348562005</text:p>
          </table:table-cell>
          <table:table-cell office:value-type="float" office:value="0.098124461187975">
            <text:p>0.0981244612</text:p>
          </table:table-cell>
        </table:table-row>
        <table:table-row table:style-name="ro2">
          <table:table-cell office:value-type="float" office:value="0.0398779445608242">
            <text:p>0.0398779446</text:p>
          </table:table-cell>
          <table:table-cell office:value-type="float" office:value="0.135018740156341">
            <text:p>0.1350187402</text:p>
          </table:table-cell>
          <table:table-cell office:value-type="float" office:value="0.0994360351513186">
            <text:p>0.0994360352</text:p>
          </table:table-cell>
        </table:table-row>
        <table:table-row table:style-name="ro2">
          <table:table-cell office:value-type="float" office:value="0.0394103216415224">
            <text:p>0.0394103216</text:p>
          </table:table-cell>
          <table:table-cell office:value-type="float" office:value="0.135018740156341">
            <text:p>0.1350187402</text:p>
          </table:table-cell>
          <table:table-cell office:value-type="float" office:value="0.0946916091837365">
            <text:p>0.0946916092</text:p>
          </table:table-cell>
        </table:table-row>
        <table:table-row table:style-name="ro2">
          <table:table-cell office:value-type="float" office:value="0.0399477407527922">
            <text:p>0.0399477408</text:p>
          </table:table-cell>
          <table:table-cell office:value-type="float" office:value="0.13624761597967">
            <text:p>0.136247616</text:p>
          </table:table-cell>
          <table:table-cell office:value-type="float" office:value="0.102891005056686">
            <text:p>0.1028910051</text:p>
          </table:table-cell>
        </table:table-row>
        <table:table-row table:style-name="ro2">
          <table:table-cell office:value-type="float" office:value="0.039939115864235">
            <text:p>0.0399391159</text:p>
          </table:table-cell>
          <table:table-cell office:value-type="float" office:value="0.136305644445101">
            <text:p>0.1363056444</text:p>
          </table:table-cell>
          <table:table-cell office:value-type="float" office:value="0.100658399970119">
            <text:p>0.1006584</text:p>
          </table:table-cell>
        </table:table-row>
        <table:table-row table:style-name="ro2">
          <table:table-cell office:value-type="float" office:value="0.038805409182831">
            <text:p>0.0388054092</text:p>
          </table:table-cell>
          <table:table-cell office:value-type="float" office:value="0.13624761597967">
            <text:p>0.136247616</text:p>
          </table:table-cell>
          <table:table-cell office:value-type="float" office:value="0.0995589003717505">
            <text:p>0.0995589004</text:p>
          </table:table-cell>
        </table:table-row>
        <table:table-row table:style-name="ro2">
          <table:table-cell office:value-type="float" office:value="0.0390424744640627">
            <text:p>0.0390424745</text:p>
          </table:table-cell>
          <table:table-cell office:value-type="float" office:value="0.136305644445101">
            <text:p>0.1363056444</text:p>
          </table:table-cell>
          <table:table-cell office:value-type="float" office:value="0.0986311167194147">
            <text:p>0.0986311167</text:p>
          </table:table-cell>
        </table:table-row>
        <table:table-row table:style-name="ro2">
          <table:table-cell office:value-type="float" office:value="0.0398365541328698">
            <text:p>0.0398365541</text:p>
          </table:table-cell>
          <table:table-cell office:value-type="float" office:value="0.13742024269082">
            <text:p>0.1374202427</text:p>
          </table:table-cell>
          <table:table-cell office:value-type="float" office:value="0.10350476030592">
            <text:p>0.1035047603</text:p>
          </table:table-cell>
        </table:table-row>
        <table:table-row table:style-name="ro2">
          <table:table-cell office:value-type="float" office:value="0.0409319831495287">
            <text:p>0.0409319831</text:p>
          </table:table-cell>
          <table:table-cell office:value-type="float" office:value="0.104079555338632">
            <text:p>0.1040795553</text:p>
          </table:table-cell>
          <table:table-cell office:value-type="float" office:value="0.0995656014987116">
            <text:p>0.0995656015</text:p>
          </table:table-cell>
        </table:table-row>
        <table:table-row table:style-name="ro2">
          <table:table-cell office:value-type="float" office:value="0.0411729421863802">
            <text:p>0.0411729422</text:p>
          </table:table-cell>
          <table:table-cell office:value-type="float" office:value="0.135409513988401">
            <text:p>0.135409514</text:p>
          </table:table-cell>
          <table:table-cell office:value-type="float" office:value="0.100665426829741">
            <text:p>0.1006654268</text:p>
          </table:table-cell>
        </table:table-row>
        <table:table-row table:style-name="ro2">
          <table:table-cell office:value-type="float" office:value="0.0410495782225784">
            <text:p>0.0410495782</text:p>
          </table:table-cell>
          <table:table-cell office:value-type="float" office:value="0.136548029099118">
            <text:p>0.1365480291</text:p>
          </table:table-cell>
          <table:table-cell office:value-type="float" office:value="0.0977733716402033">
            <text:p>0.0977733716</text:p>
          </table:table-cell>
        </table:table-row>
        <table:table-row table:style-name="ro2">
          <table:table-cell office:value-type="float" office:value="0.0402919805604851">
            <text:p>0.0402919806</text:p>
          </table:table-cell>
          <table:table-cell office:value-type="float" office:value="0.1389256352404">
            <text:p>0.1389256352</text:p>
          </table:table-cell>
          <table:table-cell office:value-type="float" office:value="0.0967522073048929">
            <text:p>0.0967522073</text:p>
          </table:table-cell>
        </table:table-row>
        <table:table-row table:style-name="ro2">
          <table:table-cell office:value-type="float" office:value="0.0398356289995063">
            <text:p>0.039835629</text:p>
          </table:table-cell>
          <table:table-cell office:value-type="float" office:value="0.1389256352404">
            <text:p>0.1389256352</text:p>
          </table:table-cell>
          <table:table-cell office:value-type="float" office:value="0.0972524983513559">
            <text:p>0.0972524984</text:p>
          </table:table-cell>
        </table:table-row>
        <table:table-row table:style-name="ro2">
          <table:table-cell office:value-type="float" office:value="0.0396751514601521">
            <text:p>0.0396751515</text:p>
          </table:table-cell>
          <table:table-cell office:value-type="float" office:value="0.1389256352404">
            <text:p>0.1389256352</text:p>
          </table:table-cell>
          <table:table-cell office:value-type="float" office:value="0.0989290598314529">
            <text:p>0.0989290598</text:p>
          </table:table-cell>
        </table:table-row>
        <table:table-row table:style-name="ro2">
          <table:table-cell office:value-type="float" office:value="0.039872944430404">
            <text:p>0.0398729444</text:p>
          </table:table-cell>
          <table:table-cell office:value-type="float" office:value="0.1389256352404">
            <text:p>0.1389256352</text:p>
          </table:table-cell>
          <table:table-cell office:value-type="float" office:value="0.0996037703147444">
            <text:p>0.0996037703</text:p>
          </table:table-cell>
        </table:table-row>
        <table:table-row table:style-name="ro2">
          <table:table-cell office:value-type="float" office:value="0.0385075655581175">
            <text:p>0.0385075656</text:p>
          </table:table-cell>
          <table:table-cell office:value-type="float" office:value="0.1389256352404">
            <text:p>0.1389256352</text:p>
          </table:table-cell>
          <table:table-cell office:value-type="float" office:value="0.0982066413337587">
            <text:p>0.0982066413</text:p>
          </table:table-cell>
        </table:table-row>
        <table:table-row table:style-name="ro2">
          <table:table-cell office:value-type="float" office:value="0.0391359672295776">
            <text:p>0.0391359672</text:p>
          </table:table-cell>
          <table:table-cell office:value-type="float" office:value="0.1389256352404">
            <text:p>0.1389256352</text:p>
          </table:table-cell>
          <table:table-cell office:value-type="float" office:value="0.0975721212097093">
            <text:p>0.0975721212</text:p>
          </table:table-cell>
        </table:table-row>
        <table:table-row table:style-name="ro2">
          <table:table-cell office:value-type="float" office:value="0.0398503308237634">
            <text:p>0.0398503308</text:p>
          </table:table-cell>
          <table:table-cell office:value-type="float" office:value="0.139077598850674">
            <text:p>0.1390775989</text:p>
          </table:table-cell>
          <table:table-cell office:value-type="float" office:value="0.102644386238947">
            <text:p>0.1026443862</text:p>
          </table:table-cell>
        </table:table-row>
        <table:table-row table:style-name="ro2">
          <table:table-cell office:value-type="float" office:value="0.0400261288774986">
            <text:p>0.0400261289</text:p>
          </table:table-cell>
          <table:table-cell office:value-type="float" office:value="0.138217928388839">
            <text:p>0.1382179284</text:p>
          </table:table-cell>
          <table:table-cell office:value-type="float" office:value="0.0998288879535362">
            <text:p>0.099828888</text:p>
          </table:table-cell>
        </table:table-row>
        <table:table-row table:style-name="ro2">
          <table:table-cell office:value-type="float" office:value="0.0398675343055551">
            <text:p>0.0398675343</text:p>
          </table:table-cell>
          <table:table-cell office:value-type="float" office:value="0.1389256352404">
            <text:p>0.1389256352</text:p>
          </table:table-cell>
          <table:table-cell office:value-type="float" office:value="0.102041852156304">
            <text:p>0.1020418522</text:p>
          </table:table-cell>
        </table:table-row>
        <table:table-row table:style-name="ro2">
          <table:table-cell office:value-type="float" office:value="0.0391710435696031">
            <text:p>0.0391710436</text:p>
          </table:table-cell>
          <table:table-cell office:value-type="float" office:value="0.1389256352404">
            <text:p>0.1389256352</text:p>
          </table:table-cell>
          <table:table-cell office:value-type="float" office:value="0.0993389432786477">
            <text:p>0.0993389433</text:p>
          </table:table-cell>
        </table:table-row>
        <table:table-row table:style-name="ro2">
          <table:table-cell office:value-type="float" office:value="0.0382932046676243">
            <text:p>0.0382932047</text:p>
          </table:table-cell>
          <table:table-cell office:value-type="float" office:value="0.1389256352404">
            <text:p>0.1389256352</text:p>
          </table:table-cell>
          <table:table-cell office:value-type="float" office:value="0.0999566916452514">
            <text:p>0.0999566916</text:p>
          </table:table-cell>
        </table:table-row>
        <table:table-row table:style-name="ro2">
          <table:table-cell office:value-type="float" office:value="0.0386095547009916">
            <text:p>0.0386095547</text:p>
          </table:table-cell>
          <table:table-cell office:value-type="float" office:value="0.1389256352404">
            <text:p>0.1389256352</text:p>
          </table:table-cell>
          <table:table-cell office:value-type="float" office:value="0.0996004514483121">
            <text:p>0.0996004514</text:p>
          </table:table-cell>
        </table:table-row>
        <table:table-row table:style-name="ro2">
          <table:table-cell office:value-type="float" office:value="0.039054136019032">
            <text:p>0.039054136</text:p>
          </table:table-cell>
          <table:table-cell office:value-type="float" office:value="0.1389256352404">
            <text:p>0.1389256352</text:p>
          </table:table-cell>
          <table:table-cell office:value-type="float" office:value="0.0977113651228577">
            <text:p>0.0977113651</text:p>
          </table:table-cell>
        </table:table-row>
        <table:table-row table:style-name="ro2">
          <table:table-cell office:value-type="float" office:value="0.0399704193894413">
            <text:p>0.0399704194</text:p>
          </table:table-cell>
          <table:table-cell office:value-type="float" office:value="0.138950363386164">
            <text:p>0.1389503634</text:p>
          </table:table-cell>
          <table:table-cell office:value-type="float" office:value="0.100693291375503">
            <text:p>0.1006932914</text:p>
          </table:table-cell>
        </table:table-row>
        <table:table-row table:style-name="ro2">
          <table:table-cell office:value-type="float" office:value="0.0400464781942088">
            <text:p>0.0400464782</text:p>
          </table:table-cell>
          <table:table-cell office:value-type="float" office:value="0.1389256352404">
            <text:p>0.1389256352</text:p>
          </table:table-cell>
          <table:table-cell office:value-type="float" office:value="0.0999487799145707">
            <text:p>0.0999487799</text:p>
          </table:table-cell>
        </table:table-row>
        <table:table-row table:style-name="ro2">
          <table:table-cell office:value-type="float" office:value="0.0392492610556093">
            <text:p>0.0392492611</text:p>
          </table:table-cell>
          <table:table-cell office:value-type="float" office:value="0.1389256352404">
            <text:p>0.1389256352</text:p>
          </table:table-cell>
          <table:table-cell office:value-type="float" office:value="0.095713992532764">
            <text:p>0.0957139925</text:p>
          </table:table-cell>
        </table:table-row>
        <table:table-row table:style-name="ro2">
          <table:table-cell office:value-type="float" office:value="0.039390604553311">
            <text:p>0.0393906046</text:p>
          </table:table-cell>
          <table:table-cell office:value-type="float" office:value="0.1389256352404">
            <text:p>0.1389256352</text:p>
          </table:table-cell>
          <table:table-cell office:value-type="float" office:value="0.101087301082424">
            <text:p>0.1010873011</text:p>
          </table:table-cell>
        </table:table-row>
        <table:table-row table:style-name="ro2">
          <table:table-cell office:value-type="float" office:value="0.0390080144274466">
            <text:p>0.0390080144</text:p>
          </table:table-cell>
          <table:table-cell office:value-type="float" office:value="0.1389256352404">
            <text:p>0.1389256352</text:p>
          </table:table-cell>
          <table:table-cell office:value-type="float" office:value="0.0958794871271028">
            <text:p>0.0958794871</text:p>
          </table:table-cell>
        </table:table-row>
        <table:table-row table:style-name="ro2">
          <table:table-cell office:value-type="float" office:value="0.0378870537015117">
            <text:p>0.0378870537</text:p>
          </table:table-cell>
          <table:table-cell office:value-type="float" office:value="0.1389256352404">
            <text:p>0.1389256352</text:p>
          </table:table-cell>
          <table:table-cell office:value-type="float" office:value="0.096763071251781">
            <text:p>0.0967630713</text:p>
          </table:table-cell>
        </table:table-row>
        <table:table-row table:style-name="ro2">
          <table:table-cell office:value-type="float" office:value="0.0378587659978172">
            <text:p>0.037858766</text:p>
          </table:table-cell>
          <table:table-cell office:value-type="float" office:value="0.1389256352404">
            <text:p>0.1389256352</text:p>
          </table:table-cell>
          <table:table-cell office:value-type="float" office:value="0.102073683067957">
            <text:p>0.1020736831</text:p>
          </table:table-cell>
        </table:table-row>
        <table:table-row table:style-name="ro2">
          <table:table-cell office:value-type="float" office:value="0.0379341859395465">
            <text:p>0.0379341859</text:p>
          </table:table-cell>
          <table:table-cell office:value-type="float" office:value="0.1389256352404">
            <text:p>0.1389256352</text:p>
          </table:table-cell>
          <table:table-cell office:value-type="float" office:value="0.0960445763522231">
            <text:p>0.0960445764</text:p>
          </table:table-cell>
        </table:table-row>
        <table:table-row table:style-name="ro2">
          <table:table-cell office:value-type="float" office:value="0.0379453589202897">
            <text:p>0.0379453589</text:p>
          </table:table-cell>
          <table:table-cell office:value-type="float" office:value="0.1389256352404">
            <text:p>0.1389256352</text:p>
          </table:table-cell>
          <table:table-cell office:value-type="float" office:value="0.103319851417463">
            <text:p>0.1033198514</text:p>
          </table:table-cell>
        </table:table-row>
        <table:table-row table:style-name="ro2">
          <table:table-cell office:value-type="float" office:value="0.0380556092422958">
            <text:p>0.0380556092</text:p>
          </table:table-cell>
          <table:table-cell office:value-type="float" office:value="0.138950363386164">
            <text:p>0.1389503634</text:p>
          </table:table-cell>
          <table:table-cell office:value-type="float" office:value="0.0998907286205569">
            <text:p>0.0998907286</text:p>
          </table:table-cell>
        </table:table-row>
        <table:table-row table:style-name="ro2">
          <table:table-cell office:value-type="float" office:value="0.0379584382809826">
            <text:p>0.0379584383</text:p>
          </table:table-cell>
          <table:table-cell office:value-type="float" office:value="0.138950363386164">
            <text:p>0.1389503634</text:p>
          </table:table-cell>
          <table:table-cell office:value-type="float" office:value="0.0963823063358734">
            <text:p>0.0963823063</text:p>
          </table:table-cell>
        </table:table-row>
        <table:table-row table:style-name="ro2">
          <table:table-cell office:value-type="float" office:value="0.03785145861024">
            <text:p>0.0378514586</text:p>
          </table:table-cell>
          <table:table-cell office:value-type="float" office:value="0.138950363386164">
            <text:p>0.1389503634</text:p>
          </table:table-cell>
          <table:table-cell office:value-type="float" office:value="0.100278991374489">
            <text:p>0.1002789914</text:p>
          </table:table-cell>
        </table:table-row>
        <table:table-row table:style-name="ro2">
          <table:table-cell office:value-type="float" office:value="0.0375789958066495">
            <text:p>0.0375789958</text:p>
          </table:table-cell>
          <table:table-cell office:value-type="float" office:value="0.138950363386164">
            <text:p>0.1389503634</text:p>
          </table:table-cell>
          <table:table-cell office:value-type="float" office:value="0.097015756679399">
            <text:p>0.0970157567</text:p>
          </table:table-cell>
        </table:table-row>
        <table:table-row table:style-name="ro2">
          <table:table-cell office:value-type="float" office:value="0.0375863999150421">
            <text:p>0.0375863999</text:p>
          </table:table-cell>
          <table:table-cell office:value-type="float" office:value="0.137724315820306">
            <text:p>0.1377243158</text:p>
          </table:table-cell>
          <table:table-cell office:value-type="float" office:value="0.104747714236365">
            <text:p>0.1047477142</text:p>
          </table:table-cell>
        </table:table-row>
        <table:table-row table:style-name="ro2">
          <table:table-cell office:value-type="float" office:value="0.0384939870765599">
            <text:p>0.0384939871</text:p>
          </table:table-cell>
          <table:table-cell office:value-type="float" office:value="0.137724315820306">
            <text:p>0.1377243158</text:p>
          </table:table-cell>
          <table:table-cell office:value-type="float" office:value="0.0976610310594592">
            <text:p>0.0976610311</text:p>
          </table:table-cell>
        </table:table-row>
        <table:table-row table:style-name="ro2">
          <table:table-cell office:value-type="float" office:value="0.0387667120312264">
            <text:p>0.038766712</text:p>
          </table:table-cell>
          <table:table-cell office:value-type="float" office:value="0.137724315820306">
            <text:p>0.1377243158</text:p>
          </table:table-cell>
          <table:table-cell office:value-type="float" office:value="0.100197766066772">
            <text:p>0.1001977661</text:p>
          </table:table-cell>
        </table:table-row>
        <table:table-row table:style-name="ro2">
          <table:table-cell office:value-type="float" office:value="0.0388048628272638">
            <text:p>0.0388048628</text:p>
          </table:table-cell>
          <table:table-cell office:value-type="float" office:value="0.137724315820306">
            <text:p>0.1377243158</text:p>
          </table:table-cell>
          <table:table-cell office:value-type="float" office:value="0.101482293256181">
            <text:p>0.1014822933</text:p>
          </table:table-cell>
        </table:table-row>
        <table:table-row table:style-name="ro2">
          <table:table-cell office:value-type="float" office:value="0.0383107121094258">
            <text:p>0.0383107121</text:p>
          </table:table-cell>
          <table:table-cell office:value-type="float" office:value="0.128755494698775">
            <text:p>0.1287554947</text:p>
          </table:table-cell>
          <table:table-cell office:value-type="float" office:value="0.0999243101721158">
            <text:p>0.0999243102</text:p>
          </table:table-cell>
        </table:table-row>
        <table:table-row table:style-name="ro2">
          <table:table-cell office:value-type="float" office:value="0.0388280371598393">
            <text:p>0.0388280372</text:p>
          </table:table-cell>
          <table:table-cell office:value-type="float" office:value="0.129184446868928">
            <text:p>0.1291844469</text:p>
          </table:table-cell>
          <table:table-cell office:value-type="float" office:value="0.0929565993256359">
            <text:p>0.0929565993</text:p>
          </table:table-cell>
        </table:table-row>
        <table:table-row table:style-name="ro2">
          <table:table-cell office:value-type="float" office:value="0.0391380080360572">
            <text:p>0.039138008</text:p>
          </table:table-cell>
          <table:table-cell office:value-type="float" office:value="0.128755494698775">
            <text:p>0.1287554947</text:p>
          </table:table-cell>
          <table:table-cell office:value-type="float" office:value="0.104313128263022">
            <text:p>0.1043131283</text:p>
          </table:table-cell>
        </table:table-row>
        <table:table-row table:style-name="ro2">
          <table:table-cell office:value-type="float" office:value="0.0388516138341518">
            <text:p>0.0388516138</text:p>
          </table:table-cell>
          <table:table-cell office:value-type="float" office:value="0.128755494698775">
            <text:p>0.1287554947</text:p>
          </table:table-cell>
          <table:table-cell office:value-type="float" office:value="0.105592033841499">
            <text:p>0.1055920338</text:p>
          </table:table-cell>
        </table:table-row>
        <table:table-row table:style-name="ro2">
          <table:table-cell office:value-type="float" office:value="0.0389769115429801">
            <text:p>0.0389769115</text:p>
          </table:table-cell>
          <table:table-cell office:value-type="float" office:value="0.137876807569841">
            <text:p>0.1378768076</text:p>
          </table:table-cell>
          <table:table-cell office:value-type="float" office:value="0.105770229266998">
            <text:p>0.1057702293</text:p>
          </table:table-cell>
        </table:table-row>
        <table:table-row table:style-name="ro2">
          <table:table-cell office:value-type="float" office:value="0.0381715972289645">
            <text:p>0.0381715972</text:p>
          </table:table-cell>
          <table:table-cell office:value-type="float" office:value="0.137876807569841">
            <text:p>0.1378768076</text:p>
          </table:table-cell>
          <table:table-cell office:value-type="float" office:value="0.098725539751382">
            <text:p>0.0987255398</text:p>
          </table:table-cell>
        </table:table-row>
        <table:table-row table:style-name="ro2">
          <table:table-cell office:value-type="float" office:value="0.0384807382019157">
            <text:p>0.0384807382</text:p>
          </table:table-cell>
          <table:table-cell office:value-type="float" office:value="0.137876807569841">
            <text:p>0.1378768076</text:p>
          </table:table-cell>
          <table:table-cell office:value-type="float" office:value="0.103386363117846">
            <text:p>0.1033863631</text:p>
          </table:table-cell>
        </table:table-row>
        <table:table-row table:style-name="ro2">
          <table:table-cell office:value-type="float" office:value="0.0391521311926367">
            <text:p>0.0391521312</text:p>
          </table:table-cell>
          <table:table-cell office:value-type="float" office:value="0.134023757199148">
            <text:p>0.1340237572</text:p>
          </table:table-cell>
          <table:table-cell office:value-type="float" office:value="0.099657282303">
            <text:p>0.0996572823</text:p>
          </table:table-cell>
        </table:table-row>
        <table:table-row table:style-name="ro2">
          <table:table-cell office:value-type="float" office:value="0.0383130580759405">
            <text:p>0.0383130581</text:p>
          </table:table-cell>
          <table:table-cell office:value-type="float" office:value="0.134806382811408">
            <text:p>0.1348063828</text:p>
          </table:table-cell>
          <table:table-cell office:value-type="float" office:value="0.101362379106438">
            <text:p>0.1013623791</text:p>
          </table:table-cell>
        </table:table-row>
        <table:table-row table:style-name="ro2">
          <table:table-cell office:value-type="float" office:value="0.0383178876971488">
            <text:p>0.0383178877</text:p>
          </table:table-cell>
          <table:table-cell office:value-type="float" office:value="0.137569790828279">
            <text:p>0.1375697908</text:p>
          </table:table-cell>
          <table:table-cell office:value-type="float" office:value="0.0992770128670969">
            <text:p>0.0992770129</text:p>
          </table:table-cell>
        </table:table-row>
        <table:table-row table:style-name="ro2">
          <table:table-cell office:value-type="float" office:value="0.0380052401591553">
            <text:p>0.0380052402</text:p>
          </table:table-cell>
          <table:table-cell office:value-type="float" office:value="0.145117704899117">
            <text:p>0.1451177049</text:p>
          </table:table-cell>
          <table:table-cell office:value-type="float" office:value="0.0996907750334931">
            <text:p>0.099690775</text:p>
          </table:table-cell>
        </table:table-row>
        <table:table-row table:style-name="ro2">
          <table:table-cell office:value-type="float" office:value="0.0378431106957332">
            <text:p>0.0378431107</text:p>
          </table:table-cell>
          <table:table-cell office:value-type="float" office:value="0.145117704899117">
            <text:p>0.1451177049</text:p>
          </table:table-cell>
          <table:table-cell office:value-type="float" office:value="0.0964526859019948">
            <text:p>0.0964526859</text:p>
          </table:table-cell>
        </table:table-row>
        <table:table-row table:style-name="ro2">
          <table:table-cell office:value-type="float" office:value="0.0381163266676584">
            <text:p>0.0381163267</text:p>
          </table:table-cell>
          <table:table-cell office:value-type="float" office:value="0.145117704899117">
            <text:p>0.1451177049</text:p>
          </table:table-cell>
          <table:table-cell office:value-type="float" office:value="0.101189623607094">
            <text:p>0.1011896236</text:p>
          </table:table-cell>
        </table:table-row>
        <table:table-row table:style-name="ro2">
          <table:table-cell office:value-type="float" office:value="0.0391270354749556">
            <text:p>0.0391270355</text:p>
          </table:table-cell>
          <table:table-cell office:value-type="float" office:value="0.145117704899117">
            <text:p>0.1451177049</text:p>
          </table:table-cell>
          <table:table-cell office:value-type="float" office:value="0.105001047949535">
            <text:p>0.1050010479</text:p>
          </table:table-cell>
        </table:table-row>
        <table:table-row table:style-name="ro2">
          <table:table-cell office:value-type="float" office:value="0.038646452745801">
            <text:p>0.0386464527</text:p>
          </table:table-cell>
          <table:table-cell office:value-type="float" office:value="0.145117704899117">
            <text:p>0.1451177049</text:p>
          </table:table-cell>
          <table:table-cell office:value-type="float" office:value="0.103995043411419">
            <text:p>0.1039950434</text:p>
          </table:table-cell>
        </table:table-row>
        <table:table-row table:style-name="ro2">
          <table:table-cell office:value-type="float" office:value="0.0385711836737534">
            <text:p>0.0385711837</text:p>
          </table:table-cell>
          <table:table-cell office:value-type="float" office:value="0.145117704899117">
            <text:p>0.1451177049</text:p>
          </table:table-cell>
          <table:table-cell office:value-type="float" office:value="0.101039867530372">
            <text:p>0.1010398675</text:p>
          </table:table-cell>
        </table:table-row>
        <table:table-row table:style-name="ro2">
          <table:table-cell office:value-type="float" office:value="0.0396137929375122">
            <text:p>0.0396137929</text:p>
          </table:table-cell>
          <table:table-cell office:value-type="float" office:value="0.145493172520451">
            <text:p>0.1454931725</text:p>
          </table:table-cell>
          <table:table-cell office:value-type="float" office:value="0.101499691161711">
            <text:p>0.1014996912</text:p>
          </table:table-cell>
        </table:table-row>
        <table:table-row table:style-name="ro2">
          <table:table-cell office:value-type="float" office:value="0.0412297075910607">
            <text:p>0.0412297076</text:p>
          </table:table-cell>
          <table:table-cell office:value-type="float" office:value="0.145117704899117">
            <text:p>0.1451177049</text:p>
          </table:table-cell>
          <table:table-cell office:value-type="float" office:value="0.103111616930615">
            <text:p>0.1031116169</text:p>
          </table:table-cell>
        </table:table-row>
        <table:table-row table:style-name="ro2">
          <table:table-cell office:value-type="float" office:value="0.0411553345627537">
            <text:p>0.0411553346</text:p>
          </table:table-cell>
          <table:table-cell office:value-type="float" office:value="0.145117704899117">
            <text:p>0.1451177049</text:p>
          </table:table-cell>
          <table:table-cell office:value-type="float" office:value="0.104001728635611">
            <text:p>0.1040017286</text:p>
          </table:table-cell>
        </table:table-row>
        <table:table-row table:style-name="ro2">
          <table:table-cell office:value-type="float" office:value="0.0399230432631284">
            <text:p>0.0399230433</text:p>
          </table:table-cell>
          <table:table-cell office:value-type="float" office:value="0.145117704899117">
            <text:p>0.1451177049</text:p>
          </table:table-cell>
          <table:table-cell office:value-type="float" office:value="0.106922454528139">
            <text:p>0.1069224545</text:p>
          </table:table-cell>
        </table:table-row>
        <table:table-row table:style-name="ro2">
          <table:table-cell office:value-type="float" office:value="0.0388085735844488">
            <text:p>0.0388085736</text:p>
          </table:table-cell>
          <table:table-cell office:value-type="float" office:value="0.145952831576621">
            <text:p>0.1459528316</text:p>
          </table:table-cell>
          <table:table-cell office:value-type="float" office:value="0.0969473427522961">
            <text:p>0.0969473428</text:p>
          </table:table-cell>
        </table:table-row>
        <table:table-row table:style-name="ro2">
          <table:table-cell office:value-type="float" office:value="0.0388416532513172">
            <text:p>0.0388416533</text:p>
          </table:table-cell>
          <table:table-cell office:value-type="float" office:value="0.145952831576621">
            <text:p>0.1459528316</text:p>
          </table:table-cell>
          <table:table-cell office:value-type="float" office:value="0.098661702786331">
            <text:p>0.0986617028</text:p>
          </table:table-cell>
        </table:table-row>
        <table:table-row table:style-name="ro2">
          <table:table-cell office:value-type="float" office:value="0.0398392272991704">
            <text:p>0.0398392273</text:p>
          </table:table-cell>
          <table:table-cell office:value-type="float" office:value="0.148042083504016">
            <text:p>0.1480420835</text:p>
          </table:table-cell>
          <table:table-cell office:value-type="float" office:value="0.10161499300486">
            <text:p>0.101614993</text:p>
          </table:table-cell>
        </table:table-row>
        <table:table-row table:style-name="ro2">
          <table:table-cell office:value-type="float" office:value="0.0392700835071302">
            <text:p>0.0392700835</text:p>
          </table:table-cell>
          <table:table-cell office:value-type="float" office:value="0.145167050972229">
            <text:p>0.145167051</text:p>
          </table:table-cell>
          <table:table-cell office:value-type="float" office:value="0.104682637950071">
            <text:p>0.104682638</text:p>
          </table:table-cell>
        </table:table-row>
        <table:table-row table:style-name="ro2">
          <table:table-cell office:value-type="float" office:value="0.0391211338266235">
            <text:p>0.0391211338</text:p>
          </table:table-cell>
          <table:table-cell office:value-type="float" office:value="0.145167050972229">
            <text:p>0.145167051</text:p>
          </table:table-cell>
          <table:table-cell office:value-type="float" office:value="0.10434715467201">
            <text:p>0.1043471547</text:p>
          </table:table-cell>
        </table:table-row>
        <table:table-row table:style-name="ro2">
          <table:table-cell office:value-type="float" office:value="0.0386700002392939">
            <text:p>0.0386700002</text:p>
          </table:table-cell>
          <table:table-cell office:value-type="float" office:value="0.147297279135623">
            <text:p>0.1472972791</text:p>
          </table:table-cell>
          <table:table-cell office:value-type="float" office:value="0.100181412644026">
            <text:p>0.1001814126</text:p>
          </table:table-cell>
        </table:table-row>
        <table:table-row table:style-name="ro2">
          <table:table-cell office:value-type="float" office:value="0.0387276334376582">
            <text:p>0.0387276334</text:p>
          </table:table-cell>
          <table:table-cell office:value-type="float" office:value="0.147297279135623">
            <text:p>0.1472972791</text:p>
          </table:table-cell>
          <table:table-cell office:value-type="float" office:value="0.101992396594328">
            <text:p>0.1019923966</text:p>
          </table:table-cell>
        </table:table-row>
        <table:table-row table:style-name="ro2">
          <table:table-cell office:value-type="float" office:value="0.0380145782109947">
            <text:p>0.0380145782</text:p>
          </table:table-cell>
          <table:table-cell office:value-type="float" office:value="0.147297279135623">
            <text:p>0.1472972791</text:p>
          </table:table-cell>
          <table:table-cell office:value-type="float" office:value="0.102097091829329">
            <text:p>0.1020970918</text:p>
          </table:table-cell>
        </table:table-row>
        <table:table-row table:style-name="ro2">
          <table:table-cell office:value-type="float" office:value="0.0391224050448098">
            <text:p>0.039122405</text:p>
          </table:table-cell>
          <table:table-cell office:value-type="float" office:value="0.147297279135623">
            <text:p>0.1472972791</text:p>
          </table:table-cell>
          <table:table-cell office:value-type="float" office:value="0.101850491117792">
            <text:p>0.1018504911</text:p>
          </table:table-cell>
        </table:table-row>
        <table:table-row table:style-name="ro2">
          <table:table-cell office:value-type="float" office:value="0.0385379316257497">
            <text:p>0.0385379316</text:p>
          </table:table-cell>
          <table:table-cell office:value-type="float" office:value="0.14744367813689">
            <text:p>0.1474436781</text:p>
          </table:table-cell>
          <table:table-cell office:value-type="float" office:value="0.101163662900341">
            <text:p>0.1011636629</text:p>
          </table:table-cell>
        </table:table-row>
        <table:table-row table:style-name="ro2">
          <table:table-cell office:value-type="float" office:value="0.0383846858821819">
            <text:p>0.0383846859</text:p>
          </table:table-cell>
          <table:table-cell office:value-type="float" office:value="0.14744367813689">
            <text:p>0.1474436781</text:p>
          </table:table-cell>
          <table:table-cell office:value-type="float" office:value="0.0982805082095408">
            <text:p>0.0982805082</text:p>
          </table:table-cell>
        </table:table-row>
        <table:table-row table:style-name="ro2">
          <table:table-cell office:value-type="float" office:value="0.0383267134740437">
            <text:p>0.0383267135</text:p>
          </table:table-cell>
          <table:table-cell office:value-type="float" office:value="0.147297279135623">
            <text:p>0.1472972791</text:p>
          </table:table-cell>
          <table:table-cell office:value-type="float" office:value="0.102673961284703">
            <text:p>0.1026739613</text:p>
          </table:table-cell>
        </table:table-row>
        <table:table-row table:style-name="ro2">
          <table:table-cell office:value-type="float" office:value="0.0375447240623669">
            <text:p>0.0375447241</text:p>
          </table:table-cell>
          <table:table-cell office:value-type="float" office:value="0.147297279135623">
            <text:p>0.1472972791</text:p>
          </table:table-cell>
          <table:table-cell office:value-type="float" office:value="0.103429744796211">
            <text:p>0.1034297448</text:p>
          </table:table-cell>
        </table:table-row>
        <table:table-row table:style-name="ro2">
          <table:table-cell office:value-type="float" office:value="0.0367438053385409">
            <text:p>0.0367438053</text:p>
          </table:table-cell>
          <table:table-cell office:value-type="float" office:value="0.147297279135622">
            <text:p>0.1472972791</text:p>
          </table:table-cell>
          <table:table-cell office:value-type="float" office:value="0.100254305609019">
            <text:p>0.1002543056</text:p>
          </table:table-cell>
        </table:table-row>
        <table:table-row table:style-name="ro2">
          <table:table-cell office:value-type="float" office:value="0.0367960511538532">
            <text:p>0.0367960512</text:p>
          </table:table-cell>
          <table:table-cell office:value-type="float" office:value="0.145117704899116">
            <text:p>0.1451177049</text:p>
          </table:table-cell>
          <table:table-cell office:value-type="float" office:value="0.0956589720149651">
            <text:p>0.095658972</text:p>
          </table:table-cell>
        </table:table-row>
        <table:table-row table:style-name="ro2">
          <table:table-cell office:value-type="float" office:value="0.0373722156512914">
            <text:p>0.0373722157</text:p>
          </table:table-cell>
          <table:table-cell office:value-type="float" office:value="0.137220351626518">
            <text:p>0.1372203516</text:p>
          </table:table-cell>
          <table:table-cell office:value-type="float" office:value="0.100492351204448">
            <text:p>0.1004923512</text:p>
          </table:table-cell>
        </table:table-row>
        <table:table-row table:style-name="ro2">
          <table:table-cell office:value-type="float" office:value="0.0372455976161946">
            <text:p>0.0372455976</text:p>
          </table:table-cell>
          <table:table-cell office:value-type="float" office:value="0.141718857588727">
            <text:p>0.1417188576</text:p>
          </table:table-cell>
          <table:table-cell office:value-type="float" office:value="0.0972440268421185">
            <text:p>0.0972440268</text:p>
          </table:table-cell>
        </table:table-row>
        <table:table-row table:style-name="ro2">
          <table:table-cell office:value-type="float" office:value="0.0377604193912228">
            <text:p>0.0377604194</text:p>
          </table:table-cell>
          <table:table-cell office:value-type="float" office:value="0.141718857588727">
            <text:p>0.1417188576</text:p>
          </table:table-cell>
          <table:table-cell office:value-type="float" office:value="0.102699688059298">
            <text:p>0.1026996881</text:p>
          </table:table-cell>
        </table:table-row>
        <table:table-row table:style-name="ro2">
          <table:table-cell office:value-type="float" office:value="0.0377604193912228">
            <text:p>0.0377604194</text:p>
          </table:table-cell>
          <table:table-cell office:value-type="float" office:value="0.141613772929381">
            <text:p>0.1416137729</text:p>
          </table:table-cell>
          <table:table-cell office:value-type="float" office:value="0.0975422536092938">
            <text:p>0.0975422536</text:p>
          </table:table-cell>
        </table:table-row>
        <table:table-row table:style-name="ro2">
          <table:table-cell office:value-type="float" office:value="0.0377225974362432">
            <text:p>0.0377225974</text:p>
          </table:table-cell>
          <table:table-cell office:value-type="float" office:value="0.141613772929381">
            <text:p>0.1416137729</text:p>
          </table:table-cell>
          <table:table-cell office:value-type="float" office:value="0.109684000976724">
            <text:p>0.109684001</text:p>
          </table:table-cell>
        </table:table-row>
        <table:table-row table:style-name="ro2">
          <table:table-cell office:value-type="float" office:value="0.0374741553519505">
            <text:p>0.0374741554</text:p>
          </table:table-cell>
          <table:table-cell office:value-type="float" office:value="0.141613772929381">
            <text:p>0.1416137729</text:p>
          </table:table-cell>
          <table:table-cell office:value-type="float" office:value="0.098013383118276">
            <text:p>0.0980133831</text:p>
          </table:table-cell>
        </table:table-row>
        <table:table-row table:style-name="ro2">
          <table:table-cell office:value-type="float" office:value="0.0391238525721225">
            <text:p>0.0391238526</text:p>
          </table:table-cell>
          <table:table-cell office:value-type="float" office:value="0.140382128416196">
            <text:p>0.1403821284</text:p>
          </table:table-cell>
          <table:table-cell office:value-type="float" office:value="0.102668577991438">
            <text:p>0.102668578</text:p>
          </table:table-cell>
        </table:table-row>
        <table:table-row table:style-name="ro2">
          <table:table-cell office:value-type="float" office:value="0.0369239943173949">
            <text:p>0.0369239943</text:p>
          </table:table-cell>
          <table:table-cell office:value-type="float" office:value="0.140382128416196">
            <text:p>0.1403821284</text:p>
          </table:table-cell>
          <table:table-cell office:value-type="float" office:value="0.106054195934884">
            <text:p>0.1060541959</text:p>
          </table:table-cell>
        </table:table-row>
        <table:table-row table:style-name="ro2">
          <table:table-cell office:value-type="float" office:value="0.036785101015602">
            <text:p>0.036785101</text:p>
          </table:table-cell>
          <table:table-cell office:value-type="float" office:value="0.140382128416196">
            <text:p>0.1403821284</text:p>
          </table:table-cell>
          <table:table-cell office:value-type="float" office:value="0.105949856260729">
            <text:p>0.1059498563</text:p>
          </table:table-cell>
        </table:table-row>
        <table:table-row table:style-name="ro2">
          <table:table-cell office:value-type="float" office:value="0.0370692082393253">
            <text:p>0.0370692082</text:p>
          </table:table-cell>
          <table:table-cell office:value-type="float" office:value="0.140382128416196">
            <text:p>0.1403821284</text:p>
          </table:table-cell>
          <table:table-cell office:value-type="float" office:value="0.0961447604128063">
            <text:p>0.0961447604</text:p>
          </table:table-cell>
        </table:table-row>
        <table:table-row table:style-name="ro2">
          <table:table-cell office:value-type="float" office:value="0.0372865582085889">
            <text:p>0.0372865582</text:p>
          </table:table-cell>
          <table:table-cell office:value-type="float" office:value="0.140382128416196">
            <text:p>0.1403821284</text:p>
          </table:table-cell>
          <table:table-cell office:value-type="float" office:value="0.0994971150185351">
            <text:p>0.099497115</text:p>
          </table:table-cell>
        </table:table-row>
        <table:table-row table:style-name="ro2">
          <table:table-cell office:value-type="float" office:value="0.0365829483899108">
            <text:p>0.0365829484</text:p>
          </table:table-cell>
          <table:table-cell office:value-type="float" office:value="0.141522629021049">
            <text:p>0.141522629</text:p>
          </table:table-cell>
          <table:table-cell office:value-type="float" office:value="0.102289969791398">
            <text:p>0.1022899698</text:p>
          </table:table-cell>
        </table:table-row>
        <table:table-row table:style-name="ro2">
          <table:table-cell office:value-type="float" office:value="0.0363332561716857">
            <text:p>0.0363332562</text:p>
          </table:table-cell>
          <table:table-cell office:value-type="float" office:value="0.141522629021049">
            <text:p>0.141522629</text:p>
          </table:table-cell>
          <table:table-cell office:value-type="float" office:value="0.102285198997458">
            <text:p>0.102285199</text:p>
          </table:table-cell>
        </table:table-row>
        <table:table-row table:style-name="ro2">
          <table:table-cell office:value-type="float" office:value="0.0360494651279002">
            <text:p>0.0360494651</text:p>
          </table:table-cell>
          <table:table-cell office:value-type="float" office:value="0.141522629021049">
            <text:p>0.141522629</text:p>
          </table:table-cell>
          <table:table-cell office:value-type="float" office:value="0.101734831356807">
            <text:p>0.1017348314</text:p>
          </table:table-cell>
        </table:table-row>
        <table:table-row table:style-name="ro2">
          <table:table-cell office:value-type="float" office:value="0.0356473140119313">
            <text:p>0.035647314</text:p>
          </table:table-cell>
          <table:table-cell office:value-type="float" office:value="0.141522629021049">
            <text:p>0.141522629</text:p>
          </table:table-cell>
          <table:table-cell office:value-type="float" office:value="0.100962975573783">
            <text:p>0.1009629756</text:p>
          </table:table-cell>
        </table:table-row>
        <table:table-row table:style-name="ro2">
          <table:table-cell office:value-type="float" office:value="0.0359790557223008">
            <text:p>0.0359790557</text:p>
          </table:table-cell>
          <table:table-cell office:value-type="float" office:value="0.141522629021049">
            <text:p>0.141522629</text:p>
          </table:table-cell>
          <table:table-cell office:value-type="float" office:value="0.103383901847021">
            <text:p>0.1033839018</text:p>
          </table:table-cell>
        </table:table-row>
        <table:table-row table:style-name="ro2">
          <table:table-cell office:value-type="float" office:value="0.0369746902864597">
            <text:p>0.0369746903</text:p>
          </table:table-cell>
          <table:table-cell office:value-type="float" office:value="0.141522629021049">
            <text:p>0.141522629</text:p>
          </table:table-cell>
          <table:table-cell office:value-type="float" office:value="0.107622105270063">
            <text:p>0.1076221053</text:p>
          </table:table-cell>
        </table:table-row>
        <table:table-row table:style-name="ro2">
          <table:table-cell office:value-type="float" office:value="0.0401917799926367">
            <text:p>0.04019178</text:p>
          </table:table-cell>
          <table:table-cell office:value-type="float" office:value="0.142786705949557">
            <text:p>0.1427867059</text:p>
          </table:table-cell>
          <table:table-cell office:value-type="float" office:value="0.0987379630472089">
            <text:p>0.098737963</text:p>
          </table:table-cell>
        </table:table-row>
        <table:table-row table:style-name="ro2">
          <table:table-cell office:value-type="float" office:value="0.0372513527184809">
            <text:p>0.0372513527</text:p>
          </table:table-cell>
          <table:table-cell office:value-type="float" office:value="0.141522629021049">
            <text:p>0.141522629</text:p>
          </table:table-cell>
          <table:table-cell office:value-type="float" office:value="0.102008705413532">
            <text:p>0.1020087054</text:p>
          </table:table-cell>
        </table:table-row>
        <table:table-row table:style-name="ro2">
          <table:table-cell office:value-type="float" office:value="0.0374284687459711">
            <text:p>0.0374284687</text:p>
          </table:table-cell>
          <table:table-cell office:value-type="float" office:value="0.144237973921199">
            <text:p>0.1442379739</text:p>
          </table:table-cell>
          <table:table-cell office:value-type="float" office:value="0.0968116157607974">
            <text:p>0.0968116158</text:p>
          </table:table-cell>
        </table:table-row>
        <table:table-row table:style-name="ro2">
          <table:table-cell office:value-type="float" office:value="0.0376600626211773">
            <text:p>0.0376600626</text:p>
          </table:table-cell>
          <table:table-cell office:value-type="float" office:value="0.144237973921199">
            <text:p>0.1442379739</text:p>
          </table:table-cell>
          <table:table-cell office:value-type="float" office:value="0.103320049414752">
            <text:p>0.1033200494</text:p>
          </table:table-cell>
        </table:table-row>
        <table:table-row table:style-name="ro2">
          <table:table-cell office:value-type="float" office:value="0.0379498645827364">
            <text:p>0.0379498646</text:p>
          </table:table-cell>
          <table:table-cell office:value-type="float" office:value="0.139388227740388">
            <text:p>0.1393882277</text:p>
          </table:table-cell>
          <table:table-cell office:value-type="float" office:value="0.101982564767988">
            <text:p>0.1019825648</text:p>
          </table:table-cell>
        </table:table-row>
        <table:table-row table:style-name="ro2">
          <table:table-cell office:value-type="float" office:value="0.0397475564601841">
            <text:p>0.0397475565</text:p>
          </table:table-cell>
          <table:table-cell office:value-type="float" office:value="0.106433351400169">
            <text:p>0.1064333514</text:p>
          </table:table-cell>
          <table:table-cell office:value-type="float" office:value="0.107628295306551">
            <text:p>0.1076282953</text:p>
          </table:table-cell>
        </table:table-row>
        <table:table-row table:style-name="ro2">
          <table:table-cell office:value-type="float" office:value="0.039643970116948">
            <text:p>0.0396439701</text:p>
          </table:table-cell>
          <table:table-cell office:value-type="float" office:value="0.146234237970078">
            <text:p>0.146234238</text:p>
          </table:table-cell>
          <table:table-cell office:value-type="float" office:value="0.103622037024613">
            <text:p>0.103622037</text:p>
          </table:table-cell>
        </table:table-row>
        <table:table-row table:style-name="ro2">
          <table:table-cell office:value-type="float" office:value="0.0393080820738564">
            <text:p>0.0393080821</text:p>
          </table:table-cell>
          <table:table-cell office:value-type="float" office:value="0.146234237970078">
            <text:p>0.146234238</text:p>
          </table:table-cell>
          <table:table-cell office:value-type="float" office:value="0.100644142295007">
            <text:p>0.1006441423</text:p>
          </table:table-cell>
        </table:table-row>
        <table:table-row table:style-name="ro2">
          <table:table-cell office:value-type="float" office:value="0.0396502981406526">
            <text:p>0.0396502981</text:p>
          </table:table-cell>
          <table:table-cell office:value-type="float" office:value="0.146234237970078">
            <text:p>0.146234238</text:p>
          </table:table-cell>
          <table:table-cell office:value-type="float" office:value="0.0982324625986258">
            <text:p>0.0982324626</text:p>
          </table:table-cell>
        </table:table-row>
        <table:table-row table:style-name="ro2">
          <table:table-cell office:value-type="float" office:value="0.0396633568103068">
            <text:p>0.0396633568</text:p>
          </table:table-cell>
          <table:table-cell office:value-type="float" office:value="0.143753476312217">
            <text:p>0.1437534763</text:p>
          </table:table-cell>
          <table:table-cell office:value-type="float" office:value="0.101955402690547">
            <text:p>0.1019554027</text:p>
          </table:table-cell>
        </table:table-row>
        <table:table-row table:style-name="ro2">
          <table:table-cell office:value-type="float" office:value="0.0399025645597184">
            <text:p>0.0399025646</text:p>
          </table:table-cell>
          <table:table-cell office:value-type="float" office:value="0.140630998268488">
            <text:p>0.1406309983</text:p>
          </table:table-cell>
          <table:table-cell office:value-type="float" office:value="0.101654423746608">
            <text:p>0.1016544237</text:p>
          </table:table-cell>
        </table:table-row>
        <table:table-row table:style-name="ro2">
          <table:table-cell office:value-type="float" office:value="0.0405275212410254">
            <text:p>0.0405275212</text:p>
          </table:table-cell>
          <table:table-cell office:value-type="float" office:value="0.143443938810504">
            <text:p>0.1434439388</text:p>
          </table:table-cell>
          <table:table-cell office:value-type="float" office:value="0.0997333865519789">
            <text:p>0.0997333866</text:p>
          </table:table-cell>
        </table:table-row>
        <table:table-row table:style-name="ro2">
          <table:table-cell office:value-type="float" office:value="0.0402863997796916">
            <text:p>0.0402863998</text:p>
          </table:table-cell>
          <table:table-cell office:value-type="float" office:value="0.150197703433367">
            <text:p>0.1501977034</text:p>
          </table:table-cell>
          <table:table-cell office:value-type="float" office:value="0.099913184693061">
            <text:p>0.0999131847</text:p>
          </table:table-cell>
        </table:table-row>
        <table:table-row table:style-name="ro2">
          <table:table-cell office:value-type="float" office:value="0.0402970397627577">
            <text:p>0.0402970398</text:p>
          </table:table-cell>
          <table:table-cell office:value-type="float" office:value="0.144617514186084">
            <text:p>0.1446175142</text:p>
          </table:table-cell>
          <table:table-cell office:value-type="float" office:value="0.100731732786796">
            <text:p>0.1007317328</text:p>
          </table:table-cell>
        </table:table-row>
        <table:table-row table:style-name="ro2">
          <table:table-cell office:value-type="float" office:value="0.0387582504481695">
            <text:p>0.0387582504</text:p>
          </table:table-cell>
          <table:table-cell office:value-type="float" office:value="0.144617514186084">
            <text:p>0.1446175142</text:p>
          </table:table-cell>
          <table:table-cell office:value-type="float" office:value="0.0999686166158785">
            <text:p>0.0999686166</text:p>
          </table:table-cell>
        </table:table-row>
        <table:table-row table:style-name="ro2">
          <table:table-cell office:value-type="float" office:value="0.0387059143003849">
            <text:p>0.0387059143</text:p>
          </table:table-cell>
          <table:table-cell office:value-type="float" office:value="0.144617514186084">
            <text:p>0.1446175142</text:p>
          </table:table-cell>
          <table:table-cell office:value-type="float" office:value="0.108873130851803">
            <text:p>0.1088731309</text:p>
          </table:table-cell>
        </table:table-row>
        <table:table-row table:style-name="ro2">
          <table:table-cell office:value-type="float" office:value="0.0384977181578712">
            <text:p>0.0384977182</text:p>
          </table:table-cell>
          <table:table-cell office:value-type="float" office:value="0.144617514186084">
            <text:p>0.1446175142</text:p>
          </table:table-cell>
          <table:table-cell office:value-type="float" office:value="0.0998582649457961">
            <text:p>0.0998582649</text:p>
          </table:table-cell>
        </table:table-row>
        <table:table-row table:style-name="ro2">
          <table:table-cell office:value-type="float" office:value="0.0384204690949048">
            <text:p>0.0384204691</text:p>
          </table:table-cell>
          <table:table-cell office:value-type="float" office:value="0.144617514186084">
            <text:p>0.1446175142</text:p>
          </table:table-cell>
          <table:table-cell office:value-type="float" office:value="0.104434005654385">
            <text:p>0.1044340057</text:p>
          </table:table-cell>
        </table:table-row>
        <table:table-row table:style-name="ro2">
          <table:table-cell office:value-type="float" office:value="0.03875202950991">
            <text:p>0.0387520295</text:p>
          </table:table-cell>
          <table:table-cell office:value-type="float" office:value="0.143443938810504">
            <text:p>0.1434439388</text:p>
          </table:table-cell>
          <table:table-cell office:value-type="float" office:value="0.102270752773203">
            <text:p>0.1022707528</text:p>
          </table:table-cell>
        </table:table-row>
        <table:table-row table:style-name="ro2">
          <table:table-cell office:value-type="float" office:value="0.0389748449937011">
            <text:p>0.038974845</text:p>
          </table:table-cell>
          <table:table-cell office:value-type="float" office:value="0.143443938810504">
            <text:p>0.1434439388</text:p>
          </table:table-cell>
          <table:table-cell office:value-type="float" office:value="0.100119903269257">
            <text:p>0.1001199033</text:p>
          </table:table-cell>
        </table:table-row>
        <table:table-row table:style-name="ro2">
          <table:table-cell office:value-type="float" office:value="0.0387793464225615">
            <text:p>0.0387793464</text:p>
          </table:table-cell>
          <table:table-cell office:value-type="float" office:value="0.145345335403014">
            <text:p>0.1453453354</text:p>
          </table:table-cell>
          <table:table-cell office:value-type="float" office:value="0.102932833879538">
            <text:p>0.1029328339</text:p>
          </table:table-cell>
        </table:table-row>
        <table:table-row table:style-name="ro2">
          <table:table-cell office:value-type="float" office:value="0.0392735555285225">
            <text:p>0.0392735555</text:p>
          </table:table-cell>
          <table:table-cell office:value-type="float" office:value="0.145345335403014">
            <text:p>0.1453453354</text:p>
          </table:table-cell>
          <table:table-cell office:value-type="float" office:value="0.103770313438525">
            <text:p>0.1037703134</text:p>
          </table:table-cell>
        </table:table-row>
        <table:table-row table:style-name="ro2">
          <table:table-cell office:value-type="float" office:value="0.0398925156255171">
            <text:p>0.0398925156</text:p>
          </table:table-cell>
          <table:table-cell office:value-type="float" office:value="0.150197703433368">
            <text:p>0.1501977034</text:p>
          </table:table-cell>
          <table:table-cell office:value-type="float" office:value="0.102809793460343">
            <text:p>0.1028097935</text:p>
          </table:table-cell>
        </table:table-row>
        <table:table-row table:style-name="ro2">
          <table:table-cell office:value-type="float" office:value="0.0397737915677203">
            <text:p>0.0397737916</text:p>
          </table:table-cell>
          <table:table-cell office:value-type="float" office:value="0.150197703433368">
            <text:p>0.1501977034</text:p>
          </table:table-cell>
          <table:table-cell office:value-type="float" office:value="0.104782692021031">
            <text:p>0.104782692</text:p>
          </table:table-cell>
        </table:table-row>
        <table:table-row table:style-name="ro2">
          <table:table-cell office:value-type="float" office:value="0.0401482156224139">
            <text:p>0.0401482156</text:p>
          </table:table-cell>
          <table:table-cell office:value-type="float" office:value="0.145345335403014">
            <text:p>0.1453453354</text:p>
          </table:table-cell>
          <table:table-cell office:value-type="float" office:value="0.105710733036315">
            <text:p>0.105710733</text:p>
          </table:table-cell>
        </table:table-row>
        <table:table-row table:style-name="ro2">
          <table:table-cell office:value-type="float" office:value="0.0399306832877805">
            <text:p>0.0399306833</text:p>
          </table:table-cell>
          <table:table-cell office:value-type="float" office:value="0.145754644274835">
            <text:p>0.1457546443</text:p>
          </table:table-cell>
          <table:table-cell office:value-type="float" office:value="0.101260987399511">
            <text:p>0.1012609874</text:p>
          </table:table-cell>
        </table:table-row>
        <table:table-row table:style-name="ro2">
          <table:table-cell office:value-type="float" office:value="0.0409660431263264">
            <text:p>0.0409660431</text:p>
          </table:table-cell>
          <table:table-cell office:value-type="float" office:value="0.150197703433368">
            <text:p>0.1501977034</text:p>
          </table:table-cell>
          <table:table-cell office:value-type="float" office:value="0.102764423751781">
            <text:p>0.1027644238</text:p>
          </table:table-cell>
        </table:table-row>
        <table:table-row table:style-name="ro2">
          <table:table-cell office:value-type="float" office:value="0.0419952486869371">
            <text:p>0.0419952487</text:p>
          </table:table-cell>
          <table:table-cell office:value-type="float" office:value="0.150197703433368">
            <text:p>0.1501977034</text:p>
          </table:table-cell>
          <table:table-cell office:value-type="float" office:value="0.102718089821458">
            <text:p>0.1027180898</text:p>
          </table:table-cell>
        </table:table-row>
        <table:table-row table:style-name="ro2">
          <table:table-cell office:value-type="float" office:value="0.0387051645983678">
            <text:p>0.0387051646</text:p>
          </table:table-cell>
          <table:table-cell office:value-type="float" office:value="0.150197703433368">
            <text:p>0.1501977034</text:p>
          </table:table-cell>
          <table:table-cell office:value-type="float" office:value="0.100916944989338">
            <text:p>0.100916945</text:p>
          </table:table-cell>
        </table:table-row>
        <table:table-row table:style-name="ro2">
          <table:table-cell office:value-type="float" office:value="0.0390059257433448">
            <text:p>0.0390059257</text:p>
          </table:table-cell>
          <table:table-cell office:value-type="float" office:value="0.150197703433368">
            <text:p>0.1501977034</text:p>
          </table:table-cell>
          <table:table-cell office:value-type="float" office:value="0.101949639244173">
            <text:p>0.1019496392</text:p>
          </table:table-cell>
        </table:table-row>
        <table:table-row table:style-name="ro2">
          <table:table-cell office:value-type="float" office:value="0.0395492674736701">
            <text:p>0.0395492675</text:p>
          </table:table-cell>
          <table:table-cell office:value-type="float" office:value="0.150197703433368">
            <text:p>0.1501977034</text:p>
          </table:table-cell>
          <table:table-cell office:value-type="float" office:value="0.103466226390688">
            <text:p>0.1034662264</text:p>
          </table:table-cell>
        </table:table-row>
        <table:table-row table:style-name="ro2">
          <table:table-cell office:value-type="float" office:value="0.0384622731627063">
            <text:p>0.0384622732</text:p>
          </table:table-cell>
          <table:table-cell office:value-type="float" office:value="0.150197703433368">
            <text:p>0.1501977034</text:p>
          </table:table-cell>
          <table:table-cell office:value-type="float" office:value="0.100544828063458">
            <text:p>0.1005448281</text:p>
          </table:table-cell>
        </table:table-row>
        <table:table-row table:style-name="ro2">
          <table:table-cell office:value-type="float" office:value="0.0389017423973236">
            <text:p>0.0389017424</text:p>
          </table:table-cell>
          <table:table-cell office:value-type="float" office:value="0.150197703433368">
            <text:p>0.1501977034</text:p>
          </table:table-cell>
          <table:table-cell office:value-type="float" office:value="0.105320904104047">
            <text:p>0.1053209041</text:p>
          </table:table-cell>
        </table:table-row>
        <table:table-row table:style-name="ro2">
          <table:table-cell office:value-type="float" office:value="0.0380848782980878">
            <text:p>0.0380848783</text:p>
          </table:table-cell>
          <table:table-cell office:value-type="float" office:value="0.150197703433368">
            <text:p>0.1501977034</text:p>
          </table:table-cell>
          <table:table-cell office:value-type="float" office:value="0.0998433271617408">
            <text:p>0.0998433272</text:p>
          </table:table-cell>
        </table:table-row>
        <table:table-row table:style-name="ro2">
          <table:table-cell office:value-type="float" office:value="0.037897750929377">
            <text:p>0.0378977509</text:p>
          </table:table-cell>
          <table:table-cell office:value-type="float" office:value="0.150197703433368">
            <text:p>0.1501977034</text:p>
          </table:table-cell>
          <table:table-cell office:value-type="float" office:value="0.101642899157967">
            <text:p>0.1016428992</text:p>
          </table:table-cell>
        </table:table-row>
        <table:table-row table:style-name="ro2">
          <table:table-cell office:value-type="float" office:value="0.0369639391475347">
            <text:p>0.0369639391</text:p>
          </table:table-cell>
          <table:table-cell office:value-type="float" office:value="0.150214770194175">
            <text:p>0.1502147702</text:p>
          </table:table-cell>
          <table:table-cell office:value-type="float" office:value="0.0981211710524526">
            <text:p>0.0981211711</text:p>
          </table:table-cell>
        </table:table-row>
        <table:table-row table:style-name="ro2">
          <table:table-cell office:value-type="float" office:value="0.0376801573925489">
            <text:p>0.0376801574</text:p>
          </table:table-cell>
          <table:table-cell office:value-type="float" office:value="0.118148319671061">
            <text:p>0.1181483197</text:p>
          </table:table-cell>
          <table:table-cell office:value-type="float" office:value="0.103151125963078">
            <text:p>0.103151126</text:p>
          </table:table-cell>
        </table:table-row>
        <table:table-row table:style-name="ro2">
          <table:table-cell office:value-type="float" office:value="0.0370230165855574">
            <text:p>0.0370230166</text:p>
          </table:table-cell>
          <table:table-cell office:value-type="float" office:value="0.150246622733788">
            <text:p>0.1502466227</text:p>
          </table:table-cell>
          <table:table-cell office:value-type="float" office:value="0.100258565050731">
            <text:p>0.1002585651</text:p>
          </table:table-cell>
        </table:table-row>
        <table:table-row table:style-name="ro2">
          <table:table-cell office:value-type="float" office:value="0.0367305243944946">
            <text:p>0.0367305244</text:p>
          </table:table-cell>
          <table:table-cell office:value-type="float" office:value="0.150246622733788">
            <text:p>0.1502466227</text:p>
          </table:table-cell>
          <table:table-cell office:value-type="float" office:value="0.103538988714646">
            <text:p>0.1035389887</text:p>
          </table:table-cell>
        </table:table-row>
        <table:table-row table:style-name="ro2">
          <table:table-cell office:value-type="float" office:value="0.0364987404443067">
            <text:p>0.0364987404</text:p>
          </table:table-cell>
          <table:table-cell office:value-type="float" office:value="0.150214770194175">
            <text:p>0.1502147702</text:p>
          </table:table-cell>
          <table:table-cell office:value-type="float" office:value="0.102374428068377">
            <text:p>0.1023744281</text:p>
          </table:table-cell>
        </table:table-row>
        <table:table-row table:style-name="ro2">
          <table:table-cell office:value-type="float" office:value="0.0363053106317708">
            <text:p>0.0363053106</text:p>
          </table:table-cell>
          <table:table-cell office:value-type="float" office:value="0.150197703433368">
            <text:p>0.1501977034</text:p>
          </table:table-cell>
          <table:table-cell office:value-type="float" office:value="0.0995138697057564">
            <text:p>0.0995138697</text:p>
          </table:table-cell>
        </table:table-row>
        <table:table-row table:style-name="ro2">
          <table:table-cell office:value-type="float" office:value="0.036249568531785">
            <text:p>0.0362495685</text:p>
          </table:table-cell>
          <table:table-cell office:value-type="float" office:value="0.150197703433368">
            <text:p>0.1501977034</text:p>
          </table:table-cell>
          <table:table-cell office:value-type="float" office:value="0.102144039940654">
            <text:p>0.1021440399</text:p>
          </table:table-cell>
        </table:table-row>
        <table:table-row table:style-name="ro2">
          <table:table-cell office:value-type="float" office:value="0.0357485765306642">
            <text:p>0.0357485765</text:p>
          </table:table-cell>
          <table:table-cell office:value-type="float" office:value="0.150197703433368">
            <text:p>0.1501977034</text:p>
          </table:table-cell>
          <table:table-cell office:value-type="float" office:value="0.102433727342042">
            <text:p>0.1024337273</text:p>
          </table:table-cell>
        </table:table-row>
        <table:table-row table:style-name="ro2">
          <table:table-cell office:value-type="float" office:value="0.0368753386143721">
            <text:p>0.0368753386</text:p>
          </table:table-cell>
          <table:table-cell office:value-type="float" office:value="0.150250565428403">
            <text:p>0.1502505654</text:p>
          </table:table-cell>
          <table:table-cell office:value-type="float" office:value="0.10251214539836">
            <text:p>0.1025121454</text:p>
          </table:table-cell>
        </table:table-row>
        <table:table-row table:style-name="ro2">
          <table:table-cell office:value-type="float" office:value="0.0367806761411405">
            <text:p>0.0367806761</text:p>
          </table:table-cell>
          <table:table-cell office:value-type="float" office:value="0.150250565428403">
            <text:p>0.1502505654</text:p>
          </table:table-cell>
          <table:table-cell office:value-type="float" office:value="0.105808526100148">
            <text:p>0.1058085261</text:p>
          </table:table-cell>
        </table:table-row>
        <table:table-row table:style-name="ro2">
          <table:table-cell office:value-type="float" office:value="0.0373700816129581">
            <text:p>0.0373700816</text:p>
          </table:table-cell>
          <table:table-cell office:value-type="float" office:value="0.150250565428403">
            <text:p>0.1502505654</text:p>
          </table:table-cell>
          <table:table-cell office:value-type="float" office:value="0.103646108356247">
            <text:p>0.1036461084</text:p>
          </table:table-cell>
        </table:table-row>
        <table:table-row table:style-name="ro2">
          <table:table-cell office:value-type="float" office:value="0.0373649022694972">
            <text:p>0.0373649023</text:p>
          </table:table-cell>
          <table:table-cell office:value-type="float" office:value="0.150250565428403">
            <text:p>0.1502505654</text:p>
          </table:table-cell>
          <table:table-cell office:value-type="float" office:value="0.104572794582594">
            <text:p>0.1045727946</text:p>
          </table:table-cell>
        </table:table-row>
        <table:table-row table:style-name="ro2">
          <table:table-cell office:value-type="float" office:value="0.0381886738250322">
            <text:p>0.0381886738</text:p>
          </table:table-cell>
          <table:table-cell office:value-type="float" office:value="0.150250565428403">
            <text:p>0.1502505654</text:p>
          </table:table-cell>
          <table:table-cell office:value-type="float" office:value="0.0989181529569158">
            <text:p>0.098918153</text:p>
          </table:table-cell>
        </table:table-row>
        <table:table-row table:style-name="ro2">
          <table:table-cell office:value-type="float" office:value="0.0381491399862309">
            <text:p>0.03814914</text:p>
          </table:table-cell>
          <table:table-cell office:value-type="float" office:value="0.150250565428403">
            <text:p>0.1502505654</text:p>
          </table:table-cell>
          <table:table-cell office:value-type="float" office:value="0.0960426874740274">
            <text:p>0.0960426875</text:p>
          </table:table-cell>
        </table:table-row>
        <table:table-row table:style-name="ro2">
          <table:table-cell office:value-type="float" office:value="0.0385127439597001">
            <text:p>0.038512744</text:p>
          </table:table-cell>
          <table:table-cell office:value-type="float" office:value="0.150250565428403">
            <text:p>0.1502505654</text:p>
          </table:table-cell>
          <table:table-cell office:value-type="float" office:value="0.103113976590077">
            <text:p>0.1031139766</text:p>
          </table:table-cell>
        </table:table-row>
        <table:table-row table:style-name="ro2">
          <table:table-cell office:value-type="float" office:value="0.0378870447566741">
            <text:p>0.0378870448</text:p>
          </table:table-cell>
          <table:table-cell office:value-type="float" office:value="0.150197703433367">
            <text:p>0.1501977034</text:p>
          </table:table-cell>
          <table:table-cell office:value-type="float" office:value="0.105878814730049">
            <text:p>0.1058788147</text:p>
          </table:table-cell>
        </table:table-row>
        <table:table-row table:style-name="ro2">
          <table:table-cell office:value-type="float" office:value="0.0384183488602791">
            <text:p>0.0384183489</text:p>
          </table:table-cell>
          <table:table-cell office:value-type="float" office:value="0.150197703433368">
            <text:p>0.1501977034</text:p>
          </table:table-cell>
          <table:table-cell office:value-type="float" office:value="0.107902357959726">
            <text:p>0.107902358</text:p>
          </table:table-cell>
        </table:table-row>
        <table:table-row table:style-name="ro2">
          <table:table-cell office:value-type="float" office:value="0.0384183488602791">
            <text:p>0.0384183489</text:p>
          </table:table-cell>
          <table:table-cell office:value-type="float" office:value="0.150197703433368">
            <text:p>0.1501977034</text:p>
          </table:table-cell>
          <table:table-cell office:value-type="float" office:value="0.101884493841063">
            <text:p>0.1018844938</text:p>
          </table:table-cell>
        </table:table-row>
        <table:table-row table:style-name="ro2">
          <table:table-cell office:value-type="float" office:value="0.0383013415082223">
            <text:p>0.0383013415</text:p>
          </table:table-cell>
          <table:table-cell office:value-type="float" office:value="0.146204386500767">
            <text:p>0.1462043865</text:p>
          </table:table-cell>
          <table:table-cell office:value-type="float" office:value="0.104187047821802">
            <text:p>0.1041870478</text:p>
          </table:table-cell>
        </table:table-row>
        <table:table-row table:style-name="ro2">
          <table:table-cell office:value-type="float" office:value="0.0386639956047557">
            <text:p>0.0386639956</text:p>
          </table:table-cell>
          <table:table-cell office:value-type="float" office:value="0.146204386500767">
            <text:p>0.1462043865</text:p>
          </table:table-cell>
          <table:table-cell office:value-type="float" office:value="0.103827904461143">
            <text:p>0.1038279045</text:p>
          </table:table-cell>
        </table:table-row>
        <table:table-row table:style-name="ro2">
          <table:table-cell office:value-type="float" office:value="0.0386097635270869">
            <text:p>0.0386097635</text:p>
          </table:table-cell>
          <table:table-cell office:value-type="float" office:value="0.146204386500767">
            <text:p>0.1462043865</text:p>
          </table:table-cell>
          <table:table-cell office:value-type="float" office:value="0.0995006337840594">
            <text:p>0.0995006338</text:p>
          </table:table-cell>
        </table:table-row>
        <table:table-row table:style-name="ro2">
          <table:table-cell office:value-type="float" office:value="0.0382617417910833">
            <text:p>0.0382617418</text:p>
          </table:table-cell>
          <table:table-cell office:value-type="float" office:value="0.146204386500767">
            <text:p>0.1462043865</text:p>
          </table:table-cell>
          <table:table-cell office:value-type="float" office:value="0.102951915678327">
            <text:p>0.1029519157</text:p>
          </table:table-cell>
        </table:table-row>
        <table:table-row table:style-name="ro2">
          <table:table-cell office:value-type="float" office:value="0.0380926334373998">
            <text:p>0.0380926334</text:p>
          </table:table-cell>
          <table:table-cell office:value-type="float" office:value="0.146231773952499">
            <text:p>0.146231774</text:p>
          </table:table-cell>
          <table:table-cell office:value-type="float" office:value="0.10075005490762">
            <text:p>0.1007500549</text:p>
          </table:table-cell>
        </table:table-row>
        <table:table-row table:style-name="ro2">
          <table:table-cell office:value-type="float" office:value="0.0379519249611504">
            <text:p>0.037951925</text:p>
          </table:table-cell>
          <table:table-cell office:value-type="float" office:value="0.146231773952499">
            <text:p>0.146231774</text:p>
          </table:table-cell>
          <table:table-cell office:value-type="float" office:value="0.105669811488474">
            <text:p>0.1056698115</text:p>
          </table:table-cell>
        </table:table-row>
        <table:table-row table:style-name="ro2">
          <table:table-cell office:value-type="float" office:value="0.0385899795583041">
            <text:p>0.0385899796</text:p>
          </table:table-cell>
          <table:table-cell office:value-type="float" office:value="0.146204386500767">
            <text:p>0.1462043865</text:p>
          </table:table-cell>
          <table:table-cell office:value-type="float" office:value="0.105042696550696">
            <text:p>0.1050426966</text:p>
          </table:table-cell>
        </table:table-row>
        <table:table-row table:style-name="ro2">
          <table:table-cell office:value-type="float" office:value="0.0381850268386467">
            <text:p>0.0381850268</text:p>
          </table:table-cell>
          <table:table-cell office:value-type="float" office:value="0.146231773952499">
            <text:p>0.146231774</text:p>
          </table:table-cell>
          <table:table-cell office:value-type="float" office:value="0.108566778541893">
            <text:p>0.1085667785</text:p>
          </table:table-cell>
        </table:table-row>
        <table:table-row table:style-name="ro2">
          <table:table-cell office:value-type="float" office:value="0.0381850268386467">
            <text:p>0.0381850268</text:p>
          </table:table-cell>
          <table:table-cell office:value-type="float" office:value="0.146231773952499">
            <text:p>0.146231774</text:p>
          </table:table-cell>
          <table:table-cell office:value-type="float" office:value="0.101593694707337">
            <text:p>0.1015936947</text:p>
          </table:table-cell>
        </table:table-row>
        <table:table-row table:style-name="ro2">
          <table:table-cell office:value-type="float" office:value="0.0380635482122236">
            <text:p>0.0380635482</text:p>
          </table:table-cell>
          <table:table-cell office:value-type="float" office:value="0.146204386500767">
            <text:p>0.1462043865</text:p>
          </table:table-cell>
          <table:table-cell office:value-type="float" office:value="0.102383343603599">
            <text:p>0.1023833436</text:p>
          </table:table-cell>
        </table:table-row>
        <table:table-row table:style-name="ro2">
          <table:table-cell office:value-type="float" office:value="0.0379384917712607">
            <text:p>0.0379384918</text:p>
          </table:table-cell>
          <table:table-cell office:value-type="float" office:value="0.146204386500767">
            <text:p>0.1462043865</text:p>
          </table:table-cell>
          <table:table-cell office:value-type="float" office:value="0.100637877686443">
            <text:p>0.1006378777</text:p>
          </table:table-cell>
        </table:table-row>
        <table:table-row table:style-name="ro2">
          <table:table-cell office:value-type="float" office:value="0.0366002346241379">
            <text:p>0.0366002346</text:p>
          </table:table-cell>
          <table:table-cell office:value-type="float" office:value="0.146204386500767">
            <text:p>0.1462043865</text:p>
          </table:table-cell>
          <table:table-cell office:value-type="float" office:value="0.102670879062725">
            <text:p>0.1026708791</text:p>
          </table:table-cell>
        </table:table-row>
        <table:table-row table:style-name="ro2">
          <table:table-cell office:value-type="float" office:value="0.0366196983746285">
            <text:p>0.0366196984</text:p>
          </table:table-cell>
          <table:table-cell office:value-type="float" office:value="0.146204386500767">
            <text:p>0.1462043865</text:p>
          </table:table-cell>
          <table:table-cell office:value-type="float" office:value="0.100032955635867">
            <text:p>0.1000329556</text:p>
          </table:table-cell>
        </table:table-row>
        <table:table-row table:style-name="ro2">
          <table:table-cell office:value-type="float" office:value="0.0363646839562843">
            <text:p>0.036364684</text:p>
          </table:table-cell>
          <table:table-cell office:value-type="float" office:value="0.146204386500767">
            <text:p>0.1462043865</text:p>
          </table:table-cell>
          <table:table-cell office:value-type="float" office:value="0.10341519867158">
            <text:p>0.1034151987</text:p>
          </table:table-cell>
        </table:table-row>
        <table:table-row table:style-name="ro2">
          <table:table-cell office:value-type="float" office:value="0.0360472771975116">
            <text:p>0.0360472772</text:p>
          </table:table-cell>
          <table:table-cell office:value-type="float" office:value="0.146204386500767">
            <text:p>0.1462043865</text:p>
          </table:table-cell>
          <table:table-cell office:value-type="float" office:value="0.106296050989825">
            <text:p>0.106296051</text:p>
          </table:table-cell>
        </table:table-row>
        <table:table-row table:style-name="ro2">
          <table:table-cell office:value-type="float" office:value="0.0379082924245121">
            <text:p>0.0379082924</text:p>
          </table:table-cell>
          <table:table-cell office:value-type="float" office:value="0.146204386500767">
            <text:p>0.1462043865</text:p>
          </table:table-cell>
          <table:table-cell office:value-type="float" office:value="0.104857026024917">
            <text:p>0.104857026</text:p>
          </table:table-cell>
        </table:table-row>
        <table:table-row table:style-name="ro2">
          <table:table-cell office:value-type="float" office:value="0.0381726177876799">
            <text:p>0.0381726178</text:p>
          </table:table-cell>
          <table:table-cell office:value-type="float" office:value="0.146204386500767">
            <text:p>0.1462043865</text:p>
          </table:table-cell>
          <table:table-cell office:value-type="float" office:value="0.108544891490599">
            <text:p>0.1085448915</text:p>
          </table:table-cell>
        </table:table-row>
        <table:table-row table:style-name="ro2">
          <table:table-cell office:value-type="float" office:value="0.038142915862821">
            <text:p>0.0381429159</text:p>
          </table:table-cell>
          <table:table-cell office:value-type="float" office:value="0.146204386500767">
            <text:p>0.1462043865</text:p>
          </table:table-cell>
          <table:table-cell office:value-type="float" office:value="0.102127897975687">
            <text:p>0.102127898</text:p>
          </table:table-cell>
        </table:table-row>
        <table:table-row table:style-name="ro2">
          <table:table-cell office:value-type="float" office:value="0.0379413364653039">
            <text:p>0.0379413365</text:p>
          </table:table-cell>
          <table:table-cell office:value-type="float" office:value="0.146204386500767">
            <text:p>0.1462043865</text:p>
          </table:table-cell>
          <table:table-cell office:value-type="float" office:value="0.10700301468942">
            <text:p>0.1070030147</text:p>
          </table:table-cell>
        </table:table-row>
        <table:table-row table:style-name="ro2">
          <table:table-cell office:value-type="float" office:value="0.0377752597807576">
            <text:p>0.0377752598</text:p>
          </table:table-cell>
          <table:table-cell office:value-type="float" office:value="0.146204386500767">
            <text:p>0.1462043865</text:p>
          </table:table-cell>
          <table:table-cell office:value-type="float" office:value="0.0996707397736177">
            <text:p>0.0996707398</text:p>
          </table:table-cell>
        </table:table-row>
        <table:table-row table:style-name="ro2">
          <table:table-cell office:value-type="float" office:value="0.0393006078565225">
            <text:p>0.0393006079</text:p>
          </table:table-cell>
          <table:table-cell office:value-type="float" office:value="0.146204386500767">
            <text:p>0.1462043865</text:p>
          </table:table-cell>
          <table:table-cell office:value-type="float" office:value="0.104755609869114">
            <text:p>0.1047556099</text:p>
          </table:table-cell>
        </table:table-row>
        <table:table-row table:style-name="ro2">
          <table:table-cell office:value-type="float" office:value="0.0392592249947328">
            <text:p>0.039259225</text:p>
          </table:table-cell>
          <table:table-cell office:value-type="float" office:value="0.146204386500767">
            <text:p>0.1462043865</text:p>
          </table:table-cell>
          <table:table-cell office:value-type="float" office:value="0.106110847881087">
            <text:p>0.1061108479</text:p>
          </table:table-cell>
        </table:table-row>
        <table:table-row table:style-name="ro2">
          <table:table-cell office:value-type="float" office:value="0.0404867821130591">
            <text:p>0.0404867821</text:p>
          </table:table-cell>
          <table:table-cell office:value-type="float" office:value="0.146204386500767">
            <text:p>0.1462043865</text:p>
          </table:table-cell>
          <table:table-cell office:value-type="float" office:value="0.105508341222749">
            <text:p>0.1055083412</text:p>
          </table:table-cell>
        </table:table-row>
        <table:table-row table:style-name="ro2">
          <table:table-cell office:value-type="float" office:value="0.0404867821130591">
            <text:p>0.0404867821</text:p>
          </table:table-cell>
          <table:table-cell office:value-type="float" office:value="0.147253309711787">
            <text:p>0.1472533097</text:p>
          </table:table-cell>
          <table:table-cell office:value-type="float" office:value="0.106767525362806">
            <text:p>0.1067675254</text:p>
          </table:table-cell>
        </table:table-row>
        <table:table-row table:style-name="ro2">
          <table:table-cell office:value-type="float" office:value="0.0410772517902548">
            <text:p>0.0410772518</text:p>
          </table:table-cell>
          <table:table-cell office:value-type="float" office:value="0.146204386500767">
            <text:p>0.1462043865</text:p>
          </table:table-cell>
          <table:table-cell office:value-type="float" office:value="0.108395870878265">
            <text:p>0.1083958709</text:p>
          </table:table-cell>
        </table:table-row>
        <table:table-row table:style-name="ro2">
          <table:table-cell office:value-type="float" office:value="0.0407194848302984">
            <text:p>0.0407194848</text:p>
          </table:table-cell>
          <table:table-cell office:value-type="float" office:value="0.146667463291293">
            <text:p>0.1466674633</text:p>
          </table:table-cell>
          <table:table-cell office:value-type="float" office:value="0.102035248140358">
            <text:p>0.1020352481</text:p>
          </table:table-cell>
        </table:table-row>
        <table:table-row table:style-name="ro2">
          <table:table-cell office:value-type="float" office:value="0.0409125247542718">
            <text:p>0.0409125248</text:p>
          </table:table-cell>
          <table:table-cell office:value-type="float" office:value="0.146667463291293">
            <text:p>0.1466674633</text:p>
          </table:table-cell>
          <table:table-cell office:value-type="float" office:value="0.101281807346822">
            <text:p>0.1012818073</text:p>
          </table:table-cell>
        </table:table-row>
        <table:table-row table:style-name="ro2">
          <table:table-cell office:value-type="float" office:value="0.0413884377007233">
            <text:p>0.0413884377</text:p>
          </table:table-cell>
          <table:table-cell office:value-type="float" office:value="0.146204386500767">
            <text:p>0.1462043865</text:p>
          </table:table-cell>
          <table:table-cell office:value-type="float" office:value="0.101883795927402">
            <text:p>0.1018837959</text:p>
          </table:table-cell>
        </table:table-row>
        <table:table-row table:style-name="ro2">
          <table:table-cell office:value-type="float" office:value="0.0405249880801717">
            <text:p>0.0405249881</text:p>
          </table:table-cell>
          <table:table-cell office:value-type="float" office:value="0.146204386500767">
            <text:p>0.1462043865</text:p>
          </table:table-cell>
          <table:table-cell office:value-type="float" office:value="0.102411813804414">
            <text:p>0.1024118138</text:p>
          </table:table-cell>
        </table:table-row>
        <table:table-row table:style-name="ro2">
          <table:table-cell office:value-type="float" office:value="0.0404092531038674">
            <text:p>0.0404092531</text:p>
          </table:table-cell>
          <table:table-cell office:value-type="float" office:value="0.146204386500767">
            <text:p>0.1462043865</text:p>
          </table:table-cell>
          <table:table-cell office:value-type="float" office:value="0.102414282309391">
            <text:p>0.1024142823</text:p>
          </table:table-cell>
        </table:table-row>
        <table:table-row table:style-name="ro2">
          <table:table-cell office:value-type="float" office:value="0.0405028161295707">
            <text:p>0.0405028161</text:p>
          </table:table-cell>
          <table:table-cell office:value-type="float" office:value="0.146204386500767">
            <text:p>0.1462043865</text:p>
          </table:table-cell>
          <table:table-cell office:value-type="float" office:value="0.104540431888445">
            <text:p>0.1045404319</text:p>
          </table:table-cell>
        </table:table-row>
        <table:table-row table:style-name="ro2">
          <table:table-cell office:value-type="float" office:value="0.0409508278570869">
            <text:p>0.0409508279</text:p>
          </table:table-cell>
          <table:table-cell office:value-type="float" office:value="0.146204386500767">
            <text:p>0.1462043865</text:p>
          </table:table-cell>
          <table:table-cell office:value-type="float" office:value="0.101923728958846">
            <text:p>0.101923729</text:p>
          </table:table-cell>
        </table:table-row>
        <table:table-row table:style-name="ro2">
          <table:table-cell office:value-type="float" office:value="0.0417436766660209">
            <text:p>0.0417436767</text:p>
          </table:table-cell>
          <table:table-cell office:value-type="float" office:value="0.146204386500767">
            <text:p>0.1462043865</text:p>
          </table:table-cell>
          <table:table-cell office:value-type="float" office:value="0.10056127421358">
            <text:p>0.1005612742</text:p>
          </table:table-cell>
        </table:table-row>
        <table:table-row table:style-name="ro2">
          <table:table-cell office:value-type="float" office:value="0.041698039117797">
            <text:p>0.0416980391</text:p>
          </table:table-cell>
          <table:table-cell office:value-type="float" office:value="0.146204386500767">
            <text:p>0.1462043865</text:p>
          </table:table-cell>
          <table:table-cell office:value-type="float" office:value="0.107764965246056">
            <text:p>0.1077649652</text:p>
          </table:table-cell>
        </table:table-row>
        <table:table-row table:style-name="ro2">
          <table:table-cell office:value-type="float" office:value="0.0423177645275273">
            <text:p>0.0423177645</text:p>
          </table:table-cell>
          <table:table-cell office:value-type="float" office:value="0.146204386500767">
            <text:p>0.1462043865</text:p>
          </table:table-cell>
          <table:table-cell office:value-type="float" office:value="0.106209172218385">
            <text:p>0.1062091722</text:p>
          </table:table-cell>
        </table:table-row>
        <table:table-row table:style-name="ro2">
          <table:table-cell office:value-type="float" office:value="0.0419635503679167">
            <text:p>0.0419635504</text:p>
          </table:table-cell>
          <table:table-cell office:value-type="float" office:value="0.146204386500767">
            <text:p>0.1462043865</text:p>
          </table:table-cell>
          <table:table-cell office:value-type="float" office:value="0.102365815272886">
            <text:p>0.1023658153</text:p>
          </table:table-cell>
        </table:table-row>
        <table:table-row table:style-name="ro2">
          <table:table-cell office:value-type="float" office:value="0.0412870618275284">
            <text:p>0.0412870618</text:p>
          </table:table-cell>
          <table:table-cell office:value-type="float" office:value="0.146204386500767">
            <text:p>0.1462043865</text:p>
          </table:table-cell>
          <table:table-cell office:value-type="float" office:value="0.0978689505343251">
            <text:p>0.0978689505</text:p>
          </table:table-cell>
        </table:table-row>
        <table:table-row table:style-name="ro2">
          <table:table-cell office:value-type="float" office:value="0.0420109033828097">
            <text:p>0.0420109034</text:p>
          </table:table-cell>
          <table:table-cell office:value-type="float" office:value="0.146204386500767">
            <text:p>0.1462043865</text:p>
          </table:table-cell>
          <table:table-cell office:value-type="float" office:value="0.107543145134163">
            <text:p>0.1075431451</text:p>
          </table:table-cell>
        </table:table-row>
        <table:table-row table:style-name="ro2">
          <table:table-cell office:value-type="float" office:value="0.0429946268496633">
            <text:p>0.0429946268</text:p>
          </table:table-cell>
          <table:table-cell office:value-type="float" office:value="0.146204386500767">
            <text:p>0.1462043865</text:p>
          </table:table-cell>
          <table:table-cell office:value-type="float" office:value="0.107355937894736">
            <text:p>0.1073559379</text:p>
          </table:table-cell>
        </table:table-row>
        <table:table-row table:style-name="ro2">
          <table:table-cell office:value-type="float" office:value="0.0429946268496633">
            <text:p>0.0429946268</text:p>
          </table:table-cell>
          <table:table-cell office:value-type="float" office:value="0.146204386500767">
            <text:p>0.1462043865</text:p>
          </table:table-cell>
          <table:table-cell office:value-type="float" office:value="0.101485260962718">
            <text:p>0.101485261</text:p>
          </table:table-cell>
        </table:table-row>
        <table:table-row table:style-name="ro2">
          <table:table-cell office:value-type="float" office:value="0.0435023417702049">
            <text:p>0.0435023418</text:p>
          </table:table-cell>
          <table:table-cell office:value-type="float" office:value="0.146204386500767">
            <text:p>0.1462043865</text:p>
          </table:table-cell>
          <table:table-cell office:value-type="float" office:value="0.103577902353258">
            <text:p>0.1035779024</text:p>
          </table:table-cell>
        </table:table-row>
        <table:table-row table:style-name="ro2">
          <table:table-cell office:value-type="float" office:value="0.0435023417702049">
            <text:p>0.0435023418</text:p>
          </table:table-cell>
          <table:table-cell office:value-type="float" office:value="0.146204386500767">
            <text:p>0.1462043865</text:p>
          </table:table-cell>
          <table:table-cell office:value-type="float" office:value="0.10509982911097">
            <text:p>0.1050998291</text:p>
          </table:table-cell>
        </table:table-row>
        <table:table-row table:style-name="ro2">
          <table:table-cell office:value-type="float" office:value="0.0443922513340634">
            <text:p>0.0443922513</text:p>
          </table:table-cell>
          <table:table-cell office:value-type="float" office:value="0.146204386500767">
            <text:p>0.1462043865</text:p>
          </table:table-cell>
          <table:table-cell office:value-type="float" office:value="0.104243632589987">
            <text:p>0.1042436326</text:p>
          </table:table-cell>
        </table:table-row>
        <table:table-row table:style-name="ro2">
          <table:table-cell office:value-type="float" office:value="0.0445705202767132">
            <text:p>0.0445705203</text:p>
          </table:table-cell>
          <table:table-cell office:value-type="float" office:value="0.146204386500767">
            <text:p>0.1462043865</text:p>
          </table:table-cell>
          <table:table-cell office:value-type="float" office:value="0.104314818584342">
            <text:p>0.1043148186</text:p>
          </table:table-cell>
        </table:table-row>
        <table:table-row table:style-name="ro2">
          <table:table-cell office:value-type="float" office:value="0.0436827598579756">
            <text:p>0.0436827599</text:p>
          </table:table-cell>
          <table:table-cell office:value-type="float" office:value="0.148467398727249">
            <text:p>0.1484673987</text:p>
          </table:table-cell>
          <table:table-cell office:value-type="float" office:value="0.109743292761061">
            <text:p>0.1097432928</text:p>
          </table:table-cell>
        </table:table-row>
        <table:table-row table:style-name="ro2">
          <table:table-cell office:value-type="float" office:value="0.0436827598579756">
            <text:p>0.0436827599</text:p>
          </table:table-cell>
          <table:table-cell office:value-type="float" office:value="0.148467398727249">
            <text:p>0.1484673987</text:p>
          </table:table-cell>
          <table:table-cell office:value-type="float" office:value="0.108671471096988">
            <text:p>0.1086714711</text:p>
          </table:table-cell>
        </table:table-row>
        <table:table-row table:style-name="ro2">
          <table:table-cell office:value-type="float" office:value="0.0434512728047577">
            <text:p>0.0434512728</text:p>
          </table:table-cell>
          <table:table-cell office:value-type="float" office:value="0.146204386500767">
            <text:p>0.1462043865</text:p>
          </table:table-cell>
          <table:table-cell office:value-type="float" office:value="0.102198041166223">
            <text:p>0.1021980412</text:p>
          </table:table-cell>
        </table:table-row>
        <table:table-row table:style-name="ro2">
          <table:table-cell office:value-type="float" office:value="0.0437383688972502">
            <text:p>0.0437383689</text:p>
          </table:table-cell>
          <table:table-cell office:value-type="float" office:value="0.146204386500767">
            <text:p>0.1462043865</text:p>
          </table:table-cell>
          <table:table-cell office:value-type="float" office:value="0.100468880785395">
            <text:p>0.1004688808</text:p>
          </table:table-cell>
        </table:table-row>
        <table:table-row table:style-name="ro2">
          <table:table-cell office:value-type="float" office:value="0.0432988136959669">
            <text:p>0.0432988137</text:p>
          </table:table-cell>
          <table:table-cell office:value-type="float" office:value="0.146204386500767">
            <text:p>0.1462043865</text:p>
          </table:table-cell>
          <table:table-cell office:value-type="float" office:value="0.0995388622961705">
            <text:p>0.0995388623</text:p>
          </table:table-cell>
        </table:table-row>
        <table:table-row table:style-name="ro2">
          <table:table-cell office:value-type="float" office:value="0.0440164292374571">
            <text:p>0.0440164292</text:p>
          </table:table-cell>
          <table:table-cell office:value-type="float" office:value="0.146204386500767">
            <text:p>0.1462043865</text:p>
          </table:table-cell>
          <table:table-cell office:value-type="float" office:value="0.0988451608341353">
            <text:p>0.0988451608</text:p>
          </table:table-cell>
        </table:table-row>
        <table:table-row table:style-name="ro2">
          <table:table-cell office:value-type="float" office:value="0.0444820890380461">
            <text:p>0.044482089</text:p>
          </table:table-cell>
          <table:table-cell office:value-type="float" office:value="0.146204386500767">
            <text:p>0.1462043865</text:p>
          </table:table-cell>
          <table:table-cell office:value-type="float" office:value="0.104041291876343">
            <text:p>0.1040412919</text:p>
          </table:table-cell>
        </table:table-row>
        <table:table-row table:style-name="ro2">
          <table:table-cell office:value-type="float" office:value="0.0438623234093393">
            <text:p>0.0438623234</text:p>
          </table:table-cell>
          <table:table-cell office:value-type="float" office:value="0.146204386500767">
            <text:p>0.1462043865</text:p>
          </table:table-cell>
          <table:table-cell office:value-type="float" office:value="0.101804091508677">
            <text:p>0.1018040915</text:p>
          </table:table-cell>
        </table:table-row>
        <table:table-row table:style-name="ro2">
          <table:table-cell office:value-type="float" office:value="0.0438623234093393">
            <text:p>0.0438623234</text:p>
          </table:table-cell>
          <table:table-cell office:value-type="float" office:value="0.146204386500767">
            <text:p>0.1462043865</text:p>
          </table:table-cell>
          <table:table-cell office:value-type="float" office:value="0.101455251267276">
            <text:p>0.1014552513</text:p>
          </table:table-cell>
        </table:table-row>
        <table:table-row table:style-name="ro2">
          <table:table-cell office:value-type="float" office:value="0.0438623234093393">
            <text:p>0.0438623234</text:p>
          </table:table-cell>
          <table:table-cell office:value-type="float" office:value="0.146204386500767">
            <text:p>0.1462043865</text:p>
          </table:table-cell>
          <table:table-cell office:value-type="float" office:value="0.10546513334687">
            <text:p>0.1054651333</text:p>
          </table:table-cell>
        </table:table-row>
        <table:table-row table:style-name="ro2">
          <table:table-cell office:value-type="float" office:value="0.043029277429451">
            <text:p>0.0430292774</text:p>
          </table:table-cell>
          <table:table-cell office:value-type="float" office:value="0.146204386500767">
            <text:p>0.1462043865</text:p>
          </table:table-cell>
          <table:table-cell office:value-type="float" office:value="0.100029668941211">
            <text:p>0.1000296689</text:p>
          </table:table-cell>
        </table:table-row>
        <table:table-row table:style-name="ro2">
          <table:table-cell office:value-type="float" office:value="0.043029277429451">
            <text:p>0.0430292774</text:p>
          </table:table-cell>
          <table:table-cell office:value-type="float" office:value="0.146204386500767">
            <text:p>0.1462043865</text:p>
          </table:table-cell>
          <table:table-cell office:value-type="float" office:value="0.107628991437436">
            <text:p>0.1076289914</text:p>
          </table:table-cell>
        </table:table-row>
        <table:table-row table:style-name="ro2">
          <table:table-cell office:value-type="float" office:value="0.0431872292908435">
            <text:p>0.0431872293</text:p>
          </table:table-cell>
          <table:table-cell office:value-type="float" office:value="0.146204386500767">
            <text:p>0.1462043865</text:p>
          </table:table-cell>
          <table:table-cell office:value-type="float" office:value="0.110483520413537">
            <text:p>0.1104835204</text:p>
          </table:table-cell>
        </table:table-row>
        <table:table-row table:style-name="ro2">
          <table:table-cell office:value-type="float" office:value="0.0449887791677047">
            <text:p>0.0449887792</text:p>
          </table:table-cell>
          <table:table-cell office:value-type="float" office:value="0.146204386500767">
            <text:p>0.1462043865</text:p>
          </table:table-cell>
          <table:table-cell office:value-type="float" office:value="0.106683855114839">
            <text:p>0.1066838551</text:p>
          </table:table-cell>
        </table:table-row>
        <table:table-row table:style-name="ro2">
          <table:table-cell office:value-type="float" office:value="0.0443758009873075">
            <text:p>0.044375801</text:p>
          </table:table-cell>
          <table:table-cell office:value-type="float" office:value="0.146204386500767">
            <text:p>0.1462043865</text:p>
          </table:table-cell>
          <table:table-cell office:value-type="float" office:value="0.107635927876976">
            <text:p>0.1076359279</text:p>
          </table:table-cell>
        </table:table-row>
        <table:table-row table:style-name="ro2">
          <table:table-cell office:value-type="float" office:value="0.0432177462225716">
            <text:p>0.0432177462</text:p>
          </table:table-cell>
          <table:table-cell office:value-type="float" office:value="0.146204386500767">
            <text:p>0.1462043865</text:p>
          </table:table-cell>
          <table:table-cell office:value-type="float" office:value="0.10716729402018">
            <text:p>0.107167294</text:p>
          </table:table-cell>
        </table:table-row>
        <table:table-row table:style-name="ro2">
          <table:table-cell office:value-type="float" office:value="0.0430648278564717">
            <text:p>0.0430648279</text:p>
          </table:table-cell>
          <table:table-cell office:value-type="float" office:value="0.146204386500767">
            <text:p>0.1462043865</text:p>
          </table:table-cell>
          <table:table-cell office:value-type="float" office:value="0.107691144739178">
            <text:p>0.1076911447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3837702684674">
            <text:p>0.1038377027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0875619863082">
            <text:p>0.1008756199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1997690690054">
            <text:p>0.1019976907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9294089646062">
            <text:p>0.1092940896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6155085032778">
            <text:p>0.106155085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4789140626774">
            <text:p>0.1047891406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6663206466197">
            <text:p>0.1066632065</text:p>
          </table:table-cell>
        </table:table-row>
        <table:table-row table:style-name="ro2">
          <table:table-cell office:value-type="float" office:value="0.0432315847182608">
            <text:p>0.0432315847</text:p>
          </table:table-cell>
          <table:table-cell office:value-type="float" office:value="0.146204386500767">
            <text:p>0.1462043865</text:p>
          </table:table-cell>
          <table:table-cell office:value-type="float" office:value="0.103382942291187">
            <text:p>0.1033829423</text:p>
          </table:table-cell>
        </table:table-row>
        <table:table-row table:style-name="ro2">
          <table:table-cell office:value-type="float" office:value="0.0443040107852686">
            <text:p>0.0443040108</text:p>
          </table:table-cell>
          <table:table-cell office:value-type="float" office:value="0.148467398727249">
            <text:p>0.1484673987</text:p>
          </table:table-cell>
          <table:table-cell office:value-type="float" office:value="0.108745330096686">
            <text:p>0.1087453301</text:p>
          </table:table-cell>
        </table:table-row>
        <table:table-row table:style-name="ro2">
          <table:table-cell office:value-type="float" office:value="0.0443040107852686">
            <text:p>0.0443040108</text:p>
          </table:table-cell>
          <table:table-cell office:value-type="float" office:value="0.146204386500767">
            <text:p>0.1462043865</text:p>
          </table:table-cell>
          <table:table-cell office:value-type="float" office:value="0.10443314165029">
            <text:p>0.1044331417</text:p>
          </table:table-cell>
        </table:table-row>
        <table:table-row table:style-name="ro2">
          <table:table-cell office:value-type="float" office:value="0.0443040107852686">
            <text:p>0.0443040108</text:p>
          </table:table-cell>
          <table:table-cell office:value-type="float" office:value="0.146204386500767">
            <text:p>0.1462043865</text:p>
          </table:table-cell>
          <table:table-cell office:value-type="float" office:value="0.105768330908364">
            <text:p>0.1057683309</text:p>
          </table:table-cell>
        </table:table-row>
        <table:table-row table:style-name="ro2">
          <table:table-cell office:value-type="float" office:value="0.0443040107852686">
            <text:p>0.0443040108</text:p>
          </table:table-cell>
          <table:table-cell office:value-type="float" office:value="0.146204386500767">
            <text:p>0.1462043865</text:p>
          </table:table-cell>
          <table:table-cell office:value-type="float" office:value="0.0999407342020813">
            <text:p>0.0999407342</text:p>
          </table:table-cell>
        </table:table-row>
        <table:table-row table:style-name="ro2">
          <table:table-cell office:value-type="float" office:value="0.0453243410415304">
            <text:p>0.045324341</text:p>
          </table:table-cell>
          <table:table-cell office:value-type="float" office:value="0.146204386500767">
            <text:p>0.1462043865</text:p>
          </table:table-cell>
          <table:table-cell office:value-type="float" office:value="0.0994921390724692">
            <text:p>0.0994921391</text:p>
          </table:table-cell>
        </table:table-row>
        <table:table-row table:style-name="ro2">
          <table:table-cell office:value-type="float" office:value="0.0453243410415304">
            <text:p>0.045324341</text:p>
          </table:table-cell>
          <table:table-cell office:value-type="float" office:value="0.146204386500767">
            <text:p>0.1462043865</text:p>
          </table:table-cell>
          <table:table-cell office:value-type="float" office:value="0.100112692070804">
            <text:p>0.1001126921</text:p>
          </table:table-cell>
        </table:table-row>
        <table:table-row table:style-name="ro2">
          <table:table-cell office:value-type="float" office:value="0.0453243410415304">
            <text:p>0.045324341</text:p>
          </table:table-cell>
          <table:table-cell office:value-type="float" office:value="0.146204386500767">
            <text:p>0.1462043865</text:p>
          </table:table-cell>
          <table:table-cell office:value-type="float" office:value="0.103538156049512">
            <text:p>0.103538156</text:p>
          </table:table-cell>
        </table:table-row>
        <table:table-row table:style-name="ro2">
          <table:table-cell office:value-type="float" office:value="0.0454202694727261">
            <text:p>0.0454202695</text:p>
          </table:table-cell>
          <table:table-cell office:value-type="float" office:value="0.146204386500767">
            <text:p>0.1462043865</text:p>
          </table:table-cell>
          <table:table-cell office:value-type="float" office:value="0.109275518748572">
            <text:p>0.1092755187</text:p>
          </table:table-cell>
        </table:table-row>
        <table:table-row table:style-name="ro2">
          <table:table-cell office:value-type="float" office:value="0.0454202694727261">
            <text:p>0.0454202695</text:p>
          </table:table-cell>
          <table:table-cell office:value-type="float" office:value="0.146204386500767">
            <text:p>0.1462043865</text:p>
          </table:table-cell>
          <table:table-cell office:value-type="float" office:value="0.103141311228731">
            <text:p>0.1031413112</text:p>
          </table:table-cell>
        </table:table-row>
        <table:table-row table:style-name="ro2">
          <table:table-cell office:value-type="float" office:value="0.0454202694727261">
            <text:p>0.0454202695</text:p>
          </table:table-cell>
          <table:table-cell office:value-type="float" office:value="0.146204386500767">
            <text:p>0.1462043865</text:p>
          </table:table-cell>
          <table:table-cell office:value-type="float" office:value="0.103733485065631">
            <text:p>0.1037334851</text:p>
          </table:table-cell>
        </table:table-row>
        <table:table-row table:style-name="ro2">
          <table:table-cell office:value-type="float" office:value="0.0457712813983282">
            <text:p>0.0457712814</text:p>
          </table:table-cell>
          <table:table-cell office:value-type="float" office:value="0.146204386500767">
            <text:p>0.1462043865</text:p>
          </table:table-cell>
          <table:table-cell office:value-type="float" office:value="0.105158297098074">
            <text:p>0.1051582971</text:p>
          </table:table-cell>
        </table:table-row>
        <table:table-row table:style-name="ro2">
          <table:table-cell office:value-type="float" office:value="0.0457712813983282">
            <text:p>0.0457712814</text:p>
          </table:table-cell>
          <table:table-cell office:value-type="float" office:value="0.146204386500767">
            <text:p>0.1462043865</text:p>
          </table:table-cell>
          <table:table-cell office:value-type="float" office:value="0.106630068356709">
            <text:p>0.1066300684</text:p>
          </table:table-cell>
        </table:table-row>
        <table:table-row table:style-name="ro2">
          <table:table-cell office:value-type="float" office:value="0.0457712813983282">
            <text:p>0.0457712814</text:p>
          </table:table-cell>
          <table:table-cell office:value-type="float" office:value="0.146204386500767">
            <text:p>0.1462043865</text:p>
          </table:table-cell>
          <table:table-cell office:value-type="float" office:value="0.106225617629226">
            <text:p>0.1062256176</text:p>
          </table:table-cell>
        </table:table-row>
        <table:table-row table:style-name="ro2">
          <table:table-cell office:value-type="float" office:value="0.0457712813983282">
            <text:p>0.0457712814</text:p>
          </table:table-cell>
          <table:table-cell office:value-type="float" office:value="0.146204386500767">
            <text:p>0.1462043865</text:p>
          </table:table-cell>
          <table:table-cell office:value-type="float" office:value="0.0995849593925104">
            <text:p>0.0995849594</text:p>
          </table:table-cell>
        </table:table-row>
        <table:table-row table:style-name="ro2">
          <table:table-cell office:value-type="float" office:value="0.0463238781747847">
            <text:p>0.0463238782</text:p>
          </table:table-cell>
          <table:table-cell office:value-type="float" office:value="0.146204386500767">
            <text:p>0.1462043865</text:p>
          </table:table-cell>
          <table:table-cell office:value-type="float" office:value="0.107963879229435">
            <text:p>0.1079638792</text:p>
          </table:table-cell>
        </table:table-row>
        <table:table-row table:style-name="ro2">
          <table:table-cell office:value-type="float" office:value="0.0474969509366714">
            <text:p>0.0474969509</text:p>
          </table:table-cell>
          <table:table-cell office:value-type="float" office:value="0.146204386500767">
            <text:p>0.1462043865</text:p>
          </table:table-cell>
          <table:table-cell office:value-type="float" office:value="0.101362867137248">
            <text:p>0.1013628671</text:p>
          </table:table-cell>
        </table:table-row>
        <table:table-row table:style-name="ro2">
          <table:table-cell office:value-type="float" office:value="0.0474969509366714">
            <text:p>0.0474969509</text:p>
          </table:table-cell>
          <table:table-cell office:value-type="float" office:value="0.146204386500767">
            <text:p>0.1462043865</text:p>
          </table:table-cell>
          <table:table-cell office:value-type="float" office:value="0.100051954673188">
            <text:p>0.1000519547</text:p>
          </table:table-cell>
        </table:table-row>
        <table:table-row table:style-name="ro2">
          <table:table-cell office:value-type="float" office:value="0.0474969509366714">
            <text:p>0.0474969509</text:p>
          </table:table-cell>
          <table:table-cell office:value-type="float" office:value="0.146204386500767">
            <text:p>0.1462043865</text:p>
          </table:table-cell>
          <table:table-cell office:value-type="float" office:value="0.100042381802591">
            <text:p>0.1000423818</text:p>
          </table:table-cell>
        </table:table-row>
        <table:table-row table:style-name="ro2">
          <table:table-cell office:value-type="float" office:value="0.0479591464203093">
            <text:p>0.0479591464</text:p>
          </table:table-cell>
          <table:table-cell office:value-type="float" office:value="0.146204386500767">
            <text:p>0.1462043865</text:p>
          </table:table-cell>
          <table:table-cell office:value-type="float" office:value="0.107532521734731">
            <text:p>0.1075325217</text:p>
          </table:table-cell>
        </table:table-row>
        <table:table-row table:style-name="ro2">
          <table:table-cell office:value-type="float" office:value="0.0479591464203093">
            <text:p>0.0479591464</text:p>
          </table:table-cell>
          <table:table-cell office:value-type="float" office:value="0.146204386500767">
            <text:p>0.1462043865</text:p>
          </table:table-cell>
          <table:table-cell office:value-type="float" office:value="0.0994995859452362">
            <text:p>0.0994995859</text:p>
          </table:table-cell>
        </table:table-row>
        <table:table-row table:style-name="ro2">
          <table:table-cell office:value-type="float" office:value="0.0482613136473842">
            <text:p>0.0482613136</text:p>
          </table:table-cell>
          <table:table-cell office:value-type="float" office:value="0.146204386500767">
            <text:p>0.1462043865</text:p>
          </table:table-cell>
          <table:table-cell office:value-type="float" office:value="0.107252127349852">
            <text:p>0.1072521273</text:p>
          </table:table-cell>
        </table:table-row>
        <table:table-row table:style-name="ro2">
          <table:table-cell office:value-type="float" office:value="0.0482613136473842">
            <text:p>0.0482613136</text:p>
          </table:table-cell>
          <table:table-cell office:value-type="float" office:value="0.146204386500767">
            <text:p>0.1462043865</text:p>
          </table:table-cell>
          <table:table-cell office:value-type="float" office:value="0.107652604704679">
            <text:p>0.1076526047</text:p>
          </table:table-cell>
        </table:table-row>
        <table:table-row table:style-name="ro2">
          <table:table-cell office:value-type="float" office:value="0.0482613136473842">
            <text:p>0.0482613136</text:p>
          </table:table-cell>
          <table:table-cell office:value-type="float" office:value="0.146341471967871">
            <text:p>0.146341472</text:p>
          </table:table-cell>
          <table:table-cell office:value-type="float" office:value="0.103485061808658">
            <text:p>0.1034850618</text:p>
          </table:table-cell>
        </table:table-row>
        <table:table-row table:style-name="ro2">
          <table:table-cell office:value-type="float" office:value="0.0482613136473842">
            <text:p>0.0482613136</text:p>
          </table:table-cell>
          <table:table-cell office:value-type="float" office:value="0.146341471967871">
            <text:p>0.146341472</text:p>
          </table:table-cell>
          <table:table-cell office:value-type="float" office:value="0.103311335662874">
            <text:p>0.1033113357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2847023674094">
            <text:p>0.1028470237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0747386797345">
            <text:p>0.1007473868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2289080152009">
            <text:p>0.1022890802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2235160900269">
            <text:p>0.1022351609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0422726051876">
            <text:p>0.1004227261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1110480702904">
            <text:p>0.1011104807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2152796376038">
            <text:p>0.1021527964</text:p>
          </table:table-cell>
        </table:table-row>
        <table:table-row table:style-name="ro2">
          <table:table-cell office:value-type="float" office:value="0.051949509846898">
            <text:p>0.0519495098</text:p>
          </table:table-cell>
          <table:table-cell office:value-type="float" office:value="0.146204386500767">
            <text:p>0.1462043865</text:p>
          </table:table-cell>
          <table:table-cell office:value-type="float" office:value="0.108128911292314">
            <text:p>0.1081289113</text:p>
          </table:table-cell>
        </table:table-row>
        <table:table-row table:style-name="ro2">
          <table:table-cell office:value-type="float" office:value="0.0519904596297755">
            <text:p>0.0519904596</text:p>
          </table:table-cell>
          <table:table-cell office:value-type="float" office:value="0.146204386500767">
            <text:p>0.1462043865</text:p>
          </table:table-cell>
          <table:table-cell office:value-type="float" office:value="0.102888734474735">
            <text:p>0.1028887345</text:p>
          </table:table-cell>
        </table:table-row>
        <table:table-row table:style-name="ro2">
          <table:table-cell office:value-type="float" office:value="0.0519904596297755">
            <text:p>0.0519904596</text:p>
          </table:table-cell>
          <table:table-cell office:value-type="float" office:value="0.146204386500767">
            <text:p>0.1462043865</text:p>
          </table:table-cell>
          <table:table-cell office:value-type="float" office:value="0.103973304326229">
            <text:p>0.1039733043</text:p>
          </table:table-cell>
        </table:table-row>
        <table:table-row table:style-name="ro2">
          <table:table-cell office:value-type="float" office:value="0.0519904596297755">
            <text:p>0.0519904596</text:p>
          </table:table-cell>
          <table:table-cell office:value-type="float" office:value="0.146204386500767">
            <text:p>0.1462043865</text:p>
          </table:table-cell>
          <table:table-cell office:value-type="float" office:value="0.10625932123526">
            <text:p>0.1062593212</text:p>
          </table:table-cell>
        </table:table-row>
        <table:table-row table:style-name="ro2">
          <table:table-cell office:value-type="float" office:value="0.0524454084925974">
            <text:p>0.0524454085</text:p>
          </table:table-cell>
          <table:table-cell office:value-type="float" office:value="0.146204386500767">
            <text:p>0.1462043865</text:p>
          </table:table-cell>
          <table:table-cell office:value-type="float" office:value="0.101718715865366">
            <text:p>0.1017187159</text:p>
          </table:table-cell>
        </table:table-row>
        <table:table-row table:style-name="ro2">
          <table:table-cell office:value-type="float" office:value="0.0524454084925974">
            <text:p>0.0524454085</text:p>
          </table:table-cell>
          <table:table-cell office:value-type="float" office:value="0.146204386500767">
            <text:p>0.1462043865</text:p>
          </table:table-cell>
          <table:table-cell office:value-type="float" office:value="0.101460329696846">
            <text:p>0.1014603297</text:p>
          </table:table-cell>
        </table:table-row>
        <table:table-row table:style-name="ro2">
          <table:table-cell office:value-type="float" office:value="0.0524454084925974">
            <text:p>0.0524454085</text:p>
          </table:table-cell>
          <table:table-cell office:value-type="float" office:value="0.146204386500767">
            <text:p>0.1462043865</text:p>
          </table:table-cell>
          <table:table-cell office:value-type="float" office:value="0.100317161897777">
            <text:p>0.1003171619</text:p>
          </table:table-cell>
        </table:table-row>
        <table:table-row table:style-name="ro2">
          <table:table-cell office:value-type="float" office:value="0.0531252348886889">
            <text:p>0.0531252349</text:p>
          </table:table-cell>
          <table:table-cell office:value-type="float" office:value="0.146204386500767">
            <text:p>0.1462043865</text:p>
          </table:table-cell>
          <table:table-cell office:value-type="float" office:value="0.102887405769188">
            <text:p>0.1028874058</text:p>
          </table:table-cell>
        </table:table-row>
        <table:table-row table:style-name="ro2">
          <table:table-cell office:value-type="float" office:value="0.0531252348886889">
            <text:p>0.0531252349</text:p>
          </table:table-cell>
          <table:table-cell office:value-type="float" office:value="0.146204386500767">
            <text:p>0.1462043865</text:p>
          </table:table-cell>
          <table:table-cell office:value-type="float" office:value="0.100377491589791">
            <text:p>0.1003774916</text:p>
          </table:table-cell>
        </table:table-row>
        <table:table-row table:style-name="ro2">
          <table:table-cell office:value-type="float" office:value="0.053408555870968">
            <text:p>0.0534085559</text:p>
          </table:table-cell>
          <table:table-cell office:value-type="float" office:value="0.146204386500767">
            <text:p>0.1462043865</text:p>
          </table:table-cell>
          <table:table-cell office:value-type="float" office:value="0.100382929751305">
            <text:p>0.1003829298</text:p>
          </table:table-cell>
        </table:table-row>
        <table:table-row table:style-name="ro2">
          <table:table-cell office:value-type="float" office:value="0.053408555870968">
            <text:p>0.0534085559</text:p>
          </table:table-cell>
          <table:table-cell office:value-type="float" office:value="0.146204386500767">
            <text:p>0.1462043865</text:p>
          </table:table-cell>
          <table:table-cell office:value-type="float" office:value="0.103538989779926">
            <text:p>0.1035389898</text:p>
          </table:table-cell>
        </table:table-row>
        <table:table-row table:style-name="ro2">
          <table:table-cell office:value-type="float" office:value="0.053408555870968">
            <text:p>0.0534085559</text:p>
          </table:table-cell>
          <table:table-cell office:value-type="float" office:value="0.146204386500767">
            <text:p>0.1462043865</text:p>
          </table:table-cell>
          <table:table-cell office:value-type="float" office:value="0.1063607860086">
            <text:p>0.106360786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11481841922015">
            <text:p>0.1114818419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02280492235742">
            <text:p>0.1022804922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06922298181603">
            <text:p>0.1069222982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8420920211796">
            <text:p>0.1484209202</text:p>
          </table:table-cell>
          <table:table-cell office:value-type="float" office:value="0.104306217862581">
            <text:p>0.1043062179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08914878668775">
            <text:p>0.1089148787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01028619810011">
            <text:p>0.1010286198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05918709087459">
            <text:p>0.1059187091</text:p>
          </table:table-cell>
        </table:table-row>
        <table:table-row table:style-name="ro2">
          <table:table-cell office:value-type="float" office:value="0.054963833496502">
            <text:p>0.0549638335</text:p>
          </table:table-cell>
          <table:table-cell office:value-type="float" office:value="0.146204386500767">
            <text:p>0.1462043865</text:p>
          </table:table-cell>
          <table:table-cell office:value-type="float" office:value="0.104175746599522">
            <text:p>0.1041757466</text:p>
          </table:table-cell>
        </table:table-row>
        <table:table-row table:style-name="ro2">
          <table:table-cell office:value-type="float" office:value="0.0553086182550173">
            <text:p>0.0553086183</text:p>
          </table:table-cell>
          <table:table-cell office:value-type="float" office:value="0.146204386500767">
            <text:p>0.1462043865</text:p>
          </table:table-cell>
          <table:table-cell office:value-type="float" office:value="0.103642703518542">
            <text:p>0.1036427035</text:p>
          </table:table-cell>
        </table:table-row>
        <table:table-row table:style-name="ro2">
          <table:table-cell office:value-type="float" office:value="0.0553086182550173">
            <text:p>0.0553086183</text:p>
          </table:table-cell>
          <table:table-cell office:value-type="float" office:value="0.146204386500767">
            <text:p>0.1462043865</text:p>
          </table:table-cell>
          <table:table-cell office:value-type="float" office:value="0.103144047901331">
            <text:p>0.1031440479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4766018292858">
            <text:p>0.1047660183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3340983632565">
            <text:p>0.1033409836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835442700136">
            <text:p>0.108354427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5870939708162">
            <text:p>0.1058709397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893023649965">
            <text:p>0.1089302365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0969951991424332">
            <text:p>0.0969951991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0979055625740589">
            <text:p>0.0979055626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11322831834565">
            <text:p>0.1113228318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3245750393872">
            <text:p>0.1032457504</text:p>
          </table:table-cell>
        </table:table-row>
        <table:table-row table:style-name="ro2">
          <table:table-cell office:value-type="float" office:value="0.0556683337736673">
            <text:p>0.0556683338</text:p>
          </table:table-cell>
          <table:table-cell office:value-type="float" office:value="0.146204386500767">
            <text:p>0.1462043865</text:p>
          </table:table-cell>
          <table:table-cell office:value-type="float" office:value="0.104174733405248">
            <text:p>0.1041747334</text:p>
          </table:table-cell>
        </table:table-row>
        <table:table-row table:style-name="ro2">
          <table:table-cell office:value-type="float" office:value="0.0556844605409011">
            <text:p>0.0556844605</text:p>
          </table:table-cell>
          <table:table-cell office:value-type="float" office:value="0.146204386500767">
            <text:p>0.1462043865</text:p>
          </table:table-cell>
          <table:table-cell office:value-type="float" office:value="0.106313069728169">
            <text:p>0.1063130697</text:p>
          </table:table-cell>
        </table:table-row>
        <table:table-row table:style-name="ro2">
          <table:table-cell office:value-type="float" office:value="0.05625499739932">
            <text:p>0.0562549974</text:p>
          </table:table-cell>
          <table:table-cell office:value-type="float" office:value="0.146204386500767">
            <text:p>0.1462043865</text:p>
          </table:table-cell>
          <table:table-cell office:value-type="float" office:value="0.103938330587351">
            <text:p>0.1039383306</text:p>
          </table:table-cell>
        </table:table-row>
        <table:table-row table:style-name="ro2">
          <table:table-cell office:value-type="float" office:value="0.05625499739932">
            <text:p>0.0562549974</text:p>
          </table:table-cell>
          <table:table-cell office:value-type="float" office:value="0.146204386500767">
            <text:p>0.1462043865</text:p>
          </table:table-cell>
          <table:table-cell office:value-type="float" office:value="0.105720037388366">
            <text:p>0.1057200374</text:p>
          </table:table-cell>
        </table:table-row>
        <table:table-row table:style-name="ro2">
          <table:table-cell office:value-type="float" office:value="0.05625499739932">
            <text:p>0.0562549974</text:p>
          </table:table-cell>
          <table:table-cell office:value-type="float" office:value="0.146204386500767">
            <text:p>0.1462043865</text:p>
          </table:table-cell>
          <table:table-cell office:value-type="float" office:value="0.100075572676451">
            <text:p>0.1000755727</text:p>
          </table:table-cell>
        </table:table-row>
        <table:table-row table:style-name="ro2">
          <table:table-cell office:value-type="float" office:value="0.05625499739932">
            <text:p>0.0562549974</text:p>
          </table:table-cell>
          <table:table-cell office:value-type="float" office:value="0.146204386500767">
            <text:p>0.1462043865</text:p>
          </table:table-cell>
          <table:table-cell office:value-type="float" office:value="0.101892127332401">
            <text:p>0.1018921273</text:p>
          </table:table-cell>
        </table:table-row>
        <table:table-row table:style-name="ro2">
          <table:table-cell office:value-type="float" office:value="0.05625499739932">
            <text:p>0.0562549974</text:p>
          </table:table-cell>
          <table:table-cell office:value-type="float" office:value="0.146204386500767">
            <text:p>0.1462043865</text:p>
          </table:table-cell>
          <table:table-cell office:value-type="float" office:value="0.101472899566993">
            <text:p>0.1014728996</text:p>
          </table:table-cell>
        </table:table-row>
        <table:table-row table:style-name="ro2">
          <table:table-cell office:value-type="float" office:value="0.0563357537618794">
            <text:p>0.0563357538</text:p>
          </table:table-cell>
          <table:table-cell office:value-type="float" office:value="0.146204386500767">
            <text:p>0.1462043865</text:p>
          </table:table-cell>
          <table:table-cell office:value-type="float" office:value="0.0997974029370446">
            <text:p>0.0997974029</text:p>
          </table:table-cell>
        </table:table-row>
        <table:table-row table:style-name="ro2">
          <table:table-cell office:value-type="float" office:value="0.0563357537618794">
            <text:p>0.0563357538</text:p>
          </table:table-cell>
          <table:table-cell office:value-type="float" office:value="0.146204386500767">
            <text:p>0.1462043865</text:p>
          </table:table-cell>
          <table:table-cell office:value-type="float" office:value="0.107358076566176">
            <text:p>0.1073580766</text:p>
          </table:table-cell>
        </table:table-row>
        <table:table-row table:style-name="ro2">
          <table:table-cell office:value-type="float" office:value="0.0563357537618794">
            <text:p>0.0563357538</text:p>
          </table:table-cell>
          <table:table-cell office:value-type="float" office:value="0.146254474502615">
            <text:p>0.1462544745</text:p>
          </table:table-cell>
          <table:table-cell office:value-type="float" office:value="0.104169310853196">
            <text:p>0.1041693109</text:p>
          </table:table-cell>
        </table:table-row>
        <table:table-row table:style-name="ro2">
          <table:table-cell office:value-type="float" office:value="0.0563357537618794">
            <text:p>0.0563357538</text:p>
          </table:table-cell>
          <table:table-cell office:value-type="float" office:value="0.146204386500767">
            <text:p>0.1462043865</text:p>
          </table:table-cell>
          <table:table-cell office:value-type="float" office:value="0.105954855536108">
            <text:p>0.1059548555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5439688209816">
            <text:p>0.1054396882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8275088531669">
            <text:p>0.1082750885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6662719278447">
            <text:p>0.1066627193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4418074030469">
            <text:p>0.104418074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173679255003">
            <text:p>0.1017367926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5724041020019">
            <text:p>0.105724041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4162717969762">
            <text:p>0.104162718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8174701354382">
            <text:p>0.1081747014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6749986960247">
            <text:p>0.106749987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7588216909683">
            <text:p>0.1075882169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1167539783819">
            <text:p>0.1011675398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5777457077907">
            <text:p>0.1057774571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642335250296">
            <text:p>0.1064233525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3591546835001">
            <text:p>0.1035915468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5290020658782">
            <text:p>0.1052900207</text:p>
          </table:table-cell>
        </table:table-row>
        <table:table-row table:style-name="ro2">
          <table:table-cell office:value-type="float" office:value="0.0567105111328133">
            <text:p>0.0567105111</text:p>
          </table:table-cell>
          <table:table-cell office:value-type="float" office:value="0.146204386500767">
            <text:p>0.1462043865</text:p>
          </table:table-cell>
          <table:table-cell office:value-type="float" office:value="0.106658201070986">
            <text:p>0.1066582011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46204386500767">
            <text:p>0.1462043865</text:p>
          </table:table-cell>
          <table:table-cell office:value-type="float" office:value="0.105454426586494">
            <text:p>0.1054544266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46204386500767">
            <text:p>0.1462043865</text:p>
          </table:table-cell>
          <table:table-cell office:value-type="float" office:value="0.10778682755016">
            <text:p>0.1077868276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46204386500767">
            <text:p>0.1462043865</text:p>
          </table:table-cell>
          <table:table-cell office:value-type="float" office:value="0.102935082517169">
            <text:p>0.1029350825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41049084807349">
            <text:p>0.1410490848</text:p>
          </table:table-cell>
          <table:table-cell office:value-type="float" office:value="0.106106898888957">
            <text:p>0.1061068989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38784418244268">
            <text:p>0.1387844182</text:p>
          </table:table-cell>
          <table:table-cell office:value-type="float" office:value="0.104741891032155">
            <text:p>0.104741891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46204386500767">
            <text:p>0.1462043865</text:p>
          </table:table-cell>
          <table:table-cell office:value-type="float" office:value="0.107360836280429">
            <text:p>0.1073608363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38858610629786">
            <text:p>0.1388586106</text:p>
          </table:table-cell>
          <table:table-cell office:value-type="float" office:value="0.111235815489993">
            <text:p>0.1112358155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3982529143607">
            <text:p>0.1398252914</text:p>
          </table:table-cell>
          <table:table-cell office:value-type="float" office:value="0.109363531592846">
            <text:p>0.1093635316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3982529143607">
            <text:p>0.1398252914</text:p>
          </table:table-cell>
          <table:table-cell office:value-type="float" office:value="0.102563731286567">
            <text:p>0.1025637313</text:p>
          </table:table-cell>
        </table:table-row>
        <table:table-row table:style-name="ro2">
          <table:table-cell office:value-type="float" office:value="0.0572639897913793">
            <text:p>0.0572639898</text:p>
          </table:table-cell>
          <table:table-cell office:value-type="float" office:value="0.13982529143607">
            <text:p>0.1398252914</text:p>
          </table:table-cell>
          <table:table-cell office:value-type="float" office:value="0.103805857481322">
            <text:p>0.1038058575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4106272345619">
            <text:p>0.1341062723</text:p>
          </table:table-cell>
          <table:table-cell office:value-type="float" office:value="0.107109836359302">
            <text:p>0.1071098364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4387118706769">
            <text:p>0.1343871187</text:p>
          </table:table-cell>
          <table:table-cell office:value-type="float" office:value="0.107694525058879">
            <text:p>0.1076945251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4387118706769">
            <text:p>0.1343871187</text:p>
          </table:table-cell>
          <table:table-cell office:value-type="float" office:value="0.105474503968016">
            <text:p>0.105474504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40053018695354">
            <text:p>0.1400530187</text:p>
          </table:table-cell>
          <table:table-cell office:value-type="float" office:value="0.105908386403939">
            <text:p>0.1059083864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6887509119646">
            <text:p>0.1368875091</text:p>
          </table:table-cell>
          <table:table-cell office:value-type="float" office:value="0.101329603237696">
            <text:p>0.1013296032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8663832469142">
            <text:p>0.1386638325</text:p>
          </table:table-cell>
          <table:table-cell office:value-type="float" office:value="0.107092448318435">
            <text:p>0.1070924483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6887509119646">
            <text:p>0.1368875091</text:p>
          </table:table-cell>
          <table:table-cell office:value-type="float" office:value="0.10629869913718">
            <text:p>0.1062986991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7648435926305">
            <text:p>0.1376484359</text:p>
          </table:table-cell>
          <table:table-cell office:value-type="float" office:value="0.108285665820229">
            <text:p>0.1082856658</text:p>
          </table:table-cell>
        </table:table-row>
        <table:table-row table:style-name="ro2">
          <table:table-cell office:value-type="float" office:value="0.0579765964503236">
            <text:p>0.0579765965</text:p>
          </table:table-cell>
          <table:table-cell office:value-type="float" office:value="0.137166134291321">
            <text:p>0.1371661343</text:p>
          </table:table-cell>
          <table:table-cell office:value-type="float" office:value="0.110731612573154">
            <text:p>0.1107316126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90780124248">
            <text:p>0.1390780124</text:p>
          </table:table-cell>
          <table:table-cell office:value-type="float" office:value="0.103745665046607">
            <text:p>0.103745665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9108730399586">
            <text:p>0.1391087304</text:p>
          </table:table-cell>
          <table:table-cell office:value-type="float" office:value="0.10431740520349">
            <text:p>0.1043174052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6418430957368">
            <text:p>0.136418431</text:p>
          </table:table-cell>
          <table:table-cell office:value-type="float" office:value="0.1061261491137">
            <text:p>0.1061261491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7157074750063">
            <text:p>0.1371570748</text:p>
          </table:table-cell>
          <table:table-cell office:value-type="float" office:value="0.104320176038972">
            <text:p>0.104320176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716613429132">
            <text:p>0.1371661343</text:p>
          </table:table-cell>
          <table:table-cell office:value-type="float" office:value="0.105476176022964">
            <text:p>0.105476176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8325843521109">
            <text:p>0.1383258435</text:p>
          </table:table-cell>
          <table:table-cell office:value-type="float" office:value="0.103878085005763">
            <text:p>0.103878085</text:p>
          </table:table-cell>
        </table:table-row>
        <table:table-row table:style-name="ro2">
          <table:table-cell office:value-type="float" office:value="0.0593506145744703">
            <text:p>0.0593506146</text:p>
          </table:table-cell>
          <table:table-cell office:value-type="float" office:value="0.137350440979652">
            <text:p>0.137350441</text:p>
          </table:table-cell>
          <table:table-cell office:value-type="float" office:value="0.108355305242051">
            <text:p>0.1083553052</text:p>
          </table:table-cell>
        </table:table-row>
        <table:table-row table:style-name="ro2">
          <table:table-cell office:value-type="float" office:value="0.0595503351192308">
            <text:p>0.0595503351</text:p>
          </table:table-cell>
          <table:table-cell office:value-type="float" office:value="0.137350440979652">
            <text:p>0.137350441</text:p>
          </table:table-cell>
          <table:table-cell office:value-type="float" office:value="0.104716789154764">
            <text:p>0.1047167892</text:p>
          </table:table-cell>
        </table:table-row>
        <table:table-row table:style-name="ro2">
          <table:table-cell office:value-type="float" office:value="0.0595503351192308">
            <text:p>0.0595503351</text:p>
          </table:table-cell>
          <table:table-cell office:value-type="float" office:value="0.138683175511377">
            <text:p>0.1386831755</text:p>
          </table:table-cell>
          <table:table-cell office:value-type="float" office:value="0.108007759474705">
            <text:p>0.1080077595</text:p>
          </table:table-cell>
        </table:table-row>
        <table:table-row table:style-name="ro2">
          <table:table-cell office:value-type="float" office:value="0.0606638686047557">
            <text:p>0.0606638686</text:p>
          </table:table-cell>
          <table:table-cell office:value-type="float" office:value="0.137350440979652">
            <text:p>0.137350441</text:p>
          </table:table-cell>
          <table:table-cell office:value-type="float" office:value="0.107298747310891">
            <text:p>0.1072987473</text:p>
          </table:table-cell>
        </table:table-row>
        <table:table-row table:style-name="ro2">
          <table:table-cell office:value-type="float" office:value="0.0606638686047557">
            <text:p>0.0606638686</text:p>
          </table:table-cell>
          <table:table-cell office:value-type="float" office:value="0.137350440979652">
            <text:p>0.137350441</text:p>
          </table:table-cell>
          <table:table-cell office:value-type="float" office:value="0.103692849173858">
            <text:p>0.1036928492</text:p>
          </table:table-cell>
        </table:table-row>
        <table:table-row table:style-name="ro2">
          <table:table-cell office:value-type="float" office:value="0.0606638686047557">
            <text:p>0.0606638686</text:p>
          </table:table-cell>
          <table:table-cell office:value-type="float" office:value="0.139245836723423">
            <text:p>0.1392458367</text:p>
          </table:table-cell>
          <table:table-cell office:value-type="float" office:value="0.105206483929696">
            <text:p>0.1052064839</text:p>
          </table:table-cell>
        </table:table-row>
        <table:table-row table:style-name="ro2">
          <table:table-cell office:value-type="float" office:value="0.0606638686047557">
            <text:p>0.0606638686</text:p>
          </table:table-cell>
          <table:table-cell office:value-type="float" office:value="0.138649815212333">
            <text:p>0.1386498152</text:p>
          </table:table-cell>
          <table:table-cell office:value-type="float" office:value="0.105868718361657">
            <text:p>0.1058687184</text:p>
          </table:table-cell>
        </table:table-row>
        <table:table-row table:style-name="ro2">
          <table:table-cell office:value-type="float" office:value="0.0606638686047557">
            <text:p>0.0606638686</text:p>
          </table:table-cell>
          <table:table-cell office:value-type="float" office:value="0.139866441310514">
            <text:p>0.1398664413</text:p>
          </table:table-cell>
          <table:table-cell office:value-type="float" office:value="0.103550545825052">
            <text:p>0.1035505458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231912440913">
            <text:p>0.1423191244</text:p>
          </table:table-cell>
          <table:table-cell office:value-type="float" office:value="0.103523224616517">
            <text:p>0.1035232246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251095292018">
            <text:p>0.1402510953</text:p>
          </table:table-cell>
          <table:table-cell office:value-type="float" office:value="0.106431221552346">
            <text:p>0.1064312216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01807097560157">
            <text:p>0.1018070976</text:p>
          </table:table-cell>
          <table:table-cell office:value-type="float" office:value="0.10759385674768">
            <text:p>0.1075938567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38369926206388">
            <text:p>0.1383699262</text:p>
          </table:table-cell>
          <table:table-cell office:value-type="float" office:value="0.102546265742893">
            <text:p>0.1025462657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38369926206388">
            <text:p>0.1383699262</text:p>
          </table:table-cell>
          <table:table-cell office:value-type="float" office:value="0.107762139723455">
            <text:p>0.1077621397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6428359224673">
            <text:p>0.1064283592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2319124409131">
            <text:p>0.1423191244</text:p>
          </table:table-cell>
          <table:table-cell office:value-type="float" office:value="0.104364839010244">
            <text:p>0.104364839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7108356539629">
            <text:p>0.1071083565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619662683321">
            <text:p>0.1061966268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5529168018603">
            <text:p>0.105529168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5174686854129">
            <text:p>0.1051746869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4658617660747">
            <text:p>0.1046586177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6026382544109">
            <text:p>0.1060263825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7423043098615">
            <text:p>0.1074230431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6967652283232">
            <text:p>0.1069676523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663427668655">
            <text:p>0.1406634277</text:p>
          </table:table-cell>
          <table:table-cell office:value-type="float" office:value="0.107805511578832">
            <text:p>0.1078055116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4218335598911">
            <text:p>0.1042183356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54391129321">
            <text:p>0.1404543911</text:p>
          </table:table-cell>
          <table:table-cell office:value-type="float" office:value="0.10863911746359">
            <text:p>0.1086391175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16621464533">
            <text:p>0.1404166215</text:p>
          </table:table-cell>
          <table:table-cell office:value-type="float" office:value="0.105443598244482">
            <text:p>0.1054435982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16621464533">
            <text:p>0.1404166215</text:p>
          </table:table-cell>
          <table:table-cell office:value-type="float" office:value="0.108785418522769">
            <text:p>0.1087854185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416621464533">
            <text:p>0.1404166215</text:p>
          </table:table-cell>
          <table:table-cell office:value-type="float" office:value="0.105414699711247">
            <text:p>0.1054146997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40582402742846">
            <text:p>0.1405824027</text:p>
          </table:table-cell>
          <table:table-cell office:value-type="float" office:value="0.103606497533911">
            <text:p>0.1036064975</text:p>
          </table:table-cell>
        </table:table-row>
        <table:table-row table:style-name="ro2">
          <table:table-cell office:value-type="float" office:value="0.0610818890904537">
            <text:p>0.0610818891</text:p>
          </table:table-cell>
          <table:table-cell office:value-type="float" office:value="0.138287404138937">
            <text:p>0.1382874041</text:p>
          </table:table-cell>
          <table:table-cell office:value-type="float" office:value="0.104255530086589">
            <text:p>0.1042555301</text:p>
          </table:table-cell>
        </table:table-row>
        <table:table-row table:style-name="ro2">
          <table:table-cell office:value-type="float" office:value="0.0616224459190284">
            <text:p>0.0616224459</text:p>
          </table:table-cell>
          <table:table-cell office:value-type="float" office:value="0.140582402742846">
            <text:p>0.1405824027</text:p>
          </table:table-cell>
          <table:table-cell office:value-type="float" office:value="0.106059295435411">
            <text:p>0.1060592954</text:p>
          </table:table-cell>
        </table:table-row>
        <table:table-row table:style-name="ro2">
          <table:table-cell office:value-type="float" office:value="0.0616224459190284">
            <text:p>0.0616224459</text:p>
          </table:table-cell>
          <table:table-cell office:value-type="float" office:value="0.140582402742846">
            <text:p>0.1405824027</text:p>
          </table:table-cell>
          <table:table-cell office:value-type="float" office:value="0.104167579104626">
            <text:p>0.1041675791</text:p>
          </table:table-cell>
        </table:table-row>
        <table:table-row table:style-name="ro2">
          <table:table-cell office:value-type="float" office:value="0.0616224459190284">
            <text:p>0.0616224459</text:p>
          </table:table-cell>
          <table:table-cell office:value-type="float" office:value="0.140582402742846">
            <text:p>0.1405824027</text:p>
          </table:table-cell>
          <table:table-cell office:value-type="float" office:value="0.108952078106833">
            <text:p>0.1089520781</text:p>
          </table:table-cell>
        </table:table-row>
        <table:table-row table:style-name="ro2">
          <table:table-cell office:value-type="float" office:value="0.0616224459190284">
            <text:p>0.0616224459</text:p>
          </table:table-cell>
          <table:table-cell office:value-type="float" office:value="0.140582402742846">
            <text:p>0.1405824027</text:p>
          </table:table-cell>
          <table:table-cell office:value-type="float" office:value="0.103487402470692">
            <text:p>0.1034874025</text:p>
          </table:table-cell>
        </table:table-row>
        <table:table-row table:style-name="ro2">
          <table:table-cell office:value-type="float" office:value="0.0616224459190284">
            <text:p>0.0616224459</text:p>
          </table:table-cell>
          <table:table-cell office:value-type="float" office:value="0.138355639813336">
            <text:p>0.1383556398</text:p>
          </table:table-cell>
          <table:table-cell office:value-type="float" office:value="0.109301699285177">
            <text:p>0.1093016993</text:p>
          </table:table-cell>
        </table:table-row>
        <table:table-row table:style-name="ro2">
          <table:table-cell office:value-type="float" office:value="0.061667993219138">
            <text:p>0.0616679932</text:p>
          </table:table-cell>
          <table:table-cell office:value-type="float" office:value="0.138355639813336">
            <text:p>0.1383556398</text:p>
          </table:table-cell>
          <table:table-cell office:value-type="float" office:value="0.108331975115359">
            <text:p>0.1083319751</text:p>
          </table:table-cell>
        </table:table-row>
        <table:table-row table:style-name="ro2">
          <table:table-cell office:value-type="float" office:value="0.061667993219138">
            <text:p>0.0616679932</text:p>
          </table:table-cell>
          <table:table-cell office:value-type="float" office:value="0.138355639813336">
            <text:p>0.1383556398</text:p>
          </table:table-cell>
          <table:table-cell office:value-type="float" office:value="0.104004200083213">
            <text:p>0.1040042001</text:p>
          </table:table-cell>
        </table:table-row>
        <table:table-row table:style-name="ro2">
          <table:table-cell office:value-type="float" office:value="0.061667993219138">
            <text:p>0.0616679932</text:p>
          </table:table-cell>
          <table:table-cell office:value-type="float" office:value="0.101894899555683">
            <text:p>0.1018948996</text:p>
          </table:table-cell>
          <table:table-cell office:value-type="float" office:value="0.104815821321272">
            <text:p>0.1048158213</text:p>
          </table:table-cell>
        </table:table-row>
        <table:table-row table:style-name="ro2">
          <table:table-cell office:value-type="float" office:value="0.061667993219138">
            <text:p>0.0616679932</text:p>
          </table:table-cell>
          <table:table-cell office:value-type="float" office:value="0.101894899555683">
            <text:p>0.1018948996</text:p>
          </table:table-cell>
          <table:table-cell office:value-type="float" office:value="0.105422193999164">
            <text:p>0.105422194</text:p>
          </table:table-cell>
        </table:table-row>
        <table:table-row table:style-name="ro2">
          <table:table-cell office:value-type="float" office:value="0.061667993219138">
            <text:p>0.0616679932</text:p>
          </table:table-cell>
          <table:table-cell office:value-type="float" office:value="0.140582402742846">
            <text:p>0.1405824027</text:p>
          </table:table-cell>
          <table:table-cell office:value-type="float" office:value="0.105261834924086">
            <text:p>0.1052618349</text:p>
          </table:table-cell>
        </table:table-row>
        <table:table-row table:style-name="ro2">
          <table:table-cell office:value-type="float" office:value="0.061667993219138">
            <text:p>0.0616679932</text:p>
          </table:table-cell>
          <table:table-cell office:value-type="float" office:value="0.135144115970201">
            <text:p>0.135144116</text:p>
          </table:table-cell>
          <table:table-cell office:value-type="float" office:value="0.108896324634451">
            <text:p>0.1088963246</text:p>
          </table:table-cell>
        </table:table-row>
        <table:table-row table:style-name="ro2">
          <table:table-cell office:value-type="float" office:value="0.061775023483884">
            <text:p>0.0617750235</text:p>
          </table:table-cell>
          <table:table-cell office:value-type="float" office:value="0.135144115970201">
            <text:p>0.135144116</text:p>
          </table:table-cell>
          <table:table-cell office:value-type="float" office:value="0.10325804216601">
            <text:p>0.1032580422</text:p>
          </table:table-cell>
        </table:table-row>
        <table:table-row table:style-name="ro2">
          <table:table-cell office:value-type="float" office:value="0.061775023483884">
            <text:p>0.0617750235</text:p>
          </table:table-cell>
          <table:table-cell office:value-type="float" office:value="0.14126651365843">
            <text:p>0.1412665137</text:p>
          </table:table-cell>
          <table:table-cell office:value-type="float" office:value="0.106995093499387">
            <text:p>0.1069950935</text:p>
          </table:table-cell>
        </table:table-row>
        <table:table-row table:style-name="ro2">
          <table:table-cell office:value-type="float" office:value="0.061775023483884">
            <text:p>0.0617750235</text:p>
          </table:table-cell>
          <table:table-cell office:value-type="float" office:value="0.143035480422375">
            <text:p>0.1430354804</text:p>
          </table:table-cell>
          <table:table-cell office:value-type="float" office:value="0.10717277502042">
            <text:p>0.107172775</text:p>
          </table:table-cell>
        </table:table-row>
        <table:table-row table:style-name="ro2">
          <table:table-cell office:value-type="float" office:value="0.0622820736413372">
            <text:p>0.0622820736</text:p>
          </table:table-cell>
          <table:table-cell office:value-type="float" office:value="0.14126651365843">
            <text:p>0.1412665137</text:p>
          </table:table-cell>
          <table:table-cell office:value-type="float" office:value="0.108773926486124">
            <text:p>0.1087739265</text:p>
          </table:table-cell>
        </table:table-row>
        <table:table-row table:style-name="ro2">
          <table:table-cell office:value-type="float" office:value="0.0622820736413372">
            <text:p>0.0622820736</text:p>
          </table:table-cell>
          <table:table-cell office:value-type="float" office:value="0.134718116987821">
            <text:p>0.134718117</text:p>
          </table:table-cell>
          <table:table-cell office:value-type="float" office:value="0.101373178162708">
            <text:p>0.1013731782</text:p>
          </table:table-cell>
        </table:table-row>
        <table:table-row table:style-name="ro2">
          <table:table-cell office:value-type="float" office:value="0.0622820736413372">
            <text:p>0.0622820736</text:p>
          </table:table-cell>
          <table:table-cell office:value-type="float" office:value="0.139039439434741">
            <text:p>0.1390394394</text:p>
          </table:table-cell>
          <table:table-cell office:value-type="float" office:value="0.10895936616096">
            <text:p>0.1089593662</text:p>
          </table:table-cell>
        </table:table-row>
        <table:table-row table:style-name="ro2">
          <table:table-cell office:value-type="float" office:value="0.0622915951552886">
            <text:p>0.0622915952</text:p>
          </table:table-cell>
          <table:table-cell office:value-type="float" office:value="0.139918355535207">
            <text:p>0.1399183555</text:p>
          </table:table-cell>
          <table:table-cell office:value-type="float" office:value="0.107363764517861">
            <text:p>0.1073637645</text:p>
          </table:table-cell>
        </table:table-row>
        <table:table-row table:style-name="ro2">
          <table:table-cell office:value-type="float" office:value="0.0622915951552886">
            <text:p>0.0622915952</text:p>
          </table:table-cell>
          <table:table-cell office:value-type="float" office:value="0.143035480422375">
            <text:p>0.1430354804</text:p>
          </table:table-cell>
          <table:table-cell office:value-type="float" office:value="0.103904811415132">
            <text:p>0.1039048114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43035480422375">
            <text:p>0.1430354804</text:p>
          </table:table-cell>
          <table:table-cell office:value-type="float" office:value="0.105804635289231">
            <text:p>0.1058046353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15189344033046">
            <text:p>0.115189344</text:p>
          </table:table-cell>
          <table:table-cell office:value-type="float" office:value="0.112561737430392">
            <text:p>0.1125617374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43035480422375">
            <text:p>0.1430354804</text:p>
          </table:table-cell>
          <table:table-cell office:value-type="float" office:value="0.103495146152574">
            <text:p>0.1034951462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43035480422375">
            <text:p>0.1430354804</text:p>
          </table:table-cell>
          <table:table-cell office:value-type="float" office:value="0.106606850864075">
            <text:p>0.1066068509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41050525416035">
            <text:p>0.1410505254</text:p>
          </table:table-cell>
          <table:table-cell office:value-type="float" office:value="0.107838229211711">
            <text:p>0.1078382292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35992141643128">
            <text:p>0.1359921416</text:p>
          </table:table-cell>
          <table:table-cell office:value-type="float" office:value="0.106904389276868">
            <text:p>0.1069043893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35992141643128">
            <text:p>0.1359921416</text:p>
          </table:table-cell>
          <table:table-cell office:value-type="float" office:value="0.105739613070295">
            <text:p>0.1057396131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37908165061575">
            <text:p>0.1379081651</text:p>
          </table:table-cell>
          <table:table-cell office:value-type="float" office:value="0.103583679387957">
            <text:p>0.1035836794</text:p>
          </table:table-cell>
        </table:table-row>
        <table:table-row table:style-name="ro2">
          <table:table-cell office:value-type="float" office:value="0.0631195740290372">
            <text:p>0.063119574</text:p>
          </table:table-cell>
          <table:table-cell office:value-type="float" office:value="0.141608197476224">
            <text:p>0.1416081975</text:p>
          </table:table-cell>
          <table:table-cell office:value-type="float" office:value="0.105542520390854">
            <text:p>0.1055425204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41608197476224">
            <text:p>0.1416081975</text:p>
          </table:table-cell>
          <table:table-cell office:value-type="float" office:value="0.104755881708121">
            <text:p>0.1047558817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8064220667733">
            <text:p>0.1380642207</text:p>
          </table:table-cell>
          <table:table-cell office:value-type="float" office:value="0.10834008829989">
            <text:p>0.1083400883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8064220667733">
            <text:p>0.1380642207</text:p>
          </table:table-cell>
          <table:table-cell office:value-type="float" office:value="0.106998964635257">
            <text:p>0.1069989646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8064220667734">
            <text:p>0.1380642207</text:p>
          </table:table-cell>
          <table:table-cell office:value-type="float" office:value="0.108275807041297">
            <text:p>0.108275807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41115478991941">
            <text:p>0.141115479</text:p>
          </table:table-cell>
          <table:table-cell office:value-type="float" office:value="0.10592484019791">
            <text:p>0.1059248402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7908165061575">
            <text:p>0.1379081651</text:p>
          </table:table-cell>
          <table:table-cell office:value-type="float" office:value="0.108545008435106">
            <text:p>0.1085450084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742844026371">
            <text:p>0.1374284403</text:p>
          </table:table-cell>
          <table:table-cell office:value-type="float" office:value="0.108409589139408">
            <text:p>0.1084095891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742844026371">
            <text:p>0.1374284403</text:p>
          </table:table-cell>
          <table:table-cell office:value-type="float" office:value="0.104234010318322">
            <text:p>0.1042340103</text:p>
          </table:table-cell>
        </table:table-row>
        <table:table-row table:style-name="ro2">
          <table:table-cell office:value-type="float" office:value="0.0635531480905109">
            <text:p>0.0635531481</text:p>
          </table:table-cell>
          <table:table-cell office:value-type="float" office:value="0.13742844026371">
            <text:p>0.1374284403</text:p>
          </table:table-cell>
          <table:table-cell office:value-type="float" office:value="0.103192907452624">
            <text:p>0.1031929075</text:p>
          </table:table-cell>
        </table:table-row>
        <table:table-row table:style-name="ro2">
          <table:table-cell office:value-type="float" office:value="0.0644811610457619">
            <text:p>0.064481161</text:p>
          </table:table-cell>
          <table:table-cell office:value-type="float" office:value="0.137207456063385">
            <text:p>0.1372074561</text:p>
          </table:table-cell>
          <table:table-cell office:value-type="float" office:value="0.105654256984891">
            <text:p>0.105654257</text:p>
          </table:table-cell>
        </table:table-row>
        <table:table-row table:style-name="ro2">
          <table:table-cell office:value-type="float" office:value="0.0644811610457619">
            <text:p>0.064481161</text:p>
          </table:table-cell>
          <table:table-cell office:value-type="float" office:value="0.137407319762382">
            <text:p>0.1374073198</text:p>
          </table:table-cell>
          <table:table-cell office:value-type="float" office:value="0.107043016378016">
            <text:p>0.1070430164</text:p>
          </table:table-cell>
        </table:table-row>
        <table:table-row table:style-name="ro2">
          <table:table-cell office:value-type="float" office:value="0.0644811610457619">
            <text:p>0.064481161</text:p>
          </table:table-cell>
          <table:table-cell office:value-type="float" office:value="0.137407319762382">
            <text:p>0.1374073198</text:p>
          </table:table-cell>
          <table:table-cell office:value-type="float" office:value="0.106732781668511">
            <text:p>0.1067327817</text:p>
          </table:table-cell>
        </table:table-row>
        <table:table-row table:style-name="ro2">
          <table:table-cell office:value-type="float" office:value="0.0644811610457619">
            <text:p>0.064481161</text:p>
          </table:table-cell>
          <table:table-cell office:value-type="float" office:value="0.136640688978185">
            <text:p>0.136640689</text:p>
          </table:table-cell>
          <table:table-cell office:value-type="float" office:value="0.107131340601615">
            <text:p>0.1071313406</text:p>
          </table:table-cell>
        </table:table-row>
        <table:table-row table:style-name="ro2">
          <table:table-cell office:value-type="float" office:value="0.0645923881245352">
            <text:p>0.0645923881</text:p>
          </table:table-cell>
          <table:table-cell office:value-type="float" office:value="0.13563027968423">
            <text:p>0.1356302797</text:p>
          </table:table-cell>
          <table:table-cell office:value-type="float" office:value="0.105248380881864">
            <text:p>0.1052483809</text:p>
          </table:table-cell>
        </table:table-row>
        <table:table-row table:style-name="ro2">
          <table:table-cell office:value-type="float" office:value="0.0645923881245352">
            <text:p>0.0645923881</text:p>
          </table:table-cell>
          <table:table-cell office:value-type="float" office:value="0.139823987671037">
            <text:p>0.1398239877</text:p>
          </table:table-cell>
          <table:table-cell office:value-type="float" office:value="0.104503416482964">
            <text:p>0.1045034165</text:p>
          </table:table-cell>
        </table:table-row>
        <table:table-row table:style-name="ro2">
          <table:table-cell office:value-type="float" office:value="0.0645923881245352">
            <text:p>0.0645923881</text:p>
          </table:table-cell>
          <table:table-cell office:value-type="float" office:value="0.13563027968423">
            <text:p>0.1356302797</text:p>
          </table:table-cell>
          <table:table-cell office:value-type="float" office:value="0.105267761153113">
            <text:p>0.1052677612</text:p>
          </table:table-cell>
        </table:table-row>
        <table:table-row table:style-name="ro2">
          <table:table-cell office:value-type="float" office:value="0.0645923881245352">
            <text:p>0.0645923881</text:p>
          </table:table-cell>
          <table:table-cell office:value-type="float" office:value="0.139785885877468">
            <text:p>0.1397858859</text:p>
          </table:table-cell>
          <table:table-cell office:value-type="float" office:value="0.108249611016565">
            <text:p>0.10824961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470073462352">
            <text:p>0.1404700735</text:p>
          </table:table-cell>
          <table:table-cell office:value-type="float" office:value="0.110847607765706">
            <text:p>0.1108476078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115478991941">
            <text:p>0.141115479</text:p>
          </table:table-cell>
          <table:table-cell office:value-type="float" office:value="0.107902186458666">
            <text:p>0.107902186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115478991941">
            <text:p>0.141115479</text:p>
          </table:table-cell>
          <table:table-cell office:value-type="float" office:value="0.109038712427703">
            <text:p>0.109038712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470073462352">
            <text:p>0.1404700735</text:p>
          </table:table-cell>
          <table:table-cell office:value-type="float" office:value="0.104776988677665">
            <text:p>0.104776988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933463987308">
            <text:p>0.141933464</text:p>
          </table:table-cell>
          <table:table-cell office:value-type="float" office:value="0.107827161618274">
            <text:p>0.1078271616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470073462352">
            <text:p>0.1404700735</text:p>
          </table:table-cell>
          <table:table-cell office:value-type="float" office:value="0.105472647077647">
            <text:p>0.105472647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470073462352">
            <text:p>0.1404700735</text:p>
          </table:table-cell>
          <table:table-cell office:value-type="float" office:value="0.109091205009971">
            <text:p>0.10909120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470073462352">
            <text:p>0.1404700735</text:p>
          </table:table-cell>
          <table:table-cell office:value-type="float" office:value="0.106315830358835">
            <text:p>0.106315830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470073462352">
            <text:p>0.1404700735</text:p>
          </table:table-cell>
          <table:table-cell office:value-type="float" office:value="0.106779232159422">
            <text:p>0.106779232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049280778966">
            <text:p>0.1410492808</text:p>
          </table:table-cell>
          <table:table-cell office:value-type="float" office:value="0.10691022376921">
            <text:p>0.1069102238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049280778966">
            <text:p>0.1410492808</text:p>
          </table:table-cell>
          <table:table-cell office:value-type="float" office:value="0.103880792738678">
            <text:p>0.103880792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4852185547223">
            <text:p>0.1348521855</text:p>
          </table:table-cell>
          <table:table-cell office:value-type="float" office:value="0.107718451056622">
            <text:p>0.107718451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4852185547223">
            <text:p>0.1348521855</text:p>
          </table:table-cell>
          <table:table-cell office:value-type="float" office:value="0.106977567435294">
            <text:p>0.106977567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049280778966">
            <text:p>0.1410492808</text:p>
          </table:table-cell>
          <table:table-cell office:value-type="float" office:value="0.105919017539074">
            <text:p>0.105919017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620399397224">
            <text:p>0.1386203994</text:p>
          </table:table-cell>
          <table:table-cell office:value-type="float" office:value="0.105543535699729">
            <text:p>0.105543535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3543529208189">
            <text:p>0.1335435292</text:p>
          </table:table-cell>
          <table:table-cell office:value-type="float" office:value="0.106882582702068">
            <text:p>0.106882582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4496669042331">
            <text:p>0.134496669</text:p>
          </table:table-cell>
          <table:table-cell office:value-type="float" office:value="0.105519494720987">
            <text:p>0.105519494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1801922578698">
            <text:p>0.1318019226</text:p>
          </table:table-cell>
          <table:table-cell office:value-type="float" office:value="0.109926889165714">
            <text:p>0.109926889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7168526621651">
            <text:p>0.1371685266</text:p>
          </table:table-cell>
          <table:table-cell office:value-type="float" office:value="0.109427028055292">
            <text:p>0.109427028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049831312224">
            <text:p>0.1410498313</text:p>
          </table:table-cell>
          <table:table-cell office:value-type="float" office:value="0.104553940117299">
            <text:p>0.104553940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049831312224">
            <text:p>0.1410498313</text:p>
          </table:table-cell>
          <table:table-cell office:value-type="float" office:value="0.106512129047867">
            <text:p>0.10651212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1049831312224">
            <text:p>0.1410498313</text:p>
          </table:table-cell>
          <table:table-cell office:value-type="float" office:value="0.106111949066974">
            <text:p>0.106111949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817340461964">
            <text:p>0.1388173405</text:p>
          </table:table-cell>
          <table:table-cell office:value-type="float" office:value="0.104299050989599">
            <text:p>0.10429905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817340461964">
            <text:p>0.1388173405</text:p>
          </table:table-cell>
          <table:table-cell office:value-type="float" office:value="0.111997991212028">
            <text:p>0.111997991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817340461964">
            <text:p>0.1388173405</text:p>
          </table:table-cell>
          <table:table-cell office:value-type="float" office:value="0.109431410930114">
            <text:p>0.109431410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17422796303386">
            <text:p>0.1174227963</text:p>
          </table:table-cell>
          <table:table-cell office:value-type="float" office:value="0.107594520368987">
            <text:p>0.107594520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2840932652191">
            <text:p>0.1428409327</text:p>
          </table:table-cell>
          <table:table-cell office:value-type="float" office:value="0.106722518088999">
            <text:p>0.106722518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5416712789434">
            <text:p>0.1454167128</text:p>
          </table:table-cell>
          <table:table-cell office:value-type="float" office:value="0.108280844176639">
            <text:p>0.108280844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9142026949378">
            <text:p>0.1391420269</text:p>
          </table:table-cell>
          <table:table-cell office:value-type="float" office:value="0.10405931973678">
            <text:p>0.104059319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4539391922721">
            <text:p>0.1445393919</text:p>
          </table:table-cell>
          <table:table-cell office:value-type="float" office:value="0.101762642172835">
            <text:p>0.101762642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9721136572738">
            <text:p>0.1497211366</text:p>
          </table:table-cell>
          <table:table-cell office:value-type="float" office:value="0.103996300373594">
            <text:p>0.103996300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5288582044592">
            <text:p>0.145288582</text:p>
          </table:table-cell>
          <table:table-cell office:value-type="float" office:value="0.108155175873482">
            <text:p>0.108155175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5288582044592">
            <text:p>0.145288582</text:p>
          </table:table-cell>
          <table:table-cell office:value-type="float" office:value="0.106690255664269">
            <text:p>0.106690255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5288582044592">
            <text:p>0.145288582</text:p>
          </table:table-cell>
          <table:table-cell office:value-type="float" office:value="0.11034231550093">
            <text:p>0.110342315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5288582044592">
            <text:p>0.145288582</text:p>
          </table:table-cell>
          <table:table-cell office:value-type="float" office:value="0.10258953177604">
            <text:p>0.1025895318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5288582044592">
            <text:p>0.145288582</text:p>
          </table:table-cell>
          <table:table-cell office:value-type="float" office:value="0.105535068940764">
            <text:p>0.105535068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166225276968">
            <text:p>0.1381662253</text:p>
          </table:table-cell>
          <table:table-cell office:value-type="float" office:value="0.106663506500758">
            <text:p>0.106663506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0363981896414">
            <text:p>0.1403639819</text:p>
          </table:table-cell>
          <table:table-cell office:value-type="float" office:value="0.106210244460998">
            <text:p>0.106210244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979569452671">
            <text:p>0.1397956945</text:p>
          </table:table-cell>
          <table:table-cell office:value-type="float" office:value="0.105962334580123">
            <text:p>0.1059623346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9053023774702">
            <text:p>0.1390530238</text:p>
          </table:table-cell>
          <table:table-cell office:value-type="float" office:value="0.104465958412319">
            <text:p>0.104465958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9053023774702">
            <text:p>0.1390530238</text:p>
          </table:table-cell>
          <table:table-cell office:value-type="float" office:value="0.108363899892775">
            <text:p>0.108363899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461866471177">
            <text:p>0.1384618665</text:p>
          </table:table-cell>
          <table:table-cell office:value-type="float" office:value="0.103958596888864">
            <text:p>0.103958596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8086351492193">
            <text:p>0.1380863515</text:p>
          </table:table-cell>
          <table:table-cell office:value-type="float" office:value="0.107998349051875">
            <text:p>0.107998349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2203417378906">
            <text:p>0.1422034174</text:p>
          </table:table-cell>
          <table:table-cell office:value-type="float" office:value="0.106460981160527">
            <text:p>0.106460981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39389287747097">
            <text:p>0.1393892877</text:p>
          </table:table-cell>
          <table:table-cell office:value-type="float" office:value="0.105987356054592">
            <text:p>0.1059873561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51244231719845">
            <text:p>0.1512442317</text:p>
          </table:table-cell>
          <table:table-cell office:value-type="float" office:value="0.106604518760581">
            <text:p>0.1066045188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7295911048258">
            <text:p>0.147295911</text:p>
          </table:table-cell>
          <table:table-cell office:value-type="float" office:value="0.102985659875618">
            <text:p>0.102985659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7295911048258">
            <text:p>0.147295911</text:p>
          </table:table-cell>
          <table:table-cell office:value-type="float" office:value="0.107840285696094">
            <text:p>0.107840285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7295911048258">
            <text:p>0.147295911</text:p>
          </table:table-cell>
          <table:table-cell office:value-type="float" office:value="0.104444113704161">
            <text:p>0.1044441137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47295911048258">
            <text:p>0.147295911</text:p>
          </table:table-cell>
          <table:table-cell office:value-type="float" office:value="0.109167619398214">
            <text:p>0.109167619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50370433400592">
            <text:p>0.1503704334</text:p>
          </table:table-cell>
          <table:table-cell office:value-type="float" office:value="0.106603741231606">
            <text:p>0.106603741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52102011575708">
            <text:p>0.1521020116</text:p>
          </table:table-cell>
          <table:table-cell office:value-type="float" office:value="0.105719194499209">
            <text:p>0.1057191945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52102011575708">
            <text:p>0.1521020116</text:p>
          </table:table-cell>
          <table:table-cell office:value-type="float" office:value="0.104332516448748">
            <text:p>0.1043325164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16674803105742">
            <text:p>0.1166748031</text:p>
          </table:table-cell>
          <table:table-cell office:value-type="float" office:value="0.106546556866833">
            <text:p>0.106546556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16674803105742">
            <text:p>0.1166748031</text:p>
          </table:table-cell>
          <table:table-cell office:value-type="float" office:value="0.107770094217348">
            <text:p>0.1077700942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16674803105742">
            <text:p>0.1166748031</text:p>
          </table:table-cell>
          <table:table-cell office:value-type="float" office:value="0.107750813930683">
            <text:p>0.1077508139</text:p>
          </table:table-cell>
        </table:table-row>
        <table:table-row table:style-name="ro2">
          <table:table-cell office:value-type="float" office:value="0.0647680293871566">
            <text:p>0.0647680294</text:p>
          </table:table-cell>
          <table:table-cell office:value-type="float" office:value="0.151346166177884">
            <text:p>0.1513461662</text:p>
          </table:table-cell>
          <table:table-cell office:value-type="float" office:value="0.108116543376952">
            <text:p>0.1081165434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51346166177884">
            <text:p>0.1513461662</text:p>
          </table:table-cell>
          <table:table-cell office:value-type="float" office:value="0.105201247429784">
            <text:p>0.1052012474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51346166177884">
            <text:p>0.1513461662</text:p>
          </table:table-cell>
          <table:table-cell office:value-type="float" office:value="0.105306988141003">
            <text:p>0.1053069881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52862978740931">
            <text:p>0.1528629787</text:p>
          </table:table-cell>
          <table:table-cell office:value-type="float" office:value="0.104342169378844">
            <text:p>0.1043421694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51346166177884">
            <text:p>0.1513461662</text:p>
          </table:table-cell>
          <table:table-cell office:value-type="float" office:value="0.107210328061646">
            <text:p>0.1072103281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51346166177884">
            <text:p>0.1513461662</text:p>
          </table:table-cell>
          <table:table-cell office:value-type="float" office:value="0.107338015173196">
            <text:p>0.107338015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51346166177884">
            <text:p>0.1513461662</text:p>
          </table:table-cell>
          <table:table-cell office:value-type="float" office:value="0.10575756622287">
            <text:p>0.105757566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445584989246">
            <text:p>0.1344558499</text:p>
          </table:table-cell>
          <table:table-cell office:value-type="float" office:value="0.104871281201107">
            <text:p>0.104871281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2843908189792">
            <text:p>0.1328439082</text:p>
          </table:table-cell>
          <table:table-cell office:value-type="float" office:value="0.102953089322792">
            <text:p>0.1029530893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4255362836862">
            <text:p>0.1342553628</text:p>
          </table:table-cell>
          <table:table-cell office:value-type="float" office:value="0.106140927188918">
            <text:p>0.106140927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1328037886675">
            <text:p>0.1313280379</text:p>
          </table:table-cell>
          <table:table-cell office:value-type="float" office:value="0.103602050144554">
            <text:p>0.1036020501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1328037886675">
            <text:p>0.1313280379</text:p>
          </table:table-cell>
          <table:table-cell office:value-type="float" office:value="0.102969360638465">
            <text:p>0.1029693606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2006453902024">
            <text:p>0.1320064539</text:p>
          </table:table-cell>
          <table:table-cell office:value-type="float" office:value="0.112961667982428">
            <text:p>0.112961668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7456545047614">
            <text:p>0.137456545</text:p>
          </table:table-cell>
          <table:table-cell office:value-type="float" office:value="0.105118850667131">
            <text:p>0.1051188507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3298375347846">
            <text:p>0.1332983753</text:p>
          </table:table-cell>
          <table:table-cell office:value-type="float" office:value="0.107256651983922">
            <text:p>0.10725665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3001826350644">
            <text:p>0.1330018264</text:p>
          </table:table-cell>
          <table:table-cell office:value-type="float" office:value="0.1025743092248">
            <text:p>0.102574309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5449488954819">
            <text:p>0.135449489</text:p>
          </table:table-cell>
          <table:table-cell office:value-type="float" office:value="0.109008001833247">
            <text:p>0.1090080018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5930875452072">
            <text:p>0.1359308755</text:p>
          </table:table-cell>
          <table:table-cell office:value-type="float" office:value="0.106166457083143">
            <text:p>0.1061664571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2521179007772">
            <text:p>0.132521179</text:p>
          </table:table-cell>
          <table:table-cell office:value-type="float" office:value="0.101039905792652">
            <text:p>0.1010399058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1843358149915">
            <text:p>0.1318433581</text:p>
          </table:table-cell>
          <table:table-cell office:value-type="float" office:value="0.105036596212193">
            <text:p>0.1050365962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3614818653055">
            <text:p>0.1336148187</text:p>
          </table:table-cell>
          <table:table-cell office:value-type="float" office:value="0.107241009352803">
            <text:p>0.1072410094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6656914192306">
            <text:p>0.1366569142</text:p>
          </table:table-cell>
          <table:table-cell office:value-type="float" office:value="0.106634298604417">
            <text:p>0.1066342986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6656914192306">
            <text:p>0.1366569142</text:p>
          </table:table-cell>
          <table:table-cell office:value-type="float" office:value="0.105838927015138">
            <text:p>0.105838927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4135489961291">
            <text:p>0.13413549</text:p>
          </table:table-cell>
          <table:table-cell office:value-type="float" office:value="0.110489602565916">
            <text:p>0.1104896026</text:p>
          </table:table-cell>
        </table:table-row>
        <table:table-row table:style-name="ro2">
          <table:table-cell office:value-type="float" office:value="0.0655293455933698">
            <text:p>0.0655293456</text:p>
          </table:table-cell>
          <table:table-cell office:value-type="float" office:value="0.134135489961291">
            <text:p>0.13413549</text:p>
          </table:table-cell>
          <table:table-cell office:value-type="float" office:value="0.105732595005068">
            <text:p>0.105732595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3639142955742">
            <text:p>0.133639143</text:p>
          </table:table-cell>
          <table:table-cell office:value-type="float" office:value="0.107833773031657">
            <text:p>0.107833773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3639142955742">
            <text:p>0.133639143</text:p>
          </table:table-cell>
          <table:table-cell office:value-type="float" office:value="0.107179299980196">
            <text:p>0.1071793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3342053386489">
            <text:p>0.1333420534</text:p>
          </table:table-cell>
          <table:table-cell office:value-type="float" office:value="0.103261090225778">
            <text:p>0.1032610902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4459345350736">
            <text:p>0.1344593454</text:p>
          </table:table-cell>
          <table:table-cell office:value-type="float" office:value="0.107853992313829">
            <text:p>0.1078539923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4459345350736">
            <text:p>0.1344593454</text:p>
          </table:table-cell>
          <table:table-cell office:value-type="float" office:value="0.107430798014978">
            <text:p>0.107430798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4459345350736">
            <text:p>0.1344593454</text:p>
          </table:table-cell>
          <table:table-cell office:value-type="float" office:value="0.104807167881003">
            <text:p>0.1048071679</text:p>
          </table:table-cell>
        </table:table-row>
        <table:table-row table:style-name="ro2">
          <table:table-cell office:value-type="float" office:value="0.065963229184329">
            <text:p>0.0659632292</text:p>
          </table:table-cell>
          <table:table-cell office:value-type="float" office:value="0.132186578733798">
            <text:p>0.1321865787</text:p>
          </table:table-cell>
          <table:table-cell office:value-type="float" office:value="0.106721431240071">
            <text:p>0.1067214312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625179241619">
            <text:p>0.1362517924</text:p>
          </table:table-cell>
          <table:table-cell office:value-type="float" office:value="0.106877375122672">
            <text:p>0.1068773751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18915451224405">
            <text:p>0.1189154512</text:p>
          </table:table-cell>
          <table:table-cell office:value-type="float" office:value="0.10655936661206">
            <text:p>0.1065593666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18915451224405">
            <text:p>0.1189154512</text:p>
          </table:table-cell>
          <table:table-cell office:value-type="float" office:value="0.106360220985912">
            <text:p>0.106360221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18915451224405">
            <text:p>0.1189154512</text:p>
          </table:table-cell>
          <table:table-cell office:value-type="float" office:value="0.10503874718411">
            <text:p>0.1050387472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4662983100838">
            <text:p>0.1346629831</text:p>
          </table:table-cell>
          <table:table-cell office:value-type="float" office:value="0.107342589387848">
            <text:p>0.1073425894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4662983100838">
            <text:p>0.1346629831</text:p>
          </table:table-cell>
          <table:table-cell office:value-type="float" office:value="0.10482260285723">
            <text:p>0.1048226029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4662983100838">
            <text:p>0.1346629831</text:p>
          </table:table-cell>
          <table:table-cell office:value-type="float" office:value="0.105034287445135">
            <text:p>0.1050342874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1675041973696">
            <text:p>0.131675042</text:p>
          </table:table-cell>
          <table:table-cell office:value-type="float" office:value="0.112218110533015">
            <text:p>0.1122181105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7522213905631">
            <text:p>0.1375222139</text:p>
          </table:table-cell>
          <table:table-cell office:value-type="float" office:value="0.111768305536795">
            <text:p>0.1117683055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2460341523351">
            <text:p>0.1324603415</text:p>
          </table:table-cell>
          <table:table-cell office:value-type="float" office:value="0.107863314171031">
            <text:p>0.1078633142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1675041973696">
            <text:p>0.131675042</text:p>
          </table:table-cell>
          <table:table-cell office:value-type="float" office:value="0.102545221695251">
            <text:p>0.1025452217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1675041973696">
            <text:p>0.131675042</text:p>
          </table:table-cell>
          <table:table-cell office:value-type="float" office:value="0.10845672003586">
            <text:p>0.10845672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2253688487413">
            <text:p>0.1322536885</text:p>
          </table:table-cell>
          <table:table-cell office:value-type="float" office:value="0.109375519270235">
            <text:p>0.1093755193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133043780383026">
            <text:p>0.1330437804</text:p>
          </table:table-cell>
          <table:table-cell office:value-type="float" office:value="0.109309074261658">
            <text:p>0.1093090743</text:p>
          </table:table-cell>
        </table:table-row>
        <table:table-row table:style-name="ro2">
          <table:table-cell office:value-type="float" office:value="0.0698185073452016">
            <text:p>0.0698185073</text:p>
          </table:table-cell>
          <table:table-cell office:value-type="float" office:value="0.0963190651532966">
            <text:p>0.0963190652</text:p>
          </table:table-cell>
          <table:table-cell office:value-type="float" office:value="0.106435631000921">
            <text:p>0.106435631</text:p>
          </table:table-cell>
        </table:table-row>
        <table:table-row table:style-name="ro2">
          <table:table-cell office:value-type="float" office:value="0.0703550530738563">
            <text:p>0.0703550531</text:p>
          </table:table-cell>
          <table:table-cell office:value-type="float" office:value="0.130621380418642">
            <text:p>0.1306213804</text:p>
          </table:table-cell>
          <table:table-cell office:value-type="float" office:value="0.103776296431342">
            <text:p>0.1037762964</text:p>
          </table:table-cell>
        </table:table-row>
        <table:table-row table:style-name="ro2">
          <table:table-cell office:value-type="float" office:value="0.0703550530738563">
            <text:p>0.0703550531</text:p>
          </table:table-cell>
          <table:table-cell office:value-type="float" office:value="0.132253688487413">
            <text:p>0.1322536885</text:p>
          </table:table-cell>
          <table:table-cell office:value-type="float" office:value="0.106899501586529">
            <text:p>0.1068995016</text:p>
          </table:table-cell>
        </table:table-row>
        <table:table-row table:style-name="ro2">
          <table:table-cell office:value-type="float" office:value="0.0703550530738563">
            <text:p>0.0703550531</text:p>
          </table:table-cell>
          <table:table-cell office:value-type="float" office:value="0.133459384345625">
            <text:p>0.1334593843</text:p>
          </table:table-cell>
          <table:table-cell office:value-type="float" office:value="0.108201550158449">
            <text:p>0.1082015502</text:p>
          </table:table-cell>
        </table:table-row>
        <table:table-row table:style-name="ro2">
          <table:table-cell office:value-type="float" office:value="0.0703550530738563">
            <text:p>0.0703550531</text:p>
          </table:table-cell>
          <table:table-cell office:value-type="float" office:value="0.132851492377659">
            <text:p>0.1328514924</text:p>
          </table:table-cell>
          <table:table-cell office:value-type="float" office:value="0.106787894669889">
            <text:p>0.1067878947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2217019796944">
            <text:p>0.1322170198</text:p>
          </table:table-cell>
          <table:table-cell office:value-type="float" office:value="0.106028576648216">
            <text:p>0.1060285766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5730007789654">
            <text:p>0.1357300078</text:p>
          </table:table-cell>
          <table:table-cell office:value-type="float" office:value="0.108990790568278">
            <text:p>0.1089907906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4647015915353">
            <text:p>0.1346470159</text:p>
          </table:table-cell>
          <table:table-cell office:value-type="float" office:value="0.10535876880653">
            <text:p>0.1053587688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2218279583068">
            <text:p>0.1322182796</text:p>
          </table:table-cell>
          <table:table-cell office:value-type="float" office:value="0.106968662753371">
            <text:p>0.1069686628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5498046675994">
            <text:p>0.1354980467</text:p>
          </table:table-cell>
          <table:table-cell office:value-type="float" office:value="0.104182023287156">
            <text:p>0.1041820233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5498046675994">
            <text:p>0.1354980467</text:p>
          </table:table-cell>
          <table:table-cell office:value-type="float" office:value="0.109256662521477">
            <text:p>0.1092566625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4607590293373">
            <text:p>0.1346075903</text:p>
          </table:table-cell>
          <table:table-cell office:value-type="float" office:value="0.105689265419605">
            <text:p>0.1056892654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5351531040771">
            <text:p>0.135351531</text:p>
          </table:table-cell>
          <table:table-cell office:value-type="float" office:value="0.108734950393808">
            <text:p>0.1087349504</text:p>
          </table:table-cell>
        </table:table-row>
        <table:table-row table:style-name="ro2">
          <table:table-cell office:value-type="float" office:value="0.0711934755079587">
            <text:p>0.0711934755</text:p>
          </table:table-cell>
          <table:table-cell office:value-type="float" office:value="0.138370770015206">
            <text:p>0.13837077</text:p>
          </table:table-cell>
          <table:table-cell office:value-type="float" office:value="0.104739946909386">
            <text:p>0.1047399469</text:p>
          </table:table-cell>
        </table:table-row>
        <table:table-row table:style-name="ro2">
          <table:table-cell office:value-type="float" office:value="0.0747015853523202">
            <text:p>0.0747015854</text:p>
          </table:table-cell>
          <table:table-cell office:value-type="float" office:value="0.138370770015206">
            <text:p>0.13837077</text:p>
          </table:table-cell>
          <table:table-cell office:value-type="float" office:value="0.110044683355135">
            <text:p>0.1100446834</text:p>
          </table:table-cell>
        </table:table-row>
        <table:table-row table:style-name="ro2">
          <table:table-cell office:value-type="float" office:value="0.0756885467799942">
            <text:p>0.0756885468</text:p>
          </table:table-cell>
          <table:table-cell office:value-type="float" office:value="0.138865818192102">
            <text:p>0.1388658182</text:p>
          </table:table-cell>
          <table:table-cell office:value-type="float" office:value="0.107641222130191">
            <text:p>0.10764122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9T05:50:09</meta:creation-date>
    <dc:date>2013-03-09T05:56:06</dc:date>
    <meta:editing-duration>PT2M33S</meta:editing-duration>
    <meta:editing-cycles>2</meta:editing-cycles>
    <meta:generator>LibreOffice/4.0.0.3$MacOSX_x86 LibreOffice_project/53fd80e80f44edd735c18dbc5b6cde811e0a15c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18cm" svg:y="0.316cm" chart:style-name="ch2">
          <text:p>Value vs Iteration (Default)</text:p>
        </chart:title>
        <chart:subtitle svg:x="6.223cm" svg:y="1.302cm" chart:style-name="ch3">
          <text:p>Traveling Salesman</text:p>
        </chart:subtitle>
        <chart:legend chart:legend-position="end" svg:x="13.624cm" svg:y="3.703cm" style:legend-expansion="high" chart:style-name="ch4"/>
        <chart:plot-area chart:style-name="ch5" table:cell-range-address="Sheet1.A1:Sheet1.C1001" chart:data-source-has-labels="row" svg:x="1.331cm" svg:y="2.317cm" svg:width="11.653cm" svg:height="5.522cm">
          <chartooo:coordinate-region svg:x="2.27cm" svg:y="2.516cm" svg:width="10.714cm" svg:height="5.124cm"/>
          <chart:axis chart:dimension="x" chart:name="primary-x" chart:style-name="ch6">
            <chart:title svg:x="5.936cm" svg:y="8.019cm" chart:style-name="ch7">
              <text:p>Iterations (1000)</text:p>
            </chart:title>
          </chart:axis>
          <chart:axis chart:dimension="y" chart:name="primary-y" chart:style-name="ch8">
            <chart:title svg:x="0.451cm" svg:y="5.532cm" chart:style-name="ch9">
              <text:p>Value</text:p>
            </chart:title>
            <chart:grid chart:style-name="ch10" chart:class="major"/>
          </chart:axis>
          <chart:series chart:style-name="ch11" chart:values-cell-range-address="Sheet1.A2:Sheet1.A1001" chart:label-cell-address="Sheet1.A1:Sheet1.A1" chart:class="chart:line">
            <chart:data-point chart:repeated="1000"/>
          </chart:series>
          <chart:series chart:style-name="ch12" chart:values-cell-range-address="Sheet1.B2:Sheet1.B1001" chart:label-cell-address="Sheet1.B1:Sheet1.B1" chart:class="chart:line">
            <chart:data-point chart:repeated="1000"/>
          </chart:series>
          <chart:series chart:style-name="ch13" chart:values-cell-range-address="Sheet1.C2:Sheet1.C1001" chart:label-cell-address="Sheet1.C1:Sheet1.C1" chart:class="chart:line">
            <chart:data-point chart:repeated="100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</text:p>
                <draw:g>
                  <svg:desc>Sheet1.A1:Sheet1.A1</svg:desc>
                </draw:g>
              </table:table-cell>
              <table:table-cell office:value-type="string">
                <text:p>GA</text:p>
                <draw:g>
                  <svg:desc>Sheet1.B1:Sheet1.B1</svg:desc>
                </draw:g>
              </table:table-cell>
              <table:table-cell office:value-type="string">
                <text:p>MIMIC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82459012476388">
                <text:p>0.0382459012476388</text:p>
                <draw:g>
                  <svg:desc>Sheet1.A2:Sheet1.A1001</svg:desc>
                </draw:g>
              </table:table-cell>
              <table:table-cell office:value-type="float" office:value="0.0506725363416859">
                <text:p>0.0506725363416859</text:p>
                <draw:g>
                  <svg:desc>Sheet1.B2:Sheet1.B1001</svg:desc>
                </draw:g>
              </table:table-cell>
              <table:table-cell office:value-type="float" office:value="0.042921443105771">
                <text:p>0.042921443105771</text:p>
                <draw:g>
                  <svg:desc>Sheet1.C2:Sheet1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72414437068931">
                <text:p>0.0372414437068931</text:p>
              </table:table-cell>
              <table:table-cell office:value-type="float" office:value="0.0594228656814251">
                <text:p>0.0594228656814251</text:p>
              </table:table-cell>
              <table:table-cell office:value-type="float" office:value="0.0452237013916765">
                <text:p>0.0452237013916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75635698680889">
                <text:p>0.0375635698680889</text:p>
              </table:table-cell>
              <table:table-cell office:value-type="float" office:value="0.0594228656814251">
                <text:p>0.0594228656814251</text:p>
              </table:table-cell>
              <table:table-cell office:value-type="float" office:value="0.0446009863755992">
                <text:p>0.04460098637559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76518967674093">
                <text:p>0.0376518967674093</text:p>
              </table:table-cell>
              <table:table-cell office:value-type="float" office:value="0.0650114291377914">
                <text:p>0.0650114291377914</text:p>
              </table:table-cell>
              <table:table-cell office:value-type="float" office:value="0.0467700594771695">
                <text:p>0.04677005947716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77526767119773">
                <text:p>0.0377526767119773</text:p>
              </table:table-cell>
              <table:table-cell office:value-type="float" office:value="0.0661994792703705">
                <text:p>0.0661994792703705</text:p>
              </table:table-cell>
              <table:table-cell office:value-type="float" office:value="0.0451854247710594">
                <text:p>0.04518542477105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8466508948829">
                <text:p>0.038466508948829</text:p>
              </table:table-cell>
              <table:table-cell office:value-type="float" office:value="0.0740801560169903">
                <text:p>0.0740801560169903</text:p>
              </table:table-cell>
              <table:table-cell office:value-type="float" office:value="0.0482827065850707">
                <text:p>0.04828270658507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77076801989726">
                <text:p>0.0377076801989726</text:p>
              </table:table-cell>
              <table:table-cell office:value-type="float" office:value="0.0700238314884655">
                <text:p>0.0700238314884655</text:p>
              </table:table-cell>
              <table:table-cell office:value-type="float" office:value="0.0468628085657161">
                <text:p>0.04686280856571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76323357668444">
                <text:p>0.0376323357668444</text:p>
              </table:table-cell>
              <table:table-cell office:value-type="float" office:value="0.0706036505846047">
                <text:p>0.0706036505846047</text:p>
              </table:table-cell>
              <table:table-cell office:value-type="float" office:value="0.0552609274683374">
                <text:p>0.0552609274683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72517080133895">
                <text:p>0.0372517080133895</text:p>
              </table:table-cell>
              <table:table-cell office:value-type="float" office:value="0.0713624962894217">
                <text:p>0.0713624962894217</text:p>
              </table:table-cell>
              <table:table-cell office:value-type="float" office:value="0.0542628791737196">
                <text:p>0.05426287917371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5828250344021">
                <text:p>0.0375828250344021</text:p>
              </table:table-cell>
              <table:table-cell office:value-type="float" office:value="0.0785573486216471">
                <text:p>0.0785573486216471</text:p>
              </table:table-cell>
              <table:table-cell office:value-type="float" office:value="0.0519966207985987">
                <text:p>0.05199662079859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88256523838621">
                <text:p>0.0388256523838621</text:p>
              </table:table-cell>
              <table:table-cell office:value-type="float" office:value="0.0836168480894786">
                <text:p>0.0836168480894786</text:p>
              </table:table-cell>
              <table:table-cell office:value-type="float" office:value="0.0508617092726136">
                <text:p>0.05086170927261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9135669041585">
                <text:p>0.039135669041585</text:p>
              </table:table-cell>
              <table:table-cell office:value-type="float" office:value="0.0819234282422547">
                <text:p>0.0819234282422547</text:p>
              </table:table-cell>
              <table:table-cell office:value-type="float" office:value="0.0552694518342174">
                <text:p>0.05526945183421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90142032107846">
                <text:p>0.0390142032107846</text:p>
              </table:table-cell>
              <table:table-cell office:value-type="float" office:value="0.0819234282422547">
                <text:p>0.0819234282422547</text:p>
              </table:table-cell>
              <table:table-cell office:value-type="float" office:value="0.0569129901927284">
                <text:p>0.05691299019272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6610729530958">
                <text:p>0.0396610729530958</text:p>
              </table:table-cell>
              <table:table-cell office:value-type="float" office:value="0.0830187954488072">
                <text:p>0.0830187954488072</text:p>
              </table:table-cell>
              <table:table-cell office:value-type="float" office:value="0.0575878778511461">
                <text:p>0.05758787785114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844231983906">
                <text:p>0.03844231983906</text:p>
              </table:table-cell>
              <table:table-cell office:value-type="float" office:value="0.0873126555615002">
                <text:p>0.0873126555615002</text:p>
              </table:table-cell>
              <table:table-cell office:value-type="float" office:value="0.0547008402153693">
                <text:p>0.05470084021536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81759606626016">
                <text:p>0.0381759606626016</text:p>
              </table:table-cell>
              <table:table-cell office:value-type="float" office:value="0.0825172996858417">
                <text:p>0.0825172996858417</text:p>
              </table:table-cell>
              <table:table-cell office:value-type="float" office:value="0.0573233096495474">
                <text:p>0.0573233096495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80875285295296">
                <text:p>0.0380875285295296</text:p>
              </table:table-cell>
              <table:table-cell office:value-type="float" office:value="0.094143844567665">
                <text:p>0.094143844567665</text:p>
              </table:table-cell>
              <table:table-cell office:value-type="float" office:value="0.0578436611151028">
                <text:p>0.05784366111510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03298304808944">
                <text:p>0.0403298304808944</text:p>
              </table:table-cell>
              <table:table-cell office:value-type="float" office:value="0.0964180710983976">
                <text:p>0.0964180710983976</text:p>
              </table:table-cell>
              <table:table-cell office:value-type="float" office:value="0.0574402918200715">
                <text:p>0.05744029182007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05642637431899">
                <text:p>0.0405642637431899</text:p>
              </table:table-cell>
              <table:table-cell office:value-type="float" office:value="0.094143844567665">
                <text:p>0.094143844567665</text:p>
              </table:table-cell>
              <table:table-cell office:value-type="float" office:value="0.0579801624418304">
                <text:p>0.05798016244183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02837828977262">
                <text:p>0.0402837828977262</text:p>
              </table:table-cell>
              <table:table-cell office:value-type="float" office:value="0.0774846044973629">
                <text:p>0.0774846044973629</text:p>
              </table:table-cell>
              <table:table-cell office:value-type="float" office:value="0.0641110952848432">
                <text:p>0.06411109528484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98211767177236">
                <text:p>0.0398211767177236</text:p>
              </table:table-cell>
              <table:table-cell office:value-type="float" office:value="0.0930824498377479">
                <text:p>0.0930824498377479</text:p>
              </table:table-cell>
              <table:table-cell office:value-type="float" office:value="0.058273135682845">
                <text:p>0.058273135682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88118052448321">
                <text:p>0.0388118052448321</text:p>
              </table:table-cell>
              <table:table-cell office:value-type="float" office:value="0.1009380763199">
                <text:p>0.1009380763199</text:p>
              </table:table-cell>
              <table:table-cell office:value-type="float" office:value="0.0599176480674097">
                <text:p>0.05991764806740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83878414228659">
                <text:p>0.0383878414228659</text:p>
              </table:table-cell>
              <table:table-cell office:value-type="float" office:value="0.1009380763199">
                <text:p>0.1009380763199</text:p>
              </table:table-cell>
              <table:table-cell office:value-type="float" office:value="0.0567736385759551">
                <text:p>0.0567736385759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79300414151841">
                <text:p>0.0379300414151841</text:p>
              </table:table-cell>
              <table:table-cell office:value-type="float" office:value="0.1009380763199">
                <text:p>0.1009380763199</text:p>
              </table:table-cell>
              <table:table-cell office:value-type="float" office:value="0.0584344977876273">
                <text:p>0.05843449778762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377724390096685">
                <text:p>0.0377724390096685</text:p>
              </table:table-cell>
              <table:table-cell office:value-type="float" office:value="0.0980409331756694">
                <text:p>0.0980409331756694</text:p>
              </table:table-cell>
              <table:table-cell office:value-type="float" office:value="0.0595069185033858">
                <text:p>0.059506918503385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72216452049215">
                <text:p>0.0372216452049215</text:p>
              </table:table-cell>
              <table:table-cell office:value-type="float" office:value="0.0993860327858692">
                <text:p>0.0993860327858692</text:p>
              </table:table-cell>
              <table:table-cell office:value-type="float" office:value="0.0603760155757175">
                <text:p>0.06037601557571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1499227264991">
                <text:p>0.0381499227264991</text:p>
              </table:table-cell>
              <table:table-cell office:value-type="float" office:value="0.0993860327858692">
                <text:p>0.0993860327858692</text:p>
              </table:table-cell>
              <table:table-cell office:value-type="float" office:value="0.0625447037341389">
                <text:p>0.06254470373413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80095146222502">
                <text:p>0.0380095146222502</text:p>
              </table:table-cell>
              <table:table-cell office:value-type="float" office:value="0.109058255280858">
                <text:p>0.109058255280858</text:p>
              </table:table-cell>
              <table:table-cell office:value-type="float" office:value="0.0633848904322443">
                <text:p>0.06338489043224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376902037649005">
                <text:p>0.0376902037649005</text:p>
              </table:table-cell>
              <table:table-cell office:value-type="float" office:value="0.109058255280858">
                <text:p>0.109058255280858</text:p>
              </table:table-cell>
              <table:table-cell office:value-type="float" office:value="0.0604494467030302">
                <text:p>0.0604494467030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375707125991389">
                <text:p>0.0375707125991389</text:p>
              </table:table-cell>
              <table:table-cell office:value-type="float" office:value="0.109058255280858">
                <text:p>0.109058255280858</text:p>
              </table:table-cell>
              <table:table-cell office:value-type="float" office:value="0.0606032400930106">
                <text:p>0.0606032400930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370157383744128">
                <text:p>0.0370157383744128</text:p>
              </table:table-cell>
              <table:table-cell office:value-type="float" office:value="0.109058255280858">
                <text:p>0.109058255280858</text:p>
              </table:table-cell>
              <table:table-cell office:value-type="float" office:value="0.0616753072709599">
                <text:p>0.06167530727095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361228781583467">
                <text:p>0.0361228781583467</text:p>
              </table:table-cell>
              <table:table-cell office:value-type="float" office:value="0.108545330702626">
                <text:p>0.108545330702626</text:p>
              </table:table-cell>
              <table:table-cell office:value-type="float" office:value="0.0621063119100141">
                <text:p>0.062106311910014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360462965086154">
                <text:p>0.0360462965086154</text:p>
              </table:table-cell>
              <table:table-cell office:value-type="float" office:value="0.108545330702626">
                <text:p>0.108545330702626</text:p>
              </table:table-cell>
              <table:table-cell office:value-type="float" office:value="0.063085707225493">
                <text:p>0.0630857072254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369812371077366">
                <text:p>0.0369812371077366</text:p>
              </table:table-cell>
              <table:table-cell office:value-type="float" office:value="0.122624745877386">
                <text:p>0.122624745877386</text:p>
              </table:table-cell>
              <table:table-cell office:value-type="float" office:value="0.0637197888014282">
                <text:p>0.063719788801428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49196738824846">
                <text:p>0.0349196738824846</text:p>
              </table:table-cell>
              <table:table-cell office:value-type="float" office:value="0.105873978115322">
                <text:p>0.105873978115322</text:p>
              </table:table-cell>
              <table:table-cell office:value-type="float" office:value="0.0647378663748107">
                <text:p>0.06473786637481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48918399485446">
                <text:p>0.0348918399485446</text:p>
              </table:table-cell>
              <table:table-cell office:value-type="float" office:value="0.10890725080409">
                <text:p>0.10890725080409</text:p>
              </table:table-cell>
              <table:table-cell office:value-type="float" office:value="0.0686554214667286">
                <text:p>0.06865542146672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61473547346289">
                <text:p>0.0361473547346289</text:p>
              </table:table-cell>
              <table:table-cell office:value-type="float" office:value="0.115942306990509">
                <text:p>0.115942306990509</text:p>
              </table:table-cell>
              <table:table-cell office:value-type="float" office:value="0.0682492674866971">
                <text:p>0.0682492674866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83477486821378">
                <text:p>0.0383477486821378</text:p>
              </table:table-cell>
              <table:table-cell office:value-type="float" office:value="0.123391012041024">
                <text:p>0.123391012041024</text:p>
              </table:table-cell>
              <table:table-cell office:value-type="float" office:value="0.0671735263106928">
                <text:p>0.06717352631069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91415626367173">
                <text:p>0.0391415626367173</text:p>
              </table:table-cell>
              <table:table-cell office:value-type="float" office:value="0.123391012041024">
                <text:p>0.123391012041024</text:p>
              </table:table-cell>
              <table:table-cell office:value-type="float" office:value="0.0649219012779782">
                <text:p>0.064921901277978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7180567472398">
                <text:p>0.037180567472398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96493432363252">
                <text:p>0.06964934323632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5132030117262">
                <text:p>0.035132030117262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63927662411743">
                <text:p>0.066392766241174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5041128751915">
                <text:p>0.035041128751915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47826345109458">
                <text:p>0.06478263451094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29361266052114">
                <text:p>0.0329361266052114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58115783083001">
                <text:p>0.065811578308300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41981814291379">
                <text:p>0.0341981814291379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38971608956287">
                <text:p>0.063897160895628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345618444154419">
                <text:p>0.0345618444154419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44555571230903">
                <text:p>0.06445555712309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341758860670685">
                <text:p>0.0341758860670685</text:p>
              </table:table-cell>
              <table:table-cell office:value-type="float" office:value="0.124014192689159">
                <text:p>0.124014192689159</text:p>
              </table:table-cell>
              <table:table-cell office:value-type="float" office:value="0.0636873380422177">
                <text:p>0.06368733804221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339893065394561">
                <text:p>0.0339893065394561</text:p>
              </table:table-cell>
              <table:table-cell office:value-type="float" office:value="0.128334606784109">
                <text:p>0.128334606784109</text:p>
              </table:table-cell>
              <table:table-cell office:value-type="float" office:value="0.0653670612975396">
                <text:p>0.0653670612975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34900759386584">
                <text:p>0.034900759386584</text:p>
              </table:table-cell>
              <table:table-cell office:value-type="float" office:value="0.123665220573449">
                <text:p>0.123665220573449</text:p>
              </table:table-cell>
              <table:table-cell office:value-type="float" office:value="0.0631724475530547">
                <text:p>0.06317244755305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57186562564239">
                <text:p>0.0357186562564239</text:p>
              </table:table-cell>
              <table:table-cell office:value-type="float" office:value="0.113948064893851">
                <text:p>0.113948064893851</text:p>
              </table:table-cell>
              <table:table-cell office:value-type="float" office:value="0.0673682406245479">
                <text:p>0.06736824062454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63136280210705">
                <text:p>0.0363136280210705</text:p>
              </table:table-cell>
              <table:table-cell office:value-type="float" office:value="0.12335395725532">
                <text:p>0.12335395725532</text:p>
              </table:table-cell>
              <table:table-cell office:value-type="float" office:value="0.0647088286774228">
                <text:p>0.0647088286774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71503021099936">
                <text:p>0.0371503021099936</text:p>
              </table:table-cell>
              <table:table-cell office:value-type="float" office:value="0.12335395725532">
                <text:p>0.12335395725532</text:p>
              </table:table-cell>
              <table:table-cell office:value-type="float" office:value="0.0636908022249364">
                <text:p>0.06369080222493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71037274409697">
                <text:p>0.0371037274409697</text:p>
              </table:table-cell>
              <table:table-cell office:value-type="float" office:value="0.12335395725532">
                <text:p>0.12335395725532</text:p>
              </table:table-cell>
              <table:table-cell office:value-type="float" office:value="0.0643766468006405">
                <text:p>0.06437664680064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6036433771278">
                <text:p>0.036036433771278</text:p>
              </table:table-cell>
              <table:table-cell office:value-type="float" office:value="0.12335395725532">
                <text:p>0.12335395725532</text:p>
              </table:table-cell>
              <table:table-cell office:value-type="float" office:value="0.063319856537326">
                <text:p>0.063319856537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6634451443663">
                <text:p>0.036634451443663</text:p>
              </table:table-cell>
              <table:table-cell office:value-type="float" office:value="0.12335395725532">
                <text:p>0.12335395725532</text:p>
              </table:table-cell>
              <table:table-cell office:value-type="float" office:value="0.0631119604221907">
                <text:p>0.06311196042219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76696575938799">
                <text:p>0.0376696575938799</text:p>
              </table:table-cell>
              <table:table-cell office:value-type="float" office:value="0.12335395725532">
                <text:p>0.12335395725532</text:p>
              </table:table-cell>
              <table:table-cell office:value-type="float" office:value="0.0674743375288842">
                <text:p>0.067474337528884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363473330417794">
                <text:p>0.0363473330417794</text:p>
              </table:table-cell>
              <table:table-cell office:value-type="float" office:value="0.0921937218289316">
                <text:p>0.0921937218289316</text:p>
              </table:table-cell>
              <table:table-cell office:value-type="float" office:value="0.0638637698624802">
                <text:p>0.06386376986248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364094490534545">
                <text:p>0.0364094490534545</text:p>
              </table:table-cell>
              <table:table-cell office:value-type="float" office:value="0.116834564027276">
                <text:p>0.116834564027276</text:p>
              </table:table-cell>
              <table:table-cell office:value-type="float" office:value="0.0690512753212652">
                <text:p>0.06905127532126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369452832996345">
                <text:p>0.0369452832996345</text:p>
              </table:table-cell>
              <table:table-cell office:value-type="float" office:value="0.112952764713656">
                <text:p>0.112952764713656</text:p>
              </table:table-cell>
              <table:table-cell office:value-type="float" office:value="0.0662175228624783">
                <text:p>0.06621752286247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35645722266513">
                <text:p>0.035645722266513</text:p>
              </table:table-cell>
              <table:table-cell office:value-type="float" office:value="0.113822281666923">
                <text:p>0.113822281666923</text:p>
              </table:table-cell>
              <table:table-cell office:value-type="float" office:value="0.0672224264662823">
                <text:p>0.06722242646628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380382522609143">
                <text:p>0.0380382522609143</text:p>
              </table:table-cell>
              <table:table-cell office:value-type="float" office:value="0.113822281666923">
                <text:p>0.113822281666923</text:p>
              </table:table-cell>
              <table:table-cell office:value-type="float" office:value="0.0703002357583452">
                <text:p>0.07030023575834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378620531642495">
                <text:p>0.0378620531642495</text:p>
              </table:table-cell>
              <table:table-cell office:value-type="float" office:value="0.115431545722024">
                <text:p>0.115431545722024</text:p>
              </table:table-cell>
              <table:table-cell office:value-type="float" office:value="0.0690414172211187">
                <text:p>0.06904141722111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380888741108362">
                <text:p>0.0380888741108362</text:p>
              </table:table-cell>
              <table:table-cell office:value-type="float" office:value="0.111569314682337">
                <text:p>0.111569314682337</text:p>
              </table:table-cell>
              <table:table-cell office:value-type="float" office:value="0.066794704223118">
                <text:p>0.0667947042231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74179491391811">
                <text:p>0.0374179491391811</text:p>
              </table:table-cell>
              <table:table-cell office:value-type="float" office:value="0.118541722398415">
                <text:p>0.118541722398415</text:p>
              </table:table-cell>
              <table:table-cell office:value-type="float" office:value="0.0652110539010627">
                <text:p>0.0652110539010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83357823824939">
                <text:p>0.0383357823824939</text:p>
              </table:table-cell>
              <table:table-cell office:value-type="float" office:value="0.119185281911421">
                <text:p>0.119185281911421</text:p>
              </table:table-cell>
              <table:table-cell office:value-type="float" office:value="0.063743649202205">
                <text:p>0.063743649202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379180908749533">
                <text:p>0.0379180908749533</text:p>
              </table:table-cell>
              <table:table-cell office:value-type="float" office:value="0.124021080358478">
                <text:p>0.124021080358478</text:p>
              </table:table-cell>
              <table:table-cell office:value-type="float" office:value="0.064376839560638">
                <text:p>0.0643768395606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368757944336436">
                <text:p>0.0368757944336436</text:p>
              </table:table-cell>
              <table:table-cell office:value-type="float" office:value="0.124021080358478">
                <text:p>0.124021080358478</text:p>
              </table:table-cell>
              <table:table-cell office:value-type="float" office:value="0.0624277691378919">
                <text:p>0.06242776913789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369977408462599">
                <text:p>0.0369977408462599</text:p>
              </table:table-cell>
              <table:table-cell office:value-type="float" office:value="0.132444103200793">
                <text:p>0.132444103200793</text:p>
              </table:table-cell>
              <table:table-cell office:value-type="float" office:value="0.0638496487489762">
                <text:p>0.06384964874897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4236292949735">
                <text:p>0.0374236292949735</text:p>
              </table:table-cell>
              <table:table-cell office:value-type="float" office:value="0.123410968523309">
                <text:p>0.123410968523309</text:p>
              </table:table-cell>
              <table:table-cell office:value-type="float" office:value="0.0647634091080472">
                <text:p>0.06476340910804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79494099297198">
                <text:p>0.0379494099297198</text:p>
              </table:table-cell>
              <table:table-cell office:value-type="float" office:value="0.127248586839653">
                <text:p>0.127248586839653</text:p>
              </table:table-cell>
              <table:table-cell office:value-type="float" office:value="0.0670624039953537">
                <text:p>0.06706240399535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72525118920558">
                <text:p>0.0372525118920558</text:p>
              </table:table-cell>
              <table:table-cell office:value-type="float" office:value="0.127248586839653">
                <text:p>0.127248586839653</text:p>
              </table:table-cell>
              <table:table-cell office:value-type="float" office:value="0.0636940465851231">
                <text:p>0.06369404658512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73271831604193">
                <text:p>0.0373271831604193</text:p>
              </table:table-cell>
              <table:table-cell office:value-type="float" office:value="0.127248586839653">
                <text:p>0.127248586839653</text:p>
              </table:table-cell>
              <table:table-cell office:value-type="float" office:value="0.0670238241800354">
                <text:p>0.06702382418003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8333546680838">
                <text:p>0.038333546680838</text:p>
              </table:table-cell>
              <table:table-cell office:value-type="float" office:value="0.134211581752773">
                <text:p>0.134211581752773</text:p>
              </table:table-cell>
              <table:table-cell office:value-type="float" office:value="0.0636209710164605">
                <text:p>0.06362097101646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368877515696703">
                <text:p>0.0368877515696703</text:p>
              </table:table-cell>
              <table:table-cell office:value-type="float" office:value="0.134211581752773">
                <text:p>0.134211581752773</text:p>
              </table:table-cell>
              <table:table-cell office:value-type="float" office:value="0.0664522637103681">
                <text:p>0.06645226371036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371529953888529">
                <text:p>0.0371529953888529</text:p>
              </table:table-cell>
              <table:table-cell office:value-type="float" office:value="0.133324501370856">
                <text:p>0.133324501370856</text:p>
              </table:table-cell>
              <table:table-cell office:value-type="float" office:value="0.0665666661546434">
                <text:p>0.06656666615464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366939378503923">
                <text:p>0.0366939378503923</text:p>
              </table:table-cell>
              <table:table-cell office:value-type="float" office:value="0.13501510371455">
                <text:p>0.13501510371455</text:p>
              </table:table-cell>
              <table:table-cell office:value-type="float" office:value="0.0629547639665831">
                <text:p>0.06295476396658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381236100842112">
                <text:p>0.0381236100842112</text:p>
              </table:table-cell>
              <table:table-cell office:value-type="float" office:value="0.132796396007075">
                <text:p>0.132796396007075</text:p>
              </table:table-cell>
              <table:table-cell office:value-type="float" office:value="0.0631379909325172">
                <text:p>0.063137990932517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379463959456863">
                <text:p>0.0379463959456863</text:p>
              </table:table-cell>
              <table:table-cell office:value-type="float" office:value="0.137901669311287">
                <text:p>0.137901669311287</text:p>
              </table:table-cell>
              <table:table-cell office:value-type="float" office:value="0.0636215889069614">
                <text:p>0.06362158890696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83074278818814">
                <text:p>0.0383074278818814</text:p>
              </table:table-cell>
              <table:table-cell office:value-type="float" office:value="0.132913275689874">
                <text:p>0.132913275689874</text:p>
              </table:table-cell>
              <table:table-cell office:value-type="float" office:value="0.0630620612380783">
                <text:p>0.06306206123807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393363148311511">
                <text:p>0.0393363148311511</text:p>
              </table:table-cell>
              <table:table-cell office:value-type="float" office:value="0.134294424473378">
                <text:p>0.134294424473378</text:p>
              </table:table-cell>
              <table:table-cell office:value-type="float" office:value="0.0700412117006632">
                <text:p>0.07004121170066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196789933701">
                <text:p>0.039196789933701</text:p>
              </table:table-cell>
              <table:table-cell office:value-type="float" office:value="0.138361007924228">
                <text:p>0.138361007924228</text:p>
              </table:table-cell>
              <table:table-cell office:value-type="float" office:value="0.0690683085011392">
                <text:p>0.06906830850113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383098376971561">
                <text:p>0.0383098376971561</text:p>
              </table:table-cell>
              <table:table-cell office:value-type="float" office:value="0.142830909424772">
                <text:p>0.142830909424772</text:p>
              </table:table-cell>
              <table:table-cell office:value-type="float" office:value="0.0641958962451971">
                <text:p>0.06419589624519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387140168069296">
                <text:p>0.0387140168069296</text:p>
              </table:table-cell>
              <table:table-cell office:value-type="float" office:value="0.142584809926917">
                <text:p>0.142584809926917</text:p>
              </table:table-cell>
              <table:table-cell office:value-type="float" office:value="0.0706343292860356">
                <text:p>0.0706343292860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385997414148828">
                <text:p>0.0385997414148828</text:p>
              </table:table-cell>
              <table:table-cell office:value-type="float" office:value="0.140558985398438">
                <text:p>0.140558985398438</text:p>
              </table:table-cell>
              <table:table-cell office:value-type="float" office:value="0.0690140513560557">
                <text:p>0.069014051356055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385997414148828">
                <text:p>0.0385997414148828</text:p>
              </table:table-cell>
              <table:table-cell office:value-type="float" office:value="0.143715759486273">
                <text:p>0.143715759486273</text:p>
              </table:table-cell>
              <table:table-cell office:value-type="float" office:value="0.070032055997797">
                <text:p>0.0700320559977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391904624924044">
                <text:p>0.0391904624924044</text:p>
              </table:table-cell>
              <table:table-cell office:value-type="float" office:value="0.143715759486273">
                <text:p>0.143715759486273</text:p>
              </table:table-cell>
              <table:table-cell office:value-type="float" office:value="0.06754427608316">
                <text:p>0.0675442760831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388585461593629">
                <text:p>0.0388585461593629</text:p>
              </table:table-cell>
              <table:table-cell office:value-type="float" office:value="0.143715759486273">
                <text:p>0.143715759486273</text:p>
              </table:table-cell>
              <table:table-cell office:value-type="float" office:value="0.0650846991112907">
                <text:p>0.06508469911129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90526004190221">
                <text:p>0.0390526004190221</text:p>
              </table:table-cell>
              <table:table-cell office:value-type="float" office:value="0.143715759486273">
                <text:p>0.143715759486273</text:p>
              </table:table-cell>
              <table:table-cell office:value-type="float" office:value="0.0681415321707659">
                <text:p>0.06814153217076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389965977668813">
                <text:p>0.0389965977668813</text:p>
              </table:table-cell>
              <table:table-cell office:value-type="float" office:value="0.137661093047571">
                <text:p>0.137661093047571</text:p>
              </table:table-cell>
              <table:table-cell office:value-type="float" office:value="0.0725067221618116">
                <text:p>0.07250672216181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392939016015587">
                <text:p>0.0392939016015587</text:p>
              </table:table-cell>
              <table:table-cell office:value-type="float" office:value="0.137661093047571">
                <text:p>0.137661093047571</text:p>
              </table:table-cell>
              <table:table-cell office:value-type="float" office:value="0.0702697593101065">
                <text:p>0.07026975931010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376013283614815">
                <text:p>0.0376013283614815</text:p>
              </table:table-cell>
              <table:table-cell office:value-type="float" office:value="0.137661093047571">
                <text:p>0.137661093047571</text:p>
              </table:table-cell>
              <table:table-cell office:value-type="float" office:value="0.072609954519779">
                <text:p>0.0726099545197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375505870446367">
                <text:p>0.0375505870446367</text:p>
              </table:table-cell>
              <table:table-cell office:value-type="float" office:value="0.137661093047571">
                <text:p>0.137661093047571</text:p>
              </table:table-cell>
              <table:table-cell office:value-type="float" office:value="0.0728397765135384">
                <text:p>0.07283977651353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380410463953699">
                <text:p>0.0380410463953699</text:p>
              </table:table-cell>
              <table:table-cell office:value-type="float" office:value="0.114847790009246">
                <text:p>0.114847790009246</text:p>
              </table:table-cell>
              <table:table-cell office:value-type="float" office:value="0.077466854923535">
                <text:p>0.077466854923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374904100926381">
                <text:p>0.0374904100926381</text:p>
              </table:table-cell>
              <table:table-cell office:value-type="float" office:value="0.114847790009246">
                <text:p>0.114847790009246</text:p>
              </table:table-cell>
              <table:table-cell office:value-type="float" office:value="0.0721390611756915">
                <text:p>0.07213906117569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369358247159258">
                <text:p>0.0369358247159258</text:p>
              </table:table-cell>
              <table:table-cell office:value-type="float" office:value="0.114847790009246">
                <text:p>0.114847790009246</text:p>
              </table:table-cell>
              <table:table-cell office:value-type="float" office:value="0.0725216394548779">
                <text:p>0.07252163945487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365835409507569">
                <text:p>0.0365835409507569</text:p>
              </table:table-cell>
              <table:table-cell office:value-type="float" office:value="0.106573872863667">
                <text:p>0.106573872863667</text:p>
              </table:table-cell>
              <table:table-cell office:value-type="float" office:value="0.0729876260494831">
                <text:p>0.072987626049483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371312091272623">
                <text:p>0.0371312091272623</text:p>
              </table:table-cell>
              <table:table-cell office:value-type="float" office:value="0.127093580995141">
                <text:p>0.127093580995141</text:p>
              </table:table-cell>
              <table:table-cell office:value-type="float" office:value="0.0725719880531006">
                <text:p>0.07257198805310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377383053517508">
                <text:p>0.0377383053517508</text:p>
              </table:table-cell>
              <table:table-cell office:value-type="float" office:value="0.127093580995141">
                <text:p>0.127093580995141</text:p>
              </table:table-cell>
              <table:table-cell office:value-type="float" office:value="0.0725390015862329">
                <text:p>0.07253900158623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379009427949479">
                <text:p>0.0379009427949479</text:p>
              </table:table-cell>
              <table:table-cell office:value-type="float" office:value="0.127720202962394">
                <text:p>0.127720202962394</text:p>
              </table:table-cell>
              <table:table-cell office:value-type="float" office:value="0.0734263062470767">
                <text:p>0.07342630624707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79631789785551">
                <text:p>0.0379631789785551</text:p>
              </table:table-cell>
              <table:table-cell office:value-type="float" office:value="0.127093580995141">
                <text:p>0.127093580995141</text:p>
              </table:table-cell>
              <table:table-cell office:value-type="float" office:value="0.0764925223911475">
                <text:p>0.07649252239114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382912563707486">
                <text:p>0.0382912563707486</text:p>
              </table:table-cell>
              <table:table-cell office:value-type="float" office:value="0.127251880199701">
                <text:p>0.127251880199701</text:p>
              </table:table-cell>
              <table:table-cell office:value-type="float" office:value="0.0758915866003434">
                <text:p>0.0758915866003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00694834268663">
                <text:p>0.0400694834268663</text:p>
              </table:table-cell>
              <table:table-cell office:value-type="float" office:value="0.132431974909639">
                <text:p>0.132431974909639</text:p>
              </table:table-cell>
              <table:table-cell office:value-type="float" office:value="0.0756359491961928">
                <text:p>0.075635949196192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7365711966756">
                <text:p>0.0397365711966756</text:p>
              </table:table-cell>
              <table:table-cell office:value-type="float" office:value="0.132431974909639">
                <text:p>0.132431974909639</text:p>
              </table:table-cell>
              <table:table-cell office:value-type="float" office:value="0.0784890586826669">
                <text:p>0.078489058682666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397117410963108">
                <text:p>0.0397117410963108</text:p>
              </table:table-cell>
              <table:table-cell office:value-type="float" office:value="0.129469578592075">
                <text:p>0.129469578592075</text:p>
              </table:table-cell>
              <table:table-cell office:value-type="float" office:value="0.0757338242686228">
                <text:p>0.07573382426862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389925455589564">
                <text:p>0.0389925455589564</text:p>
              </table:table-cell>
              <table:table-cell office:value-type="float" office:value="0.101045522627505">
                <text:p>0.101045522627505</text:p>
              </table:table-cell>
              <table:table-cell office:value-type="float" office:value="0.0750828121528656">
                <text:p>0.07508281215286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390895723543867">
                <text:p>0.0390895723543867</text:p>
              </table:table-cell>
              <table:table-cell office:value-type="float" office:value="0.130224950117579">
                <text:p>0.130224950117579</text:p>
              </table:table-cell>
              <table:table-cell office:value-type="float" office:value="0.0740697704794724">
                <text:p>0.074069770479472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394865678740816">
                <text:p>0.0394865678740816</text:p>
              </table:table-cell>
              <table:table-cell office:value-type="float" office:value="0.132935687733431">
                <text:p>0.132935687733431</text:p>
              </table:table-cell>
              <table:table-cell office:value-type="float" office:value="0.0791026381152058">
                <text:p>0.07910263811520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395188991746803">
                <text:p>0.0395188991746803</text:p>
              </table:table-cell>
              <table:table-cell office:value-type="float" office:value="0.134675918693026">
                <text:p>0.134675918693026</text:p>
              </table:table-cell>
              <table:table-cell office:value-type="float" office:value="0.0745890882153147">
                <text:p>0.07458908821531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38193305086245">
                <text:p>0.038193305086245</text:p>
              </table:table-cell>
              <table:table-cell office:value-type="float" office:value="0.134675918693026">
                <text:p>0.134675918693026</text:p>
              </table:table-cell>
              <table:table-cell office:value-type="float" office:value="0.0751047976432398">
                <text:p>0.07510479764323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398318690751697">
                <text:p>0.0398318690751697</text:p>
              </table:table-cell>
              <table:table-cell office:value-type="float" office:value="0.134675918693026">
                <text:p>0.134675918693026</text:p>
              </table:table-cell>
              <table:table-cell office:value-type="float" office:value="0.0776570089017493">
                <text:p>0.07765700890174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04453526118398">
                <text:p>0.0404453526118398</text:p>
              </table:table-cell>
              <table:table-cell office:value-type="float" office:value="0.141129168299533">
                <text:p>0.141129168299533</text:p>
              </table:table-cell>
              <table:table-cell office:value-type="float" office:value="0.071466236872913">
                <text:p>0.0714662368729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395353231899195">
                <text:p>0.0395353231899195</text:p>
              </table:table-cell>
              <table:table-cell office:value-type="float" office:value="0.13475535298345">
                <text:p>0.13475535298345</text:p>
              </table:table-cell>
              <table:table-cell office:value-type="float" office:value="0.0778791484727501">
                <text:p>0.077879148472750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07943358621618">
                <text:p>0.0407943358621618</text:p>
              </table:table-cell>
              <table:table-cell office:value-type="float" office:value="0.137528195352647">
                <text:p>0.137528195352647</text:p>
              </table:table-cell>
              <table:table-cell office:value-type="float" office:value="0.0734081580699099">
                <text:p>0.073408158069909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28619719790774">
                <text:p>0.0428619719790774</text:p>
              </table:table-cell>
              <table:table-cell office:value-type="float" office:value="0.136084405487325">
                <text:p>0.136084405487325</text:p>
              </table:table-cell>
              <table:table-cell office:value-type="float" office:value="0.0748007014858381">
                <text:p>0.07480070148583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25386454051502">
                <text:p>0.0425386454051502</text:p>
              </table:table-cell>
              <table:table-cell office:value-type="float" office:value="0.137702407482211">
                <text:p>0.137702407482211</text:p>
              </table:table-cell>
              <table:table-cell office:value-type="float" office:value="0.0754888576659163">
                <text:p>0.07548885766591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27947603861419">
                <text:p>0.0427947603861419</text:p>
              </table:table-cell>
              <table:table-cell office:value-type="float" office:value="0.13198251560206">
                <text:p>0.13198251560206</text:p>
              </table:table-cell>
              <table:table-cell office:value-type="float" office:value="0.071080643848229">
                <text:p>0.0710806438482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34089610638505">
                <text:p>0.0434089610638505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787436799708305">
                <text:p>0.07874367997083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71521334953958">
                <text:p>0.0471521334953958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814443953281252">
                <text:p>0.081444395328125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6869649530266">
                <text:p>0.0466869649530266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800477908523097">
                <text:p>0.08004779085230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6537222126659">
                <text:p>0.046537222126659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809696322739698">
                <text:p>0.08096963227396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5530098085278">
                <text:p>0.045530098085278</text:p>
              </table:table-cell>
              <table:table-cell office:value-type="float" office:value="0.136521881761445">
                <text:p>0.136521881761445</text:p>
              </table:table-cell>
              <table:table-cell office:value-type="float" office:value="0.0763621818401421">
                <text:p>0.07636218184014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18923525927946">
                <text:p>0.0418923525927946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818704108954184">
                <text:p>0.081870410895418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21308020096793">
                <text:p>0.0421308020096793</text:p>
              </table:table-cell>
              <table:table-cell office:value-type="float" office:value="0.136043971397906">
                <text:p>0.136043971397906</text:p>
              </table:table-cell>
              <table:table-cell office:value-type="float" office:value="0.079753362714615">
                <text:p>0.0797533627146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25815753759778">
                <text:p>0.0425815753759778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82994251227209">
                <text:p>0.08299425122720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5070644154484">
                <text:p>0.045070644154484</text:p>
              </table:table-cell>
              <table:table-cell office:value-type="float" office:value="0.135580179358833">
                <text:p>0.135580179358833</text:p>
              </table:table-cell>
              <table:table-cell office:value-type="float" office:value="0.0804492411011104">
                <text:p>0.080449241101110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28909417492569">
                <text:p>0.0428909417492569</text:p>
              </table:table-cell>
              <table:table-cell office:value-type="float" office:value="0.13330200730287">
                <text:p>0.13330200730287</text:p>
              </table:table-cell>
              <table:table-cell office:value-type="float" office:value="0.086382239227613">
                <text:p>0.0863822392276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12919136563312">
                <text:p>0.0412919136563312</text:p>
              </table:table-cell>
              <table:table-cell office:value-type="float" office:value="0.13330200730287">
                <text:p>0.13330200730287</text:p>
              </table:table-cell>
              <table:table-cell office:value-type="float" office:value="0.0854444381907126">
                <text:p>0.085444438190712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13162070727469">
                <text:p>0.0413162070727469</text:p>
              </table:table-cell>
              <table:table-cell office:value-type="float" office:value="0.13330200730287">
                <text:p>0.13330200730287</text:p>
              </table:table-cell>
              <table:table-cell office:value-type="float" office:value="0.0838513131329063">
                <text:p>0.083851313132906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98744500396429">
                <text:p>0.0398744500396429</text:p>
              </table:table-cell>
              <table:table-cell office:value-type="float" office:value="0.13330200730287">
                <text:p>0.13330200730287</text:p>
              </table:table-cell>
              <table:table-cell office:value-type="float" office:value="0.0830261798433128">
                <text:p>0.08302617984331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388594825009529">
                <text:p>0.0388594825009529</text:p>
              </table:table-cell>
              <table:table-cell office:value-type="float" office:value="0.132781753741547">
                <text:p>0.132781753741547</text:p>
              </table:table-cell>
              <table:table-cell office:value-type="float" office:value="0.0817542702295898">
                <text:p>0.081754270229589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378898664321752">
                <text:p>0.0378898664321752</text:p>
              </table:table-cell>
              <table:table-cell office:value-type="float" office:value="0.136097151071876">
                <text:p>0.136097151071876</text:p>
              </table:table-cell>
              <table:table-cell office:value-type="float" office:value="0.0815849827093022">
                <text:p>0.08158498270930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37868404303521">
                <text:p>0.037868404303521</text:p>
              </table:table-cell>
              <table:table-cell office:value-type="float" office:value="0.133312172496055">
                <text:p>0.133312172496055</text:p>
              </table:table-cell>
              <table:table-cell office:value-type="float" office:value="0.0777903706855011">
                <text:p>0.077790370685501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377068810661718">
                <text:p>0.0377068810661718</text:p>
              </table:table-cell>
              <table:table-cell office:value-type="float" office:value="0.133312172496055">
                <text:p>0.133312172496055</text:p>
              </table:table-cell>
              <table:table-cell office:value-type="float" office:value="0.0805393497544995">
                <text:p>0.0805393497544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374753012339002">
                <text:p>0.0374753012339002</text:p>
              </table:table-cell>
              <table:table-cell office:value-type="float" office:value="0.134377174871099">
                <text:p>0.134377174871099</text:p>
              </table:table-cell>
              <table:table-cell office:value-type="float" office:value="0.0816819661045291">
                <text:p>0.0816819661045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37215803364458">
                <text:p>0.037215803364458</text:p>
              </table:table-cell>
              <table:table-cell office:value-type="float" office:value="0.135693581231215">
                <text:p>0.135693581231215</text:p>
              </table:table-cell>
              <table:table-cell office:value-type="float" office:value="0.0814822678490313">
                <text:p>0.081482267849031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367084838119152">
                <text:p>0.0367084838119152</text:p>
              </table:table-cell>
              <table:table-cell office:value-type="float" office:value="0.134377174871099">
                <text:p>0.134377174871099</text:p>
              </table:table-cell>
              <table:table-cell office:value-type="float" office:value="0.0904071507500974">
                <text:p>0.09040715075009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388317599623249">
                <text:p>0.0388317599623249</text:p>
              </table:table-cell>
              <table:table-cell office:value-type="float" office:value="0.134542916897529">
                <text:p>0.134542916897529</text:p>
              </table:table-cell>
              <table:table-cell office:value-type="float" office:value="0.0843070201765774">
                <text:p>0.084307020176577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95568658041053">
                <text:p>0.0395568658041053</text:p>
              </table:table-cell>
              <table:table-cell office:value-type="float" office:value="0.132327729251736">
                <text:p>0.132327729251736</text:p>
              </table:table-cell>
              <table:table-cell office:value-type="float" office:value="0.080806380100299">
                <text:p>0.0808063801002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397389436720444">
                <text:p>0.0397389436720444</text:p>
              </table:table-cell>
              <table:table-cell office:value-type="float" office:value="0.135261096997434">
                <text:p>0.135261096997434</text:p>
              </table:table-cell>
              <table:table-cell office:value-type="float" office:value="0.0837174471074183">
                <text:p>0.08371744710741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00110150142778">
                <text:p>0.0400110150142778</text:p>
              </table:table-cell>
              <table:table-cell office:value-type="float" office:value="0.13525713977855">
                <text:p>0.13525713977855</text:p>
              </table:table-cell>
              <table:table-cell office:value-type="float" office:value="0.083416867310203">
                <text:p>0.08341686731020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395691676559768">
                <text:p>0.0395691676559768</text:p>
              </table:table-cell>
              <table:table-cell office:value-type="float" office:value="0.133849550864795">
                <text:p>0.133849550864795</text:p>
              </table:table-cell>
              <table:table-cell office:value-type="float" office:value="0.08126452892417">
                <text:p>0.0812645289241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396930257605532">
                <text:p>0.0396930257605532</text:p>
              </table:table-cell>
              <table:table-cell office:value-type="float" office:value="0.134249815720826">
                <text:p>0.134249815720826</text:p>
              </table:table-cell>
              <table:table-cell office:value-type="float" office:value="0.0829531494668885">
                <text:p>0.082953149466888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393273153572744">
                <text:p>0.0393273153572744</text:p>
              </table:table-cell>
              <table:table-cell office:value-type="float" office:value="0.134249815720826">
                <text:p>0.134249815720826</text:p>
              </table:table-cell>
              <table:table-cell office:value-type="float" office:value="0.0825140345895584">
                <text:p>0.082514034589558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384134138664556">
                <text:p>0.0384134138664556</text:p>
              </table:table-cell>
              <table:table-cell office:value-type="float" office:value="0.134249815720826">
                <text:p>0.134249815720826</text:p>
              </table:table-cell>
              <table:table-cell office:value-type="float" office:value="0.0849104913022704">
                <text:p>0.08491049130227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89396369021294">
                <text:p>0.0389396369021294</text:p>
              </table:table-cell>
              <table:table-cell office:value-type="float" office:value="0.132758790612274">
                <text:p>0.132758790612274</text:p>
              </table:table-cell>
              <table:table-cell office:value-type="float" office:value="0.0845176978274053">
                <text:p>0.0845176978274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378567278185756">
                <text:p>0.0378567278185756</text:p>
              </table:table-cell>
              <table:table-cell office:value-type="float" office:value="0.133252008991422">
                <text:p>0.133252008991422</text:p>
              </table:table-cell>
              <table:table-cell office:value-type="float" office:value="0.085102973692725">
                <text:p>0.0851029736927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375838091752876">
                <text:p>0.0375838091752876</text:p>
              </table:table-cell>
              <table:table-cell office:value-type="float" office:value="0.135547047363714">
                <text:p>0.135547047363714</text:p>
              </table:table-cell>
              <table:table-cell office:value-type="float" office:value="0.0815905073636346">
                <text:p>0.08159050736363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364741409463714">
                <text:p>0.0364741409463714</text:p>
              </table:table-cell>
              <table:table-cell office:value-type="float" office:value="0.132758790612274">
                <text:p>0.132758790612274</text:p>
              </table:table-cell>
              <table:table-cell office:value-type="float" office:value="0.0817684801316399">
                <text:p>0.081768480131639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372221627636616">
                <text:p>0.0372221627636616</text:p>
              </table:table-cell>
              <table:table-cell office:value-type="float" office:value="0.139374563698713">
                <text:p>0.139374563698713</text:p>
              </table:table-cell>
              <table:table-cell office:value-type="float" office:value="0.0859422515341301">
                <text:p>0.085942251534130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78412438083816">
                <text:p>0.0378412438083816</text:p>
              </table:table-cell>
              <table:table-cell office:value-type="float" office:value="0.139941470244013">
                <text:p>0.139941470244013</text:p>
              </table:table-cell>
              <table:table-cell office:value-type="float" office:value="0.0812854641113292">
                <text:p>0.081285464111329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375096631220004">
                <text:p>0.0375096631220004</text:p>
              </table:table-cell>
              <table:table-cell office:value-type="float" office:value="0.131680585900993">
                <text:p>0.131680585900993</text:p>
              </table:table-cell>
              <table:table-cell office:value-type="float" office:value="0.0799506591862889">
                <text:p>0.07995065918628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375589693471814">
                <text:p>0.0375589693471814</text:p>
              </table:table-cell>
              <table:table-cell office:value-type="float" office:value="0.131680585900993">
                <text:p>0.131680585900993</text:p>
              </table:table-cell>
              <table:table-cell office:value-type="float" office:value="0.0833413506210251">
                <text:p>0.083341350621025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81988882378376">
                <text:p>0.0381988882378376</text:p>
              </table:table-cell>
              <table:table-cell office:value-type="float" office:value="0.136934538405916">
                <text:p>0.136934538405916</text:p>
              </table:table-cell>
              <table:table-cell office:value-type="float" office:value="0.0789611984866864">
                <text:p>0.078961198486686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390812053000782">
                <text:p>0.0390812053000782</text:p>
              </table:table-cell>
              <table:table-cell office:value-type="float" office:value="0.140745264403055">
                <text:p>0.140745264403055</text:p>
              </table:table-cell>
              <table:table-cell office:value-type="float" office:value="0.0799902089357701">
                <text:p>0.079990208935770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389472486571003">
                <text:p>0.0389472486571003</text:p>
              </table:table-cell>
              <table:table-cell office:value-type="float" office:value="0.139819779150213">
                <text:p>0.139819779150213</text:p>
              </table:table-cell>
              <table:table-cell office:value-type="float" office:value="0.0884715390160187">
                <text:p>0.088471539016018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01357679058618">
                <text:p>0.0401357679058618</text:p>
              </table:table-cell>
              <table:table-cell office:value-type="float" office:value="0.137722963686069">
                <text:p>0.137722963686069</text:p>
              </table:table-cell>
              <table:table-cell office:value-type="float" office:value="0.0809930410833537">
                <text:p>0.08099304108335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396517566710322">
                <text:p>0.0396517566710322</text:p>
              </table:table-cell>
              <table:table-cell office:value-type="float" office:value="0.139481808581418">
                <text:p>0.139481808581418</text:p>
              </table:table-cell>
              <table:table-cell office:value-type="float" office:value="0.0807713118928742">
                <text:p>0.080771311892874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12588466606534">
                <text:p>0.0412588466606534</text:p>
              </table:table-cell>
              <table:table-cell office:value-type="float" office:value="0.139104617696137">
                <text:p>0.139104617696137</text:p>
              </table:table-cell>
              <table:table-cell office:value-type="float" office:value="0.087165338648327">
                <text:p>0.08716533864832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08585995194809">
                <text:p>0.0408585995194809</text:p>
              </table:table-cell>
              <table:table-cell office:value-type="float" office:value="0.142274787923484">
                <text:p>0.142274787923484</text:p>
              </table:table-cell>
              <table:table-cell office:value-type="float" office:value="0.0833582518431297">
                <text:p>0.08335825184312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15345896094499">
                <text:p>0.0415345896094499</text:p>
              </table:table-cell>
              <table:table-cell office:value-type="float" office:value="0.139338457465288">
                <text:p>0.139338457465288</text:p>
              </table:table-cell>
              <table:table-cell office:value-type="float" office:value="0.0793610250455843">
                <text:p>0.079361025045584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2730674062408">
                <text:p>0.042730674062408</text:p>
              </table:table-cell>
              <table:table-cell office:value-type="float" office:value="0.136621742092902">
                <text:p>0.136621742092902</text:p>
              </table:table-cell>
              <table:table-cell office:value-type="float" office:value="0.0799849554929887">
                <text:p>0.079984955492988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51373369850013">
                <text:p>0.0451373369850013</text:p>
              </table:table-cell>
              <table:table-cell office:value-type="float" office:value="0.13492018409708">
                <text:p>0.13492018409708</text:p>
              </table:table-cell>
              <table:table-cell office:value-type="float" office:value="0.0793991370410124">
                <text:p>0.079399137041012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38404597753476">
                <text:p>0.0438404597753476</text:p>
              </table:table-cell>
              <table:table-cell office:value-type="float" office:value="0.135484733572915">
                <text:p>0.135484733572915</text:p>
              </table:table-cell>
              <table:table-cell office:value-type="float" office:value="0.086248358261391">
                <text:p>0.08624835826139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44982019126419">
                <text:p>0.0444982019126419</text:p>
              </table:table-cell>
              <table:table-cell office:value-type="float" office:value="0.135484733572915">
                <text:p>0.135484733572915</text:p>
              </table:table-cell>
              <table:table-cell office:value-type="float" office:value="0.0853921667941298">
                <text:p>0.08539216679412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44235388409207">
                <text:p>0.0444235388409207</text:p>
              </table:table-cell>
              <table:table-cell office:value-type="float" office:value="0.103694424309474">
                <text:p>0.103694424309474</text:p>
              </table:table-cell>
              <table:table-cell office:value-type="float" office:value="0.0859255519198131">
                <text:p>0.085925551919813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22320489756993">
                <text:p>0.0422320489756993</text:p>
              </table:table-cell>
              <table:table-cell office:value-type="float" office:value="0.103694424309474">
                <text:p>0.103694424309474</text:p>
              </table:table-cell>
              <table:table-cell office:value-type="float" office:value="0.0931417009425518">
                <text:p>0.09314170094255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420439796632979">
                <text:p>0.0420439796632979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32025094960698">
                <text:p>0.08320250949606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28386840427114">
                <text:p>0.0428386840427114</text:p>
              </table:table-cell>
              <table:table-cell office:value-type="float" office:value="0.137018097396696">
                <text:p>0.137018097396696</text:p>
              </table:table-cell>
              <table:table-cell office:value-type="float" office:value="0.0869387993238608">
                <text:p>0.086938799323860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25128981594257">
                <text:p>0.0425128981594257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6671700955373">
                <text:p>0.08667170095537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21372735588692">
                <text:p>0.0421372735588692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88067269196243">
                <text:p>0.08880672691962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15822112160159">
                <text:p>0.0415822112160159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92909199659074">
                <text:p>0.08929091996590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00539921449973">
                <text:p>0.0400539921449973</text:p>
              </table:table-cell>
              <table:table-cell office:value-type="float" office:value="0.135580541122691">
                <text:p>0.135580541122691</text:p>
              </table:table-cell>
              <table:table-cell office:value-type="float" office:value="0.0858935010299865">
                <text:p>0.085893501029986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394743175369227">
                <text:p>0.0394743175369227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53251540964292">
                <text:p>0.08532515409642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387701156363144">
                <text:p>0.0387701156363144</text:p>
              </table:table-cell>
              <table:table-cell office:value-type="float" office:value="0.13429552900441">
                <text:p>0.13429552900441</text:p>
              </table:table-cell>
              <table:table-cell office:value-type="float" office:value="0.0844534889861112">
                <text:p>0.08445348898611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383529712997313">
                <text:p>0.0383529712997313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82038853097433">
                <text:p>0.08820388530974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386433501647357">
                <text:p>0.0386433501647357</text:p>
              </table:table-cell>
              <table:table-cell office:value-type="float" office:value="0.138169968928777">
                <text:p>0.138169968928777</text:p>
              </table:table-cell>
              <table:table-cell office:value-type="float" office:value="0.0849256404202932">
                <text:p>0.08492564042029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01872609854086">
                <text:p>0.0401872609854086</text:p>
              </table:table-cell>
              <table:table-cell office:value-type="float" office:value="0.13484773217829">
                <text:p>0.13484773217829</text:p>
              </table:table-cell>
              <table:table-cell office:value-type="float" office:value="0.087020170755848">
                <text:p>0.08702017075584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388539517784133">
                <text:p>0.0388539517784133</text:p>
              </table:table-cell>
              <table:table-cell office:value-type="float" office:value="0.131042847166232">
                <text:p>0.131042847166232</text:p>
              </table:table-cell>
              <table:table-cell office:value-type="float" office:value="0.0865295685283811">
                <text:p>0.086529568528381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395352921168598">
                <text:p>0.0395352921168598</text:p>
              </table:table-cell>
              <table:table-cell office:value-type="float" office:value="0.129803340209755">
                <text:p>0.129803340209755</text:p>
              </table:table-cell>
              <table:table-cell office:value-type="float" office:value="0.0880185073208285">
                <text:p>0.08801850732082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397210199262405">
                <text:p>0.0397210199262405</text:p>
              </table:table-cell>
              <table:table-cell office:value-type="float" office:value="0.129085741529056">
                <text:p>0.129085741529056</text:p>
              </table:table-cell>
              <table:table-cell office:value-type="float" office:value="0.0836471874781437">
                <text:p>0.08364718747814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397328309381006">
                <text:p>0.0397328309381006</text:p>
              </table:table-cell>
              <table:table-cell office:value-type="float" office:value="0.115408288108593">
                <text:p>0.115408288108593</text:p>
              </table:table-cell>
              <table:table-cell office:value-type="float" office:value="0.0895122155350215">
                <text:p>0.0895122155350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394161522549251">
                <text:p>0.0394161522549251</text:p>
              </table:table-cell>
              <table:table-cell office:value-type="float" office:value="0.129831293617252">
                <text:p>0.129831293617252</text:p>
              </table:table-cell>
              <table:table-cell office:value-type="float" office:value="0.0903056569421274">
                <text:p>0.09030565694212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39883331409043">
                <text:p>0.039883331409043</text:p>
              </table:table-cell>
              <table:table-cell office:value-type="float" office:value="0.130834660735294">
                <text:p>0.130834660735294</text:p>
              </table:table-cell>
              <table:table-cell office:value-type="float" office:value="0.0837254513052899">
                <text:p>0.08372545130528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05744418055804">
                <text:p>0.0405744418055804</text:p>
              </table:table-cell>
              <table:table-cell office:value-type="float" office:value="0.132591261223287">
                <text:p>0.132591261223287</text:p>
              </table:table-cell>
              <table:table-cell office:value-type="float" office:value="0.0799989204329533">
                <text:p>0.07999892043295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392313396483061">
                <text:p>0.0392313396483061</text:p>
              </table:table-cell>
              <table:table-cell office:value-type="float" office:value="0.130834660735294">
                <text:p>0.130834660735294</text:p>
              </table:table-cell>
              <table:table-cell office:value-type="float" office:value="0.0839701965352749">
                <text:p>0.08397019653527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393934922958559">
                <text:p>0.0393934922958559</text:p>
              </table:table-cell>
              <table:table-cell office:value-type="float" office:value="0.131659605710685">
                <text:p>0.131659605710685</text:p>
              </table:table-cell>
              <table:table-cell office:value-type="float" office:value="0.0889896982309143">
                <text:p>0.088989698230914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05661980885322">
                <text:p>0.0405661980885322</text:p>
              </table:table-cell>
              <table:table-cell office:value-type="float" office:value="0.101905702542438">
                <text:p>0.101905702542438</text:p>
              </table:table-cell>
              <table:table-cell office:value-type="float" office:value="0.0852112431879119">
                <text:p>0.085211243187911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381311102814316">
                <text:p>0.0381311102814316</text:p>
              </table:table-cell>
              <table:table-cell office:value-type="float" office:value="0.127684319820204">
                <text:p>0.127684319820204</text:p>
              </table:table-cell>
              <table:table-cell office:value-type="float" office:value="0.0898286551725787">
                <text:p>0.089828655172578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378717818590859">
                <text:p>0.0378717818590859</text:p>
              </table:table-cell>
              <table:table-cell office:value-type="float" office:value="0.132187414737488">
                <text:p>0.132187414737488</text:p>
              </table:table-cell>
              <table:table-cell office:value-type="float" office:value="0.0820352356633318">
                <text:p>0.08203523566333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381048761552701">
                <text:p>0.0381048761552701</text:p>
              </table:table-cell>
              <table:table-cell office:value-type="float" office:value="0.132187414737488">
                <text:p>0.132187414737488</text:p>
              </table:table-cell>
              <table:table-cell office:value-type="float" office:value="0.0835417515656405">
                <text:p>0.083541751565640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386566175922468">
                <text:p>0.0386566175922468</text:p>
              </table:table-cell>
              <table:table-cell office:value-type="float" office:value="0.13342484263903">
                <text:p>0.13342484263903</text:p>
              </table:table-cell>
              <table:table-cell office:value-type="float" office:value="0.0843494557896408">
                <text:p>0.08434945578964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385686325748204">
                <text:p>0.0385686325748204</text:p>
              </table:table-cell>
              <table:table-cell office:value-type="float" office:value="0.132187414737488">
                <text:p>0.132187414737488</text:p>
              </table:table-cell>
              <table:table-cell office:value-type="float" office:value="0.0898348780701929">
                <text:p>0.089834878070192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38646395035648">
                <text:p>0.038646395035648</text:p>
              </table:table-cell>
              <table:table-cell office:value-type="float" office:value="0.12892135904779">
                <text:p>0.12892135904779</text:p>
              </table:table-cell>
              <table:table-cell office:value-type="float" office:value="0.0919224241626385">
                <text:p>0.09192242416263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392583733307544">
                <text:p>0.0392583733307544</text:p>
              </table:table-cell>
              <table:table-cell office:value-type="float" office:value="0.128044572927901">
                <text:p>0.128044572927901</text:p>
              </table:table-cell>
              <table:table-cell office:value-type="float" office:value="0.0889724340182127">
                <text:p>0.08897243401821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38552404608411">
                <text:p>0.038552404608411</text:p>
              </table:table-cell>
              <table:table-cell office:value-type="float" office:value="0.137990483639274">
                <text:p>0.137990483639274</text:p>
              </table:table-cell>
              <table:table-cell office:value-type="float" office:value="0.0854750539716252">
                <text:p>0.085475053971625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387333972681049">
                <text:p>0.0387333972681049</text:p>
              </table:table-cell>
              <table:table-cell office:value-type="float" office:value="0.137990483639274">
                <text:p>0.137990483639274</text:p>
              </table:table-cell>
              <table:table-cell office:value-type="float" office:value="0.0899861882072741">
                <text:p>0.089986188207274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387739928978354">
                <text:p>0.0387739928978354</text:p>
              </table:table-cell>
              <table:table-cell office:value-type="float" office:value="0.137990483639274">
                <text:p>0.137990483639274</text:p>
              </table:table-cell>
              <table:table-cell office:value-type="float" office:value="0.0910679072130324">
                <text:p>0.091067907213032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01498682320281">
                <text:p>0.0401498682320281</text:p>
              </table:table-cell>
              <table:table-cell office:value-type="float" office:value="0.13662709897215">
                <text:p>0.13662709897215</text:p>
              </table:table-cell>
              <table:table-cell office:value-type="float" office:value="0.0862474309612121">
                <text:p>0.086247430961212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01679203398705">
                <text:p>0.0401679203398705</text:p>
              </table:table-cell>
              <table:table-cell office:value-type="float" office:value="0.131817715890975">
                <text:p>0.131817715890975</text:p>
              </table:table-cell>
              <table:table-cell office:value-type="float" office:value="0.0880015813171038">
                <text:p>0.08800158131710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03930733036446">
                <text:p>0.0403930733036446</text:p>
              </table:table-cell>
              <table:table-cell office:value-type="float" office:value="0.130497115586847">
                <text:p>0.130497115586847</text:p>
              </table:table-cell>
              <table:table-cell office:value-type="float" office:value="0.0899397014477806">
                <text:p>0.08993970144778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372347287846113">
                <text:p>0.0372347287846113</text:p>
              </table:table-cell>
              <table:table-cell office:value-type="float" office:value="0.13670209984878">
                <text:p>0.13670209984878</text:p>
              </table:table-cell>
              <table:table-cell office:value-type="float" office:value="0.090807227010074">
                <text:p>0.09080722701007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375917244861946">
                <text:p>0.0375917244861946</text:p>
              </table:table-cell>
              <table:table-cell office:value-type="float" office:value="0.13395012011181">
                <text:p>0.13395012011181</text:p>
              </table:table-cell>
              <table:table-cell office:value-type="float" office:value="0.0892415424325203">
                <text:p>0.089241542432520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384154128462899">
                <text:p>0.0384154128462899</text:p>
              </table:table-cell>
              <table:table-cell office:value-type="float" office:value="0.13395012011181">
                <text:p>0.13395012011181</text:p>
              </table:table-cell>
              <table:table-cell office:value-type="float" office:value="0.0903342880309327">
                <text:p>0.090334288030932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384154128462899">
                <text:p>0.0384154128462899</text:p>
              </table:table-cell>
              <table:table-cell office:value-type="float" office:value="0.144473622044545">
                <text:p>0.144473622044545</text:p>
              </table:table-cell>
              <table:table-cell office:value-type="float" office:value="0.0929903282259792">
                <text:p>0.09299032822597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376416146531799">
                <text:p>0.0376416146531799</text:p>
              </table:table-cell>
              <table:table-cell office:value-type="float" office:value="0.13395012011181">
                <text:p>0.13395012011181</text:p>
              </table:table-cell>
              <table:table-cell office:value-type="float" office:value="0.0935005535812842">
                <text:p>0.093500553581284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374294556098094">
                <text:p>0.0374294556098094</text:p>
              </table:table-cell>
              <table:table-cell office:value-type="float" office:value="0.13395012011181">
                <text:p>0.13395012011181</text:p>
              </table:table-cell>
              <table:table-cell office:value-type="float" office:value="0.0938590594659907">
                <text:p>0.093859059465990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378625697316805">
                <text:p>0.0378625697316805</text:p>
              </table:table-cell>
              <table:table-cell office:value-type="float" office:value="0.144473622044545">
                <text:p>0.144473622044545</text:p>
              </table:table-cell>
              <table:table-cell office:value-type="float" office:value="0.0914896679220416">
                <text:p>0.09148966792204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369592132655788">
                <text:p>0.0369592132655788</text:p>
              </table:table-cell>
              <table:table-cell office:value-type="float" office:value="0.134552775258492">
                <text:p>0.134552775258492</text:p>
              </table:table-cell>
              <table:table-cell office:value-type="float" office:value="0.0956494032724904">
                <text:p>0.095649403272490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370206643563027">
                <text:p>0.0370206643563027</text:p>
              </table:table-cell>
              <table:table-cell office:value-type="float" office:value="0.13395012011181">
                <text:p>0.13395012011181</text:p>
              </table:table-cell>
              <table:table-cell office:value-type="float" office:value="0.0934728792324722">
                <text:p>0.093472879232472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367676304614529">
                <text:p>0.0367676304614529</text:p>
              </table:table-cell>
              <table:table-cell office:value-type="float" office:value="0.13914906141269">
                <text:p>0.13914906141269</text:p>
              </table:table-cell>
              <table:table-cell office:value-type="float" office:value="0.0914503436077749">
                <text:p>0.09145034360777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371191995754694">
                <text:p>0.0371191995754694</text:p>
              </table:table-cell>
              <table:table-cell office:value-type="float" office:value="0.13934158903533">
                <text:p>0.13934158903533</text:p>
              </table:table-cell>
              <table:table-cell office:value-type="float" office:value="0.0899017003222953">
                <text:p>0.089901700322295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362844866999527">
                <text:p>0.0362844866999527</text:p>
              </table:table-cell>
              <table:table-cell office:value-type="float" office:value="0.142660145837684">
                <text:p>0.142660145837684</text:p>
              </table:table-cell>
              <table:table-cell office:value-type="float" office:value="0.0923744877295385">
                <text:p>0.092374487729538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363152189658994">
                <text:p>0.0363152189658994</text:p>
              </table:table-cell>
              <table:table-cell office:value-type="float" office:value="0.142660145837684">
                <text:p>0.142660145837684</text:p>
              </table:table-cell>
              <table:table-cell office:value-type="float" office:value="0.087778278460659">
                <text:p>0.0877782784606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362789687160464">
                <text:p>0.0362789687160464</text:p>
              </table:table-cell>
              <table:table-cell office:value-type="float" office:value="0.142220973709745">
                <text:p>0.142220973709745</text:p>
              </table:table-cell>
              <table:table-cell office:value-type="float" office:value="0.0908215724042424">
                <text:p>0.090821572404242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372261107351356">
                <text:p>0.0372261107351356</text:p>
              </table:table-cell>
              <table:table-cell office:value-type="float" office:value="0.136506163437931">
                <text:p>0.136506163437931</text:p>
              </table:table-cell>
              <table:table-cell office:value-type="float" office:value="0.094216723424129">
                <text:p>0.09421672342412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391410161611314">
                <text:p>0.0391410161611314</text:p>
              </table:table-cell>
              <table:table-cell office:value-type="float" office:value="0.136506163437931">
                <text:p>0.136506163437931</text:p>
              </table:table-cell>
              <table:table-cell office:value-type="float" office:value="0.0961273961522243">
                <text:p>0.09612739615222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375165322817502">
                <text:p>0.0375165322817502</text:p>
              </table:table-cell>
              <table:table-cell office:value-type="float" office:value="0.136506163437931">
                <text:p>0.136506163437931</text:p>
              </table:table-cell>
              <table:table-cell office:value-type="float" office:value="0.0847963167365426">
                <text:p>0.084796316736542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381704204946452">
                <text:p>0.0381704204946452</text:p>
              </table:table-cell>
              <table:table-cell office:value-type="float" office:value="0.133558151010971">
                <text:p>0.133558151010971</text:p>
              </table:table-cell>
              <table:table-cell office:value-type="float" office:value="0.0974187065830574">
                <text:p>0.09741870658305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381741532467995">
                <text:p>0.0381741532467995</text:p>
              </table:table-cell>
              <table:table-cell office:value-type="float" office:value="0.140356771433309">
                <text:p>0.140356771433309</text:p>
              </table:table-cell>
              <table:table-cell office:value-type="float" office:value="0.0921772000316758">
                <text:p>0.09217720003167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373648643289207">
                <text:p>0.0373648643289207</text:p>
              </table:table-cell>
              <table:table-cell office:value-type="float" office:value="0.13729633800669">
                <text:p>0.13729633800669</text:p>
              </table:table-cell>
              <table:table-cell office:value-type="float" office:value="0.0935074755866063">
                <text:p>0.093507475586606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36933516485166">
                <text:p>0.036933516485166</text:p>
              </table:table-cell>
              <table:table-cell office:value-type="float" office:value="0.131600220762667">
                <text:p>0.131600220762667</text:p>
              </table:table-cell>
              <table:table-cell office:value-type="float" office:value="0.0885991445805558">
                <text:p>0.088599144580555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368072214722365">
                <text:p>0.0368072214722365</text:p>
              </table:table-cell>
              <table:table-cell office:value-type="float" office:value="0.13617196579056">
                <text:p>0.13617196579056</text:p>
              </table:table-cell>
              <table:table-cell office:value-type="float" office:value="0.0877796179748728">
                <text:p>0.08777961797487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365001179884992">
                <text:p>0.0365001179884992</text:p>
              </table:table-cell>
              <table:table-cell office:value-type="float" office:value="0.131686239558465">
                <text:p>0.131686239558465</text:p>
              </table:table-cell>
              <table:table-cell office:value-type="float" office:value="0.0900426427790835">
                <text:p>0.09004264277908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359510407828155">
                <text:p>0.0359510407828155</text:p>
              </table:table-cell>
              <table:table-cell office:value-type="float" office:value="0.131623109228465">
                <text:p>0.131623109228465</text:p>
              </table:table-cell>
              <table:table-cell office:value-type="float" office:value="0.088409025664879">
                <text:p>0.08840902566487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355524655695863">
                <text:p>0.0355524655695863</text:p>
              </table:table-cell>
              <table:table-cell office:value-type="float" office:value="0.135244149110668">
                <text:p>0.135244149110668</text:p>
              </table:table-cell>
              <table:table-cell office:value-type="float" office:value="0.0910327280003681">
                <text:p>0.09103272800036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362466552453745">
                <text:p>0.0362466552453745</text:p>
              </table:table-cell>
              <table:table-cell office:value-type="float" office:value="0.135244149110668">
                <text:p>0.135244149110668</text:p>
              </table:table-cell>
              <table:table-cell office:value-type="float" office:value="0.0931799226126373">
                <text:p>0.093179922612637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360843585292946">
                <text:p>0.0360843585292946</text:p>
              </table:table-cell>
              <table:table-cell office:value-type="float" office:value="0.135244149110668">
                <text:p>0.135244149110668</text:p>
              </table:table-cell>
              <table:table-cell office:value-type="float" office:value="0.0951005432336538">
                <text:p>0.09510054323365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3646094083417">
                <text:p>0.03646094083417</text:p>
              </table:table-cell>
              <table:table-cell office:value-type="float" office:value="0.132898328055092">
                <text:p>0.132898328055092</text:p>
              </table:table-cell>
              <table:table-cell office:value-type="float" office:value="0.0894523052130272">
                <text:p>0.089452305213027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36252810385079">
                <text:p>0.036252810385079</text:p>
              </table:table-cell>
              <table:table-cell office:value-type="float" office:value="0.132898328055092">
                <text:p>0.132898328055092</text:p>
              </table:table-cell>
              <table:table-cell office:value-type="float" office:value="0.0917713412408184">
                <text:p>0.091771341240818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345908713148892">
                <text:p>0.0345908713148892</text:p>
              </table:table-cell>
              <table:table-cell office:value-type="float" office:value="0.13281446629">
                <text:p>0.13281446629</text:p>
              </table:table-cell>
              <table:table-cell office:value-type="float" office:value="0.0904626128972678">
                <text:p>0.09046261289726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35755043102054">
                <text:p>0.035755043102054</text:p>
              </table:table-cell>
              <table:table-cell office:value-type="float" office:value="0.132472943119078">
                <text:p>0.132472943119078</text:p>
              </table:table-cell>
              <table:table-cell office:value-type="float" office:value="0.0944092580866615">
                <text:p>0.094409258086661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361282189865287">
                <text:p>0.0361282189865287</text:p>
              </table:table-cell>
              <table:table-cell office:value-type="float" office:value="0.132472943119078">
                <text:p>0.132472943119078</text:p>
              </table:table-cell>
              <table:table-cell office:value-type="float" office:value="0.0944505167260803">
                <text:p>0.094450516726080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367681361466301">
                <text:p>0.0367681361466301</text:p>
              </table:table-cell>
              <table:table-cell office:value-type="float" office:value="0.135876638937331">
                <text:p>0.135876638937331</text:p>
              </table:table-cell>
              <table:table-cell office:value-type="float" office:value="0.0946000417219185">
                <text:p>0.094600041721918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366777353650042">
                <text:p>0.0366777353650042</text:p>
              </table:table-cell>
              <table:table-cell office:value-type="float" office:value="0.135876638937331">
                <text:p>0.135876638937331</text:p>
              </table:table-cell>
              <table:table-cell office:value-type="float" office:value="0.0932206196324465">
                <text:p>0.093220619632446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361007939098133">
                <text:p>0.0361007939098133</text:p>
              </table:table-cell>
              <table:table-cell office:value-type="float" office:value="0.132775896120563">
                <text:p>0.132775896120563</text:p>
              </table:table-cell>
              <table:table-cell office:value-type="float" office:value="0.0938961684917961">
                <text:p>0.093896168491796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364003957995958">
                <text:p>0.0364003957995958</text:p>
              </table:table-cell>
              <table:table-cell office:value-type="float" office:value="0.137608764731016">
                <text:p>0.137608764731016</text:p>
              </table:table-cell>
              <table:table-cell office:value-type="float" office:value="0.0914024215161296">
                <text:p>0.09140242151612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360834243369645">
                <text:p>0.0360834243369645</text:p>
              </table:table-cell>
              <table:table-cell office:value-type="float" office:value="0.135739365695836">
                <text:p>0.135739365695836</text:p>
              </table:table-cell>
              <table:table-cell office:value-type="float" office:value="0.0915318055375815">
                <text:p>0.091531805537581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356065408924191">
                <text:p>0.0356065408924191</text:p>
              </table:table-cell>
              <table:table-cell office:value-type="float" office:value="0.111412402570908">
                <text:p>0.111412402570908</text:p>
              </table:table-cell>
              <table:table-cell office:value-type="float" office:value="0.0939505296907494">
                <text:p>0.093950529690749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354424910451095">
                <text:p>0.0354424910451095</text:p>
              </table:table-cell>
              <table:table-cell office:value-type="float" office:value="0.127114539324454">
                <text:p>0.127114539324454</text:p>
              </table:table-cell>
              <table:table-cell office:value-type="float" office:value="0.0936834793866546">
                <text:p>0.093683479386654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351661595953467">
                <text:p>0.0351661595953467</text:p>
              </table:table-cell>
              <table:table-cell office:value-type="float" office:value="0.132157807014571">
                <text:p>0.132157807014571</text:p>
              </table:table-cell>
              <table:table-cell office:value-type="float" office:value="0.0903624672116137">
                <text:p>0.090362467211613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351061494900125">
                <text:p>0.0351061494900125</text:p>
              </table:table-cell>
              <table:table-cell office:value-type="float" office:value="0.138236235201514">
                <text:p>0.138236235201514</text:p>
              </table:table-cell>
              <table:table-cell office:value-type="float" office:value="0.0913299665639385">
                <text:p>0.09132996656393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374925858929596">
                <text:p>0.0374925858929596</text:p>
              </table:table-cell>
              <table:table-cell office:value-type="float" office:value="0.138888562978163">
                <text:p>0.138888562978163</text:p>
              </table:table-cell>
              <table:table-cell office:value-type="float" office:value="0.0928099210154793">
                <text:p>0.09280992101547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37934088106687">
                <text:p>0.037934088106687</text:p>
              </table:table-cell>
              <table:table-cell office:value-type="float" office:value="0.138888562978163">
                <text:p>0.138888562978163</text:p>
              </table:table-cell>
              <table:table-cell office:value-type="float" office:value="0.0914580590105271">
                <text:p>0.091458059010527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388070660267576">
                <text:p>0.0388070660267576</text:p>
              </table:table-cell>
              <table:table-cell office:value-type="float" office:value="0.138888562978163">
                <text:p>0.138888562978163</text:p>
              </table:table-cell>
              <table:table-cell office:value-type="float" office:value="0.0951173878334707">
                <text:p>0.095117387833470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368959410524968">
                <text:p>0.0368959410524968</text:p>
              </table:table-cell>
              <table:table-cell office:value-type="float" office:value="0.138888562978163">
                <text:p>0.138888562978163</text:p>
              </table:table-cell>
              <table:table-cell office:value-type="float" office:value="0.0902354185632643">
                <text:p>0.09023541856326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367590602409884">
                <text:p>0.0367590602409884</text:p>
              </table:table-cell>
              <table:table-cell office:value-type="float" office:value="0.138888562978162">
                <text:p>0.138888562978162</text:p>
              </table:table-cell>
              <table:table-cell office:value-type="float" office:value="0.0933816667396539">
                <text:p>0.09338166673965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38222306647121">
                <text:p>0.038222306647121</text:p>
              </table:table-cell>
              <table:table-cell office:value-type="float" office:value="0.138720370210122">
                <text:p>0.138720370210122</text:p>
              </table:table-cell>
              <table:table-cell office:value-type="float" office:value="0.0967274590187746">
                <text:p>0.096727459018774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394444623723258">
                <text:p>0.0394444623723258</text:p>
              </table:table-cell>
              <table:table-cell office:value-type="float" office:value="0.142080887821615">
                <text:p>0.142080887821615</text:p>
              </table:table-cell>
              <table:table-cell office:value-type="float" office:value="0.09487853771665">
                <text:p>0.094878537716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394235991028932">
                <text:p>0.0394235991028932</text:p>
              </table:table-cell>
              <table:table-cell office:value-type="float" office:value="0.139291236919298">
                <text:p>0.139291236919298</text:p>
              </table:table-cell>
              <table:table-cell office:value-type="float" office:value="0.0957358301894224">
                <text:p>0.095735830189422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398453384233425">
                <text:p>0.0398453384233425</text:p>
              </table:table-cell>
              <table:table-cell office:value-type="float" office:value="0.139347855241804">
                <text:p>0.139347855241804</text:p>
              </table:table-cell>
              <table:table-cell office:value-type="float" office:value="0.08656354770903">
                <text:p>0.0865635477090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397954018398807">
                <text:p>0.0397954018398807</text:p>
              </table:table-cell>
              <table:table-cell office:value-type="float" office:value="0.140561552290618">
                <text:p>0.140561552290618</text:p>
              </table:table-cell>
              <table:table-cell office:value-type="float" office:value="0.0905892819883875">
                <text:p>0.090589281988387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387894782725785">
                <text:p>0.0387894782725785</text:p>
              </table:table-cell>
              <table:table-cell office:value-type="float" office:value="0.143567646033066">
                <text:p>0.143567646033066</text:p>
              </table:table-cell>
              <table:table-cell office:value-type="float" office:value="0.0883478718980341">
                <text:p>0.088347871898034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391004164074092">
                <text:p>0.0391004164074092</text:p>
              </table:table-cell>
              <table:table-cell office:value-type="float" office:value="0.142204922285044">
                <text:p>0.142204922285044</text:p>
              </table:table-cell>
              <table:table-cell office:value-type="float" office:value="0.092487677160659">
                <text:p>0.09248767716065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401711619114425">
                <text:p>0.0401711619114425</text:p>
              </table:table-cell>
              <table:table-cell office:value-type="float" office:value="0.142204922285044">
                <text:p>0.142204922285044</text:p>
              </table:table-cell>
              <table:table-cell office:value-type="float" office:value="0.0939343754957159">
                <text:p>0.093934375495715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413361783611507">
                <text:p>0.0413361783611507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00746047420359">
                <text:p>0.090074604742035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405676659968567">
                <text:p>0.0405676659968567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85523576342596">
                <text:p>0.09855235763425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393529940672459">
                <text:p>0.0393529940672459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14159488437931">
                <text:p>0.091415948843793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393623515271579">
                <text:p>0.0393623515271579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100101550662731">
                <text:p>0.10010155066273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393623515271579">
                <text:p>0.0393623515271579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62583821401552">
                <text:p>0.096258382140155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397193595416548">
                <text:p>0.0397193595416548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63387377463364">
                <text:p>0.09633873774633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397416702566369">
                <text:p>0.0397416702566369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86740948275565">
                <text:p>0.09867409482755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403305681969624">
                <text:p>0.0403305681969624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26496781773138">
                <text:p>0.092649678177313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390768154351653">
                <text:p>0.0390768154351653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63364930911949">
                <text:p>0.09633649309119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391297344901547">
                <text:p>0.0391297344901547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885709853295492">
                <text:p>0.088570985329549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389139328292679">
                <text:p>0.0389139328292679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27924806686241">
                <text:p>0.092792480668624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401952815641619">
                <text:p>0.0401952815641619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100959044443942">
                <text:p>0.10095904444394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401502372479221">
                <text:p>0.0401502372479221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52064966657119">
                <text:p>0.095206496665711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412729354933688">
                <text:p>0.0412729354933688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881798253876781">
                <text:p>0.08817982538767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409118930462569">
                <text:p>0.0409118930462569</text:p>
              </table:table-cell>
              <table:table-cell office:value-type="float" office:value="0.146646194939202">
                <text:p>0.146646194939202</text:p>
              </table:table-cell>
              <table:table-cell office:value-type="float" office:value="0.0966483433391528">
                <text:p>0.09664834333915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400028724615811">
                <text:p>0.0400028724615811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78483319715247">
                <text:p>0.09784833197152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397251927415214">
                <text:p>0.0397251927415214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14703404378235">
                <text:p>0.091470340437823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392816125725343">
                <text:p>0.0392816125725343</text:p>
              </table:table-cell>
              <table:table-cell office:value-type="float" office:value="0.150343803739469">
                <text:p>0.150343803739469</text:p>
              </table:table-cell>
              <table:table-cell office:value-type="float" office:value="0.0958615490042909">
                <text:p>0.095861549004290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78919861858937">
                <text:p>0.0378919861858937</text:p>
              </table:table-cell>
              <table:table-cell office:value-type="float" office:value="0.143600030268262">
                <text:p>0.143600030268262</text:p>
              </table:table-cell>
              <table:table-cell office:value-type="float" office:value="0.0965588423419443">
                <text:p>0.09655884234194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370891408155433">
                <text:p>0.0370891408155433</text:p>
              </table:table-cell>
              <table:table-cell office:value-type="float" office:value="0.14239985751241">
                <text:p>0.14239985751241</text:p>
              </table:table-cell>
              <table:table-cell office:value-type="float" office:value="0.0955437189909575">
                <text:p>0.09554371899095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375094510580256">
                <text:p>0.0375094510580256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4994190255069">
                <text:p>0.09499419025506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376210047985663">
                <text:p>0.0376210047985663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73558248595461">
                <text:p>0.097355824859546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393728415659062">
                <text:p>0.0393728415659062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2420398044845">
                <text:p>0.09242039804484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396922742145039">
                <text:p>0.0396922742145039</text:p>
              </table:table-cell>
              <table:table-cell office:value-type="float" office:value="0.142820718479537">
                <text:p>0.142820718479537</text:p>
              </table:table-cell>
              <table:table-cell office:value-type="float" office:value="0.101968142031831">
                <text:p>0.10196814203183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405711373880807">
                <text:p>0.0405711373880807</text:p>
              </table:table-cell>
              <table:table-cell office:value-type="float" office:value="0.142820718479537">
                <text:p>0.142820718479537</text:p>
              </table:table-cell>
              <table:table-cell office:value-type="float" office:value="0.0944878904211022">
                <text:p>0.094487890421102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39793442171058">
                <text:p>0.039793442171058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0976384739372139">
                <text:p>0.09763847393721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398582465565206">
                <text:p>0.0398582465565206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100650773240571">
                <text:p>0.10065077324057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37757200290715">
                <text:p>0.037757200290715</text:p>
              </table:table-cell>
              <table:table-cell office:value-type="float" office:value="0.145315761905172">
                <text:p>0.145315761905172</text:p>
              </table:table-cell>
              <table:table-cell office:value-type="float" office:value="0.0949401516329732">
                <text:p>0.09494015163297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386753275953982">
                <text:p>0.0386753275953982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0945887902061256">
                <text:p>0.094588790206125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380590381454018">
                <text:p>0.0380590381454018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103815036696016">
                <text:p>0.10381503669601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381953618674645">
                <text:p>0.0381953618674645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101013763372138">
                <text:p>0.10101376337213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381953618674645">
                <text:p>0.0381953618674645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63245503773717">
                <text:p>0.09632455037737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376637765628851">
                <text:p>0.0376637765628851</text:p>
              </table:table-cell>
              <table:table-cell office:value-type="float" office:value="0.142891193177159">
                <text:p>0.142891193177159</text:p>
              </table:table-cell>
              <table:table-cell office:value-type="float" office:value="0.0948090140575149">
                <text:p>0.094809014057514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381706323206703">
                <text:p>0.0381706323206703</text:p>
              </table:table-cell>
              <table:table-cell office:value-type="float" office:value="0.11362341992646">
                <text:p>0.11362341992646</text:p>
              </table:table-cell>
              <table:table-cell office:value-type="float" office:value="0.0969889092351193">
                <text:p>0.096988909235119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376276070222042">
                <text:p>0.0376276070222042</text:p>
              </table:table-cell>
              <table:table-cell office:value-type="float" office:value="0.143361902943044">
                <text:p>0.143361902943044</text:p>
              </table:table-cell>
              <table:table-cell office:value-type="float" office:value="0.0938666333516137">
                <text:p>0.09386663335161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376276070222042">
                <text:p>0.0376276070222042</text:p>
              </table:table-cell>
              <table:table-cell office:value-type="float" office:value="0.143128349362958">
                <text:p>0.143128349362958</text:p>
              </table:table-cell>
              <table:table-cell office:value-type="float" office:value="0.0920185914987885">
                <text:p>0.092018591498788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376232300085267">
                <text:p>0.0376232300085267</text:p>
              </table:table-cell>
              <table:table-cell office:value-type="float" office:value="0.143128349362958">
                <text:p>0.143128349362958</text:p>
              </table:table-cell>
              <table:table-cell office:value-type="float" office:value="0.094269608266155">
                <text:p>0.0942696082661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362868226137538">
                <text:p>0.0362868226137538</text:p>
              </table:table-cell>
              <table:table-cell office:value-type="float" office:value="0.145209094083158">
                <text:p>0.145209094083158</text:p>
              </table:table-cell>
              <table:table-cell office:value-type="float" office:value="0.0932963923267826">
                <text:p>0.093296392326782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365646257181018">
                <text:p>0.0365646257181018</text:p>
              </table:table-cell>
              <table:table-cell office:value-type="float" office:value="0.143794539388062">
                <text:p>0.143794539388062</text:p>
              </table:table-cell>
              <table:table-cell office:value-type="float" office:value="0.0935636237362057">
                <text:p>0.093563623736205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365247081906957">
                <text:p>0.0365247081906957</text:p>
              </table:table-cell>
              <table:table-cell office:value-type="float" office:value="0.143794539388062">
                <text:p>0.143794539388062</text:p>
              </table:table-cell>
              <table:table-cell office:value-type="float" office:value="0.0932993961675359">
                <text:p>0.093299396167535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374838002772587">
                <text:p>0.0374838002772587</text:p>
              </table:table-cell>
              <table:table-cell office:value-type="float" office:value="0.143794539388062">
                <text:p>0.143794539388062</text:p>
              </table:table-cell>
              <table:table-cell office:value-type="float" office:value="0.090130796454266">
                <text:p>0.09013079645426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382233176287932">
                <text:p>0.0382233176287932</text:p>
              </table:table-cell>
              <table:table-cell office:value-type="float" office:value="0.13867141050522">
                <text:p>0.13867141050522</text:p>
              </table:table-cell>
              <table:table-cell office:value-type="float" office:value="0.096088610303239">
                <text:p>0.09608861030323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369635793940441">
                <text:p>0.0369635793940441</text:p>
              </table:table-cell>
              <table:table-cell office:value-type="float" office:value="0.14426155183032">
                <text:p>0.14426155183032</text:p>
              </table:table-cell>
              <table:table-cell office:value-type="float" office:value="0.0974879945079659">
                <text:p>0.097487994507965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361620311346821">
                <text:p>0.0361620311346821</text:p>
              </table:table-cell>
              <table:table-cell office:value-type="float" office:value="0.14389161470934">
                <text:p>0.14389161470934</text:p>
              </table:table-cell>
              <table:table-cell office:value-type="float" office:value="0.092915449699425">
                <text:p>0.09291544969942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351968149356909">
                <text:p>0.0351968149356909</text:p>
              </table:table-cell>
              <table:table-cell office:value-type="float" office:value="0.143361902943044">
                <text:p>0.143361902943044</text:p>
              </table:table-cell>
              <table:table-cell office:value-type="float" office:value="0.092982053559671">
                <text:p>0.09298205355967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353721678221209">
                <text:p>0.0353721678221209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0972826346481153">
                <text:p>0.097282634648115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358080613741686">
                <text:p>0.0358080613741686</text:p>
              </table:table-cell>
              <table:table-cell office:value-type="float" office:value="0.130023831281488">
                <text:p>0.130023831281488</text:p>
              </table:table-cell>
              <table:table-cell office:value-type="float" office:value="0.09245505687369">
                <text:p>0.092455056873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358080613741686">
                <text:p>0.0358080613741686</text:p>
              </table:table-cell>
              <table:table-cell office:value-type="float" office:value="0.143361902943044">
                <text:p>0.143361902943044</text:p>
              </table:table-cell>
              <table:table-cell office:value-type="float" office:value="0.105675117552603">
                <text:p>0.1056751175526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364225883497537">
                <text:p>0.0364225883497537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0946619887584133">
                <text:p>0.09466198875841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353130998026765">
                <text:p>0.0353130998026765</text:p>
              </table:table-cell>
              <table:table-cell office:value-type="float" office:value="0.143005419386351">
                <text:p>0.143005419386351</text:p>
              </table:table-cell>
              <table:table-cell office:value-type="float" office:value="0.0892479339514571">
                <text:p>0.089247933951457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367195407545588">
                <text:p>0.0367195407545588</text:p>
              </table:table-cell>
              <table:table-cell office:value-type="float" office:value="0.143361902943044">
                <text:p>0.143361902943044</text:p>
              </table:table-cell>
              <table:table-cell office:value-type="float" office:value="0.0992261743779645">
                <text:p>0.09922617437796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370828399915961">
                <text:p>0.0370828399915961</text:p>
              </table:table-cell>
              <table:table-cell office:value-type="float" office:value="0.143361902943044">
                <text:p>0.143361902943044</text:p>
              </table:table-cell>
              <table:table-cell office:value-type="float" office:value="0.10500957597194">
                <text:p>0.1050095759719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368185087639432">
                <text:p>0.0368185087639432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0909492587049442">
                <text:p>0.090949258704944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368230228717977">
                <text:p>0.0368230228717977</text:p>
              </table:table-cell>
              <table:table-cell office:value-type="float" office:value="0.14414726703221">
                <text:p>0.14414726703221</text:p>
              </table:table-cell>
              <table:table-cell office:value-type="float" office:value="0.0888769592991389">
                <text:p>0.08887695929913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363471561770339">
                <text:p>0.0363471561770339</text:p>
              </table:table-cell>
              <table:table-cell office:value-type="float" office:value="0.14414726703221">
                <text:p>0.14414726703221</text:p>
              </table:table-cell>
              <table:table-cell office:value-type="float" office:value="0.10217163708951">
                <text:p>0.1021716370895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355319532924906">
                <text:p>0.0355319532924906</text:p>
              </table:table-cell>
              <table:table-cell office:value-type="float" office:value="0.14414726703221">
                <text:p>0.14414726703221</text:p>
              </table:table-cell>
              <table:table-cell office:value-type="float" office:value="0.0969474944629039">
                <text:p>0.0969474944629039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350162418269172">
                <text:p>0.0350162418269172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101586544601286">
                <text:p>0.10158654460128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353117515499607">
                <text:p>0.0353117515499607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0911385981530342">
                <text:p>0.09113859815303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348908001487076">
                <text:p>0.0348908001487076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0902133440503091">
                <text:p>0.09021334405030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34466361637818">
                <text:p>0.034466361637818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0937489993665497">
                <text:p>0.093748999366549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34565097673372">
                <text:p>0.034565097673372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0902533914425302">
                <text:p>0.090253391442530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350806190992053">
                <text:p>0.0350806190992053</text:p>
              </table:table-cell>
              <table:table-cell office:value-type="float" office:value="0.148679453227053">
                <text:p>0.148679453227053</text:p>
              </table:table-cell>
              <table:table-cell office:value-type="float" office:value="0.103988473485063">
                <text:p>0.1039884734850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349567829243358">
                <text:p>0.0349567829243358</text:p>
              </table:table-cell>
              <table:table-cell office:value-type="float" office:value="0.143128349362958">
                <text:p>0.143128349362958</text:p>
              </table:table-cell>
              <table:table-cell office:value-type="float" office:value="0.0928897386193111">
                <text:p>0.092889738619311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349649623618988">
                <text:p>0.0349649623618988</text:p>
              </table:table-cell>
              <table:table-cell office:value-type="float" office:value="0.143128349362958">
                <text:p>0.143128349362958</text:p>
              </table:table-cell>
              <table:table-cell office:value-type="float" office:value="0.0916905438387018">
                <text:p>0.09169054383870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348042424922174">
                <text:p>0.0348042424922174</text:p>
              </table:table-cell>
              <table:table-cell office:value-type="float" office:value="0.143128349362958">
                <text:p>0.143128349362958</text:p>
              </table:table-cell>
              <table:table-cell office:value-type="float" office:value="0.0989421065973841">
                <text:p>0.09894210659738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337755696834908">
                <text:p>0.0337755696834908</text:p>
              </table:table-cell>
              <table:table-cell office:value-type="float" office:value="0.143794539388062">
                <text:p>0.143794539388062</text:p>
              </table:table-cell>
              <table:table-cell office:value-type="float" office:value="0.0961317752944466">
                <text:p>0.096131775294446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33260501044138">
                <text:p>0.033260501044138</text:p>
              </table:table-cell>
              <table:table-cell office:value-type="float" office:value="0.141823574434797">
                <text:p>0.141823574434797</text:p>
              </table:table-cell>
              <table:table-cell office:value-type="float" office:value="0.0983206497574188">
                <text:p>0.098320649757418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340225429865138">
                <text:p>0.0340225429865138</text:p>
              </table:table-cell>
              <table:table-cell office:value-type="float" office:value="0.142204922285044">
                <text:p>0.142204922285044</text:p>
              </table:table-cell>
              <table:table-cell office:value-type="float" office:value="0.0929663609341228">
                <text:p>0.09296636093412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339277054139785">
                <text:p>0.0339277054139785</text:p>
              </table:table-cell>
              <table:table-cell office:value-type="float" office:value="0.14239985751241">
                <text:p>0.14239985751241</text:p>
              </table:table-cell>
              <table:table-cell office:value-type="float" office:value="0.097144347613633">
                <text:p>0.09714434761363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338466087933787">
                <text:p>0.0338466087933787</text:p>
              </table:table-cell>
              <table:table-cell office:value-type="float" office:value="0.142411585630712">
                <text:p>0.142411585630712</text:p>
              </table:table-cell>
              <table:table-cell office:value-type="float" office:value="0.0966225905206614">
                <text:p>0.096622590520661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334503415022636">
                <text:p>0.0334503415022636</text:p>
              </table:table-cell>
              <table:table-cell office:value-type="float" office:value="0.142891193177159">
                <text:p>0.142891193177159</text:p>
              </table:table-cell>
              <table:table-cell office:value-type="float" office:value="0.0910809494876448">
                <text:p>0.091080949487644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348958088909734">
                <text:p>0.0348958088909734</text:p>
              </table:table-cell>
              <table:table-cell office:value-type="float" office:value="0.142705425660199">
                <text:p>0.142705425660199</text:p>
              </table:table-cell>
              <table:table-cell office:value-type="float" office:value="0.0903470354614586">
                <text:p>0.090347035461458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346635521269619">
                <text:p>0.0346635521269619</text:p>
              </table:table-cell>
              <table:table-cell office:value-type="float" office:value="0.142891193177159">
                <text:p>0.142891193177159</text:p>
              </table:table-cell>
              <table:table-cell office:value-type="float" office:value="0.0910935019874703">
                <text:p>0.09109350198747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349171441764424">
                <text:p>0.0349171441764424</text:p>
              </table:table-cell>
              <table:table-cell office:value-type="float" office:value="0.143841374504801">
                <text:p>0.143841374504801</text:p>
              </table:table-cell>
              <table:table-cell office:value-type="float" office:value="0.0888828859763392">
                <text:p>0.088882885976339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349593850272268">
                <text:p>0.0349593850272268</text:p>
              </table:table-cell>
              <table:table-cell office:value-type="float" office:value="0.143841374504801">
                <text:p>0.143841374504801</text:p>
              </table:table-cell>
              <table:table-cell office:value-type="float" office:value="0.0988285361628083">
                <text:p>0.09882853616280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338964335768653">
                <text:p>0.0338964335768653</text:p>
              </table:table-cell>
              <table:table-cell office:value-type="float" office:value="0.143600030268262">
                <text:p>0.143600030268262</text:p>
              </table:table-cell>
              <table:table-cell office:value-type="float" office:value="0.0901853553092963">
                <text:p>0.09018535530929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343722272180317">
                <text:p>0.0343722272180317</text:p>
              </table:table-cell>
              <table:table-cell office:value-type="float" office:value="0.143600030268262">
                <text:p>0.143600030268262</text:p>
              </table:table-cell>
              <table:table-cell office:value-type="float" office:value="0.10381925152802">
                <text:p>0.1038192515280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332653967248292">
                <text:p>0.0332653967248292</text:p>
              </table:table-cell>
              <table:table-cell office:value-type="float" office:value="0.11213236378265">
                <text:p>0.11213236378265</text:p>
              </table:table-cell>
              <table:table-cell office:value-type="float" office:value="0.0902921307450759">
                <text:p>0.090292130745075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342357841058244">
                <text:p>0.0342357841058244</text:p>
              </table:table-cell>
              <table:table-cell office:value-type="float" office:value="0.143600030268262">
                <text:p>0.143600030268262</text:p>
              </table:table-cell>
              <table:table-cell office:value-type="float" office:value="0.101852183576308">
                <text:p>0.10185218357630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35122936914337">
                <text:p>0.035122936914337</text:p>
              </table:table-cell>
              <table:table-cell office:value-type="float" office:value="0.143794539388062">
                <text:p>0.143794539388062</text:p>
              </table:table-cell>
              <table:table-cell office:value-type="float" office:value="0.0968261213155206">
                <text:p>0.096826121315520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356396633377822">
                <text:p>0.0356396633377822</text:p>
              </table:table-cell>
              <table:table-cell office:value-type="float" office:value="0.142583913092874">
                <text:p>0.142583913092874</text:p>
              </table:table-cell>
              <table:table-cell office:value-type="float" office:value="0.103111762442211">
                <text:p>0.1031117624422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367076011262741">
                <text:p>0.0367076011262741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13436790228947">
                <text:p>0.091343679022894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346715611744361">
                <text:p>0.0346715611744361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03748394428219">
                <text:p>0.09037483944282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360479765923893">
                <text:p>0.0360479765923893</text:p>
              </table:table-cell>
              <table:table-cell office:value-type="float" office:value="0.141920788053331">
                <text:p>0.141920788053331</text:p>
              </table:table-cell>
              <table:table-cell office:value-type="float" office:value="0.10496034748006">
                <text:p>0.1049603474800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351578691744394">
                <text:p>0.0351578691744394</text:p>
              </table:table-cell>
              <table:table-cell office:value-type="float" office:value="0.143784302317911">
                <text:p>0.143784302317911</text:p>
              </table:table-cell>
              <table:table-cell office:value-type="float" office:value="0.09869099486066">
                <text:p>0.098690994860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353228682401439">
                <text:p>0.0353228682401439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0867617406360172">
                <text:p>0.08676174063601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357890584270484">
                <text:p>0.0357890584270484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0916591921782011">
                <text:p>0.0916591921782011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372283817285629">
                <text:p>0.0372283817285629</text:p>
              </table:table-cell>
              <table:table-cell office:value-type="float" office:value="0.143937344120759">
                <text:p>0.143937344120759</text:p>
              </table:table-cell>
              <table:table-cell office:value-type="float" office:value="0.101717383740642">
                <text:p>0.10171738374064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359519726197674">
                <text:p>0.0359519726197674</text:p>
              </table:table-cell>
              <table:table-cell office:value-type="float" office:value="0.110800001415035">
                <text:p>0.110800001415035</text:p>
              </table:table-cell>
              <table:table-cell office:value-type="float" office:value="0.0911760289083561">
                <text:p>0.091176028908356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359519726197674">
                <text:p>0.0359519726197674</text:p>
              </table:table-cell>
              <table:table-cell office:value-type="float" office:value="0.110800001415035">
                <text:p>0.110800001415035</text:p>
              </table:table-cell>
              <table:table-cell office:value-type="float" office:value="0.0914649573449591">
                <text:p>0.091464957344959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360382500502865">
                <text:p>0.0360382500502865</text:p>
              </table:table-cell>
              <table:table-cell office:value-type="float" office:value="0.145279264668117">
                <text:p>0.145279264668117</text:p>
              </table:table-cell>
              <table:table-cell office:value-type="float" office:value="0.0981963855379747">
                <text:p>0.098196385537974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362438821334284">
                <text:p>0.0362438821334284</text:p>
              </table:table-cell>
              <table:table-cell office:value-type="float" office:value="0.145279264668117">
                <text:p>0.145279264668117</text:p>
              </table:table-cell>
              <table:table-cell office:value-type="float" office:value="0.105282796641328">
                <text:p>0.10528279664132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368939079365178">
                <text:p>0.0368939079365178</text:p>
              </table:table-cell>
              <table:table-cell office:value-type="float" office:value="0.148825043189478">
                <text:p>0.148825043189478</text:p>
              </table:table-cell>
              <table:table-cell office:value-type="float" office:value="0.0929623623924704">
                <text:p>0.092962362392470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356344070878974">
                <text:p>0.0356344070878974</text:p>
              </table:table-cell>
              <table:table-cell office:value-type="float" office:value="0.146919873809587">
                <text:p>0.146919873809587</text:p>
              </table:table-cell>
              <table:table-cell office:value-type="float" office:value="0.0862680544154752">
                <text:p>0.086268054415475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354326340162893">
                <text:p>0.0354326340162893</text:p>
              </table:table-cell>
              <table:table-cell office:value-type="float" office:value="0.143794539388062">
                <text:p>0.143794539388062</text:p>
              </table:table-cell>
              <table:table-cell office:value-type="float" office:value="0.0902292649004754">
                <text:p>0.09022926490047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362891505768777">
                <text:p>0.0362891505768777</text:p>
              </table:table-cell>
              <table:table-cell office:value-type="float" office:value="0.14560447214631">
                <text:p>0.14560447214631</text:p>
              </table:table-cell>
              <table:table-cell office:value-type="float" office:value="0.0949420756558643">
                <text:p>0.094942075655864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0360901187078159">
                <text:p>0.0360901187078159</text:p>
              </table:table-cell>
              <table:table-cell office:value-type="float" office:value="0.14560447214631">
                <text:p>0.14560447214631</text:p>
              </table:table-cell>
              <table:table-cell office:value-type="float" office:value="0.0999936585894266">
                <text:p>0.099993658589426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0371864355596074">
                <text:p>0.0371864355596074</text:p>
              </table:table-cell>
              <table:table-cell office:value-type="float" office:value="0.141790079676806">
                <text:p>0.141790079676806</text:p>
              </table:table-cell>
              <table:table-cell office:value-type="float" office:value="0.0993011515942874">
                <text:p>0.099301151594287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371585754843494">
                <text:p>0.0371585754843494</text:p>
              </table:table-cell>
              <table:table-cell office:value-type="float" office:value="0.141803883991144">
                <text:p>0.141803883991144</text:p>
              </table:table-cell>
              <table:table-cell office:value-type="float" office:value="0.0847990386628279">
                <text:p>0.084799038662827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036993344931377">
                <text:p>0.036993344931377</text:p>
              </table:table-cell>
              <table:table-cell office:value-type="float" office:value="0.141803883991144">
                <text:p>0.141803883991144</text:p>
              </table:table-cell>
              <table:table-cell office:value-type="float" office:value="0.0960438587191117">
                <text:p>0.096043858719111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0371163574284485">
                <text:p>0.0371163574284485</text:p>
              </table:table-cell>
              <table:table-cell office:value-type="float" office:value="0.142532349128219">
                <text:p>0.142532349128219</text:p>
              </table:table-cell>
              <table:table-cell office:value-type="float" office:value="0.100355259055828">
                <text:p>0.1003552590558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0357615527581965">
                <text:p>0.0357615527581965</text:p>
              </table:table-cell>
              <table:table-cell office:value-type="float" office:value="0.142532349128219">
                <text:p>0.142532349128219</text:p>
              </table:table-cell>
              <table:table-cell office:value-type="float" office:value="0.0898547853378773">
                <text:p>0.08985478533787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0359777246216335">
                <text:p>0.0359777246216335</text:p>
              </table:table-cell>
              <table:table-cell office:value-type="float" office:value="0.142532349128219">
                <text:p>0.142532349128219</text:p>
              </table:table-cell>
              <table:table-cell office:value-type="float" office:value="0.105077150095799">
                <text:p>0.10507715009579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0358811091028442">
                <text:p>0.0358811091028442</text:p>
              </table:table-cell>
              <table:table-cell office:value-type="float" office:value="0.141973909503435">
                <text:p>0.141973909503435</text:p>
              </table:table-cell>
              <table:table-cell office:value-type="float" office:value="0.092156026696043">
                <text:p>0.09215602669604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0360607545085093">
                <text:p>0.0360607545085093</text:p>
              </table:table-cell>
              <table:table-cell office:value-type="float" office:value="0.14414726703221">
                <text:p>0.14414726703221</text:p>
              </table:table-cell>
              <table:table-cell office:value-type="float" office:value="0.0890003860567006">
                <text:p>0.089000386056700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0367562814783608">
                <text:p>0.0367562814783608</text:p>
              </table:table-cell>
              <table:table-cell office:value-type="float" office:value="0.142199389647282">
                <text:p>0.142199389647282</text:p>
              </table:table-cell>
              <table:table-cell office:value-type="float" office:value="0.0934987970935489">
                <text:p>0.093498797093548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364193912586409">
                <text:p>0.0364193912586409</text:p>
              </table:table-cell>
              <table:table-cell office:value-type="float" office:value="0.0963031663130947">
                <text:p>0.0963031663130947</text:p>
              </table:table-cell>
              <table:table-cell office:value-type="float" office:value="0.0906470896431404">
                <text:p>0.090647089643140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037142894714173">
                <text:p>0.037142894714173</text:p>
              </table:table-cell>
              <table:table-cell office:value-type="float" office:value="0.141823574434797">
                <text:p>0.141823574434797</text:p>
              </table:table-cell>
              <table:table-cell office:value-type="float" office:value="0.0915639494747775">
                <text:p>0.091563949474777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0366681034812622">
                <text:p>0.0366681034812622</text:p>
              </table:table-cell>
              <table:table-cell office:value-type="float" office:value="0.140092403144895">
                <text:p>0.140092403144895</text:p>
              </table:table-cell>
              <table:table-cell office:value-type="float" office:value="0.0898305380842527">
                <text:p>0.08983053808425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0363907076310137">
                <text:p>0.0363907076310137</text:p>
              </table:table-cell>
              <table:table-cell office:value-type="float" office:value="0.142199389647282">
                <text:p>0.142199389647282</text:p>
              </table:table-cell>
              <table:table-cell office:value-type="float" office:value="0.104136908030803">
                <text:p>0.1041369080308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0367322928745771">
                <text:p>0.0367322928745771</text:p>
              </table:table-cell>
              <table:table-cell office:value-type="float" office:value="0.142199389647282">
                <text:p>0.142199389647282</text:p>
              </table:table-cell>
              <table:table-cell office:value-type="float" office:value="0.0962629005399117">
                <text:p>0.09626290053991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0384860720272545">
                <text:p>0.0384860720272545</text:p>
              </table:table-cell>
              <table:table-cell office:value-type="float" office:value="0.142473379143014">
                <text:p>0.142473379143014</text:p>
              </table:table-cell>
              <table:table-cell office:value-type="float" office:value="0.0892301509096572">
                <text:p>0.089230150909657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0384805388597629">
                <text:p>0.0384805388597629</text:p>
              </table:table-cell>
              <table:table-cell office:value-type="float" office:value="0.141971777738777">
                <text:p>0.141971777738777</text:p>
              </table:table-cell>
              <table:table-cell office:value-type="float" office:value="0.0937628109585757">
                <text:p>0.093762810958575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0382751276996743">
                <text:p>0.0382751276996743</text:p>
              </table:table-cell>
              <table:table-cell office:value-type="float" office:value="0.14414726703221">
                <text:p>0.14414726703221</text:p>
              </table:table-cell>
              <table:table-cell office:value-type="float" office:value="0.090504167881786">
                <text:p>0.0905041678817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379659471922924">
                <text:p>0.0379659471922924</text:p>
              </table:table-cell>
              <table:table-cell office:value-type="float" office:value="0.14414726703221">
                <text:p>0.14414726703221</text:p>
              </table:table-cell>
              <table:table-cell office:value-type="float" office:value="0.101631108002632">
                <text:p>0.10163110800263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0367128324772">
                <text:p>0.0367128324772</text:p>
              </table:table-cell>
              <table:table-cell office:value-type="float" office:value="0.141447417178787">
                <text:p>0.141447417178787</text:p>
              </table:table-cell>
              <table:table-cell office:value-type="float" office:value="0.0953611871121639">
                <text:p>0.095361187112163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0363703209669038">
                <text:p>0.0363703209669038</text:p>
              </table:table-cell>
              <table:table-cell office:value-type="float" office:value="0.145490905377205">
                <text:p>0.145490905377205</text:p>
              </table:table-cell>
              <table:table-cell office:value-type="float" office:value="0.104576350128003">
                <text:p>0.10457635012800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0360747954012814">
                <text:p>0.0360747954012814</text:p>
              </table:table-cell>
              <table:table-cell office:value-type="float" office:value="0.145490905377205">
                <text:p>0.145490905377205</text:p>
              </table:table-cell>
              <table:table-cell office:value-type="float" office:value="0.0952268764187482">
                <text:p>0.095226876418748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035735922126957">
                <text:p>0.035735922126957</text:p>
              </table:table-cell>
              <table:table-cell office:value-type="float" office:value="0.142473379143014">
                <text:p>0.142473379143014</text:p>
              </table:table-cell>
              <table:table-cell office:value-type="float" office:value="0.105001309157949">
                <text:p>0.10500130915794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036310750411096">
                <text:p>0.036310750411096</text:p>
              </table:table-cell>
              <table:table-cell office:value-type="float" office:value="0.142726681784994">
                <text:p>0.142726681784994</text:p>
              </table:table-cell>
              <table:table-cell office:value-type="float" office:value="0.10163452250987">
                <text:p>0.1016345225098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0359267424509401">
                <text:p>0.0359267424509401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870217708786076">
                <text:p>0.087021770878607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0356932778880545">
                <text:p>0.0356932778880545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100342453582603">
                <text:p>0.1003424535826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0352491478703576">
                <text:p>0.0352491478703576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896391093736072">
                <text:p>0.089639109373607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0352528734024996">
                <text:p>0.0352528734024996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99544298699387">
                <text:p>0.09954429869938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0355233625211398">
                <text:p>0.0355233625211398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972673977995161">
                <text:p>0.097267397799516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0355981735798329">
                <text:p>0.0355981735798329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87891769196133">
                <text:p>0.08789176919613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0362835128834629">
                <text:p>0.0362835128834629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950505484173478">
                <text:p>0.095050548417347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0345089963352451">
                <text:p>0.0345089963352451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0944162326826621">
                <text:p>0.094416232682662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0344774495819172">
                <text:p>0.0344774495819172</text:p>
              </table:table-cell>
              <table:table-cell office:value-type="float" office:value="0.143805703695077">
                <text:p>0.143805703695077</text:p>
              </table:table-cell>
              <table:table-cell office:value-type="float" office:value="0.102829327804746">
                <text:p>0.1028293278047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0345448985384939">
                <text:p>0.0345448985384939</text:p>
              </table:table-cell>
              <table:table-cell office:value-type="float" office:value="0.137993154629849">
                <text:p>0.137993154629849</text:p>
              </table:table-cell>
              <table:table-cell office:value-type="float" office:value="0.0985219642090725">
                <text:p>0.09852196420907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352516657845556">
                <text:p>0.0352516657845556</text:p>
              </table:table-cell>
              <table:table-cell office:value-type="float" office:value="0.135984603091179">
                <text:p>0.135984603091179</text:p>
              </table:table-cell>
              <table:table-cell office:value-type="float" office:value="0.0916775012747348">
                <text:p>0.091677501274734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0357599971308017">
                <text:p>0.0357599971308017</text:p>
              </table:table-cell>
              <table:table-cell office:value-type="float" office:value="0.138814737117683">
                <text:p>0.138814737117683</text:p>
              </table:table-cell>
              <table:table-cell office:value-type="float" office:value="0.103040848378867">
                <text:p>0.1030408483788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0357698550025633">
                <text:p>0.0357698550025633</text:p>
              </table:table-cell>
              <table:table-cell office:value-type="float" office:value="0.140987503380635">
                <text:p>0.140987503380635</text:p>
              </table:table-cell>
              <table:table-cell office:value-type="float" office:value="0.0967187271998049">
                <text:p>0.096718727199804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0360060361846338">
                <text:p>0.0360060361846338</text:p>
              </table:table-cell>
              <table:table-cell office:value-type="float" office:value="0.141673270361424">
                <text:p>0.141673270361424</text:p>
              </table:table-cell>
              <table:table-cell office:value-type="float" office:value="0.0900304770353953">
                <text:p>0.09003047703539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0355210123494122">
                <text:p>0.0355210123494122</text:p>
              </table:table-cell>
              <table:table-cell office:value-type="float" office:value="0.140987503380635">
                <text:p>0.140987503380635</text:p>
              </table:table-cell>
              <table:table-cell office:value-type="float" office:value="0.0970445766684415">
                <text:p>0.09704457666844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0356587738966691">
                <text:p>0.0356587738966691</text:p>
              </table:table-cell>
              <table:table-cell office:value-type="float" office:value="0.141966630992671">
                <text:p>0.141966630992671</text:p>
              </table:table-cell>
              <table:table-cell office:value-type="float" office:value="0.0983055371048246">
                <text:p>0.098305537104824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0359098387978632">
                <text:p>0.0359098387978632</text:p>
              </table:table-cell>
              <table:table-cell office:value-type="float" office:value="0.141966630992671">
                <text:p>0.141966630992671</text:p>
              </table:table-cell>
              <table:table-cell office:value-type="float" office:value="0.104241973418321">
                <text:p>0.10424197341832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0356572447418691">
                <text:p>0.0356572447418691</text:p>
              </table:table-cell>
              <table:table-cell office:value-type="float" office:value="0.140492949301699">
                <text:p>0.140492949301699</text:p>
              </table:table-cell>
              <table:table-cell office:value-type="float" office:value="0.0941395580195352">
                <text:p>0.094139558019535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363668735368027">
                <text:p>0.0363668735368027</text:p>
              </table:table-cell>
              <table:table-cell office:value-type="float" office:value="0.140492949301699">
                <text:p>0.140492949301699</text:p>
              </table:table-cell>
              <table:table-cell office:value-type="float" office:value="0.0941433218521068">
                <text:p>0.094143321852106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0371243303962019">
                <text:p>0.0371243303962019</text:p>
              </table:table-cell>
              <table:table-cell office:value-type="float" office:value="0.140492949301699">
                <text:p>0.140492949301699</text:p>
              </table:table-cell>
              <table:table-cell office:value-type="float" office:value="0.0945129866404218">
                <text:p>0.09451298664042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0370770181364314">
                <text:p>0.0370770181364314</text:p>
              </table:table-cell>
              <table:table-cell office:value-type="float" office:value="0.140492949301699">
                <text:p>0.140492949301699</text:p>
              </table:table-cell>
              <table:table-cell office:value-type="float" office:value="0.102249030877945">
                <text:p>0.1022490308779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0359622685066889">
                <text:p>0.0359622685066889</text:p>
              </table:table-cell>
              <table:table-cell office:value-type="float" office:value="0.135964524479837">
                <text:p>0.135964524479837</text:p>
              </table:table-cell>
              <table:table-cell office:value-type="float" office:value="0.108388041317634">
                <text:p>0.10838804131763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0370393143749474">
                <text:p>0.0370393143749474</text:p>
              </table:table-cell>
              <table:table-cell office:value-type="float" office:value="0.135964524479837">
                <text:p>0.135964524479837</text:p>
              </table:table-cell>
              <table:table-cell office:value-type="float" office:value="0.102555189160943">
                <text:p>0.10255518916094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0371290003608633">
                <text:p>0.0371290003608633</text:p>
              </table:table-cell>
              <table:table-cell office:value-type="float" office:value="0.135964524479837">
                <text:p>0.135964524479837</text:p>
              </table:table-cell>
              <table:table-cell office:value-type="float" office:value="0.101055568548853">
                <text:p>0.10105556854885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0365436915518892">
                <text:p>0.0365436915518892</text:p>
              </table:table-cell>
              <table:table-cell office:value-type="float" office:value="0.136859789875463">
                <text:p>0.136859789875463</text:p>
              </table:table-cell>
              <table:table-cell office:value-type="float" office:value="0.103766702516515">
                <text:p>0.1037667025165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0366034854400328">
                <text:p>0.0366034854400328</text:p>
              </table:table-cell>
              <table:table-cell office:value-type="float" office:value="0.136859789875463">
                <text:p>0.136859789875463</text:p>
              </table:table-cell>
              <table:table-cell office:value-type="float" office:value="0.100465564157549">
                <text:p>0.10046556415754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67014838687022">
                <text:p>0.0367014838687022</text:p>
              </table:table-cell>
              <table:table-cell office:value-type="float" office:value="0.134056945855184">
                <text:p>0.134056945855184</text:p>
              </table:table-cell>
              <table:table-cell office:value-type="float" office:value="0.0947657058577434">
                <text:p>0.094765705857743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0362131669428264">
                <text:p>0.0362131669428264</text:p>
              </table:table-cell>
              <table:table-cell office:value-type="float" office:value="0.134182009871381">
                <text:p>0.134182009871381</text:p>
              </table:table-cell>
              <table:table-cell office:value-type="float" office:value="0.0990372945173974">
                <text:p>0.09903729451739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0360637357059452">
                <text:p>0.0360637357059452</text:p>
              </table:table-cell>
              <table:table-cell office:value-type="float" office:value="0.13108712794357">
                <text:p>0.13108712794357</text:p>
              </table:table-cell>
              <table:table-cell office:value-type="float" office:value="0.101319745157028">
                <text:p>0.10131974515702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0365442134934471">
                <text:p>0.0365442134934471</text:p>
              </table:table-cell>
              <table:table-cell office:value-type="float" office:value="0.138204771301367">
                <text:p>0.138204771301367</text:p>
              </table:table-cell>
              <table:table-cell office:value-type="float" office:value="0.10043503041198">
                <text:p>0.1004350304119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0373805705806021">
                <text:p>0.0373805705806021</text:p>
              </table:table-cell>
              <table:table-cell office:value-type="float" office:value="0.135464830302119">
                <text:p>0.135464830302119</text:p>
              </table:table-cell>
              <table:table-cell office:value-type="float" office:value="0.0971628424731781">
                <text:p>0.097162842473178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0373758057120842">
                <text:p>0.0373758057120842</text:p>
              </table:table-cell>
              <table:table-cell office:value-type="float" office:value="0.139025167389707">
                <text:p>0.139025167389707</text:p>
              </table:table-cell>
              <table:table-cell office:value-type="float" office:value="0.102376473973587">
                <text:p>0.10237647397358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0382772368165022">
                <text:p>0.0382772368165022</text:p>
              </table:table-cell>
              <table:table-cell office:value-type="float" office:value="0.139025167389708">
                <text:p>0.139025167389708</text:p>
              </table:table-cell>
              <table:table-cell office:value-type="float" office:value="0.10390943908402">
                <text:p>0.1039094390840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0386025713968281">
                <text:p>0.0386025713968281</text:p>
              </table:table-cell>
              <table:table-cell office:value-type="float" office:value="0.139025167389707">
                <text:p>0.139025167389707</text:p>
              </table:table-cell>
              <table:table-cell office:value-type="float" office:value="0.0987798196764719">
                <text:p>0.098779819676471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39670773179214">
                <text:p>0.039670773179214</text:p>
              </table:table-cell>
              <table:table-cell office:value-type="float" office:value="0.139025167389707">
                <text:p>0.139025167389707</text:p>
              </table:table-cell>
              <table:table-cell office:value-type="float" office:value="0.103525856900874">
                <text:p>0.10352585690087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0385892616140616">
                <text:p>0.0385892616140616</text:p>
              </table:table-cell>
              <table:table-cell office:value-type="float" office:value="0.131605684518476">
                <text:p>0.131605684518476</text:p>
              </table:table-cell>
              <table:table-cell office:value-type="float" office:value="0.0957326326093703">
                <text:p>0.095732632609370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0386240413355728">
                <text:p>0.0386240413355728</text:p>
              </table:table-cell>
              <table:table-cell office:value-type="float" office:value="0.131605684518476">
                <text:p>0.131605684518476</text:p>
              </table:table-cell>
              <table:table-cell office:value-type="float" office:value="0.104734496978063">
                <text:p>0.10473449697806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0381109242745141">
                <text:p>0.0381109242745141</text:p>
              </table:table-cell>
              <table:table-cell office:value-type="float" office:value="0.135106936130852">
                <text:p>0.135106936130852</text:p>
              </table:table-cell>
              <table:table-cell office:value-type="float" office:value="0.0971523139161527">
                <text:p>0.09715231391615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0383358076748872">
                <text:p>0.0383358076748872</text:p>
              </table:table-cell>
              <table:table-cell office:value-type="float" office:value="0.135106936130852">
                <text:p>0.135106936130852</text:p>
              </table:table-cell>
              <table:table-cell office:value-type="float" office:value="0.0984726555505742">
                <text:p>0.098472655550574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0384551348244348">
                <text:p>0.0384551348244348</text:p>
              </table:table-cell>
              <table:table-cell office:value-type="float" office:value="0.117690971956396">
                <text:p>0.117690971956396</text:p>
              </table:table-cell>
              <table:table-cell office:value-type="float" office:value="0.102350483081021">
                <text:p>0.10235048308102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0388403761306949">
                <text:p>0.0388403761306949</text:p>
              </table:table-cell>
              <table:table-cell office:value-type="float" office:value="0.117690971956396">
                <text:p>0.117690971956396</text:p>
              </table:table-cell>
              <table:table-cell office:value-type="float" office:value="0.0995594076385591">
                <text:p>0.099559407638559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0392532136321157">
                <text:p>0.0392532136321157</text:p>
              </table:table-cell>
              <table:table-cell office:value-type="float" office:value="0.117690971956396">
                <text:p>0.117690971956396</text:p>
              </table:table-cell>
              <table:table-cell office:value-type="float" office:value="0.103104617811846">
                <text:p>0.10310461781184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390081210420271">
                <text:p>0.0390081210420271</text:p>
              </table:table-cell>
              <table:table-cell office:value-type="float" office:value="0.132405328868434">
                <text:p>0.132405328868434</text:p>
              </table:table-cell>
              <table:table-cell office:value-type="float" office:value="0.103543075836172">
                <text:p>0.10354307583617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0393335325253955">
                <text:p>0.0393335325253955</text:p>
              </table:table-cell>
              <table:table-cell office:value-type="float" office:value="0.128652630970501">
                <text:p>0.128652630970501</text:p>
              </table:table-cell>
              <table:table-cell office:value-type="float" office:value="0.100331531164661">
                <text:p>0.10033153116466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0391462051850669">
                <text:p>0.0391462051850669</text:p>
              </table:table-cell>
              <table:table-cell office:value-type="float" office:value="0.133081390471968">
                <text:p>0.133081390471968</text:p>
              </table:table-cell>
              <table:table-cell office:value-type="float" office:value="0.0992342655111685">
                <text:p>0.09923426551116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0385211933135316">
                <text:p>0.0385211933135316</text:p>
              </table:table-cell>
              <table:table-cell office:value-type="float" office:value="0.132999231103982">
                <text:p>0.132999231103982</text:p>
              </table:table-cell>
              <table:table-cell office:value-type="float" office:value="0.0996362947461576">
                <text:p>0.099636294746157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0378372770251574">
                <text:p>0.0378372770251574</text:p>
              </table:table-cell>
              <table:table-cell office:value-type="float" office:value="0.132999231103982">
                <text:p>0.132999231103982</text:p>
              </table:table-cell>
              <table:table-cell office:value-type="float" office:value="0.0962267660696797">
                <text:p>0.09622676606967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0378372770251574">
                <text:p>0.0378372770251574</text:p>
              </table:table-cell>
              <table:table-cell office:value-type="float" office:value="0.12919498902199">
                <text:p>0.12919498902199</text:p>
              </table:table-cell>
              <table:table-cell office:value-type="float" office:value="0.101340995383283">
                <text:p>0.1013409953832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0374374111372509">
                <text:p>0.0374374111372509</text:p>
              </table:table-cell>
              <table:table-cell office:value-type="float" office:value="0.12919498902199">
                <text:p>0.12919498902199</text:p>
              </table:table-cell>
              <table:table-cell office:value-type="float" office:value="0.103683460452244">
                <text:p>0.10368346045224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0385794053533882">
                <text:p>0.0385794053533882</text:p>
              </table:table-cell>
              <table:table-cell office:value-type="float" office:value="0.131561165034719">
                <text:p>0.131561165034719</text:p>
              </table:table-cell>
              <table:table-cell office:value-type="float" office:value="0.101622487057783">
                <text:p>0.10162248705778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378815018771141">
                <text:p>0.0378815018771141</text:p>
              </table:table-cell>
              <table:table-cell office:value-type="float" office:value="0.131561165034719">
                <text:p>0.131561165034719</text:p>
              </table:table-cell>
              <table:table-cell office:value-type="float" office:value="0.102186454392537">
                <text:p>0.10218645439253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0374804364331991">
                <text:p>0.0374804364331991</text:p>
              </table:table-cell>
              <table:table-cell office:value-type="float" office:value="0.133117753436269">
                <text:p>0.133117753436269</text:p>
              </table:table-cell>
              <table:table-cell office:value-type="float" office:value="0.096907456013752">
                <text:p>0.09690745601375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0376580241957383">
                <text:p>0.0376580241957383</text:p>
              </table:table-cell>
              <table:table-cell office:value-type="float" office:value="0.133477426223323">
                <text:p>0.133477426223323</text:p>
              </table:table-cell>
              <table:table-cell office:value-type="float" office:value="0.0975862230901224">
                <text:p>0.09758622309012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0375162931665891">
                <text:p>0.0375162931665891</text:p>
              </table:table-cell>
              <table:table-cell office:value-type="float" office:value="0.133477426223323">
                <text:p>0.133477426223323</text:p>
              </table:table-cell>
              <table:table-cell office:value-type="float" office:value="0.107949516684481">
                <text:p>0.10794951668448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0375879568905345">
                <text:p>0.0375879568905345</text:p>
              </table:table-cell>
              <table:table-cell office:value-type="float" office:value="0.133477426223323">
                <text:p>0.133477426223323</text:p>
              </table:table-cell>
              <table:table-cell office:value-type="float" office:value="0.100217493021601">
                <text:p>0.10021749302160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0369453251681258">
                <text:p>0.0369453251681258</text:p>
              </table:table-cell>
              <table:table-cell office:value-type="float" office:value="0.100713512076444">
                <text:p>0.100713512076444</text:p>
              </table:table-cell>
              <table:table-cell office:value-type="float" office:value="0.0989920772734316">
                <text:p>0.09899207727343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0379444032171315">
                <text:p>0.0379444032171315</text:p>
              </table:table-cell>
              <table:table-cell office:value-type="float" office:value="0.100713512076444">
                <text:p>0.100713512076444</text:p>
              </table:table-cell>
              <table:table-cell office:value-type="float" office:value="0.104873185141574">
                <text:p>0.1048731851415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0372512116746095">
                <text:p>0.0372512116746095</text:p>
              </table:table-cell>
              <table:table-cell office:value-type="float" office:value="0.133477426223323">
                <text:p>0.133477426223323</text:p>
              </table:table-cell>
              <table:table-cell office:value-type="float" office:value="0.103193887899401">
                <text:p>0.10319388789940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378872390618123">
                <text:p>0.0378872390618123</text:p>
              </table:table-cell>
              <table:table-cell office:value-type="float" office:value="0.133477426223323">
                <text:p>0.133477426223323</text:p>
              </table:table-cell>
              <table:table-cell office:value-type="float" office:value="0.107081668019337">
                <text:p>0.10708166801933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0378872390618123">
                <text:p>0.0378872390618123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10562495372273">
                <text:p>0.1056249537227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0382723432966135">
                <text:p>0.0382723432966135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0998902558413445">
                <text:p>0.099890255841344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0382797672290292">
                <text:p>0.0382797672290292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0985892099023249">
                <text:p>0.098589209902324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0385515022430592">
                <text:p>0.0385515022430592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102614788907739">
                <text:p>0.10261478890773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0360384881594177">
                <text:p>0.0360384881594177</text:p>
              </table:table-cell>
              <table:table-cell office:value-type="float" office:value="0.134460421627805">
                <text:p>0.134460421627805</text:p>
              </table:table-cell>
              <table:table-cell office:value-type="float" office:value="0.105578905998884">
                <text:p>0.1055789059988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0366707499564153">
                <text:p>0.0366707499564153</text:p>
              </table:table-cell>
              <table:table-cell office:value-type="float" office:value="0.134460421627805">
                <text:p>0.134460421627805</text:p>
              </table:table-cell>
              <table:table-cell office:value-type="float" office:value="0.101113422712344">
                <text:p>0.1011134227123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0363812081060827">
                <text:p>0.0363812081060827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0967515139859945">
                <text:p>0.096751513985994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0363657652505909">
                <text:p>0.0363657652505909</text:p>
              </table:table-cell>
              <table:table-cell office:value-type="float" office:value="0.133477426223323">
                <text:p>0.133477426223323</text:p>
              </table:table-cell>
              <table:table-cell office:value-type="float" office:value="0.0948677376454263">
                <text:p>0.09486773764542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0350670089223768">
                <text:p>0.0350670089223768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0968417291337646">
                <text:p>0.09684172913376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0351435818607234">
                <text:p>0.0351435818607234</text:p>
              </table:table-cell>
              <table:table-cell office:value-type="float" office:value="0.13793704084219">
                <text:p>0.13793704084219</text:p>
              </table:table-cell>
              <table:table-cell office:value-type="float" office:value="0.0956489845827678">
                <text:p>0.095648984582767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0354721727616352">
                <text:p>0.0354721727616352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0999107848242684">
                <text:p>0.099910784824268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0354903040219008">
                <text:p>0.0354903040219008</text:p>
              </table:table-cell>
              <table:table-cell office:value-type="float" office:value="0.134103962214962">
                <text:p>0.134103962214962</text:p>
              </table:table-cell>
              <table:table-cell office:value-type="float" office:value="0.0956250745103804">
                <text:p>0.095625074510380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035722219379015">
                <text:p>0.035722219379015</text:p>
              </table:table-cell>
              <table:table-cell office:value-type="float" office:value="0.137282936730161">
                <text:p>0.137282936730161</text:p>
              </table:table-cell>
              <table:table-cell office:value-type="float" office:value="0.106276284938609">
                <text:p>0.10627628493860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0350329268247625">
                <text:p>0.0350329268247625</text:p>
              </table:table-cell>
              <table:table-cell office:value-type="float" office:value="0.132730332547659">
                <text:p>0.132730332547659</text:p>
              </table:table-cell>
              <table:table-cell office:value-type="float" office:value="0.102644120426685">
                <text:p>0.1026441204266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0350329268247625">
                <text:p>0.0350329268247625</text:p>
              </table:table-cell>
              <table:table-cell office:value-type="float" office:value="0.134856200515206">
                <text:p>0.134856200515206</text:p>
              </table:table-cell>
              <table:table-cell office:value-type="float" office:value="0.0982776195974191">
                <text:p>0.0982776195974191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347589604739016">
                <text:p>0.0347589604739016</text:p>
              </table:table-cell>
              <table:table-cell office:value-type="float" office:value="0.134625897453667">
                <text:p>0.134625897453667</text:p>
              </table:table-cell>
              <table:table-cell office:value-type="float" office:value="0.0991205136435153">
                <text:p>0.099120513643515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0347017617434226">
                <text:p>0.0347017617434226</text:p>
              </table:table-cell>
              <table:table-cell office:value-type="float" office:value="0.132881751699295">
                <text:p>0.132881751699295</text:p>
              </table:table-cell>
              <table:table-cell office:value-type="float" office:value="0.100221465460189">
                <text:p>0.100221465460189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0365729853505168">
                <text:p>0.0365729853505168</text:p>
              </table:table-cell>
              <table:table-cell office:value-type="float" office:value="0.132881751699295">
                <text:p>0.132881751699295</text:p>
              </table:table-cell>
              <table:table-cell office:value-type="float" office:value="0.1046780652584">
                <text:p>0.104678065258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0366984858867452">
                <text:p>0.0366984858867452</text:p>
              </table:table-cell>
              <table:table-cell office:value-type="float" office:value="0.136712452921223">
                <text:p>0.136712452921223</text:p>
              </table:table-cell>
              <table:table-cell office:value-type="float" office:value="0.0993023379040754">
                <text:p>0.099302337904075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0367174769332248">
                <text:p>0.0367174769332248</text:p>
              </table:table-cell>
              <table:table-cell office:value-type="float" office:value="0.132881751699295">
                <text:p>0.132881751699295</text:p>
              </table:table-cell>
              <table:table-cell office:value-type="float" office:value="0.100458274050166">
                <text:p>0.100458274050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0378524190895422">
                <text:p>0.0378524190895422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4286945492779">
                <text:p>0.10428694549277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0380039834076075">
                <text:p>0.0380039834076075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0547629933205">
                <text:p>0.10054762993320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03892475435764">
                <text:p>0.03892475435764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5817389368699">
                <text:p>0.1058173893686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393642477848007">
                <text:p>0.0393642477848007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098852181096243">
                <text:p>0.09885218109624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0401075811019341">
                <text:p>0.0401075811019341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4151440658962">
                <text:p>0.10415144065896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0397712662918272">
                <text:p>0.0397712662918272</text:p>
              </table:table-cell>
              <table:table-cell office:value-type="float" office:value="0.134856200515206">
                <text:p>0.134856200515206</text:p>
              </table:table-cell>
              <table:table-cell office:value-type="float" office:value="0.103224163419144">
                <text:p>0.10322416341914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038901139205322">
                <text:p>0.038901139205322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3034082530116">
                <text:p>0.10303408253011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038291340000457">
                <text:p>0.038291340000457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2406313871154">
                <text:p>0.10240631387115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0386504476462055">
                <text:p>0.0386504476462055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6082962244357">
                <text:p>0.10608296224435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0385078432838555">
                <text:p>0.0385078432838555</text:p>
              </table:table-cell>
              <table:table-cell office:value-type="float" office:value="0.134856200515206">
                <text:p>0.134856200515206</text:p>
              </table:table-cell>
              <table:table-cell office:value-type="float" office:value="0.0991012306654089">
                <text:p>0.099101230665408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0384870057215067">
                <text:p>0.0384870057215067</text:p>
              </table:table-cell>
              <table:table-cell office:value-type="float" office:value="0.134856200515206">
                <text:p>0.134856200515206</text:p>
              </table:table-cell>
              <table:table-cell office:value-type="float" office:value="0.105242221833104">
                <text:p>0.10524222183310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386450889709131">
                <text:p>0.0386450889709131</text:p>
              </table:table-cell>
              <table:table-cell office:value-type="float" office:value="0.13532550092647">
                <text:p>0.13532550092647</text:p>
              </table:table-cell>
              <table:table-cell office:value-type="float" office:value="0.0989934324264982">
                <text:p>0.098993432426498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0396790189102157">
                <text:p>0.0396790189102157</text:p>
              </table:table-cell>
              <table:table-cell office:value-type="float" office:value="0.13532550092647">
                <text:p>0.13532550092647</text:p>
              </table:table-cell>
              <table:table-cell office:value-type="float" office:value="0.099320792519689">
                <text:p>0.0993207925196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0399727204945504">
                <text:p>0.0399727204945504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0980499967948373">
                <text:p>0.098049996794837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0396790189102157">
                <text:p>0.0396790189102157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4267444103362">
                <text:p>0.1042674441033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037935592670559">
                <text:p>0.037935592670559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0979279334997807">
                <text:p>0.097927933499780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0388414882763483">
                <text:p>0.0388414882763483</text:p>
              </table:table-cell>
              <table:table-cell office:value-type="float" office:value="0.135370415375249">
                <text:p>0.135370415375249</text:p>
              </table:table-cell>
              <table:table-cell office:value-type="float" office:value="0.103236996472662">
                <text:p>0.10323699647266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0378246991571708">
                <text:p>0.0378246991571708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0711465651452">
                <text:p>0.10071146565145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0382079482533404">
                <text:p>0.0382079482533404</text:p>
              </table:table-cell>
              <table:table-cell office:value-type="float" office:value="0.12879682359811">
                <text:p>0.12879682359811</text:p>
              </table:table-cell>
              <table:table-cell office:value-type="float" office:value="0.0952232997963176">
                <text:p>0.0952232997963176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0375890381596511">
                <text:p>0.0375890381596511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0967529078996397">
                <text:p>0.09675290789963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037240653834664">
                <text:p>0.037240653834664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2440954160857">
                <text:p>0.10244095416085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0397591566008428">
                <text:p>0.0397591566008428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0987059911843735">
                <text:p>0.098705991184373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0395565439425939">
                <text:p>0.0395565439425939</text:p>
              </table:table-cell>
              <table:table-cell office:value-type="float" office:value="0.123778574047351">
                <text:p>0.123778574047351</text:p>
              </table:table-cell>
              <table:table-cell office:value-type="float" office:value="0.102478727556681">
                <text:p>0.10247872755668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0390761027194816">
                <text:p>0.0390761027194816</text:p>
              </table:table-cell>
              <table:table-cell office:value-type="float" office:value="0.134961710550456">
                <text:p>0.134961710550456</text:p>
              </table:table-cell>
              <table:table-cell office:value-type="float" office:value="0.102856384306369">
                <text:p>0.102856384306369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0380830598886264">
                <text:p>0.0380830598886264</text:p>
              </table:table-cell>
              <table:table-cell office:value-type="float" office:value="0.134856200515206">
                <text:p>0.134856200515206</text:p>
              </table:table-cell>
              <table:table-cell office:value-type="float" office:value="0.103246299058567">
                <text:p>0.1032462990585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0396725922675236">
                <text:p>0.0396725922675236</text:p>
              </table:table-cell>
              <table:table-cell office:value-type="float" office:value="0.134856200515206">
                <text:p>0.134856200515206</text:p>
              </table:table-cell>
              <table:table-cell office:value-type="float" office:value="0.098124461187975">
                <text:p>0.0981244611879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0398779445608242">
                <text:p>0.0398779445608242</text:p>
              </table:table-cell>
              <table:table-cell office:value-type="float" office:value="0.135018740156341">
                <text:p>0.135018740156341</text:p>
              </table:table-cell>
              <table:table-cell office:value-type="float" office:value="0.0994360351513186">
                <text:p>0.09943603515131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394103216415224">
                <text:p>0.0394103216415224</text:p>
              </table:table-cell>
              <table:table-cell office:value-type="float" office:value="0.135018740156341">
                <text:p>0.135018740156341</text:p>
              </table:table-cell>
              <table:table-cell office:value-type="float" office:value="0.0946916091837365">
                <text:p>0.094691609183736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0399477407527922">
                <text:p>0.0399477407527922</text:p>
              </table:table-cell>
              <table:table-cell office:value-type="float" office:value="0.13624761597967">
                <text:p>0.13624761597967</text:p>
              </table:table-cell>
              <table:table-cell office:value-type="float" office:value="0.102891005056686">
                <text:p>0.10289100505668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039939115864235">
                <text:p>0.039939115864235</text:p>
              </table:table-cell>
              <table:table-cell office:value-type="float" office:value="0.136305644445101">
                <text:p>0.136305644445101</text:p>
              </table:table-cell>
              <table:table-cell office:value-type="float" office:value="0.100658399970119">
                <text:p>0.10065839997011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038805409182831">
                <text:p>0.038805409182831</text:p>
              </table:table-cell>
              <table:table-cell office:value-type="float" office:value="0.13624761597967">
                <text:p>0.13624761597967</text:p>
              </table:table-cell>
              <table:table-cell office:value-type="float" office:value="0.0995589003717505">
                <text:p>0.099558900371750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0390424744640627">
                <text:p>0.0390424744640627</text:p>
              </table:table-cell>
              <table:table-cell office:value-type="float" office:value="0.136305644445101">
                <text:p>0.136305644445101</text:p>
              </table:table-cell>
              <table:table-cell office:value-type="float" office:value="0.0986311167194147">
                <text:p>0.098631116719414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0398365541328698">
                <text:p>0.0398365541328698</text:p>
              </table:table-cell>
              <table:table-cell office:value-type="float" office:value="0.13742024269082">
                <text:p>0.13742024269082</text:p>
              </table:table-cell>
              <table:table-cell office:value-type="float" office:value="0.10350476030592">
                <text:p>0.1035047603059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0409319831495287">
                <text:p>0.0409319831495287</text:p>
              </table:table-cell>
              <table:table-cell office:value-type="float" office:value="0.104079555338632">
                <text:p>0.104079555338632</text:p>
              </table:table-cell>
              <table:table-cell office:value-type="float" office:value="0.0995656014987116">
                <text:p>0.099565601498711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0411729421863802">
                <text:p>0.0411729421863802</text:p>
              </table:table-cell>
              <table:table-cell office:value-type="float" office:value="0.135409513988401">
                <text:p>0.135409513988401</text:p>
              </table:table-cell>
              <table:table-cell office:value-type="float" office:value="0.100665426829741">
                <text:p>0.10066542682974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410495782225784">
                <text:p>0.0410495782225784</text:p>
              </table:table-cell>
              <table:table-cell office:value-type="float" office:value="0.136548029099118">
                <text:p>0.136548029099118</text:p>
              </table:table-cell>
              <table:table-cell office:value-type="float" office:value="0.0977733716402033">
                <text:p>0.097773371640203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0402919805604851">
                <text:p>0.0402919805604851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67522073048929">
                <text:p>0.096752207304892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0398356289995063">
                <text:p>0.0398356289995063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72524983513559">
                <text:p>0.097252498351355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0396751514601521">
                <text:p>0.0396751514601521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89290598314529">
                <text:p>0.098929059831452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039872944430404">
                <text:p>0.039872944430404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96037703147444">
                <text:p>0.09960377031474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0385075655581175">
                <text:p>0.0385075655581175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82066413337587">
                <text:p>0.098206641333758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0391359672295776">
                <text:p>0.0391359672295776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75721212097093">
                <text:p>0.097572121209709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0398503308237634">
                <text:p>0.0398503308237634</text:p>
              </table:table-cell>
              <table:table-cell office:value-type="float" office:value="0.139077598850674">
                <text:p>0.139077598850674</text:p>
              </table:table-cell>
              <table:table-cell office:value-type="float" office:value="0.102644386238947">
                <text:p>0.10264438623894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400261288774986">
                <text:p>0.0400261288774986</text:p>
              </table:table-cell>
              <table:table-cell office:value-type="float" office:value="0.138217928388839">
                <text:p>0.138217928388839</text:p>
              </table:table-cell>
              <table:table-cell office:value-type="float" office:value="0.0998288879535362">
                <text:p>0.099828887953536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0398675343055551">
                <text:p>0.0398675343055551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102041852156304">
                <text:p>0.1020418521563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0391710435696031">
                <text:p>0.0391710435696031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93389432786477">
                <text:p>0.09933894327864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0382932046676243">
                <text:p>0.0382932046676243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99566916452514">
                <text:p>0.09995669164525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0386095547009916">
                <text:p>0.0386095547009916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96004514483121">
                <text:p>0.09960045144831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039054136019032">
                <text:p>0.039054136019032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77113651228577">
                <text:p>0.097711365122857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0399704193894413">
                <text:p>0.0399704193894413</text:p>
              </table:table-cell>
              <table:table-cell office:value-type="float" office:value="0.138950363386164">
                <text:p>0.138950363386164</text:p>
              </table:table-cell>
              <table:table-cell office:value-type="float" office:value="0.100693291375503">
                <text:p>0.10069329137550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0400464781942088">
                <text:p>0.0400464781942088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99487799145707">
                <text:p>0.099948779914570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0392492610556093">
                <text:p>0.0392492610556093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5713992532764">
                <text:p>0.09571399253276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039390604553311">
                <text:p>0.039390604553311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101087301082424">
                <text:p>0.10108730108242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0390080144274466">
                <text:p>0.0390080144274466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58794871271028">
                <text:p>0.095879487127102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0378870537015117">
                <text:p>0.0378870537015117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6763071251781">
                <text:p>0.09676307125178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0378587659978172">
                <text:p>0.0378587659978172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102073683067957">
                <text:p>0.10207368306795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0379341859395465">
                <text:p>0.0379341859395465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0960445763522231">
                <text:p>0.096044576352223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0379453589202897">
                <text:p>0.0379453589202897</text:p>
              </table:table-cell>
              <table:table-cell office:value-type="float" office:value="0.1389256352404">
                <text:p>0.1389256352404</text:p>
              </table:table-cell>
              <table:table-cell office:value-type="float" office:value="0.103319851417463">
                <text:p>0.1033198514174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0380556092422958">
                <text:p>0.0380556092422958</text:p>
              </table:table-cell>
              <table:table-cell office:value-type="float" office:value="0.138950363386164">
                <text:p>0.138950363386164</text:p>
              </table:table-cell>
              <table:table-cell office:value-type="float" office:value="0.0998907286205569">
                <text:p>0.099890728620556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0379584382809826">
                <text:p>0.0379584382809826</text:p>
              </table:table-cell>
              <table:table-cell office:value-type="float" office:value="0.138950363386164">
                <text:p>0.138950363386164</text:p>
              </table:table-cell>
              <table:table-cell office:value-type="float" office:value="0.0963823063358734">
                <text:p>0.096382306335873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03785145861024">
                <text:p>0.03785145861024</text:p>
              </table:table-cell>
              <table:table-cell office:value-type="float" office:value="0.138950363386164">
                <text:p>0.138950363386164</text:p>
              </table:table-cell>
              <table:table-cell office:value-type="float" office:value="0.100278991374489">
                <text:p>0.100278991374489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0375789958066495">
                <text:p>0.0375789958066495</text:p>
              </table:table-cell>
              <table:table-cell office:value-type="float" office:value="0.138950363386164">
                <text:p>0.138950363386164</text:p>
              </table:table-cell>
              <table:table-cell office:value-type="float" office:value="0.097015756679399">
                <text:p>0.0970157566793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0375863999150421">
                <text:p>0.0375863999150421</text:p>
              </table:table-cell>
              <table:table-cell office:value-type="float" office:value="0.137724315820306">
                <text:p>0.137724315820306</text:p>
              </table:table-cell>
              <table:table-cell office:value-type="float" office:value="0.104747714236365">
                <text:p>0.10474771423636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0384939870765599">
                <text:p>0.0384939870765599</text:p>
              </table:table-cell>
              <table:table-cell office:value-type="float" office:value="0.137724315820306">
                <text:p>0.137724315820306</text:p>
              </table:table-cell>
              <table:table-cell office:value-type="float" office:value="0.0976610310594592">
                <text:p>0.097661031059459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0387667120312264">
                <text:p>0.0387667120312264</text:p>
              </table:table-cell>
              <table:table-cell office:value-type="float" office:value="0.137724315820306">
                <text:p>0.137724315820306</text:p>
              </table:table-cell>
              <table:table-cell office:value-type="float" office:value="0.100197766066772">
                <text:p>0.10019776606677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0388048628272638">
                <text:p>0.0388048628272638</text:p>
              </table:table-cell>
              <table:table-cell office:value-type="float" office:value="0.137724315820306">
                <text:p>0.137724315820306</text:p>
              </table:table-cell>
              <table:table-cell office:value-type="float" office:value="0.101482293256181">
                <text:p>0.10148229325618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0383107121094258">
                <text:p>0.0383107121094258</text:p>
              </table:table-cell>
              <table:table-cell office:value-type="float" office:value="0.128755494698775">
                <text:p>0.128755494698775</text:p>
              </table:table-cell>
              <table:table-cell office:value-type="float" office:value="0.0999243101721158">
                <text:p>0.09992431017211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0388280371598393">
                <text:p>0.0388280371598393</text:p>
              </table:table-cell>
              <table:table-cell office:value-type="float" office:value="0.129184446868928">
                <text:p>0.129184446868928</text:p>
              </table:table-cell>
              <table:table-cell office:value-type="float" office:value="0.0929565993256359">
                <text:p>0.0929565993256359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0391380080360572">
                <text:p>0.0391380080360572</text:p>
              </table:table-cell>
              <table:table-cell office:value-type="float" office:value="0.128755494698775">
                <text:p>0.128755494698775</text:p>
              </table:table-cell>
              <table:table-cell office:value-type="float" office:value="0.104313128263022">
                <text:p>0.10431312826302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0388516138341518">
                <text:p>0.0388516138341518</text:p>
              </table:table-cell>
              <table:table-cell office:value-type="float" office:value="0.128755494698775">
                <text:p>0.128755494698775</text:p>
              </table:table-cell>
              <table:table-cell office:value-type="float" office:value="0.105592033841499">
                <text:p>0.105592033841499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0389769115429801">
                <text:p>0.0389769115429801</text:p>
              </table:table-cell>
              <table:table-cell office:value-type="float" office:value="0.137876807569841">
                <text:p>0.137876807569841</text:p>
              </table:table-cell>
              <table:table-cell office:value-type="float" office:value="0.105770229266998">
                <text:p>0.10577022926699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0381715972289645">
                <text:p>0.0381715972289645</text:p>
              </table:table-cell>
              <table:table-cell office:value-type="float" office:value="0.137876807569841">
                <text:p>0.137876807569841</text:p>
              </table:table-cell>
              <table:table-cell office:value-type="float" office:value="0.098725539751382">
                <text:p>0.09872553975138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0384807382019157">
                <text:p>0.0384807382019157</text:p>
              </table:table-cell>
              <table:table-cell office:value-type="float" office:value="0.137876807569841">
                <text:p>0.137876807569841</text:p>
              </table:table-cell>
              <table:table-cell office:value-type="float" office:value="0.103386363117846">
                <text:p>0.10338636311784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0391521311926367">
                <text:p>0.0391521311926367</text:p>
              </table:table-cell>
              <table:table-cell office:value-type="float" office:value="0.134023757199148">
                <text:p>0.134023757199148</text:p>
              </table:table-cell>
              <table:table-cell office:value-type="float" office:value="0.099657282303">
                <text:p>0.09965728230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0383130580759405">
                <text:p>0.0383130580759405</text:p>
              </table:table-cell>
              <table:table-cell office:value-type="float" office:value="0.134806382811408">
                <text:p>0.134806382811408</text:p>
              </table:table-cell>
              <table:table-cell office:value-type="float" office:value="0.101362379106438">
                <text:p>0.10136237910643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0383178876971488">
                <text:p>0.0383178876971488</text:p>
              </table:table-cell>
              <table:table-cell office:value-type="float" office:value="0.137569790828279">
                <text:p>0.137569790828279</text:p>
              </table:table-cell>
              <table:table-cell office:value-type="float" office:value="0.0992770128670969">
                <text:p>0.099277012867096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0380052401591553">
                <text:p>0.0380052401591553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0996907750334931">
                <text:p>0.09969077503349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0378431106957332">
                <text:p>0.0378431106957332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0964526859019948">
                <text:p>0.096452685901994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0381163266676584">
                <text:p>0.0381163266676584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1189623607094">
                <text:p>0.1011896236070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0391270354749556">
                <text:p>0.0391270354749556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5001047949535">
                <text:p>0.10500104794953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038646452745801">
                <text:p>0.038646452745801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3995043411419">
                <text:p>0.103995043411419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0385711836737534">
                <text:p>0.0385711836737534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1039867530372">
                <text:p>0.10103986753037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0396137929375122">
                <text:p>0.0396137929375122</text:p>
              </table:table-cell>
              <table:table-cell office:value-type="float" office:value="0.145493172520451">
                <text:p>0.145493172520451</text:p>
              </table:table-cell>
              <table:table-cell office:value-type="float" office:value="0.101499691161711">
                <text:p>0.10149969116171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0412297075910607">
                <text:p>0.0412297075910607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3111616930615">
                <text:p>0.10311161693061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0411553345627537">
                <text:p>0.0411553345627537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4001728635611">
                <text:p>0.10400172863561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0399230432631284">
                <text:p>0.0399230432631284</text:p>
              </table:table-cell>
              <table:table-cell office:value-type="float" office:value="0.145117704899117">
                <text:p>0.145117704899117</text:p>
              </table:table-cell>
              <table:table-cell office:value-type="float" office:value="0.106922454528139">
                <text:p>0.106922454528139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0388085735844488">
                <text:p>0.0388085735844488</text:p>
              </table:table-cell>
              <table:table-cell office:value-type="float" office:value="0.145952831576621">
                <text:p>0.145952831576621</text:p>
              </table:table-cell>
              <table:table-cell office:value-type="float" office:value="0.0969473427522961">
                <text:p>0.096947342752296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0388416532513172">
                <text:p>0.0388416532513172</text:p>
              </table:table-cell>
              <table:table-cell office:value-type="float" office:value="0.145952831576621">
                <text:p>0.145952831576621</text:p>
              </table:table-cell>
              <table:table-cell office:value-type="float" office:value="0.098661702786331">
                <text:p>0.09866170278633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0398392272991704">
                <text:p>0.0398392272991704</text:p>
              </table:table-cell>
              <table:table-cell office:value-type="float" office:value="0.148042083504016">
                <text:p>0.148042083504016</text:p>
              </table:table-cell>
              <table:table-cell office:value-type="float" office:value="0.10161499300486">
                <text:p>0.101614993004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0392700835071302">
                <text:p>0.0392700835071302</text:p>
              </table:table-cell>
              <table:table-cell office:value-type="float" office:value="0.145167050972229">
                <text:p>0.145167050972229</text:p>
              </table:table-cell>
              <table:table-cell office:value-type="float" office:value="0.104682637950071">
                <text:p>0.10468263795007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0391211338266235">
                <text:p>0.0391211338266235</text:p>
              </table:table-cell>
              <table:table-cell office:value-type="float" office:value="0.145167050972229">
                <text:p>0.145167050972229</text:p>
              </table:table-cell>
              <table:table-cell office:value-type="float" office:value="0.10434715467201">
                <text:p>0.104347154672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0386700002392939">
                <text:p>0.0386700002392939</text:p>
              </table:table-cell>
              <table:table-cell office:value-type="float" office:value="0.147297279135623">
                <text:p>0.147297279135623</text:p>
              </table:table-cell>
              <table:table-cell office:value-type="float" office:value="0.100181412644026">
                <text:p>0.10018141264402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0387276334376582">
                <text:p>0.0387276334376582</text:p>
              </table:table-cell>
              <table:table-cell office:value-type="float" office:value="0.147297279135623">
                <text:p>0.147297279135623</text:p>
              </table:table-cell>
              <table:table-cell office:value-type="float" office:value="0.101992396594328">
                <text:p>0.10199239659432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0380145782109947">
                <text:p>0.0380145782109947</text:p>
              </table:table-cell>
              <table:table-cell office:value-type="float" office:value="0.147297279135623">
                <text:p>0.147297279135623</text:p>
              </table:table-cell>
              <table:table-cell office:value-type="float" office:value="0.102097091829329">
                <text:p>0.10209709182932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0391224050448098">
                <text:p>0.0391224050448098</text:p>
              </table:table-cell>
              <table:table-cell office:value-type="float" office:value="0.147297279135623">
                <text:p>0.147297279135623</text:p>
              </table:table-cell>
              <table:table-cell office:value-type="float" office:value="0.101850491117792">
                <text:p>0.10185049111779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0385379316257497">
                <text:p>0.0385379316257497</text:p>
              </table:table-cell>
              <table:table-cell office:value-type="float" office:value="0.14744367813689">
                <text:p>0.14744367813689</text:p>
              </table:table-cell>
              <table:table-cell office:value-type="float" office:value="0.101163662900341">
                <text:p>0.10116366290034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0383846858821819">
                <text:p>0.0383846858821819</text:p>
              </table:table-cell>
              <table:table-cell office:value-type="float" office:value="0.14744367813689">
                <text:p>0.14744367813689</text:p>
              </table:table-cell>
              <table:table-cell office:value-type="float" office:value="0.0982805082095408">
                <text:p>0.098280508209540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0383267134740437">
                <text:p>0.0383267134740437</text:p>
              </table:table-cell>
              <table:table-cell office:value-type="float" office:value="0.147297279135623">
                <text:p>0.147297279135623</text:p>
              </table:table-cell>
              <table:table-cell office:value-type="float" office:value="0.102673961284703">
                <text:p>0.10267396128470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0375447240623669">
                <text:p>0.0375447240623669</text:p>
              </table:table-cell>
              <table:table-cell office:value-type="float" office:value="0.147297279135623">
                <text:p>0.147297279135623</text:p>
              </table:table-cell>
              <table:table-cell office:value-type="float" office:value="0.103429744796211">
                <text:p>0.1034297447962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0367438053385409">
                <text:p>0.0367438053385409</text:p>
              </table:table-cell>
              <table:table-cell office:value-type="float" office:value="0.147297279135622">
                <text:p>0.147297279135622</text:p>
              </table:table-cell>
              <table:table-cell office:value-type="float" office:value="0.100254305609019">
                <text:p>0.10025430560901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0367960511538532">
                <text:p>0.0367960511538532</text:p>
              </table:table-cell>
              <table:table-cell office:value-type="float" office:value="0.145117704899116">
                <text:p>0.145117704899116</text:p>
              </table:table-cell>
              <table:table-cell office:value-type="float" office:value="0.0956589720149651">
                <text:p>0.095658972014965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0373722156512914">
                <text:p>0.0373722156512914</text:p>
              </table:table-cell>
              <table:table-cell office:value-type="float" office:value="0.137220351626518">
                <text:p>0.137220351626518</text:p>
              </table:table-cell>
              <table:table-cell office:value-type="float" office:value="0.100492351204448">
                <text:p>0.10049235120444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0372455976161946">
                <text:p>0.0372455976161946</text:p>
              </table:table-cell>
              <table:table-cell office:value-type="float" office:value="0.141718857588727">
                <text:p>0.141718857588727</text:p>
              </table:table-cell>
              <table:table-cell office:value-type="float" office:value="0.0972440268421185">
                <text:p>0.097244026842118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0377604193912228">
                <text:p>0.0377604193912228</text:p>
              </table:table-cell>
              <table:table-cell office:value-type="float" office:value="0.141718857588727">
                <text:p>0.141718857588727</text:p>
              </table:table-cell>
              <table:table-cell office:value-type="float" office:value="0.102699688059298">
                <text:p>0.10269968805929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0377604193912228">
                <text:p>0.0377604193912228</text:p>
              </table:table-cell>
              <table:table-cell office:value-type="float" office:value="0.141613772929381">
                <text:p>0.141613772929381</text:p>
              </table:table-cell>
              <table:table-cell office:value-type="float" office:value="0.0975422536092938">
                <text:p>0.097542253609293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0377225974362432">
                <text:p>0.0377225974362432</text:p>
              </table:table-cell>
              <table:table-cell office:value-type="float" office:value="0.141613772929381">
                <text:p>0.141613772929381</text:p>
              </table:table-cell>
              <table:table-cell office:value-type="float" office:value="0.109684000976724">
                <text:p>0.10968400097672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0374741553519505">
                <text:p>0.0374741553519505</text:p>
              </table:table-cell>
              <table:table-cell office:value-type="float" office:value="0.141613772929381">
                <text:p>0.141613772929381</text:p>
              </table:table-cell>
              <table:table-cell office:value-type="float" office:value="0.098013383118276">
                <text:p>0.09801338311827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0391238525721225">
                <text:p>0.0391238525721225</text:p>
              </table:table-cell>
              <table:table-cell office:value-type="float" office:value="0.140382128416196">
                <text:p>0.140382128416196</text:p>
              </table:table-cell>
              <table:table-cell office:value-type="float" office:value="0.102668577991438">
                <text:p>0.1026685779914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0369239943173949">
                <text:p>0.0369239943173949</text:p>
              </table:table-cell>
              <table:table-cell office:value-type="float" office:value="0.140382128416196">
                <text:p>0.140382128416196</text:p>
              </table:table-cell>
              <table:table-cell office:value-type="float" office:value="0.106054195934884">
                <text:p>0.1060541959348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036785101015602">
                <text:p>0.036785101015602</text:p>
              </table:table-cell>
              <table:table-cell office:value-type="float" office:value="0.140382128416196">
                <text:p>0.140382128416196</text:p>
              </table:table-cell>
              <table:table-cell office:value-type="float" office:value="0.105949856260729">
                <text:p>0.10594985626072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0370692082393253">
                <text:p>0.0370692082393253</text:p>
              </table:table-cell>
              <table:table-cell office:value-type="float" office:value="0.140382128416196">
                <text:p>0.140382128416196</text:p>
              </table:table-cell>
              <table:table-cell office:value-type="float" office:value="0.0961447604128063">
                <text:p>0.096144760412806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0372865582085889">
                <text:p>0.0372865582085889</text:p>
              </table:table-cell>
              <table:table-cell office:value-type="float" office:value="0.140382128416196">
                <text:p>0.140382128416196</text:p>
              </table:table-cell>
              <table:table-cell office:value-type="float" office:value="0.0994971150185351">
                <text:p>0.099497115018535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0365829483899108">
                <text:p>0.0365829483899108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2289969791398">
                <text:p>0.1022899697913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0363332561716857">
                <text:p>0.0363332561716857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2285198997458">
                <text:p>0.1022851989974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0360494651279002">
                <text:p>0.0360494651279002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1734831356807">
                <text:p>0.1017348313568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0356473140119313">
                <text:p>0.0356473140119313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0962975573783">
                <text:p>0.10096297557378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0359790557223008">
                <text:p>0.0359790557223008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3383901847021">
                <text:p>0.10338390184702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0369746902864597">
                <text:p>0.0369746902864597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7622105270063">
                <text:p>0.1076221052700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0401917799926367">
                <text:p>0.0401917799926367</text:p>
              </table:table-cell>
              <table:table-cell office:value-type="float" office:value="0.142786705949557">
                <text:p>0.142786705949557</text:p>
              </table:table-cell>
              <table:table-cell office:value-type="float" office:value="0.0987379630472089">
                <text:p>0.098737963047208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0372513527184809">
                <text:p>0.0372513527184809</text:p>
              </table:table-cell>
              <table:table-cell office:value-type="float" office:value="0.141522629021049">
                <text:p>0.141522629021049</text:p>
              </table:table-cell>
              <table:table-cell office:value-type="float" office:value="0.102008705413532">
                <text:p>0.1020087054135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0374284687459711">
                <text:p>0.0374284687459711</text:p>
              </table:table-cell>
              <table:table-cell office:value-type="float" office:value="0.144237973921199">
                <text:p>0.144237973921199</text:p>
              </table:table-cell>
              <table:table-cell office:value-type="float" office:value="0.0968116157607974">
                <text:p>0.096811615760797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0376600626211773">
                <text:p>0.0376600626211773</text:p>
              </table:table-cell>
              <table:table-cell office:value-type="float" office:value="0.144237973921199">
                <text:p>0.144237973921199</text:p>
              </table:table-cell>
              <table:table-cell office:value-type="float" office:value="0.103320049414752">
                <text:p>0.10332004941475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0379498645827364">
                <text:p>0.0379498645827364</text:p>
              </table:table-cell>
              <table:table-cell office:value-type="float" office:value="0.139388227740388">
                <text:p>0.139388227740388</text:p>
              </table:table-cell>
              <table:table-cell office:value-type="float" office:value="0.101982564767988">
                <text:p>0.10198256476798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0397475564601841">
                <text:p>0.0397475564601841</text:p>
              </table:table-cell>
              <table:table-cell office:value-type="float" office:value="0.106433351400169">
                <text:p>0.106433351400169</text:p>
              </table:table-cell>
              <table:table-cell office:value-type="float" office:value="0.107628295306551">
                <text:p>0.10762829530655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039643970116948">
                <text:p>0.039643970116948</text:p>
              </table:table-cell>
              <table:table-cell office:value-type="float" office:value="0.146234237970078">
                <text:p>0.146234237970078</text:p>
              </table:table-cell>
              <table:table-cell office:value-type="float" office:value="0.103622037024613">
                <text:p>0.1036220370246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0393080820738564">
                <text:p>0.0393080820738564</text:p>
              </table:table-cell>
              <table:table-cell office:value-type="float" office:value="0.146234237970078">
                <text:p>0.146234237970078</text:p>
              </table:table-cell>
              <table:table-cell office:value-type="float" office:value="0.100644142295007">
                <text:p>0.10064414229500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0396502981406526">
                <text:p>0.0396502981406526</text:p>
              </table:table-cell>
              <table:table-cell office:value-type="float" office:value="0.146234237970078">
                <text:p>0.146234237970078</text:p>
              </table:table-cell>
              <table:table-cell office:value-type="float" office:value="0.0982324625986258">
                <text:p>0.098232462598625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0396633568103068">
                <text:p>0.0396633568103068</text:p>
              </table:table-cell>
              <table:table-cell office:value-type="float" office:value="0.143753476312217">
                <text:p>0.143753476312217</text:p>
              </table:table-cell>
              <table:table-cell office:value-type="float" office:value="0.101955402690547">
                <text:p>0.10195540269054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0399025645597184">
                <text:p>0.0399025645597184</text:p>
              </table:table-cell>
              <table:table-cell office:value-type="float" office:value="0.140630998268488">
                <text:p>0.140630998268488</text:p>
              </table:table-cell>
              <table:table-cell office:value-type="float" office:value="0.101654423746608">
                <text:p>0.10165442374660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0405275212410254">
                <text:p>0.0405275212410254</text:p>
              </table:table-cell>
              <table:table-cell office:value-type="float" office:value="0.143443938810504">
                <text:p>0.143443938810504</text:p>
              </table:table-cell>
              <table:table-cell office:value-type="float" office:value="0.0997333865519789">
                <text:p>0.099733386551978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0402863997796916">
                <text:p>0.0402863997796916</text:p>
              </table:table-cell>
              <table:table-cell office:value-type="float" office:value="0.150197703433367">
                <text:p>0.150197703433367</text:p>
              </table:table-cell>
              <table:table-cell office:value-type="float" office:value="0.099913184693061">
                <text:p>0.09991318469306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0402970397627577">
                <text:p>0.0402970397627577</text:p>
              </table:table-cell>
              <table:table-cell office:value-type="float" office:value="0.144617514186084">
                <text:p>0.144617514186084</text:p>
              </table:table-cell>
              <table:table-cell office:value-type="float" office:value="0.100731732786796">
                <text:p>0.100731732786796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0387582504481695">
                <text:p>0.0387582504481695</text:p>
              </table:table-cell>
              <table:table-cell office:value-type="float" office:value="0.144617514186084">
                <text:p>0.144617514186084</text:p>
              </table:table-cell>
              <table:table-cell office:value-type="float" office:value="0.0999686166158785">
                <text:p>0.099968616615878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0387059143003849">
                <text:p>0.0387059143003849</text:p>
              </table:table-cell>
              <table:table-cell office:value-type="float" office:value="0.144617514186084">
                <text:p>0.144617514186084</text:p>
              </table:table-cell>
              <table:table-cell office:value-type="float" office:value="0.108873130851803">
                <text:p>0.10887313085180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0384977181578712">
                <text:p>0.0384977181578712</text:p>
              </table:table-cell>
              <table:table-cell office:value-type="float" office:value="0.144617514186084">
                <text:p>0.144617514186084</text:p>
              </table:table-cell>
              <table:table-cell office:value-type="float" office:value="0.0998582649457961">
                <text:p>0.099858264945796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0384204690949048">
                <text:p>0.0384204690949048</text:p>
              </table:table-cell>
              <table:table-cell office:value-type="float" office:value="0.144617514186084">
                <text:p>0.144617514186084</text:p>
              </table:table-cell>
              <table:table-cell office:value-type="float" office:value="0.104434005654385">
                <text:p>0.10443400565438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03875202950991">
                <text:p>0.03875202950991</text:p>
              </table:table-cell>
              <table:table-cell office:value-type="float" office:value="0.143443938810504">
                <text:p>0.143443938810504</text:p>
              </table:table-cell>
              <table:table-cell office:value-type="float" office:value="0.102270752773203">
                <text:p>0.10227075277320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0389748449937011">
                <text:p>0.0389748449937011</text:p>
              </table:table-cell>
              <table:table-cell office:value-type="float" office:value="0.143443938810504">
                <text:p>0.143443938810504</text:p>
              </table:table-cell>
              <table:table-cell office:value-type="float" office:value="0.100119903269257">
                <text:p>0.10011990326925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0387793464225615">
                <text:p>0.0387793464225615</text:p>
              </table:table-cell>
              <table:table-cell office:value-type="float" office:value="0.145345335403014">
                <text:p>0.145345335403014</text:p>
              </table:table-cell>
              <table:table-cell office:value-type="float" office:value="0.102932833879538">
                <text:p>0.1029328338795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0392735555285225">
                <text:p>0.0392735555285225</text:p>
              </table:table-cell>
              <table:table-cell office:value-type="float" office:value="0.145345335403014">
                <text:p>0.145345335403014</text:p>
              </table:table-cell>
              <table:table-cell office:value-type="float" office:value="0.103770313438525">
                <text:p>0.10377031343852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0398925156255171">
                <text:p>0.0398925156255171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2809793460343">
                <text:p>0.10280979346034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0397737915677203">
                <text:p>0.0397737915677203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4782692021031">
                <text:p>0.10478269202103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0401482156224139">
                <text:p>0.0401482156224139</text:p>
              </table:table-cell>
              <table:table-cell office:value-type="float" office:value="0.145345335403014">
                <text:p>0.145345335403014</text:p>
              </table:table-cell>
              <table:table-cell office:value-type="float" office:value="0.105710733036315">
                <text:p>0.1057107330363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0399306832877805">
                <text:p>0.0399306832877805</text:p>
              </table:table-cell>
              <table:table-cell office:value-type="float" office:value="0.145754644274835">
                <text:p>0.145754644274835</text:p>
              </table:table-cell>
              <table:table-cell office:value-type="float" office:value="0.101260987399511">
                <text:p>0.1012609873995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0409660431263264">
                <text:p>0.0409660431263264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2764423751781">
                <text:p>0.10276442375178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0419952486869371">
                <text:p>0.0419952486869371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2718089821458">
                <text:p>0.10271808982145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0387051645983678">
                <text:p>0.0387051645983678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0916944989338">
                <text:p>0.1009169449893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0390059257433448">
                <text:p>0.0390059257433448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1949639244173">
                <text:p>0.10194963924417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0395492674736701">
                <text:p>0.0395492674736701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3466226390688">
                <text:p>0.1034662263906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0384622731627063">
                <text:p>0.0384622731627063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0544828063458">
                <text:p>0.10054482806345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0389017423973236">
                <text:p>0.0389017423973236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5320904104047">
                <text:p>0.1053209041040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0380848782980878">
                <text:p>0.0380848782980878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0998433271617408">
                <text:p>0.099843327161740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037897750929377">
                <text:p>0.037897750929377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1642899157967">
                <text:p>0.1016428991579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0369639391475347">
                <text:p>0.0369639391475347</text:p>
              </table:table-cell>
              <table:table-cell office:value-type="float" office:value="0.150214770194175">
                <text:p>0.150214770194175</text:p>
              </table:table-cell>
              <table:table-cell office:value-type="float" office:value="0.0981211710524526">
                <text:p>0.09812117105245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0376801573925489">
                <text:p>0.0376801573925489</text:p>
              </table:table-cell>
              <table:table-cell office:value-type="float" office:value="0.118148319671061">
                <text:p>0.118148319671061</text:p>
              </table:table-cell>
              <table:table-cell office:value-type="float" office:value="0.103151125963078">
                <text:p>0.10315112596307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0370230165855574">
                <text:p>0.0370230165855574</text:p>
              </table:table-cell>
              <table:table-cell office:value-type="float" office:value="0.150246622733788">
                <text:p>0.150246622733788</text:p>
              </table:table-cell>
              <table:table-cell office:value-type="float" office:value="0.100258565050731">
                <text:p>0.10025856505073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0367305243944946">
                <text:p>0.0367305243944946</text:p>
              </table:table-cell>
              <table:table-cell office:value-type="float" office:value="0.150246622733788">
                <text:p>0.150246622733788</text:p>
              </table:table-cell>
              <table:table-cell office:value-type="float" office:value="0.103538988714646">
                <text:p>0.10353898871464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0364987404443067">
                <text:p>0.0364987404443067</text:p>
              </table:table-cell>
              <table:table-cell office:value-type="float" office:value="0.150214770194175">
                <text:p>0.150214770194175</text:p>
              </table:table-cell>
              <table:table-cell office:value-type="float" office:value="0.102374428068377">
                <text:p>0.10237442806837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0363053106317708">
                <text:p>0.0363053106317708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0995138697057564">
                <text:p>0.099513869705756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036249568531785">
                <text:p>0.036249568531785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2144039940654">
                <text:p>0.10214403994065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0357485765306642">
                <text:p>0.0357485765306642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2433727342042">
                <text:p>0.102433727342042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0368753386143721">
                <text:p>0.0368753386143721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10251214539836">
                <text:p>0.1025121453983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0367806761411405">
                <text:p>0.0367806761411405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105808526100148">
                <text:p>0.10580852610014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0373700816129581">
                <text:p>0.0373700816129581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103646108356247">
                <text:p>0.10364610835624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0373649022694972">
                <text:p>0.0373649022694972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104572794582594">
                <text:p>0.10457279458259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0381886738250322">
                <text:p>0.0381886738250322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0989181529569158">
                <text:p>0.098918152956915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0381491399862309">
                <text:p>0.0381491399862309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0960426874740274">
                <text:p>0.096042687474027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0385127439597001">
                <text:p>0.0385127439597001</text:p>
              </table:table-cell>
              <table:table-cell office:value-type="float" office:value="0.150250565428403">
                <text:p>0.150250565428403</text:p>
              </table:table-cell>
              <table:table-cell office:value-type="float" office:value="0.103113976590077">
                <text:p>0.10311397659007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0378870447566741">
                <text:p>0.0378870447566741</text:p>
              </table:table-cell>
              <table:table-cell office:value-type="float" office:value="0.150197703433367">
                <text:p>0.150197703433367</text:p>
              </table:table-cell>
              <table:table-cell office:value-type="float" office:value="0.105878814730049">
                <text:p>0.10587881473004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0384183488602791">
                <text:p>0.0384183488602791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7902357959726">
                <text:p>0.10790235795972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0384183488602791">
                <text:p>0.0384183488602791</text:p>
              </table:table-cell>
              <table:table-cell office:value-type="float" office:value="0.150197703433368">
                <text:p>0.150197703433368</text:p>
              </table:table-cell>
              <table:table-cell office:value-type="float" office:value="0.101884493841063">
                <text:p>0.10188449384106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0383013415082223">
                <text:p>0.038301341508222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187047821802">
                <text:p>0.104187047821802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0386639956047557">
                <text:p>0.038663995604755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827904461143">
                <text:p>0.10382790446114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0386097635270869">
                <text:p>0.038609763527086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5006337840594">
                <text:p>0.099500633784059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0382617417910833">
                <text:p>0.03826174179108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951915678327">
                <text:p>0.10295191567832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0380926334373998">
                <text:p>0.0380926334373998</text:p>
              </table:table-cell>
              <table:table-cell office:value-type="float" office:value="0.146231773952499">
                <text:p>0.146231773952499</text:p>
              </table:table-cell>
              <table:table-cell office:value-type="float" office:value="0.10075005490762">
                <text:p>0.1007500549076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0379519249611504">
                <text:p>0.0379519249611504</text:p>
              </table:table-cell>
              <table:table-cell office:value-type="float" office:value="0.146231773952499">
                <text:p>0.146231773952499</text:p>
              </table:table-cell>
              <table:table-cell office:value-type="float" office:value="0.105669811488474">
                <text:p>0.10566981148847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0385899795583041">
                <text:p>0.038589979558304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042696550696">
                <text:p>0.10504269655069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0381850268386467">
                <text:p>0.0381850268386467</text:p>
              </table:table-cell>
              <table:table-cell office:value-type="float" office:value="0.146231773952499">
                <text:p>0.146231773952499</text:p>
              </table:table-cell>
              <table:table-cell office:value-type="float" office:value="0.108566778541893">
                <text:p>0.10856677854189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0381850268386467">
                <text:p>0.0381850268386467</text:p>
              </table:table-cell>
              <table:table-cell office:value-type="float" office:value="0.146231773952499">
                <text:p>0.146231773952499</text:p>
              </table:table-cell>
              <table:table-cell office:value-type="float" office:value="0.101593694707337">
                <text:p>0.10159369470733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0380635482122236">
                <text:p>0.038063548212223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383343603599">
                <text:p>0.10238334360359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379384917712607">
                <text:p>0.037938491771260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637877686443">
                <text:p>0.10063787768644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366002346241379">
                <text:p>0.036600234624137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670879062725">
                <text:p>0.1026708790627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366196983746285">
                <text:p>0.036619698374628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032955635867">
                <text:p>0.10003295563586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363646839562843">
                <text:p>0.036364683956284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41519867158">
                <text:p>0.1034151986715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360472771975116">
                <text:p>0.036047277197511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296050989825">
                <text:p>0.10629605098982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379082924245121">
                <text:p>0.037908292424512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857026024917">
                <text:p>0.10485702602491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381726177876799">
                <text:p>0.038172617787679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544891490599">
                <text:p>0.1085448914905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38142915862821">
                <text:p>0.03814291586282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127897975687">
                <text:p>0.10212789797568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379413364653039">
                <text:p>0.037941336465303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00301468942">
                <text:p>0.1070030146894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377752597807576">
                <text:p>0.037775259780757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6707397736177">
                <text:p>0.099670739773617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393006078565225">
                <text:p>0.039300607856522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755609869114">
                <text:p>0.104755609869114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392592249947328">
                <text:p>0.039259224994732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110847881087">
                <text:p>0.10611084788108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404867821130591">
                <text:p>0.040486782113059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508341222749">
                <text:p>0.10550834122274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404867821130591">
                <text:p>0.0404867821130591</text:p>
              </table:table-cell>
              <table:table-cell office:value-type="float" office:value="0.147253309711787">
                <text:p>0.147253309711787</text:p>
              </table:table-cell>
              <table:table-cell office:value-type="float" office:value="0.106767525362806">
                <text:p>0.10676752536280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410772517902548">
                <text:p>0.041077251790254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395870878265">
                <text:p>0.1083958708782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407194848302984">
                <text:p>0.0407194848302984</text:p>
              </table:table-cell>
              <table:table-cell office:value-type="float" office:value="0.146667463291293">
                <text:p>0.146667463291293</text:p>
              </table:table-cell>
              <table:table-cell office:value-type="float" office:value="0.102035248140358">
                <text:p>0.10203524814035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409125247542718">
                <text:p>0.0409125247542718</text:p>
              </table:table-cell>
              <table:table-cell office:value-type="float" office:value="0.146667463291293">
                <text:p>0.146667463291293</text:p>
              </table:table-cell>
              <table:table-cell office:value-type="float" office:value="0.101281807346822">
                <text:p>0.10128180734682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413884377007233">
                <text:p>0.04138843770072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883795927402">
                <text:p>0.10188379592740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405249880801717">
                <text:p>0.040524988080171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411813804414">
                <text:p>0.1024118138044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404092531038674">
                <text:p>0.040409253103867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414282309391">
                <text:p>0.10241428230939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405028161295707">
                <text:p>0.040502816129570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540431888445">
                <text:p>0.10454043188844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409508278570869">
                <text:p>0.040950827857086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923728958846">
                <text:p>0.10192372895884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417436766660209">
                <text:p>0.041743676666020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56127421358">
                <text:p>0.1005612742135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41698039117797">
                <text:p>0.04169803911779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764965246056">
                <text:p>0.10776496524605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423177645275273">
                <text:p>0.04231776452752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209172218385">
                <text:p>0.10620917221838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419635503679167">
                <text:p>0.041963550367916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365815272886">
                <text:p>0.102365815272886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412870618275284">
                <text:p>0.041287061827528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78689505343251">
                <text:p>0.097868950534325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420109033828097">
                <text:p>0.042010903382809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543145134163">
                <text:p>0.10754314513416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429946268496633">
                <text:p>0.04299462684966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355937894736">
                <text:p>0.107355937894736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429946268496633">
                <text:p>0.04299462684966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485260962718">
                <text:p>0.1014852609627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435023417702049">
                <text:p>0.043502341770204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577902353258">
                <text:p>0.10357790235325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435023417702049">
                <text:p>0.043502341770204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09982911097">
                <text:p>0.1050998291109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443922513340634">
                <text:p>0.044392251334063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243632589987">
                <text:p>0.10424363258998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445705202767132">
                <text:p>0.044570520276713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314818584342">
                <text:p>0.10431481858434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436827598579756">
                <text:p>0.0436827598579756</text:p>
              </table:table-cell>
              <table:table-cell office:value-type="float" office:value="0.148467398727249">
                <text:p>0.148467398727249</text:p>
              </table:table-cell>
              <table:table-cell office:value-type="float" office:value="0.109743292761061">
                <text:p>0.10974329276106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436827598579756">
                <text:p>0.0436827598579756</text:p>
              </table:table-cell>
              <table:table-cell office:value-type="float" office:value="0.148467398727249">
                <text:p>0.148467398727249</text:p>
              </table:table-cell>
              <table:table-cell office:value-type="float" office:value="0.108671471096988">
                <text:p>0.10867147109698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434512728047577">
                <text:p>0.043451272804757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198041166223">
                <text:p>0.102198041166223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437383688972502">
                <text:p>0.0437383688972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468880785395">
                <text:p>0.10046888078539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432988136959669">
                <text:p>0.043298813695966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5388622961705">
                <text:p>0.099538862296170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440164292374571">
                <text:p>0.044016429237457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88451608341353">
                <text:p>0.098845160834135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444820890380461">
                <text:p>0.044482089038046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041291876343">
                <text:p>0.104041291876343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438623234093393">
                <text:p>0.04386232340933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804091508677">
                <text:p>0.1018040915086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438623234093393">
                <text:p>0.04386232340933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455251267276">
                <text:p>0.1014552512672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438623234093393">
                <text:p>0.04386232340933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46513334687">
                <text:p>0.1054651333468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43029277429451">
                <text:p>0.04302927742945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029668941211">
                <text:p>0.1000296689412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43029277429451">
                <text:p>0.04302927742945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628991437436">
                <text:p>0.10762899143743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431872292908435">
                <text:p>0.043187229290843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10483520413537">
                <text:p>0.11048352041353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449887791677047">
                <text:p>0.044988779167704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683855114839">
                <text:p>0.10668385511483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443758009873075">
                <text:p>0.044375800987307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635927876976">
                <text:p>0.107635927876976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432177462225716">
                <text:p>0.043217746222571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16729402018">
                <text:p>0.107167294020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430648278564717">
                <text:p>0.043064827856471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691144739178">
                <text:p>0.1076911447391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837702684674">
                <text:p>0.10383770268467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875619863082">
                <text:p>0.10087561986308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997690690054">
                <text:p>0.10199769069005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9294089646062">
                <text:p>0.1092940896460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155085032778">
                <text:p>0.1061550850327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789140626774">
                <text:p>0.104789140626774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663206466197">
                <text:p>0.10666320646619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432315847182608">
                <text:p>0.043231584718260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382942291187">
                <text:p>0.10338294229118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443040107852686">
                <text:p>0.0443040107852686</text:p>
              </table:table-cell>
              <table:table-cell office:value-type="float" office:value="0.148467398727249">
                <text:p>0.148467398727249</text:p>
              </table:table-cell>
              <table:table-cell office:value-type="float" office:value="0.108745330096686">
                <text:p>0.108745330096686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443040107852686">
                <text:p>0.044304010785268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43314165029">
                <text:p>0.104433141650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443040107852686">
                <text:p>0.044304010785268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768330908364">
                <text:p>0.10576833090836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443040107852686">
                <text:p>0.0443040107852686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9407342020813">
                <text:p>0.09994073420208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453243410415304">
                <text:p>0.045324341041530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4921390724692">
                <text:p>0.09949213907246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453243410415304">
                <text:p>0.045324341041530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112692070804">
                <text:p>0.10011269207080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453243410415304">
                <text:p>0.045324341041530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538156049512">
                <text:p>0.10353815604951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454202694727261">
                <text:p>0.045420269472726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9275518748572">
                <text:p>0.10927551874857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454202694727261">
                <text:p>0.045420269472726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141311228731">
                <text:p>0.10314131122873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454202694727261">
                <text:p>0.045420269472726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733485065631">
                <text:p>0.10373348506563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457712813983282">
                <text:p>0.045771281398328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158297098074">
                <text:p>0.10515829709807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457712813983282">
                <text:p>0.045771281398328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630068356709">
                <text:p>0.10663006835670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457712813983282">
                <text:p>0.045771281398328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225617629226">
                <text:p>0.106225617629226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457712813983282">
                <text:p>0.045771281398328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5849593925104">
                <text:p>0.099584959392510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463238781747847">
                <text:p>0.0463238781747847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963879229435">
                <text:p>0.10796387922943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474969509366714">
                <text:p>0.047496950936671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362867137248">
                <text:p>0.10136286713724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474969509366714">
                <text:p>0.047496950936671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051954673188">
                <text:p>0.10005195467318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474969509366714">
                <text:p>0.047496950936671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042381802591">
                <text:p>0.10004238180259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479591464203093">
                <text:p>0.04795914642030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532521734731">
                <text:p>0.107532521734731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479591464203093">
                <text:p>0.04795914642030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4995859452362">
                <text:p>0.099499585945236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482613136473842">
                <text:p>0.048261313647384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252127349852">
                <text:p>0.1072521273498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482613136473842">
                <text:p>0.048261313647384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652604704679">
                <text:p>0.107652604704679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482613136473842">
                <text:p>0.0482613136473842</text:p>
              </table:table-cell>
              <table:table-cell office:value-type="float" office:value="0.146341471967871">
                <text:p>0.146341471967871</text:p>
              </table:table-cell>
              <table:table-cell office:value-type="float" office:value="0.103485061808658">
                <text:p>0.10348506180865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482613136473842">
                <text:p>0.0482613136473842</text:p>
              </table:table-cell>
              <table:table-cell office:value-type="float" office:value="0.146341471967871">
                <text:p>0.146341471967871</text:p>
              </table:table-cell>
              <table:table-cell office:value-type="float" office:value="0.103311335662874">
                <text:p>0.10331133566287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847023674094">
                <text:p>0.10284702367409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747386797345">
                <text:p>0.1007473867973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289080152009">
                <text:p>0.10228908015200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235160900269">
                <text:p>0.10223516090026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422726051876">
                <text:p>0.10042272605187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110480702904">
                <text:p>0.10111048070290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152796376038">
                <text:p>0.10215279637603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51949509846898">
                <text:p>0.05194950984689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128911292314">
                <text:p>0.10812891129231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519904596297755">
                <text:p>0.051990459629775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888734474735">
                <text:p>0.10288873447473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519904596297755">
                <text:p>0.051990459629775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973304326229">
                <text:p>0.1039733043262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519904596297755">
                <text:p>0.0519904596297755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25932123526">
                <text:p>0.1062593212352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524454084925974">
                <text:p>0.052445408492597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718715865366">
                <text:p>0.1017187158653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524454084925974">
                <text:p>0.052445408492597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460329696846">
                <text:p>0.10146032969684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524454084925974">
                <text:p>0.052445408492597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317161897777">
                <text:p>0.10031716189777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531252348886889">
                <text:p>0.053125234888688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887405769188">
                <text:p>0.1028874057691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531252348886889">
                <text:p>0.0531252348886889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377491589791">
                <text:p>0.10037749158979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53408555870968">
                <text:p>0.05340855587096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382929751305">
                <text:p>0.10038292975130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53408555870968">
                <text:p>0.05340855587096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538989779926">
                <text:p>0.1035389897799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53408555870968">
                <text:p>0.053408555870968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3607860086">
                <text:p>0.10636078600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11481841922015">
                <text:p>0.11148184192201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280492235742">
                <text:p>0.10228049223574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922298181603">
                <text:p>0.10692229818160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8420920211796">
                <text:p>0.148420920211796</text:p>
              </table:table-cell>
              <table:table-cell office:value-type="float" office:value="0.104306217862581">
                <text:p>0.10430621786258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914878668775">
                <text:p>0.10891487866877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028619810011">
                <text:p>0.1010286198100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918709087459">
                <text:p>0.10591870908745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54963833496502">
                <text:p>0.05496383349650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175746599522">
                <text:p>0.10417574659952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553086182550173">
                <text:p>0.05530861825501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642703518542">
                <text:p>0.10364270351854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553086182550173">
                <text:p>0.05530861825501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144047901331">
                <text:p>0.10314404790133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766018292858">
                <text:p>0.10476601829285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340983632565">
                <text:p>0.10334098363256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35442700136">
                <text:p>0.10835442700136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870939708162">
                <text:p>0.1058709397081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93023649965">
                <text:p>0.1089302364996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69951991424332">
                <text:p>0.096995199142433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79055625740589">
                <text:p>0.0979055625740589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11322831834565">
                <text:p>0.11132283183456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245750393872">
                <text:p>0.103245750393872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556683337736673">
                <text:p>0.055668333773667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174733405248">
                <text:p>0.10417473340524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556844605409011">
                <text:p>0.0556844605409011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313069728169">
                <text:p>0.10631306972816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5625499739932">
                <text:p>0.0562549973993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938330587351">
                <text:p>0.10393833058735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5625499739932">
                <text:p>0.0562549973993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720037388366">
                <text:p>0.10572003738836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5625499739932">
                <text:p>0.0562549973993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0075572676451">
                <text:p>0.10007557267645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5625499739932">
                <text:p>0.0562549973993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892127332401">
                <text:p>0.10189212733240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5625499739932">
                <text:p>0.05625499739932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472899566993">
                <text:p>0.10147289956699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563357537618794">
                <text:p>0.056335753761879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0997974029370446">
                <text:p>0.09979740293704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563357537618794">
                <text:p>0.056335753761879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358076566176">
                <text:p>0.10735807656617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563357537618794">
                <text:p>0.0563357537618794</text:p>
              </table:table-cell>
              <table:table-cell office:value-type="float" office:value="0.146254474502615">
                <text:p>0.146254474502615</text:p>
              </table:table-cell>
              <table:table-cell office:value-type="float" office:value="0.104169310853196">
                <text:p>0.10416931085319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563357537618794">
                <text:p>0.0563357537618794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954855536108">
                <text:p>0.10595485553610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439688209816">
                <text:p>0.10543968820981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275088531669">
                <text:p>0.10827508853166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662719278447">
                <text:p>0.10666271927844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418074030469">
                <text:p>0.10441807403046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73679255003">
                <text:p>0.1017367925500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724041020019">
                <text:p>0.105724041020019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4162717969762">
                <text:p>0.10416271796976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8174701354382">
                <text:p>0.108174701354382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749986960247">
                <text:p>0.10674998696024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588216909683">
                <text:p>0.1075882169096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1167539783819">
                <text:p>0.101167539783819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777457077907">
                <text:p>0.10577745707790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42335250296">
                <text:p>0.1064233525029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3591546835001">
                <text:p>0.10359154683500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290020658782">
                <text:p>0.10529002065878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567105111328133">
                <text:p>0.056710511132813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6658201070986">
                <text:p>0.1066582010709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5454426586494">
                <text:p>0.10545442658649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78682755016">
                <text:p>0.1077868275501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2935082517169">
                <text:p>0.10293508251716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41049084807349">
                <text:p>0.141049084807349</text:p>
              </table:table-cell>
              <table:table-cell office:value-type="float" office:value="0.106106898888957">
                <text:p>0.10610689888895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38784418244268">
                <text:p>0.138784418244268</text:p>
              </table:table-cell>
              <table:table-cell office:value-type="float" office:value="0.104741891032155">
                <text:p>0.10474189103215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46204386500767">
                <text:p>0.146204386500767</text:p>
              </table:table-cell>
              <table:table-cell office:value-type="float" office:value="0.107360836280429">
                <text:p>0.107360836280429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38858610629786">
                <text:p>0.138858610629786</text:p>
              </table:table-cell>
              <table:table-cell office:value-type="float" office:value="0.111235815489993">
                <text:p>0.1112358154899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3982529143607">
                <text:p>0.13982529143607</text:p>
              </table:table-cell>
              <table:table-cell office:value-type="float" office:value="0.109363531592846">
                <text:p>0.10936353159284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3982529143607">
                <text:p>0.13982529143607</text:p>
              </table:table-cell>
              <table:table-cell office:value-type="float" office:value="0.102563731286567">
                <text:p>0.1025637312865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572639897913793">
                <text:p>0.0572639897913793</text:p>
              </table:table-cell>
              <table:table-cell office:value-type="float" office:value="0.13982529143607">
                <text:p>0.13982529143607</text:p>
              </table:table-cell>
              <table:table-cell office:value-type="float" office:value="0.103805857481322">
                <text:p>0.103805857481322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4106272345619">
                <text:p>0.134106272345619</text:p>
              </table:table-cell>
              <table:table-cell office:value-type="float" office:value="0.107109836359302">
                <text:p>0.107109836359302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4387118706769">
                <text:p>0.134387118706769</text:p>
              </table:table-cell>
              <table:table-cell office:value-type="float" office:value="0.107694525058879">
                <text:p>0.107694525058879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4387118706769">
                <text:p>0.134387118706769</text:p>
              </table:table-cell>
              <table:table-cell office:value-type="float" office:value="0.105474503968016">
                <text:p>0.10547450396801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40053018695354">
                <text:p>0.140053018695354</text:p>
              </table:table-cell>
              <table:table-cell office:value-type="float" office:value="0.105908386403939">
                <text:p>0.10590838640393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6887509119646">
                <text:p>0.136887509119646</text:p>
              </table:table-cell>
              <table:table-cell office:value-type="float" office:value="0.101329603237696">
                <text:p>0.10132960323769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8663832469142">
                <text:p>0.138663832469142</text:p>
              </table:table-cell>
              <table:table-cell office:value-type="float" office:value="0.107092448318435">
                <text:p>0.10709244831843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6887509119646">
                <text:p>0.136887509119646</text:p>
              </table:table-cell>
              <table:table-cell office:value-type="float" office:value="0.10629869913718">
                <text:p>0.106298699137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7648435926305">
                <text:p>0.137648435926305</text:p>
              </table:table-cell>
              <table:table-cell office:value-type="float" office:value="0.108285665820229">
                <text:p>0.108285665820229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579765964503236">
                <text:p>0.0579765964503236</text:p>
              </table:table-cell>
              <table:table-cell office:value-type="float" office:value="0.137166134291321">
                <text:p>0.137166134291321</text:p>
              </table:table-cell>
              <table:table-cell office:value-type="float" office:value="0.110731612573154">
                <text:p>0.11073161257315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90780124248">
                <text:p>0.1390780124248</text:p>
              </table:table-cell>
              <table:table-cell office:value-type="float" office:value="0.103745665046607">
                <text:p>0.10374566504660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9108730399586">
                <text:p>0.139108730399586</text:p>
              </table:table-cell>
              <table:table-cell office:value-type="float" office:value="0.10431740520349">
                <text:p>0.1043174052034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6418430957368">
                <text:p>0.136418430957368</text:p>
              </table:table-cell>
              <table:table-cell office:value-type="float" office:value="0.1061261491137">
                <text:p>0.106126149113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7157074750063">
                <text:p>0.137157074750063</text:p>
              </table:table-cell>
              <table:table-cell office:value-type="float" office:value="0.104320176038972">
                <text:p>0.10432017603897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716613429132">
                <text:p>0.13716613429132</text:p>
              </table:table-cell>
              <table:table-cell office:value-type="float" office:value="0.105476176022964">
                <text:p>0.105476176022964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8325843521109">
                <text:p>0.138325843521109</text:p>
              </table:table-cell>
              <table:table-cell office:value-type="float" office:value="0.103878085005763">
                <text:p>0.10387808500576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593506145744703">
                <text:p>0.0593506145744703</text:p>
              </table:table-cell>
              <table:table-cell office:value-type="float" office:value="0.137350440979652">
                <text:p>0.137350440979652</text:p>
              </table:table-cell>
              <table:table-cell office:value-type="float" office:value="0.108355305242051">
                <text:p>0.108355305242051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595503351192308">
                <text:p>0.0595503351192308</text:p>
              </table:table-cell>
              <table:table-cell office:value-type="float" office:value="0.137350440979652">
                <text:p>0.137350440979652</text:p>
              </table:table-cell>
              <table:table-cell office:value-type="float" office:value="0.104716789154764">
                <text:p>0.10471678915476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595503351192308">
                <text:p>0.0595503351192308</text:p>
              </table:table-cell>
              <table:table-cell office:value-type="float" office:value="0.138683175511377">
                <text:p>0.138683175511377</text:p>
              </table:table-cell>
              <table:table-cell office:value-type="float" office:value="0.108007759474705">
                <text:p>0.10800775947470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606638686047557">
                <text:p>0.0606638686047557</text:p>
              </table:table-cell>
              <table:table-cell office:value-type="float" office:value="0.137350440979652">
                <text:p>0.137350440979652</text:p>
              </table:table-cell>
              <table:table-cell office:value-type="float" office:value="0.107298747310891">
                <text:p>0.107298747310891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606638686047557">
                <text:p>0.0606638686047557</text:p>
              </table:table-cell>
              <table:table-cell office:value-type="float" office:value="0.137350440979652">
                <text:p>0.137350440979652</text:p>
              </table:table-cell>
              <table:table-cell office:value-type="float" office:value="0.103692849173858">
                <text:p>0.10369284917385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606638686047557">
                <text:p>0.0606638686047557</text:p>
              </table:table-cell>
              <table:table-cell office:value-type="float" office:value="0.139245836723423">
                <text:p>0.139245836723423</text:p>
              </table:table-cell>
              <table:table-cell office:value-type="float" office:value="0.105206483929696">
                <text:p>0.10520648392969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606638686047557">
                <text:p>0.0606638686047557</text:p>
              </table:table-cell>
              <table:table-cell office:value-type="float" office:value="0.138649815212333">
                <text:p>0.138649815212333</text:p>
              </table:table-cell>
              <table:table-cell office:value-type="float" office:value="0.105868718361657">
                <text:p>0.1058687183616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606638686047557">
                <text:p>0.0606638686047557</text:p>
              </table:table-cell>
              <table:table-cell office:value-type="float" office:value="0.139866441310514">
                <text:p>0.139866441310514</text:p>
              </table:table-cell>
              <table:table-cell office:value-type="float" office:value="0.103550545825052">
                <text:p>0.103550545825052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231912440913">
                <text:p>0.14231912440913</text:p>
              </table:table-cell>
              <table:table-cell office:value-type="float" office:value="0.103523224616517">
                <text:p>0.10352322461651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251095292018">
                <text:p>0.140251095292018</text:p>
              </table:table-cell>
              <table:table-cell office:value-type="float" office:value="0.106431221552346">
                <text:p>0.106431221552346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01807097560157">
                <text:p>0.101807097560157</text:p>
              </table:table-cell>
              <table:table-cell office:value-type="float" office:value="0.10759385674768">
                <text:p>0.1075938567476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38369926206388">
                <text:p>0.138369926206388</text:p>
              </table:table-cell>
              <table:table-cell office:value-type="float" office:value="0.102546265742893">
                <text:p>0.1025462657428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38369926206388">
                <text:p>0.138369926206388</text:p>
              </table:table-cell>
              <table:table-cell office:value-type="float" office:value="0.107762139723455">
                <text:p>0.10776213972345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6428359224673">
                <text:p>0.10642835922467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2319124409131">
                <text:p>0.142319124409131</text:p>
              </table:table-cell>
              <table:table-cell office:value-type="float" office:value="0.104364839010244">
                <text:p>0.10436483901024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7108356539629">
                <text:p>0.10710835653962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619662683321">
                <text:p>0.1061966268332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5529168018603">
                <text:p>0.10552916801860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5174686854129">
                <text:p>0.105174686854129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4658617660747">
                <text:p>0.10465861766074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6026382544109">
                <text:p>0.10602638254410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7423043098615">
                <text:p>0.10742304309861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6967652283232">
                <text:p>0.106967652283232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663427668655">
                <text:p>0.140663427668655</text:p>
              </table:table-cell>
              <table:table-cell office:value-type="float" office:value="0.107805511578832">
                <text:p>0.10780551157883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4218335598911">
                <text:p>0.10421833559891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54391129321">
                <text:p>0.140454391129321</text:p>
              </table:table-cell>
              <table:table-cell office:value-type="float" office:value="0.10863911746359">
                <text:p>0.1086391174635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16621464533">
                <text:p>0.140416621464533</text:p>
              </table:table-cell>
              <table:table-cell office:value-type="float" office:value="0.105443598244482">
                <text:p>0.10544359824448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16621464533">
                <text:p>0.140416621464533</text:p>
              </table:table-cell>
              <table:table-cell office:value-type="float" office:value="0.108785418522769">
                <text:p>0.108785418522769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416621464533">
                <text:p>0.140416621464533</text:p>
              </table:table-cell>
              <table:table-cell office:value-type="float" office:value="0.105414699711247">
                <text:p>0.10541469971124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40582402742846">
                <text:p>0.140582402742846</text:p>
              </table:table-cell>
              <table:table-cell office:value-type="float" office:value="0.103606497533911">
                <text:p>0.10360649753391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610818890904537">
                <text:p>0.0610818890904537</text:p>
              </table:table-cell>
              <table:table-cell office:value-type="float" office:value="0.138287404138937">
                <text:p>0.138287404138937</text:p>
              </table:table-cell>
              <table:table-cell office:value-type="float" office:value="0.104255530086589">
                <text:p>0.104255530086589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616224459190284">
                <text:p>0.0616224459190284</text:p>
              </table:table-cell>
              <table:table-cell office:value-type="float" office:value="0.140582402742846">
                <text:p>0.140582402742846</text:p>
              </table:table-cell>
              <table:table-cell office:value-type="float" office:value="0.106059295435411">
                <text:p>0.10605929543541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616224459190284">
                <text:p>0.0616224459190284</text:p>
              </table:table-cell>
              <table:table-cell office:value-type="float" office:value="0.140582402742846">
                <text:p>0.140582402742846</text:p>
              </table:table-cell>
              <table:table-cell office:value-type="float" office:value="0.104167579104626">
                <text:p>0.10416757910462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616224459190284">
                <text:p>0.0616224459190284</text:p>
              </table:table-cell>
              <table:table-cell office:value-type="float" office:value="0.140582402742846">
                <text:p>0.140582402742846</text:p>
              </table:table-cell>
              <table:table-cell office:value-type="float" office:value="0.108952078106833">
                <text:p>0.10895207810683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616224459190284">
                <text:p>0.0616224459190284</text:p>
              </table:table-cell>
              <table:table-cell office:value-type="float" office:value="0.140582402742846">
                <text:p>0.140582402742846</text:p>
              </table:table-cell>
              <table:table-cell office:value-type="float" office:value="0.103487402470692">
                <text:p>0.103487402470692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616224459190284">
                <text:p>0.0616224459190284</text:p>
              </table:table-cell>
              <table:table-cell office:value-type="float" office:value="0.138355639813336">
                <text:p>0.138355639813336</text:p>
              </table:table-cell>
              <table:table-cell office:value-type="float" office:value="0.109301699285177">
                <text:p>0.10930169928517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61667993219138">
                <text:p>0.061667993219138</text:p>
              </table:table-cell>
              <table:table-cell office:value-type="float" office:value="0.138355639813336">
                <text:p>0.138355639813336</text:p>
              </table:table-cell>
              <table:table-cell office:value-type="float" office:value="0.108331975115359">
                <text:p>0.108331975115359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61667993219138">
                <text:p>0.061667993219138</text:p>
              </table:table-cell>
              <table:table-cell office:value-type="float" office:value="0.138355639813336">
                <text:p>0.138355639813336</text:p>
              </table:table-cell>
              <table:table-cell office:value-type="float" office:value="0.104004200083213">
                <text:p>0.1040042000832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61667993219138">
                <text:p>0.061667993219138</text:p>
              </table:table-cell>
              <table:table-cell office:value-type="float" office:value="0.101894899555683">
                <text:p>0.101894899555683</text:p>
              </table:table-cell>
              <table:table-cell office:value-type="float" office:value="0.104815821321272">
                <text:p>0.104815821321272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61667993219138">
                <text:p>0.061667993219138</text:p>
              </table:table-cell>
              <table:table-cell office:value-type="float" office:value="0.101894899555683">
                <text:p>0.101894899555683</text:p>
              </table:table-cell>
              <table:table-cell office:value-type="float" office:value="0.105422193999164">
                <text:p>0.105422193999164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61667993219138">
                <text:p>0.061667993219138</text:p>
              </table:table-cell>
              <table:table-cell office:value-type="float" office:value="0.140582402742846">
                <text:p>0.140582402742846</text:p>
              </table:table-cell>
              <table:table-cell office:value-type="float" office:value="0.105261834924086">
                <text:p>0.10526183492408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61667993219138">
                <text:p>0.061667993219138</text:p>
              </table:table-cell>
              <table:table-cell office:value-type="float" office:value="0.135144115970201">
                <text:p>0.135144115970201</text:p>
              </table:table-cell>
              <table:table-cell office:value-type="float" office:value="0.108896324634451">
                <text:p>0.10889632463445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61775023483884">
                <text:p>0.061775023483884</text:p>
              </table:table-cell>
              <table:table-cell office:value-type="float" office:value="0.135144115970201">
                <text:p>0.135144115970201</text:p>
              </table:table-cell>
              <table:table-cell office:value-type="float" office:value="0.10325804216601">
                <text:p>0.1032580421660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61775023483884">
                <text:p>0.061775023483884</text:p>
              </table:table-cell>
              <table:table-cell office:value-type="float" office:value="0.14126651365843">
                <text:p>0.14126651365843</text:p>
              </table:table-cell>
              <table:table-cell office:value-type="float" office:value="0.106995093499387">
                <text:p>0.10699509349938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61775023483884">
                <text:p>0.061775023483884</text:p>
              </table:table-cell>
              <table:table-cell office:value-type="float" office:value="0.143035480422375">
                <text:p>0.143035480422375</text:p>
              </table:table-cell>
              <table:table-cell office:value-type="float" office:value="0.10717277502042">
                <text:p>0.10717277502042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622820736413372">
                <text:p>0.0622820736413372</text:p>
              </table:table-cell>
              <table:table-cell office:value-type="float" office:value="0.14126651365843">
                <text:p>0.14126651365843</text:p>
              </table:table-cell>
              <table:table-cell office:value-type="float" office:value="0.108773926486124">
                <text:p>0.10877392648612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622820736413372">
                <text:p>0.0622820736413372</text:p>
              </table:table-cell>
              <table:table-cell office:value-type="float" office:value="0.134718116987821">
                <text:p>0.134718116987821</text:p>
              </table:table-cell>
              <table:table-cell office:value-type="float" office:value="0.101373178162708">
                <text:p>0.10137317816270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622820736413372">
                <text:p>0.0622820736413372</text:p>
              </table:table-cell>
              <table:table-cell office:value-type="float" office:value="0.139039439434741">
                <text:p>0.139039439434741</text:p>
              </table:table-cell>
              <table:table-cell office:value-type="float" office:value="0.10895936616096">
                <text:p>0.10895936616096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622915951552886">
                <text:p>0.0622915951552886</text:p>
              </table:table-cell>
              <table:table-cell office:value-type="float" office:value="0.139918355535207">
                <text:p>0.139918355535207</text:p>
              </table:table-cell>
              <table:table-cell office:value-type="float" office:value="0.107363764517861">
                <text:p>0.10736376451786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622915951552886">
                <text:p>0.0622915951552886</text:p>
              </table:table-cell>
              <table:table-cell office:value-type="float" office:value="0.143035480422375">
                <text:p>0.143035480422375</text:p>
              </table:table-cell>
              <table:table-cell office:value-type="float" office:value="0.103904811415132">
                <text:p>0.10390481141513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43035480422375">
                <text:p>0.143035480422375</text:p>
              </table:table-cell>
              <table:table-cell office:value-type="float" office:value="0.105804635289231">
                <text:p>0.105804635289231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15189344033046">
                <text:p>0.115189344033046</text:p>
              </table:table-cell>
              <table:table-cell office:value-type="float" office:value="0.112561737430392">
                <text:p>0.112561737430392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43035480422375">
                <text:p>0.143035480422375</text:p>
              </table:table-cell>
              <table:table-cell office:value-type="float" office:value="0.103495146152574">
                <text:p>0.10349514615257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43035480422375">
                <text:p>0.143035480422375</text:p>
              </table:table-cell>
              <table:table-cell office:value-type="float" office:value="0.106606850864075">
                <text:p>0.10660685086407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41050525416035">
                <text:p>0.141050525416035</text:p>
              </table:table-cell>
              <table:table-cell office:value-type="float" office:value="0.107838229211711">
                <text:p>0.10783822921171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35992141643128">
                <text:p>0.135992141643128</text:p>
              </table:table-cell>
              <table:table-cell office:value-type="float" office:value="0.106904389276868">
                <text:p>0.10690438927686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35992141643128">
                <text:p>0.135992141643128</text:p>
              </table:table-cell>
              <table:table-cell office:value-type="float" office:value="0.105739613070295">
                <text:p>0.105739613070295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37908165061575">
                <text:p>0.137908165061575</text:p>
              </table:table-cell>
              <table:table-cell office:value-type="float" office:value="0.103583679387957">
                <text:p>0.10358367938795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631195740290372">
                <text:p>0.0631195740290372</text:p>
              </table:table-cell>
              <table:table-cell office:value-type="float" office:value="0.141608197476224">
                <text:p>0.141608197476224</text:p>
              </table:table-cell>
              <table:table-cell office:value-type="float" office:value="0.105542520390854">
                <text:p>0.10554252039085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41608197476224">
                <text:p>0.141608197476224</text:p>
              </table:table-cell>
              <table:table-cell office:value-type="float" office:value="0.104755881708121">
                <text:p>0.10475588170812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8064220667733">
                <text:p>0.138064220667733</text:p>
              </table:table-cell>
              <table:table-cell office:value-type="float" office:value="0.10834008829989">
                <text:p>0.10834008829989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8064220667733">
                <text:p>0.138064220667733</text:p>
              </table:table-cell>
              <table:table-cell office:value-type="float" office:value="0.106998964635257">
                <text:p>0.10699896463525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8064220667734">
                <text:p>0.138064220667734</text:p>
              </table:table-cell>
              <table:table-cell office:value-type="float" office:value="0.108275807041297">
                <text:p>0.108275807041297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41115478991941">
                <text:p>0.141115478991941</text:p>
              </table:table-cell>
              <table:table-cell office:value-type="float" office:value="0.10592484019791">
                <text:p>0.1059248401979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7908165061575">
                <text:p>0.137908165061575</text:p>
              </table:table-cell>
              <table:table-cell office:value-type="float" office:value="0.108545008435106">
                <text:p>0.10854500843510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742844026371">
                <text:p>0.13742844026371</text:p>
              </table:table-cell>
              <table:table-cell office:value-type="float" office:value="0.108409589139408">
                <text:p>0.10840958913940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742844026371">
                <text:p>0.13742844026371</text:p>
              </table:table-cell>
              <table:table-cell office:value-type="float" office:value="0.104234010318322">
                <text:p>0.104234010318322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635531480905109">
                <text:p>0.0635531480905109</text:p>
              </table:table-cell>
              <table:table-cell office:value-type="float" office:value="0.13742844026371">
                <text:p>0.13742844026371</text:p>
              </table:table-cell>
              <table:table-cell office:value-type="float" office:value="0.103192907452624">
                <text:p>0.10319290745262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644811610457619">
                <text:p>0.0644811610457619</text:p>
              </table:table-cell>
              <table:table-cell office:value-type="float" office:value="0.137207456063385">
                <text:p>0.137207456063385</text:p>
              </table:table-cell>
              <table:table-cell office:value-type="float" office:value="0.105654256984891">
                <text:p>0.105654256984891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644811610457619">
                <text:p>0.0644811610457619</text:p>
              </table:table-cell>
              <table:table-cell office:value-type="float" office:value="0.137407319762382">
                <text:p>0.137407319762382</text:p>
              </table:table-cell>
              <table:table-cell office:value-type="float" office:value="0.107043016378016">
                <text:p>0.10704301637801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644811610457619">
                <text:p>0.0644811610457619</text:p>
              </table:table-cell>
              <table:table-cell office:value-type="float" office:value="0.137407319762382">
                <text:p>0.137407319762382</text:p>
              </table:table-cell>
              <table:table-cell office:value-type="float" office:value="0.106732781668511">
                <text:p>0.10673278166851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644811610457619">
                <text:p>0.0644811610457619</text:p>
              </table:table-cell>
              <table:table-cell office:value-type="float" office:value="0.136640688978185">
                <text:p>0.136640688978185</text:p>
              </table:table-cell>
              <table:table-cell office:value-type="float" office:value="0.107131340601615">
                <text:p>0.10713134060161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645923881245352">
                <text:p>0.0645923881245352</text:p>
              </table:table-cell>
              <table:table-cell office:value-type="float" office:value="0.13563027968423">
                <text:p>0.13563027968423</text:p>
              </table:table-cell>
              <table:table-cell office:value-type="float" office:value="0.105248380881864">
                <text:p>0.10524838088186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645923881245352">
                <text:p>0.0645923881245352</text:p>
              </table:table-cell>
              <table:table-cell office:value-type="float" office:value="0.139823987671037">
                <text:p>0.139823987671037</text:p>
              </table:table-cell>
              <table:table-cell office:value-type="float" office:value="0.104503416482964">
                <text:p>0.10450341648296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645923881245352">
                <text:p>0.0645923881245352</text:p>
              </table:table-cell>
              <table:table-cell office:value-type="float" office:value="0.13563027968423">
                <text:p>0.13563027968423</text:p>
              </table:table-cell>
              <table:table-cell office:value-type="float" office:value="0.105267761153113">
                <text:p>0.10526776115311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645923881245352">
                <text:p>0.0645923881245352</text:p>
              </table:table-cell>
              <table:table-cell office:value-type="float" office:value="0.139785885877468">
                <text:p>0.139785885877468</text:p>
              </table:table-cell>
              <table:table-cell office:value-type="float" office:value="0.108249611016565">
                <text:p>0.10824961101656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470073462352">
                <text:p>0.140470073462352</text:p>
              </table:table-cell>
              <table:table-cell office:value-type="float" office:value="0.110847607765706">
                <text:p>0.11084760776570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115478991941">
                <text:p>0.141115478991941</text:p>
              </table:table-cell>
              <table:table-cell office:value-type="float" office:value="0.107902186458666">
                <text:p>0.10790218645866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115478991941">
                <text:p>0.141115478991941</text:p>
              </table:table-cell>
              <table:table-cell office:value-type="float" office:value="0.109038712427703">
                <text:p>0.10903871242770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470073462352">
                <text:p>0.140470073462352</text:p>
              </table:table-cell>
              <table:table-cell office:value-type="float" office:value="0.104776988677665">
                <text:p>0.10477698867766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933463987308">
                <text:p>0.141933463987308</text:p>
              </table:table-cell>
              <table:table-cell office:value-type="float" office:value="0.107827161618274">
                <text:p>0.10782716161827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470073462352">
                <text:p>0.140470073462352</text:p>
              </table:table-cell>
              <table:table-cell office:value-type="float" office:value="0.105472647077647">
                <text:p>0.105472647077647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470073462352">
                <text:p>0.140470073462352</text:p>
              </table:table-cell>
              <table:table-cell office:value-type="float" office:value="0.109091205009971">
                <text:p>0.1090912050099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470073462352">
                <text:p>0.140470073462352</text:p>
              </table:table-cell>
              <table:table-cell office:value-type="float" office:value="0.106315830358835">
                <text:p>0.10631583035883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470073462352">
                <text:p>0.140470073462352</text:p>
              </table:table-cell>
              <table:table-cell office:value-type="float" office:value="0.106779232159422">
                <text:p>0.106779232159422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049280778966">
                <text:p>0.141049280778966</text:p>
              </table:table-cell>
              <table:table-cell office:value-type="float" office:value="0.10691022376921">
                <text:p>0.1069102237692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049280778966">
                <text:p>0.141049280778966</text:p>
              </table:table-cell>
              <table:table-cell office:value-type="float" office:value="0.103880792738678">
                <text:p>0.103880792738678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4852185547223">
                <text:p>0.134852185547223</text:p>
              </table:table-cell>
              <table:table-cell office:value-type="float" office:value="0.107718451056622">
                <text:p>0.10771845105662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4852185547223">
                <text:p>0.134852185547223</text:p>
              </table:table-cell>
              <table:table-cell office:value-type="float" office:value="0.106977567435294">
                <text:p>0.10697756743529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049280778966">
                <text:p>0.141049280778966</text:p>
              </table:table-cell>
              <table:table-cell office:value-type="float" office:value="0.105919017539074">
                <text:p>0.10591901753907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620399397224">
                <text:p>0.138620399397224</text:p>
              </table:table-cell>
              <table:table-cell office:value-type="float" office:value="0.105543535699729">
                <text:p>0.105543535699729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3543529208189">
                <text:p>0.133543529208189</text:p>
              </table:table-cell>
              <table:table-cell office:value-type="float" office:value="0.106882582702068">
                <text:p>0.10688258270206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4496669042331">
                <text:p>0.134496669042331</text:p>
              </table:table-cell>
              <table:table-cell office:value-type="float" office:value="0.105519494720987">
                <text:p>0.105519494720987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1801922578698">
                <text:p>0.131801922578698</text:p>
              </table:table-cell>
              <table:table-cell office:value-type="float" office:value="0.109926889165714">
                <text:p>0.1099268891657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7168526621651">
                <text:p>0.137168526621651</text:p>
              </table:table-cell>
              <table:table-cell office:value-type="float" office:value="0.109427028055292">
                <text:p>0.10942702805529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049831312224">
                <text:p>0.141049831312224</text:p>
              </table:table-cell>
              <table:table-cell office:value-type="float" office:value="0.104553940117299">
                <text:p>0.104553940117299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049831312224">
                <text:p>0.141049831312224</text:p>
              </table:table-cell>
              <table:table-cell office:value-type="float" office:value="0.106512129047867">
                <text:p>0.10651212904786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1049831312224">
                <text:p>0.141049831312224</text:p>
              </table:table-cell>
              <table:table-cell office:value-type="float" office:value="0.106111949066974">
                <text:p>0.10611194906697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817340461964">
                <text:p>0.138817340461964</text:p>
              </table:table-cell>
              <table:table-cell office:value-type="float" office:value="0.104299050989599">
                <text:p>0.1042990509895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817340461964">
                <text:p>0.138817340461964</text:p>
              </table:table-cell>
              <table:table-cell office:value-type="float" office:value="0.111997991212028">
                <text:p>0.11199799121202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817340461964">
                <text:p>0.138817340461964</text:p>
              </table:table-cell>
              <table:table-cell office:value-type="float" office:value="0.109431410930114">
                <text:p>0.10943141093011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17422796303386">
                <text:p>0.117422796303386</text:p>
              </table:table-cell>
              <table:table-cell office:value-type="float" office:value="0.107594520368987">
                <text:p>0.10759452036898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2840932652191">
                <text:p>0.142840932652191</text:p>
              </table:table-cell>
              <table:table-cell office:value-type="float" office:value="0.106722518088999">
                <text:p>0.1067225180889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5416712789434">
                <text:p>0.145416712789434</text:p>
              </table:table-cell>
              <table:table-cell office:value-type="float" office:value="0.108280844176639">
                <text:p>0.108280844176639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9142026949378">
                <text:p>0.139142026949378</text:p>
              </table:table-cell>
              <table:table-cell office:value-type="float" office:value="0.10405931973678">
                <text:p>0.10405931973678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4539391922721">
                <text:p>0.144539391922721</text:p>
              </table:table-cell>
              <table:table-cell office:value-type="float" office:value="0.101762642172835">
                <text:p>0.10176264217283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9721136572738">
                <text:p>0.149721136572738</text:p>
              </table:table-cell>
              <table:table-cell office:value-type="float" office:value="0.103996300373594">
                <text:p>0.10399630037359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5288582044592">
                <text:p>0.145288582044592</text:p>
              </table:table-cell>
              <table:table-cell office:value-type="float" office:value="0.108155175873482">
                <text:p>0.10815517587348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5288582044592">
                <text:p>0.145288582044592</text:p>
              </table:table-cell>
              <table:table-cell office:value-type="float" office:value="0.106690255664269">
                <text:p>0.106690255664269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5288582044592">
                <text:p>0.145288582044592</text:p>
              </table:table-cell>
              <table:table-cell office:value-type="float" office:value="0.11034231550093">
                <text:p>0.1103423155009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5288582044592">
                <text:p>0.145288582044592</text:p>
              </table:table-cell>
              <table:table-cell office:value-type="float" office:value="0.10258953177604">
                <text:p>0.1025895317760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5288582044592">
                <text:p>0.145288582044592</text:p>
              </table:table-cell>
              <table:table-cell office:value-type="float" office:value="0.105535068940764">
                <text:p>0.1055350689407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166225276968">
                <text:p>0.138166225276968</text:p>
              </table:table-cell>
              <table:table-cell office:value-type="float" office:value="0.106663506500758">
                <text:p>0.10666350650075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0363981896414">
                <text:p>0.140363981896414</text:p>
              </table:table-cell>
              <table:table-cell office:value-type="float" office:value="0.106210244460998">
                <text:p>0.10621024446099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979569452671">
                <text:p>0.13979569452671</text:p>
              </table:table-cell>
              <table:table-cell office:value-type="float" office:value="0.105962334580123">
                <text:p>0.10596233458012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9053023774702">
                <text:p>0.139053023774702</text:p>
              </table:table-cell>
              <table:table-cell office:value-type="float" office:value="0.104465958412319">
                <text:p>0.104465958412319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9053023774702">
                <text:p>0.139053023774702</text:p>
              </table:table-cell>
              <table:table-cell office:value-type="float" office:value="0.108363899892775">
                <text:p>0.108363899892775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461866471177">
                <text:p>0.138461866471177</text:p>
              </table:table-cell>
              <table:table-cell office:value-type="float" office:value="0.103958596888864">
                <text:p>0.1039585968888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8086351492193">
                <text:p>0.138086351492193</text:p>
              </table:table-cell>
              <table:table-cell office:value-type="float" office:value="0.107998349051875">
                <text:p>0.10799834905187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2203417378906">
                <text:p>0.142203417378906</text:p>
              </table:table-cell>
              <table:table-cell office:value-type="float" office:value="0.106460981160527">
                <text:p>0.10646098116052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39389287747097">
                <text:p>0.139389287747097</text:p>
              </table:table-cell>
              <table:table-cell office:value-type="float" office:value="0.105987356054592">
                <text:p>0.10598735605459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51244231719845">
                <text:p>0.151244231719845</text:p>
              </table:table-cell>
              <table:table-cell office:value-type="float" office:value="0.106604518760581">
                <text:p>0.106604518760581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7295911048258">
                <text:p>0.147295911048258</text:p>
              </table:table-cell>
              <table:table-cell office:value-type="float" office:value="0.102985659875618">
                <text:p>0.1029856598756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7295911048258">
                <text:p>0.147295911048258</text:p>
              </table:table-cell>
              <table:table-cell office:value-type="float" office:value="0.107840285696094">
                <text:p>0.10784028569609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7295911048258">
                <text:p>0.147295911048258</text:p>
              </table:table-cell>
              <table:table-cell office:value-type="float" office:value="0.104444113704161">
                <text:p>0.104444113704161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47295911048258">
                <text:p>0.147295911048258</text:p>
              </table:table-cell>
              <table:table-cell office:value-type="float" office:value="0.109167619398214">
                <text:p>0.10916761939821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50370433400592">
                <text:p>0.150370433400592</text:p>
              </table:table-cell>
              <table:table-cell office:value-type="float" office:value="0.106603741231606">
                <text:p>0.106603741231606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52102011575708">
                <text:p>0.152102011575708</text:p>
              </table:table-cell>
              <table:table-cell office:value-type="float" office:value="0.105719194499209">
                <text:p>0.105719194499209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52102011575708">
                <text:p>0.152102011575708</text:p>
              </table:table-cell>
              <table:table-cell office:value-type="float" office:value="0.104332516448748">
                <text:p>0.10433251644874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16674803105742">
                <text:p>0.116674803105742</text:p>
              </table:table-cell>
              <table:table-cell office:value-type="float" office:value="0.106546556866833">
                <text:p>0.1065465568668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16674803105742">
                <text:p>0.116674803105742</text:p>
              </table:table-cell>
              <table:table-cell office:value-type="float" office:value="0.107770094217348">
                <text:p>0.10777009421734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16674803105742">
                <text:p>0.116674803105742</text:p>
              </table:table-cell>
              <table:table-cell office:value-type="float" office:value="0.107750813930683">
                <text:p>0.10775081393068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647680293871566">
                <text:p>0.0647680293871566</text:p>
              </table:table-cell>
              <table:table-cell office:value-type="float" office:value="0.151346166177884">
                <text:p>0.151346166177884</text:p>
              </table:table-cell>
              <table:table-cell office:value-type="float" office:value="0.108116543376952">
                <text:p>0.108116543376952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51346166177884">
                <text:p>0.151346166177884</text:p>
              </table:table-cell>
              <table:table-cell office:value-type="float" office:value="0.105201247429784">
                <text:p>0.1052012474297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51346166177884">
                <text:p>0.151346166177884</text:p>
              </table:table-cell>
              <table:table-cell office:value-type="float" office:value="0.105306988141003">
                <text:p>0.10530698814100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52862978740931">
                <text:p>0.152862978740931</text:p>
              </table:table-cell>
              <table:table-cell office:value-type="float" office:value="0.104342169378844">
                <text:p>0.104342169378844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51346166177884">
                <text:p>0.151346166177884</text:p>
              </table:table-cell>
              <table:table-cell office:value-type="float" office:value="0.107210328061646">
                <text:p>0.10721032806164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51346166177884">
                <text:p>0.151346166177884</text:p>
              </table:table-cell>
              <table:table-cell office:value-type="float" office:value="0.107338015173196">
                <text:p>0.107338015173196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51346166177884">
                <text:p>0.151346166177884</text:p>
              </table:table-cell>
              <table:table-cell office:value-type="float" office:value="0.10575756622287">
                <text:p>0.10575756622287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445584989246">
                <text:p>0.13445584989246</text:p>
              </table:table-cell>
              <table:table-cell office:value-type="float" office:value="0.104871281201107">
                <text:p>0.104871281201107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2843908189792">
                <text:p>0.132843908189792</text:p>
              </table:table-cell>
              <table:table-cell office:value-type="float" office:value="0.102953089322792">
                <text:p>0.10295308932279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4255362836862">
                <text:p>0.134255362836862</text:p>
              </table:table-cell>
              <table:table-cell office:value-type="float" office:value="0.106140927188918">
                <text:p>0.1061409271889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1328037886675">
                <text:p>0.131328037886675</text:p>
              </table:table-cell>
              <table:table-cell office:value-type="float" office:value="0.103602050144554">
                <text:p>0.10360205014455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1328037886675">
                <text:p>0.131328037886675</text:p>
              </table:table-cell>
              <table:table-cell office:value-type="float" office:value="0.102969360638465">
                <text:p>0.102969360638465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2006453902024">
                <text:p>0.132006453902024</text:p>
              </table:table-cell>
              <table:table-cell office:value-type="float" office:value="0.112961667982428">
                <text:p>0.11296166798242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7456545047614">
                <text:p>0.137456545047614</text:p>
              </table:table-cell>
              <table:table-cell office:value-type="float" office:value="0.105118850667131">
                <text:p>0.10511885066713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3298375347846">
                <text:p>0.133298375347846</text:p>
              </table:table-cell>
              <table:table-cell office:value-type="float" office:value="0.107256651983922">
                <text:p>0.10725665198392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3001826350644">
                <text:p>0.133001826350644</text:p>
              </table:table-cell>
              <table:table-cell office:value-type="float" office:value="0.1025743092248">
                <text:p>0.102574309224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5449488954819">
                <text:p>0.135449488954819</text:p>
              </table:table-cell>
              <table:table-cell office:value-type="float" office:value="0.109008001833247">
                <text:p>0.10900800183324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5930875452072">
                <text:p>0.135930875452072</text:p>
              </table:table-cell>
              <table:table-cell office:value-type="float" office:value="0.106166457083143">
                <text:p>0.10616645708314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2521179007772">
                <text:p>0.132521179007772</text:p>
              </table:table-cell>
              <table:table-cell office:value-type="float" office:value="0.101039905792652">
                <text:p>0.101039905792652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1843358149915">
                <text:p>0.131843358149915</text:p>
              </table:table-cell>
              <table:table-cell office:value-type="float" office:value="0.105036596212193">
                <text:p>0.10503659621219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3614818653055">
                <text:p>0.133614818653055</text:p>
              </table:table-cell>
              <table:table-cell office:value-type="float" office:value="0.107241009352803">
                <text:p>0.10724100935280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6656914192306">
                <text:p>0.136656914192306</text:p>
              </table:table-cell>
              <table:table-cell office:value-type="float" office:value="0.106634298604417">
                <text:p>0.10663429860441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6656914192306">
                <text:p>0.136656914192306</text:p>
              </table:table-cell>
              <table:table-cell office:value-type="float" office:value="0.105838927015138">
                <text:p>0.10583892701513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4135489961291">
                <text:p>0.134135489961291</text:p>
              </table:table-cell>
              <table:table-cell office:value-type="float" office:value="0.110489602565916">
                <text:p>0.11048960256591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0.0655293455933698">
                <text:p>0.0655293455933698</text:p>
              </table:table-cell>
              <table:table-cell office:value-type="float" office:value="0.134135489961291">
                <text:p>0.134135489961291</text:p>
              </table:table-cell>
              <table:table-cell office:value-type="float" office:value="0.105732595005068">
                <text:p>0.10573259500506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3639142955742">
                <text:p>0.133639142955742</text:p>
              </table:table-cell>
              <table:table-cell office:value-type="float" office:value="0.107833773031657">
                <text:p>0.10783377303165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3639142955742">
                <text:p>0.133639142955742</text:p>
              </table:table-cell>
              <table:table-cell office:value-type="float" office:value="0.107179299980196">
                <text:p>0.10717929998019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3342053386489">
                <text:p>0.133342053386489</text:p>
              </table:table-cell>
              <table:table-cell office:value-type="float" office:value="0.103261090225778">
                <text:p>0.10326109022577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4459345350736">
                <text:p>0.134459345350736</text:p>
              </table:table-cell>
              <table:table-cell office:value-type="float" office:value="0.107853992313829">
                <text:p>0.107853992313829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4459345350736">
                <text:p>0.134459345350736</text:p>
              </table:table-cell>
              <table:table-cell office:value-type="float" office:value="0.107430798014978">
                <text:p>0.10743079801497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4459345350736">
                <text:p>0.134459345350736</text:p>
              </table:table-cell>
              <table:table-cell office:value-type="float" office:value="0.104807167881003">
                <text:p>0.10480716788100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0.065963229184329">
                <text:p>0.065963229184329</text:p>
              </table:table-cell>
              <table:table-cell office:value-type="float" office:value="0.132186578733798">
                <text:p>0.132186578733798</text:p>
              </table:table-cell>
              <table:table-cell office:value-type="float" office:value="0.106721431240071">
                <text:p>0.106721431240071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625179241619">
                <text:p>0.13625179241619</text:p>
              </table:table-cell>
              <table:table-cell office:value-type="float" office:value="0.106877375122672">
                <text:p>0.106877375122672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18915451224405">
                <text:p>0.118915451224405</text:p>
              </table:table-cell>
              <table:table-cell office:value-type="float" office:value="0.10655936661206">
                <text:p>0.1065593666120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18915451224405">
                <text:p>0.118915451224405</text:p>
              </table:table-cell>
              <table:table-cell office:value-type="float" office:value="0.106360220985912">
                <text:p>0.106360220985912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18915451224405">
                <text:p>0.118915451224405</text:p>
              </table:table-cell>
              <table:table-cell office:value-type="float" office:value="0.10503874718411">
                <text:p>0.1050387471841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4662983100838">
                <text:p>0.134662983100838</text:p>
              </table:table-cell>
              <table:table-cell office:value-type="float" office:value="0.107342589387848">
                <text:p>0.10734258938784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4662983100838">
                <text:p>0.134662983100838</text:p>
              </table:table-cell>
              <table:table-cell office:value-type="float" office:value="0.10482260285723">
                <text:p>0.1048226028572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4662983100838">
                <text:p>0.134662983100838</text:p>
              </table:table-cell>
              <table:table-cell office:value-type="float" office:value="0.105034287445135">
                <text:p>0.105034287445135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1675041973696">
                <text:p>0.131675041973696</text:p>
              </table:table-cell>
              <table:table-cell office:value-type="float" office:value="0.112218110533015">
                <text:p>0.11221811053301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7522213905631">
                <text:p>0.137522213905631</text:p>
              </table:table-cell>
              <table:table-cell office:value-type="float" office:value="0.111768305536795">
                <text:p>0.111768305536795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2460341523351">
                <text:p>0.132460341523351</text:p>
              </table:table-cell>
              <table:table-cell office:value-type="float" office:value="0.107863314171031">
                <text:p>0.10786331417103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1675041973696">
                <text:p>0.131675041973696</text:p>
              </table:table-cell>
              <table:table-cell office:value-type="float" office:value="0.102545221695251">
                <text:p>0.10254522169525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1675041973696">
                <text:p>0.131675041973696</text:p>
              </table:table-cell>
              <table:table-cell office:value-type="float" office:value="0.10845672003586">
                <text:p>0.108456720035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2253688487413">
                <text:p>0.132253688487413</text:p>
              </table:table-cell>
              <table:table-cell office:value-type="float" office:value="0.109375519270235">
                <text:p>0.10937551927023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133043780383026">
                <text:p>0.133043780383026</text:p>
              </table:table-cell>
              <table:table-cell office:value-type="float" office:value="0.109309074261658">
                <text:p>0.1093090742616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0.0698185073452016">
                <text:p>0.0698185073452016</text:p>
              </table:table-cell>
              <table:table-cell office:value-type="float" office:value="0.0963190651532966">
                <text:p>0.0963190651532966</text:p>
              </table:table-cell>
              <table:table-cell office:value-type="float" office:value="0.106435631000921">
                <text:p>0.106435631000921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0.0703550530738563">
                <text:p>0.0703550530738563</text:p>
              </table:table-cell>
              <table:table-cell office:value-type="float" office:value="0.130621380418642">
                <text:p>0.130621380418642</text:p>
              </table:table-cell>
              <table:table-cell office:value-type="float" office:value="0.103776296431342">
                <text:p>0.10377629643134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0.0703550530738563">
                <text:p>0.0703550530738563</text:p>
              </table:table-cell>
              <table:table-cell office:value-type="float" office:value="0.132253688487413">
                <text:p>0.132253688487413</text:p>
              </table:table-cell>
              <table:table-cell office:value-type="float" office:value="0.106899501586529">
                <text:p>0.10689950158652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0.0703550530738563">
                <text:p>0.0703550530738563</text:p>
              </table:table-cell>
              <table:table-cell office:value-type="float" office:value="0.133459384345625">
                <text:p>0.133459384345625</text:p>
              </table:table-cell>
              <table:table-cell office:value-type="float" office:value="0.108201550158449">
                <text:p>0.108201550158449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0.0703550530738563">
                <text:p>0.0703550530738563</text:p>
              </table:table-cell>
              <table:table-cell office:value-type="float" office:value="0.132851492377659">
                <text:p>0.132851492377659</text:p>
              </table:table-cell>
              <table:table-cell office:value-type="float" office:value="0.106787894669889">
                <text:p>0.106787894669889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2217019796944">
                <text:p>0.132217019796944</text:p>
              </table:table-cell>
              <table:table-cell office:value-type="float" office:value="0.106028576648216">
                <text:p>0.10602857664821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5730007789654">
                <text:p>0.135730007789654</text:p>
              </table:table-cell>
              <table:table-cell office:value-type="float" office:value="0.108990790568278">
                <text:p>0.10899079056827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4647015915353">
                <text:p>0.134647015915353</text:p>
              </table:table-cell>
              <table:table-cell office:value-type="float" office:value="0.10535876880653">
                <text:p>0.1053587688065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2218279583068">
                <text:p>0.132218279583068</text:p>
              </table:table-cell>
              <table:table-cell office:value-type="float" office:value="0.106968662753371">
                <text:p>0.1069686627533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5498046675994">
                <text:p>0.135498046675994</text:p>
              </table:table-cell>
              <table:table-cell office:value-type="float" office:value="0.104182023287156">
                <text:p>0.10418202328715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5498046675994">
                <text:p>0.135498046675994</text:p>
              </table:table-cell>
              <table:table-cell office:value-type="float" office:value="0.109256662521477">
                <text:p>0.10925666252147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4607590293373">
                <text:p>0.134607590293373</text:p>
              </table:table-cell>
              <table:table-cell office:value-type="float" office:value="0.105689265419605">
                <text:p>0.10568926541960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5351531040771">
                <text:p>0.135351531040771</text:p>
              </table:table-cell>
              <table:table-cell office:value-type="float" office:value="0.108734950393808">
                <text:p>0.10873495039380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0.0711934755079587">
                <text:p>0.0711934755079587</text:p>
              </table:table-cell>
              <table:table-cell office:value-type="float" office:value="0.138370770015206">
                <text:p>0.138370770015206</text:p>
              </table:table-cell>
              <table:table-cell office:value-type="float" office:value="0.104739946909386">
                <text:p>0.10473994690938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0.0747015853523202">
                <text:p>0.0747015853523202</text:p>
              </table:table-cell>
              <table:table-cell office:value-type="float" office:value="0.138370770015206">
                <text:p>0.138370770015206</text:p>
              </table:table-cell>
              <table:table-cell office:value-type="float" office:value="0.110044683355135">
                <text:p>0.11004468335513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0.0756885467799942">
                <text:p>0.0756885467799942</text:p>
              </table:table-cell>
              <table:table-cell office:value-type="float" office:value="0.138865818192102">
                <text:p>0.138865818192102</text:p>
              </table:table-cell>
              <table:table-cell office:value-type="float" office:value="0.107641222130191">
                <text:p>0.1076412221301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MacOSX_x86 LibreOffice_project/53fd80e80f44edd735c18dbc5b6cde811e0a15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